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656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2.02cm"/>
    </style:style>
    <style:style style:name="co9" style:family="table-column">
      <style:table-column-properties fo:break-before="auto" style:column-width="0.93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0.975cm"/>
    </style:style>
    <style:style style:name="co12" style:family="table-column">
      <style:table-column-properties fo:break-before="auto" style:column-width="0.748cm"/>
    </style:style>
    <style:style style:name="co13" style:family="table-column">
      <style:table-column-properties fo:break-before="auto" style:column-width="0.249cm"/>
    </style:style>
    <style:style style:name="co14" style:family="table-column">
      <style:table-column-properties fo:break-before="auto" style:column-width="11.051cm"/>
    </style:style>
    <style:style style:name="co15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1.406cm"/>
    </style:style>
    <style:style style:name="co17" style:family="table-column">
      <style:table-column-properties fo:break-before="auto" style:column-width="1.339cm"/>
    </style:style>
    <style:style style:name="co18" style:family="table-column">
      <style:table-column-properties fo:break-before="auto" style:column-width="1.18cm"/>
    </style:style>
    <style:style style:name="co19" style:family="table-column">
      <style:table-column-properties fo:break-before="auto" style:column-width="1.36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1.065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11.342cm"/>
    </style:style>
    <style:style style:name="co24" style:family="table-column">
      <style:table-column-properties fo:break-before="auto" style:column-width="0.861cm"/>
    </style:style>
    <style:style style:name="co25" style:family="table-column">
      <style:table-column-properties fo:break-before="auto" style:column-width="1.134cm"/>
    </style:style>
    <style:style style:name="co26" style:family="table-column">
      <style:table-column-properties fo:break-before="auto" style:column-width="1.02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723cm"/>
    </style:style>
    <style:style style:name="co29" style:family="table-column">
      <style:table-column-properties fo:break-before="auto" style:column-width="1.06cm"/>
    </style:style>
    <style:style style:name="co30" style:family="table-column">
      <style:table-column-properties fo:break-before="auto" style:column-width="12.816cm"/>
    </style:style>
    <style:style style:name="co31" style:family="table-column">
      <style:table-column-properties fo:break-before="auto" style:column-width="0.788cm"/>
    </style:style>
    <style:style style:name="co32" style:family="table-column">
      <style:table-column-properties fo:break-before="auto" style:column-width="1.401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1.106cm"/>
    </style:style>
    <style:style style:name="co35" style:family="table-column">
      <style:table-column-properties fo:break-before="auto" style:column-width="2.219cm"/>
    </style:style>
    <style:style style:name="co36" style:family="table-column">
      <style:table-column-properties fo:break-before="auto" style:column-width="3.1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/>
      <style:paragraph-properties fo:text-align="start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middle"/>
      <style:paragraph-properties fo:text-align="start" fo:margin-left="0cm"/>
      <style:text-properties fo:color="#00cc00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color="#00cc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/>
      <style:paragraph-properties fo:text-align="start" fo:margin-left="0cm"/>
      <style:text-properties fo:color="#00cc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cc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color="#00cc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cc33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color="#000000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art1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:r Economie moderne locale(_r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:m Modele economique(_r_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:m Public cible(_r_1_3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:g (_r_1_3_9) [1,*] 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: Personnes physiques(_r_1_3_9_10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:g (_r_1_3_9_10_12) [1,*] 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: -18 ans(_r_1_3_9_10_12_13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: Etudiants(_r_1_3_9_10_12_14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: Adultes(_r_1_3_9_10_12_15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: 3eme age(_r_1_3_9_10_12_16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: Personnes morales(_r_1_3_9_11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:g (_r_1_3_9_11_17) [1,*] 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: Petits commerces(_r_1_3_9_11_17_18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: Autres entreprises(_r_1_3_9_11_17_19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: Services publiques(_r_1_3_9_11_17_20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:o Monnaie(_r_1_4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:m Objectif(_r_1_5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:g (_r_1_5_6) [1,*] 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: Social(_r_1_5_6_7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: Economique(_r_1_5_6_8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:o Outil(_r_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:m Core Business(_r_2_18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:m Business units(_r_2_18_32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:g (_r_2_18_32_35) [1,*]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: Biens - objets(_r_2_18_32_35_36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: Services(_r_2_18_32_35_37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:o Matching system(_r_2_18_38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:g (_r_2_18_38_43) [1,*]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: Manuel(_r_2_18_38_43_44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: Semi-automatique(_r_2_18_38_43_45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:g (_r_2_18_38_43_45_47) [1,*] 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: Criteres de preference(_r_2_18_38_43_45_47_48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: Automatique(_r_2_18_38_43_46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:m Modele offre - demande(_r_2_18_49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:g (_r_2_18_49_50) [1,1]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: Encode les offres(_r_2_18_49_50_51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: Encode les demandes(_r_2_18_49_50_52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: Encode offres et demandes(_r_2_18_49_50_53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:o Gestion de profil - de son identite virtuelle(_r_2_19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:o Creation(_r_2_19_54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:o Types de profils(_r_2_19_56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:o Edition(_r_2_19_57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:o Administration(_r_2_20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:o Gestion des profils(_r_2_20_58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:o Creation(_r_2_20_58_59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:o Suppression(_r_2_20_58_60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:o Modification type de profil(_r_2_20_58_61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:o Edition(_r_2_20_58_62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:o Gestion Core Business(_r_2_20_63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:o Gerer les offres(_r_2_20_63_64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:o Gerer les demandes(_r_2_20_63_65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:o Reporting(_r_2_21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:m Donnees exportees(_r_2_21_66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:g (_r_2_21_66_71) [1,*]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: A propos des utilisateurs(_r_2_21_66_71_72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: A propos des offres et demandes(_r_2_21_66_71_73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:m Format d export(_r_2_21_67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:g (_r_2_21_67_68) [1,*]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: Excell(_r_2_21_67_68_69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: SPSS(_r_2_21_67_68_70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:o Support(_r_2_22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:g (_r_2_22_23) [1,*] 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: Papier(_r_2_22_23_24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: Informatique(_r_2_22_23_25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:g (_r_2_22_23_25_26) [1,*] 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: Logiciel bureautique(_r_2_22_23_25_26_27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: Logiciel specifique(_r_2_22_23_25_26_28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:g (_r_2_22_23_25_26_28_29) [1,1] 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: Sans base de donnees(_r_2_22_23_25_26_28_29_30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: Avec base de donnees(_r_2_22_23_25_26_28_29_31)</text:p>
          </table:table-cell>
        </table:table-row>
      </table:table>
      <table:table table:name="Part2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011" table:default-cell-style-name="ce3"/>
        <table:table-row table:style-name="ro1">
          <table:table-cell table:style-name="ce1" table:number-columns-repeated="9"/>
          <table:table-cell table:style-name="ce8"/>
          <table:table-cell table:style-name="ce1" table:number-columns-repeated="2"/>
          <table:table-cell table:style-name="ce8"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:r Economie moderne locale(_r)</text:p>
          </table:table-cell>
          <table:covered-table-cell table:number-columns-repeated="2" table:style-name="ce1"/>
          <table:table-cell table:style-name="ce1" table:number-columns-repeated="9"/>
          <table:table-cell table:style-name="ce1" office:value-type="string" calcext:value-type="string">
            <text:p>Une économie locale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:m Modele economique(_r_1)</text:p>
          </table:table-cell>
          <table:covered-table-cell table:number-columns-repeated="2" table:style-name="ce1"/>
          <table:table-cell table:style-name="ce1" table:number-columns-repeated="8"/>
          <table:table-cell table:style-name="ce1" office:value-type="string" calcext:value-type="string">
            <text:p>Partie conceptuelle du projet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:m Public cible(_r_1_3)</text:p>
          </table:table-cell>
          <table:covered-table-cell table:number-columns-repeated="2" table:style-name="ce1"/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 table:number-columns-repeated="11"/>
          <table:table-cell table:style-name="ce1" table:formula="of:=IF([.L4] &lt;&gt; &quot;&quot; ; [.L4] ;&quot;&quot;)">
            <text:p/>
          </table:table-cell>
          <table:table-cell table:style-name="ce1" office:value-type="string" calcext:value-type="string">
            <text:p>1 ou +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2" office:value-type="string" calcext:value-type="string" table:number-columns-spanned="3" table:number-rows-spanned="1">
            <text:p>: Personnes physiques(_r_1_3_9_10)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6" office:value-type="string" calcext:value-type="string" table:number-columns-spanned="3" table:number-rows-spanned="1">
            <text:p>:g (_r_1_3_9_10_12) [1,*] </text:p>
          </table:table-cell>
          <table:covered-table-cell table:number-columns-repeated="2" table:style-name="ce1"/>
          <table:table-cell table:style-name="ce1" table:number-columns-repeated="4"/>
          <table:table-cell table:style-name="ce1" office:value-type="string" calcext:value-type="string">
            <text:p>1 ou +</text:p>
          </table:table-cell>
          <table:table-cell table:number-columns-repeated="1011"/>
        </table:table-row>
        <table:table-row table:style-name="ro1">
          <table:table-cell table:style-name="ce1" table:number-columns-repeated="6"/>
          <table:table-cell table:style-name="ce6" office:value-type="string" calcext:value-type="string" table:number-columns-spanned="3" table:number-rows-spanned="1">
            <text:p>: -18 ans(_r_1_3_9_10_12_13)</text:p>
          </table:table-cell>
          <table:covered-table-cell table:number-columns-repeated="2" table:style-name="ce1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table:number-columns-repeated="6"/>
          <table:table-cell table:style-name="ce6" office:value-type="string" calcext:value-type="string" table:number-columns-spanned="3" table:number-rows-spanned="1">
            <text:p>: Etudiants(_r_1_3_9_10_12_14)</text:p>
          </table:table-cell>
          <table:covered-table-cell table:number-columns-repeated="2" table:style-name="ce1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table:number-columns-repeated="6"/>
          <table:table-cell table:style-name="ce2" office:value-type="string" calcext:value-type="string" table:number-columns-spanned="3" table:number-rows-spanned="1">
            <text:p>: Adultes(_r_1_3_9_10_12_15)</text:p>
          </table:table-cell>
          <table:covered-table-cell table:number-columns-repeated="2" table:style-name="ce1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table:number-columns-repeated="6"/>
          <table:table-cell table:style-name="ce2" office:value-type="string" calcext:value-type="string" table:number-columns-spanned="3" table:number-rows-spanned="1">
            <text:p>: 3eme age(_r_1_3_9_10_12_16)</text:p>
          </table:table-cell>
          <table:covered-table-cell table:number-columns-repeated="2" table:style-name="ce1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 Personnes morales(_r_1_3_9_11)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6" office:value-type="string" calcext:value-type="string" table:number-columns-spanned="3" table:number-rows-spanned="1">
            <text:p>:g (_r_1_3_9_11_17) [1,*] 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table:number-columns-repeated="6"/>
          <table:table-cell table:style-name="ce6" office:value-type="string" calcext:value-type="string" table:number-columns-spanned="4" table:number-rows-spanned="1">
            <text:p>: Petits commerces(_r_1_3_9_11_17_18)</text:p>
          </table:table-cell>
          <table:covered-table-cell table:number-columns-repeated="3" table:style-name="ce1"/>
          <table:table-cell table:style-name="ce1" table:formula="of:=IF([.K13] &lt;&gt; &quot;&quot; ; [.K13] ;&quot;&quot;)">
            <text:p/>
          </table:table-cell>
          <table:table-cell table:style-name="ce1" table:formula="of:=IF([.L13] &lt;&gt; &quot;&quot; ; [.L13] ;&quot;&quot;)">
            <text:p/>
          </table:table-cell>
          <table:table-cell table:style-name="ce1" office:value-type="string" calcext:value-type="string">
            <text:p>Commerçants qui échangent avec les citoyens</text:p>
          </table:table-cell>
          <table:table-cell table:number-columns-repeated="1011"/>
        </table:table-row>
        <table:table-row table:style-name="ro1">
          <table:table-cell table:style-name="ce1" table:number-columns-repeated="6"/>
          <table:table-cell table:style-name="ce6" office:value-type="string" calcext:value-type="string" table:number-columns-spanned="4" table:number-rows-spanned="1">
            <text:p>: Autres entreprises(_r_1_3_9_11_17_19)</text:p>
          </table:table-cell>
          <table:covered-table-cell table:number-columns-repeated="3" table:style-name="ce1"/>
          <table:table-cell table:style-name="ce1"/>
          <table:table-cell table:style-name="ce1" table:formula="of:=IF([.L14] &lt;&gt; &quot;&quot; ; [.L14] ;&quot;&quot;)">
            <text:p/>
          </table:table-cell>
          <table:table-cell table:style-name="ce1" office:value-type="string" calcext:value-type="string">
            <text:p>Autres entreprises qui ne vendent pas directement aux citoyens</text:p>
          </table:table-cell>
          <table:table-cell table:number-columns-repeated="1011"/>
        </table:table-row>
        <table:table-row table:style-name="ro1">
          <table:table-cell table:style-name="ce1" table:number-columns-repeated="6"/>
          <table:table-cell table:style-name="ce6" office:value-type="string" calcext:value-type="string" table:number-columns-spanned="4" table:number-rows-spanned="1">
            <text:p>: Services publiques(_r_1_3_9_11_17_20)</text:p>
          </table:table-cell>
          <table:covered-table-cell table:number-columns-repeated="3" table:style-name="ce1"/>
          <table:table-cell table:style-name="ce1"/>
          <table:table-cell table:style-name="ce1" table:formula="of:=IF([.L15] &lt;&gt; &quot;&quot; ; [.L15] ;&quot;&quot;)">
            <text:p/>
          </table:table-cell>
          <table:table-cell table:style-name="ce1" office:value-type="string" calcext:value-type="string">
            <text:p>Commune, …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:o Monnaie(_r_1_4)</text:p>
          </table:table-cell>
          <table:table-cell table:style-name="ce5" table:number-columns-repeated="6"/>
          <table:table-cell table:style-name="ce1" table:number-columns-repeated="3"/>
          <table:table-cell table:style-name="ce1" office:value-type="string" calcext:value-type="string">
            <text:p>Moyen d'échange utilisé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/>
          <table:table-cell table:style-name="ce5" office:value-type="string" calcext:value-type="string">
            <text:p>:g (_r_1_4_58) [1,*] </text:p>
          </table:table-cell>
          <table:table-cell table:style-name="ce5" table:number-columns-repeated="5"/>
          <table:table-cell table:style-name="ce1" table:number-columns-repeated="3"/>
          <table:table-cell table:style-name="ce1" office:value-type="string" calcext:value-type="string">
            <text:p>1 ou +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4" office:value-type="string" calcext:value-type="string">
            <text:p>: Temps(_r_1_4_58_59)</text:p>
          </table:table-cell>
          <table:table-cell table:style-name="ce5" table:number-columns-repeated="4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 table:number-columns-repeated="3"/>
          <table:table-cell table:style-name="ce5" office:value-type="string" calcext:value-type="string">
            <text:p>:g (_r_1_4_58_59_61) [1,*] </text:p>
          </table:table-cell>
          <table:table-cell table:style-name="ce5" table:number-columns-repeated="3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 table:number-columns-repeated="4"/>
          <table:table-cell table:style-name="ce4" office:value-type="string" calcext:value-type="string">
            <text:p>: Normal(_r_1_4_58_59_61_62)</text:p>
          </table:table-cell>
          <table:table-cell table:style-name="ce5" table:number-columns-repeated="2"/>
          <table:table-cell table:style-name="ce1" table:number-columns-repeated="3"/>
          <table:table-cell table:style-name="ce1" office:value-type="string" calcext:value-type="string">
            <text:p>le temps de travail est universel (1h = 1h)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 table:number-columns-repeated="4"/>
          <table:table-cell table:style-name="ce5" office:value-type="string" calcext:value-type="string">
            <text:p>: Pondere(_r_1_4_58_59_61_63)</text:p>
          </table:table-cell>
          <table:table-cell table:style-name="ce5" table:number-columns-repeated="2"/>
          <table:table-cell table:style-name="ce1" table:number-columns-repeated="3"/>
          <table:table-cell table:style-name="ce1" office:value-type="string" calcext:value-type="string">
            <text:p>Le temps pour un type de travail peu valoir plus qu'un autre type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5" office:value-type="string" calcext:value-type="string">
            <text:p>: Argent(_r_1_4_58_60)</text:p>
          </table:table-cell>
          <table:table-cell table:style-name="ce5" table:number-columns-repeated="4"/>
          <table:table-cell table:style-name="ce1" table:number-columns-repeated="3"/>
          <table:table-cell table:style-name="ce1" office:value-type="string" calcext:value-type="string">
            <text:p>Argent « mathématique »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 table:number-columns-repeated="3"/>
          <table:table-cell table:style-name="ce5" office:value-type="string" calcext:value-type="string">
            <text:p>:g (_r_1_4_58_60_64) [1,*] </text:p>
          </table:table-cell>
          <table:table-cell table:style-name="ce5" table:number-columns-repeated="3"/>
          <table:table-cell table:style-name="ce1" table:number-columns-repeated="3"/>
          <table:table-cell table:style-name="ce1" office:value-type="string" calcext:value-type="string">
            <text:p>1 ou +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 table:number-columns-repeated="4"/>
          <table:table-cell table:style-name="ce5" office:value-type="string" calcext:value-type="string">
            <text:p>: Argent officiel(_r_1_4_58_60_64_65)</text:p>
          </table:table-cell>
          <table:table-cell table:style-name="ce5" table:number-columns-repeated="2"/>
          <table:table-cell table:style-name="ce1" table:number-columns-repeated="3"/>
          <table:table-cell table:style-name="ce1" office:value-type="string" calcext:value-type="string">
            <text:p>Euros, dollars, <text:s/>etc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 table:number-columns-repeated="4"/>
          <table:table-cell table:style-name="ce5" office:value-type="string" calcext:value-type="string">
            <text:p>: Argent virtuel(_r_1_4_58_60_64_66)</text:p>
          </table:table-cell>
          <table:table-cell table:style-name="ce5" table:number-columns-repeated="2"/>
          <table:table-cell table:style-name="ce1" table:number-columns-repeated="3"/>
          <table:table-cell table:style-name="ce1" office:value-type="string" calcext:value-type="string">
            <text:p>Monnaies locales et autres alternatives aux monnaies « officielles »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 table:number-columns-repeated="5"/>
          <table:table-cell table:style-name="ce5" office:value-type="string" calcext:value-type="string">
            <text:p>:g (_r_1_4_58_60_64_66_67) [1,1] </text:p>
          </table:table-cell>
          <table:table-cell table:style-name="ce5"/>
          <table:table-cell table:style-name="ce1" table:number-columns-repeated="3"/>
          <table:table-cell table:style-name="ce1" office:value-type="string" calcext:value-type="string">
            <text:p>1 seul des 2 (plusieurs fois « argent virtuel » si plusieurs monnaies)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 table:number-columns-repeated="6"/>
          <table:table-cell table:style-name="ce5" office:value-type="string" calcext:value-type="string">
            <text:p>: En circuit ferme(_r_1_4_58_60_64_66_67_68)</text:p>
          </table:table-cell>
          <table:table-cell table:style-name="ce1" table:number-columns-repeated="3"/>
          <table:table-cell table:style-name="ce1" office:value-type="string" calcext:value-type="string">
            <text:p>Argent ne pouvant être échangé contre de l'argent officiel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5" table:number-columns-repeated="6"/>
          <table:table-cell table:style-name="ce5" office:value-type="string" calcext:value-type="string">
            <text:p>: Echangeable en argent officiel(_r_1_4_58_60_64_66_67_69)</text:p>
          </table:table-cell>
          <table:table-cell table:style-name="ce1" table:number-columns-repeated="3"/>
          <table:table-cell table:style-name="ce1" office:value-type="string" calcext:value-type="string">
            <text:p>Argent avec équivalent en argent officiel 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:m Objectif(_r_1_5)</text:p>
          </table:table-cell>
          <table:covered-table-cell table:number-columns-repeated="2" table:style-name="ce1"/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6" office:value-type="string" calcext:value-type="string" table:number-columns-spanned="3" table:number-rows-spanned="1">
            <text:p>:g (_r_1_5_6) [1,*] </text:p>
          </table:table-cell>
          <table:covered-table-cell table:number-columns-repeated="2" table:style-name="ce1"/>
          <table:table-cell table:style-name="ce1" table:number-columns-repeated="6"/>
          <table:table-cell table:style-name="ce1" office:value-type="string" calcext:value-type="string">
            <text:p>1 ou +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2" office:value-type="string" calcext:value-type="string" table:number-columns-spanned="3" table:number-rows-spanned="1">
            <text:p>: Social(_r_1_5_6_7)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 Economique(_r_1_5_6_8)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:o Outil(_r_2)</text:p>
          </table:table-cell>
          <table:covered-table-cell table:number-columns-repeated="2" table:style-name="ce1"/>
          <table:table-cell table:style-name="ce1" table:number-columns-repeated="8"/>
          <table:table-cell table:style-name="ce1" office:value-type="string" calcext:value-type="string">
            <text:p>L'outil « matériel » utilisé pour organiser le système économique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:m Core Business(_r_2_18)</text:p>
          </table:table-cell>
          <table:covered-table-cell table:number-columns-repeated="2" table:style-name="ce1"/>
          <table:table-cell table:style-name="ce1" table:number-columns-repeated="7"/>
          <table:table-cell table:style-name="ce1" office:value-type="string" calcext:value-type="string">
            <text:p>Fonctionnement des échanges</text:p>
          </table:table-cell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3" table:number-rows-spanned="1">
            <text:p>:m Business units(_r_2_18_32)</text:p>
          </table:table-cell>
          <table:covered-table-cell table:number-columns-repeated="2" table:style-name="ce1"/>
          <table:table-cell table:style-name="ce1" table:number-columns-repeated="6"/>
          <table:table-cell table:style-name="ce1" office:value-type="string" calcext:value-type="string">
            <text:p>Type(s) de « choses » échangées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g (_r_2_18_32_35) [1,*] </text:p>
          </table:table-cell>
          <table:covered-table-cell table:number-columns-repeated="2" table:style-name="ce1"/>
          <table:table-cell table:style-name="ce1" table:number-columns-repeated="5"/>
          <table:table-cell table:style-name="ce1" office:value-type="string" calcext:value-type="string">
            <text:p>1 ou +</text:p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6" office:value-type="string" calcext:value-type="string" table:number-columns-spanned="3" table:number-rows-spanned="1">
            <text:p>: Biens - objets(_r_2_18_32_35_36)</text:p>
          </table:table-cell>
          <table:covered-table-cell table:number-columns-repeated="2" table:style-name="ce1"/>
          <table:table-cell table:style-name="ce1" table:number-columns-repeated="4"/>
          <table:table-cell table:style-name="ce1" office:value-type="string" calcext:value-type="string">
            <text:p>Objets (par ex. eBay)</text:p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2" office:value-type="string" calcext:value-type="string" table:number-columns-spanned="3" table:number-rows-spanned="1">
            <text:p>: Services(_r_2_18_32_35_37)</text:p>
          </table:table-cell>
          <table:covered-table-cell table:number-columns-repeated="2" table:style-name="ce1"/>
          <table:table-cell table:style-name="ce1" table:number-columns-repeated="4"/>
          <table:table-cell table:style-name="ce1" office:value-type="string" calcext:value-type="string">
            <text:p>Services (par ex. BuurtPensioen)</text:p>
          </table:table-cell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3" table:number-rows-spanned="1">
            <text:p>:o Matching system(_r_2_18_38)</text:p>
          </table:table-cell>
          <table:covered-table-cell table:number-columns-repeated="2" table:style-name="ce1"/>
          <table:table-cell table:style-name="ce1" table:number-columns-repeated="6"/>
          <table:table-cell table:style-name="ce1" office:value-type="string" calcext:value-type="string">
            <text:p>Fonctionnalités de matching 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g (_r_2_18_38_43) [1,*] </text:p>
          </table:table-cell>
          <table:covered-table-cell table:number-columns-repeated="2" table:style-name="ce1"/>
          <table:table-cell table:style-name="ce1" table:number-columns-repeated="5"/>
          <table:table-cell table:style-name="ce1" office:value-type="string" calcext:value-type="string">
            <text:p>1 ou +</text:p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6" office:value-type="string" calcext:value-type="string" table:number-columns-spanned="3" table:number-rows-spanned="1">
            <text:p>: Manuel(_r_2_18_38_43_44)</text:p>
          </table:table-cell>
          <table:covered-table-cell table:number-columns-repeated="2" table:style-name="ce1"/>
          <table:table-cell table:style-name="ce1" table:number-columns-repeated="4"/>
          <table:table-cell table:style-name="ce1" office:value-type="string" calcext:value-type="string">
            <text:p>Une liste des offres et/ou demandes apparaît et on choisit librement</text:p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2" office:value-type="string" calcext:value-type="string" table:number-columns-spanned="3" table:number-rows-spanned="1">
            <text:p>: Semi-automatique(_r_2_18_38_43_45)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table:number-columns-repeated="6"/>
          <table:table-cell table:style-name="ce6" office:value-type="string" calcext:value-type="string" table:number-columns-spanned="3" table:number-rows-spanned="1">
            <text:p>:g (_r_2_18_38_43_45_47) [1,*] </text:p>
          </table:table-cell>
          <table:covered-table-cell table:number-columns-repeated="2" table:style-name="ce1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table:number-columns-repeated="7"/>
          <table:table-cell table:style-name="ce2" office:value-type="string" calcext:value-type="string" table:number-columns-spanned="4" table:number-rows-spanned="1">
            <text:p>: Criteres de preference(_r_2_18_38_43_45_47_48)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>
            <text:p>On spécifie des critères qui réduisent les possibilités, après on choisi</text:p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6" office:value-type="string" calcext:value-type="string" table:number-columns-spanned="3" table:number-rows-spanned="1">
            <text:p>: Automatique(_r_2_18_38_43_46)</text:p>
          </table:table-cell>
          <table:covered-table-cell table:number-columns-repeated="2" table:style-name="ce1"/>
          <table:table-cell table:style-name="ce1" table:number-columns-repeated="4"/>
          <table:table-cell table:style-name="ce1" office:value-type="string" calcext:value-type="string">
            <text:p>On encode son offre/sa demande et le système fournit 1 réponse</text:p>
          </table:table-cell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3" table:number-rows-spanned="1">
            <text:p>:m Modele offre - demande(_r_2_18_49)</text:p>
          </table:table-cell>
          <table:covered-table-cell table:number-columns-repeated="2" table:style-name="ce1"/>
          <table:table-cell table:style-name="ce1" table:number-columns-repeated="6"/>
          <table:table-cell table:style-name="ce1" office:value-type="string" calcext:value-type="string">
            <text:p>Input fournies par les utilisateurs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g (_r_2_18_49_50) [1,1] </text:p>
          </table:table-cell>
          <table:covered-table-cell table:number-columns-repeated="2" table:style-name="ce1"/>
          <table:table-cell table:style-name="ce1" table:number-columns-repeated="5"/>
          <table:table-cell table:style-name="ce1" office:value-type="string" calcext:value-type="string">
            <text:p>1 seule des 3 propositions</text:p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6" office:value-type="string" calcext:value-type="string" table:number-columns-spanned="3" table:number-rows-spanned="1">
            <text:p>: Encode les offres(_r_2_18_49_50_51)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6" office:value-type="string" calcext:value-type="string" table:number-columns-spanned="3" table:number-rows-spanned="1">
            <text:p>: Encode les demandes(_r_2_18_49_50_52)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2" office:value-type="string" calcext:value-type="string" table:number-columns-spanned="3" table:number-rows-spanned="1">
            <text:p>: Encode offres et demandes(_r_2_18_49_50_53)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4" table:number-rows-spanned="1">
            <text:p>:o Gestion de profil – identite virtuelle(_r_2_19)</text:p>
          </table:table-cell>
          <table:covered-table-cell table:number-columns-repeated="3" table:style-name="ce1"/>
          <table:table-cell table:style-name="ce1" table:number-columns-repeated="6"/>
          <table:table-cell table:style-name="ce1" office:value-type="string" calcext:value-type="string">
            <text:p>Gestion de son identité dans le système</text:p>
          </table:table-cell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3" table:number-rows-spanned="1">
            <text:p>:o Creation(_r_2_19_54)</text:p>
          </table:table-cell>
          <table:covered-table-cell table:number-columns-repeated="2" table:style-name="ce7"/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3" table:number-rows-spanned="1">
            <text:p>:o Types de profils(_r_2_19_56)</text:p>
          </table:table-cell>
          <table:covered-table-cell table:number-columns-repeated="2" table:style-name="ce7"/>
          <table:table-cell table:style-name="ce1" table:number-columns-repeated="6"/>
          <table:table-cell table:style-name="ce1" office:value-type="string" calcext:value-type="string">
            <text:p>Types de profils existants (non-membre ; membre ; confirmé ; …)</text:p>
          </table:table-cell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3" table:number-rows-spanned="1">
            <text:p>:o Edition(_r_2_19_57)</text:p>
          </table:table-cell>
          <table:covered-table-cell table:number-columns-repeated="2" table:style-name="ce7"/>
          <table:table-cell table:style-name="ce1" table:number-columns-repeated="6"/>
          <table:table-cell table:style-name="ce1" office:value-type="string" calcext:value-type="string">
            <text:p>Edition des informations « classiques » (adresse, …)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:o Administration(_r_2_20)</text:p>
          </table:table-cell>
          <table:covered-table-cell table:number-columns-repeated="2" table:style-name="ce1"/>
          <table:table-cell table:style-name="ce1" table:number-columns-repeated="7"/>
          <table:table-cell table:style-name="ce1" office:value-type="string" calcext:value-type="string">
            <text:p>Possibilités d'administration</text:p>
          </table:table-cell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3" table:number-rows-spanned="1">
            <text:p>:o Gestion des profils(_r_2_20_58)</text:p>
          </table:table-cell>
          <table:covered-table-cell table:number-columns-repeated="2" table:style-name="ce1"/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o Creation(_r_2_20_58_59)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o Suppression(_r_2_20_58_60)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4" table:number-rows-spanned="1">
            <text:p>:o Modification type de profil(_r_2_20_58_61)</text:p>
          </table:table-cell>
          <table:covered-table-cell table:number-columns-repeated="3" table:style-name="ce1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o Edition(_r_2_20_58_62)</text:p>
          </table:table-cell>
          <table:covered-table-cell table:number-columns-repeated="2" table:style-name="ce1"/>
          <table:table-cell table:style-name="ce1" table:number-columns-repeated="5"/>
          <table:table-cell table:style-name="ce1" office:value-type="string" calcext:value-type="string">
            <text:p>Edition des informations « classiques » (adresse, …)</text:p>
          </table:table-cell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6" office:value-type="string" calcext:value-type="string" table:number-columns-spanned="3" table:number-rows-spanned="1">
            <text:p>:o Gestion Core Business(_r_2_20_63)</text:p>
          </table:table-cell>
          <table:covered-table-cell table:number-columns-repeated="2" table:style-name="ce1"/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o Gerer les offres(_r_2_20_63_64)</text:p>
          </table:table-cell>
          <table:covered-table-cell table:number-columns-repeated="2" table:style-name="ce1"/>
          <table:table-cell table:style-name="ce1" table:number-columns-repeated="5"/>
          <table:table-cell table:style-name="ce1" office:value-type="string" calcext:value-type="string">
            <text:p>Pouvoir modifier des offres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o Gerer les demandes(_r_2_20_63_65)</text:p>
          </table:table-cell>
          <table:covered-table-cell table:number-columns-repeated="2" table:style-name="ce1"/>
          <table:table-cell table:style-name="ce1" table:number-columns-repeated="5"/>
          <table:table-cell table:style-name="ce1" office:value-type="string" calcext:value-type="string">
            <text:p>Pouvoir modifier des demandes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:o Reporting(_r_2_21)</text:p>
          </table:table-cell>
          <table:covered-table-cell table:number-columns-repeated="2" table:style-name="ce1"/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3" table:number-rows-spanned="1">
            <text:p>:m Donnees exportees(_r_2_21_66)</text:p>
          </table:table-cell>
          <table:covered-table-cell table:number-columns-repeated="2" table:style-name="ce1"/>
          <table:table-cell table:style-name="ce1" table:number-columns-repeated="6"/>
          <table:table-cell table:style-name="ce1" office:value-type="string" calcext:value-type="string">
            <text:p>Quelles données sont exportables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g (_r_2_21_66_71) [1,*] 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2" office:value-type="string" calcext:value-type="string" table:number-columns-spanned="4" table:number-rows-spanned="1">
            <text:p>: Utilisateurs(_r_2_21_66_71_72)</text:p>
          </table:table-cell>
          <table:covered-table-cell table:number-columns-repeated="3" table:style-name="ce1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2" office:value-type="string" calcext:value-type="string" table:number-columns-spanned="4" table:number-rows-spanned="1">
            <text:p>: Offres et demandes(_r_2_21_66_71_73)</text:p>
          </table:table-cell>
          <table:covered-table-cell table:number-columns-repeated="3" table:style-name="ce1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3" table:number-rows-spanned="1">
            <text:p>:m Format d export(_r_2_21_67)</text:p>
          </table:table-cell>
          <table:covered-table-cell table:number-columns-repeated="2" table:style-name="ce1"/>
          <table:table-cell table:style-name="ce1" table:number-columns-repeated="6"/>
          <table:table-cell table:style-name="ce1" office:value-type="string" calcext:value-type="string">
            <text:p>Formats d'export possible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g (_r_2_21_67_68) [1,*] </text:p>
          </table:table-cell>
          <table:covered-table-cell table:number-columns-repeated="2" table:style-name="ce1"/>
          <table:table-cell table:style-name="ce1" table:number-columns-repeated="5"/>
          <table:table-cell table:style-name="ce1" table:formula="of:=IF([.M58] &lt;&gt; &quot;&quot; ; [.M58] ;&quot;&quot;)">
            <text:p/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2" office:value-type="string" calcext:value-type="string" table:number-columns-spanned="3" table:number-rows-spanned="1">
            <text:p>: Excell(_r_2_21_67_68_69)</text:p>
          </table:table-cell>
          <table:covered-table-cell table:number-columns-repeated="2" table:style-name="ce1"/>
          <table:table-cell table:style-name="ce1" table:number-columns-repeated="4"/>
          <table:table-cell table:style-name="ce1" table:formula="of:=IF([.M59] &lt;&gt; &quot;&quot; ; [.M59] ;&quot;&quot;)">
            <text:p/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6" office:value-type="string" calcext:value-type="string" table:number-columns-spanned="3" table:number-rows-spanned="1">
            <text:p>: SPSS(_r_2_21_67_68_70)</text:p>
          </table:table-cell>
          <table:covered-table-cell table:number-columns-repeated="2" table:style-name="ce1"/>
          <table:table-cell table:style-name="ce1" table:number-columns-repeated="4"/>
          <table:table-cell table:style-name="ce1" table:formula="of:=IF([.M60] &lt;&gt; &quot;&quot; ; [.M60] ;&quot;&quot;)">
            <text:p/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:o Support(_r_2_22)</text:p>
          </table:table-cell>
          <table:covered-table-cell table:number-columns-repeated="2" table:style-name="ce1"/>
          <table:table-cell table:style-name="ce1" table:number-columns-repeated="7"/>
          <table:table-cell table:style-name="ce1" office:value-type="string" calcext:value-type="string">
            <text:p>Quelle forme prend l'outil</text:p>
          </table:table-cell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6" office:value-type="string" calcext:value-type="string" table:number-columns-spanned="3" table:number-rows-spanned="1">
            <text:p>:g (_r_2_22_23) [1,*] </text:p>
          </table:table-cell>
          <table:covered-table-cell table:number-columns-repeated="2" table:style-name="ce1"/>
          <table:table-cell table:style-name="ce1" table:number-columns-repeated="6"/>
          <table:table-cell table:style-name="ce1" office:value-type="string" calcext:value-type="string">
            <text:p>1 ou +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6" office:value-type="string" calcext:value-type="string" table:number-columns-spanned="3" table:number-rows-spanned="1">
            <text:p>: Papier(_r_2_22_23_24)</text:p>
          </table:table-cell>
          <table:covered-table-cell table:number-columns-repeated="2" table:style-name="ce1"/>
          <table:table-cell table:style-name="ce1" table:number-columns-repeated="5"/>
          <table:table-cell table:style-name="ce1" office:value-type="string" calcext:value-type="string">
            <text:p>Formulaires papier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2" office:value-type="string" calcext:value-type="string" table:number-columns-spanned="3" table:number-rows-spanned="1">
            <text:p>: Informatique(_r_2_22_23_25)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6" office:value-type="string" calcext:value-type="string" table:number-columns-spanned="3" table:number-rows-spanned="1">
            <text:p>:g (_r_2_22_23_25_26) [1,*] </text:p>
          </table:table-cell>
          <table:covered-table-cell table:number-columns-repeated="2" table:style-name="ce1"/>
          <table:table-cell table:style-name="ce1" table:number-columns-repeated="4"/>
          <table:table-cell table:style-name="ce1" office:value-type="string" calcext:value-type="string">
            <text:p>1 ou +</text:p>
          </table:table-cell>
          <table:table-cell table:number-columns-repeated="1011"/>
        </table:table-row>
        <table:table-row table:style-name="ro2">
          <table:table-cell table:style-name="ce1" table:number-columns-repeated="6"/>
          <table:table-cell table:style-name="ce6" office:value-type="string" calcext:value-type="string" table:number-columns-spanned="4" table:number-rows-spanned="1">
            <text:p>: Logiciel bureautique(_r_2_22_23_25_26_27)</text:p>
          </table:table-cell>
          <table:covered-table-cell table:number-columns-repeated="3" table:style-name="ce1"/>
          <table:table-cell table:style-name="ce1"/>
          <table:table-cell table:style-name="ce1" table:formula="of:=IF([.L66] &lt;&gt; &quot;&quot; ; [.L66] ;&quot;&quot;)">
            <text:p/>
          </table:table-cell>
          <table:table-cell table:style-name="ce1" office:value-type="string" calcext:value-type="string">
            <text:p>Type excell,  access, … Logiciels dont ce n'est pas le but 1<text:span text:style-name="T2">er</text:span></text:p>
          </table:table-cell>
          <table:table-cell table:number-columns-repeated="1011"/>
        </table:table-row>
        <table:table-row table:style-name="ro1">
          <table:table-cell table:style-name="ce1" table:number-columns-repeated="6"/>
          <table:table-cell table:style-name="ce2" office:value-type="string" calcext:value-type="string" table:number-columns-spanned="4" table:number-rows-spanned="1">
            <text:p>: Logiciel specifique(_r_2_22_23_25_26_28)</text:p>
          </table:table-cell>
          <table:covered-table-cell table:number-columns-repeated="3" table:style-name="ce1"/>
          <table:table-cell table:style-name="ce1"/>
          <table:table-cell table:style-name="ce1" table:formula="of:=IF([.L67] &lt;&gt; &quot;&quot; ; [.L67] ;&quot;&quot;)">
            <text:p/>
          </table:table-cell>
          <table:table-cell table:style-name="ce1" office:value-type="string" calcext:value-type="string">
            <text:p>Logiciel développé pour ce genre d'application</text:p>
          </table:table-cell>
          <table:table-cell table:number-columns-repeated="1011"/>
        </table:table-row>
        <table:table-row table:style-name="ro1">
          <table:table-cell table:style-name="ce1" table:number-columns-repeated="7"/>
          <table:table-cell table:style-name="ce6" office:value-type="string" calcext:value-type="string" table:number-columns-spanned="3" table:number-rows-spanned="1">
            <text:p>:g (_r_2_22_23_25_26_28_29) [1,1] </text:p>
          </table:table-cell>
          <table:covered-table-cell table:number-columns-repeated="2" table:style-name="ce1"/>
          <table:table-cell table:style-name="ce1"/>
          <table:table-cell table:style-name="ce1" table:formula="of:=IF([.L68] &lt;&gt; &quot;&quot; ; [.L68] ;&quot;&quot;)">
            <text:p/>
          </table:table-cell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8"/>
          <table:table-cell table:style-name="ce6" office:value-type="string" calcext:value-type="string" table:number-columns-spanned="4" table:number-rows-spanned="1">
            <text:p>: Sans BDD(_r_2_22_23_25_26_28_29_30)</text:p>
          </table:table-cell>
          <table:covered-table-cell table:number-columns-repeated="3" table:style-name="ce1"/>
          <table:table-cell table:style-name="ce1" office:value-type="string" calcext:value-type="string">
            <text:p>Fonctionne avec une base de données (historique possible)</text:p>
          </table:table-cell>
          <table:table-cell table:number-columns-repeated="1011"/>
        </table:table-row>
        <table:table-row table:style-name="ro1">
          <table:table-cell table:style-name="ce1" table:number-columns-repeated="8"/>
          <table:table-cell table:style-name="ce2" office:value-type="string" calcext:value-type="string" table:number-columns-spanned="4" table:number-rows-spanned="1">
            <text:p>: Avec BDD(_r_2_22_23_25_26_28_29_31)</text:p>
          </table:table-cell>
          <table:covered-table-cell table:number-columns-repeated="3" table:style-name="ce1"/>
          <table:table-cell table:style-name="ce1" office:value-type="string" calcext:value-type="string">
            <text:p>Sans base de données</text:p>
          </table:table-cell>
          <table:table-cell table:number-columns-repeated="101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3" table:style-name="ta1"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6" table:default-cell-style-name="ce11"/>
        <table:table-column table:style-name="co20" table:default-cell-style-name="ce11"/>
        <table:table-column table:style-name="co21" table:default-cell-style-name="ce11"/>
        <table:table-column table:style-name="co16" table:default-cell-style-name="ce11"/>
        <table:table-column table:style-name="co22" table:default-cell-style-name="ce11"/>
        <table:table-column table:style-name="co2" table:default-cell-style-name="ce11"/>
        <table:table-column table:style-name="co1" table:default-cell-style-name="ce11"/>
        <table:table-column table:style-name="co23" table:default-cell-style-name="ce11"/>
        <table:table-column table:style-name="co1" table:number-columns-repeated="1011" table:default-cell-style-name="ce11"/>
        <table:table-row table:style-name="ro1">
          <table:table-cell table:style-name="ce9" table:formula="of:=IF(NOT(ISBLANK(#REF!.[.A1]));RIGHT(LEFT(#REF!.[.A1];SEARCH(&quot;(&quot;;#REF!.[.A1])-1);LEN(LEFT(#REF!.[.A1];SEARCH(&quot;(&quot;;#REF!.[.A1])-1))-SEARCH(&quot; &quot;;LEFT(#REF!.[.A1];SEARCH(&quot;(&quot;;#REF!.[.A1])-1)));&quot;&quot;)" office:value-type="string" office:string-value="" calcext:value-type="error">
            <text:p>Err :501</text:p>
          </table:table-cell>
          <table:table-cell table:style-name="ce9" table:formula="of:=IF(NOT(ISBLANK(#REF!.[.B1]));RIGHT(LEFT(#REF!.[.B1];SEARCH(&quot;(&quot;;#REF!.[.B1])-1);LEN(LEFT(#REF!.[.B1];SEARCH(&quot;(&quot;;#REF!.[.B1])-1))-SEARCH(&quot; &quot;;LEFT(#REF!.[.B1];SEARCH(&quot;(&quot;;#REF!.[.B1])-1)));&quot;&quot;)" office:value-type="string" office:string-value="" calcext:value-type="error">
            <text:p>Err :501</text:p>
          </table:table-cell>
          <table:table-cell table:style-name="ce9" table:formula="of:=IF(NOT(ISBLANK(#REF!.[.C1]));RIGHT(LEFT(#REF!.[.C1];SEARCH(&quot;(&quot;;#REF!.[.C1])-1);LEN(LEFT(#REF!.[.C1];SEARCH(&quot;(&quot;;#REF!.[.C1])-1))-SEARCH(&quot; &quot;;LEFT(#REF!.[.C1];SEARCH(&quot;(&quot;;#REF!.[.C1])-1)));&quot;&quot;)" office:value-type="string" office:string-value="" calcext:value-type="error">
            <text:p>Err :501</text:p>
          </table:table-cell>
          <table:table-cell table:style-name="ce9" table:formula="of:=IF(NOT(ISBLANK(#REF!.[.D1]));RIGHT(LEFT(#REF!.[.D1];SEARCH(&quot;(&quot;;#REF!.[.D1])-1);LEN(LEFT(#REF!.[.D1];SEARCH(&quot;(&quot;;#REF!.[.D1])-1))-SEARCH(&quot; &quot;;LEFT(#REF!.[.D1];SEARCH(&quot;(&quot;;#REF!.[.D1])-1)));&quot;&quot;)" office:value-type="string" office:string-value="" calcext:value-type="error">
            <text:p>Err :501</text:p>
          </table:table-cell>
          <table:table-cell table:style-name="ce9" table:formula="of:=IF(NOT(ISBLANK(#REF!.e1));RIGHT(LEFT(#REF!.e1;SEARCH(&quot;(&quot;;#REF!.e1)-1);LEN(LEFT(#REF!.e1;SEARCH(&quot;(&quot;;#REF!.e1)-1))-SEARCH(&quot; &quot;;LEFT(#REF!.e1;SEARCH(&quot;(&quot;;#REF!.e1)-1)));&quot;&quot;)" office:value-type="string" office:string-value="" calcext:value-type="error">
            <text:p>Err :508</text:p>
          </table:table-cell>
          <table:table-cell table:style-name="ce9" table:formula="of:=IF(NOT(ISBLANK(#REF!.[.F1]));RIGHT(LEFT(#REF!.[.F1];SEARCH(&quot;(&quot;;#REF!.[.F1])-1);LEN(LEFT(#REF!.[.F1];SEARCH(&quot;(&quot;;#REF!.[.F1])-1))-SEARCH(&quot; &quot;;LEFT(#REF!.[.F1];SEARCH(&quot;(&quot;;#REF!.[.F1])-1)));&quot;&quot;)" office:value-type="string" office:string-value="" calcext:value-type="error">
            <text:p>Err :501</text:p>
          </table:table-cell>
          <table:table-cell table:style-name="ce9" table:formula="of:=IF(NOT(ISBLANK(#REF!.[.G1]));RIGHT(LEFT(#REF!.[.G1];SEARCH(&quot;(&quot;;#REF!.[.G1])-1);LEN(LEFT(#REF!.[.G1];SEARCH(&quot;(&quot;;#REF!.[.G1])-1))-SEARCH(&quot; &quot;;LEFT(#REF!.[.G1];SEARCH(&quot;(&quot;;#REF!.[.G1])-1)));&quot;&quot;)" office:value-type="string" office:string-value="" calcext:value-type="error">
            <text:p>Err :501</text:p>
          </table:table-cell>
          <table:table-cell table:style-name="ce9" table:formula="of:=IF(NOT(ISBLANK(#REF!.[.H1]));RIGHT(LEFT(#REF!.[.H1];SEARCH(&quot;(&quot;;#REF!.[.H1])-1);LEN(LEFT(#REF!.[.H1];SEARCH(&quot;(&quot;;#REF!.[.H1])-1))-SEARCH(&quot; &quot;;LEFT(#REF!.[.H1];SEARCH(&quot;(&quot;;#REF!.[.H1])-1)));&quot;&quot;)" office:value-type="string" office:string-value="" calcext:value-type="error">
            <text:p>Err :501</text:p>
          </table:table-cell>
          <table:table-cell table:style-name="ce9" table:formula="of:=IF(NOT(ISBLANK(#REF!.[.I1]));RIGHT(LEFT(#REF!.[.I1];SEARCH(&quot;(&quot;;#REF!.[.I1])-1);LEN(LEFT(#REF!.[.I1];SEARCH(&quot;(&quot;;#REF!.[.I1])-1))-SEARCH(&quot; &quot;;LEFT(#REF!.[.I1];SEARCH(&quot;(&quot;;#REF!.[.I1])-1)));&quot;&quot;)" office:value-type="string" office:string-value="" calcext:value-type="error">
            <text:p>Err :501</text:p>
          </table:table-cell>
          <table:table-cell table:style-name="ce9" table:formula="of:=IF(NOT(ISBLANK(#REF!.[.J1]));RIGHT(LEFT(#REF!.[.J1];SEARCH(&quot;(&quot;;#REF!.[.J1])-1);LEN(LEFT(#REF!.[.J1];SEARCH(&quot;(&quot;;#REF!.[.J1])-1))-SEARCH(&quot; &quot;;LEFT(#REF!.[.J1];SEARCH(&quot;(&quot;;#REF!.[.J1])-1)));&quot;&quot;)" office:value-type="string" office:string-value="" calcext:value-type="error">
            <text:p>Err :501</text:p>
          </table:table-cell>
          <table:table-cell table:style-name="ce9" table:formula="of:=IF(NOT(ISBLANK(#REF!.[.K1]));RIGHT(LEFT(#REF!.[.K1];SEARCH(&quot;(&quot;;#REF!.[.K1])-1);LEN(LEFT(#REF!.[.K1];SEARCH(&quot;(&quot;;#REF!.[.K1])-1))-SEARCH(&quot; &quot;;LEFT(#REF!.[.K1];SEARCH(&quot;(&quot;;#REF!.[.K1])-1)));&quot;&quot;)" office:value-type="string" office:string-value="" calcext:value-type="error">
            <text:p>Err :501</text:p>
          </table:table-cell>
          <table:table-cell table:style-name="ce9" table:formula="of:=IF(NOT(ISBLANK(#REF!.[.L1]));RIGHT(LEFT(#REF!.[.L1];SEARCH(&quot;(&quot;;#REF!.[.L1])-1);LEN(LEFT(#REF!.[.L1];SEARCH(&quot;(&quot;;#REF!.[.L1])-1))-SEARCH(&quot; &quot;;LEFT(#REF!.[.L1];SEARCH(&quot;(&quot;;#REF!.[.L1])-1)));&quot;&quot;)" office:value-type="string" office:string-value="" calcext:value-type="error">
            <text:p>Err :501</text:p>
          </table:table-cell>
          <table:table-cell table:style-name="ce9" table:formula="of:=#REF!.[.M1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10" office:value-type="string" calcext:value-type="string" table:number-columns-spanned="12" table:number-rows-spanned="1">
            <text:p>Economie moderne locale</text:p>
          </table:table-cell>
          <table:covered-table-cell table:number-columns-repeated="11" table:style-name="ce9"/>
          <table:table-cell table:style-name="ce9" table:formula="of:=#REF!.[.M2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3]));RIGHT(LEFT(#REF!.[.A3];SEARCH(&quot;(&quot;;#REF!.[.A3])-1);LEN(LEFT(#REF!.[.A3];SEARCH(&quot;(&quot;;#REF!.[.A3])-1))-SEARCH(&quot; &quot;;LEFT(#REF!.[.A3];SEARCH(&quot;(&quot;;#REF!.[.A3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12" table:number-rows-spanned="1">
            <text:p>Modele economique</text:p>
          </table:table-cell>
          <table:covered-table-cell table:number-columns-repeated="10" table:style-name="ce9"/>
          <table:covered-table-cell table:style-name="ce9" table:formula="of:=#REF!.[.M3]" office:value-type="string" office:string-value="" calcext:value-type="error">
            <text:p>Err :501</text:p>
          </table:covered-table-cell>
          <table:table-cell table:style-name="ce9" table:number-columns-repeated="1011"/>
        </table:table-row>
        <table:table-row table:style-name="ro1">
          <table:table-cell table:style-name="ce9" table:formula="of:=IF(NOT(ISBLANK(#REF!.[.A4]));RIGHT(LEFT(#REF!.[.A4];SEARCH(&quot;(&quot;;#REF!.[.A4])-1);LEN(LEFT(#REF!.[.A4];SEARCH(&quot;(&quot;;#REF!.[.A4])-1))-SEARCH(&quot; &quot;;LEFT(#REF!.[.A4];SEARCH(&quot;(&quot;;#REF!.[.A4])-1)));&quot;&quot;)" office:value-type="string" office:string-value="" calcext:value-type="error">
            <text:p>Err :501</text:p>
          </table:table-cell>
          <table:table-cell table:style-name="ce9" table:formula="of:=IF(NOT(ISBLANK(#REF!.[.B4]));RIGHT(LEFT(#REF!.[.B4];SEARCH(&quot;(&quot;;#REF!.[.B4])-1);LEN(LEFT(#REF!.[.B4];SEARCH(&quot;(&quot;;#REF!.[.B4])-1))-SEARCH(&quot; &quot;;LEFT(#REF!.[.B4];SEARCH(&quot;(&quot;;#REF!.[.B4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10" table:number-rows-spanned="1">
            <text:p>Public cible</text:p>
          </table:table-cell>
          <table:covered-table-cell table:number-columns-repeated="9" table:style-name="ce9"/>
          <table:table-cell table:style-name="ce9" table:formula="of:=#REF!.[.M4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5]));RIGHT(LEFT(#REF!.[.A5];SEARCH(&quot;(&quot;;#REF!.[.A5])-1);LEN(LEFT(#REF!.[.A5];SEARCH(&quot;(&quot;;#REF!.[.A5])-1))-SEARCH(&quot; &quot;;LEFT(#REF!.[.A5];SEARCH(&quot;(&quot;;#REF!.[.A5])-1)));&quot;&quot;)" office:value-type="string" office:string-value="" calcext:value-type="error">
            <text:p>Err :501</text:p>
          </table:table-cell>
          <table:table-cell table:style-name="ce9" table:formula="of:=IF(NOT(ISBLANK(#REF!.[.B5]));RIGHT(LEFT(#REF!.[.B5];SEARCH(&quot;(&quot;;#REF!.[.B5])-1);LEN(LEFT(#REF!.[.B5];SEARCH(&quot;(&quot;;#REF!.[.B5])-1))-SEARCH(&quot; &quot;;LEFT(#REF!.[.B5];SEARCH(&quot;(&quot;;#REF!.[.B5])-1)));&quot;&quot;)" office:value-type="string" office:string-value="" calcext:value-type="error">
            <text:p>Err :501</text:p>
          </table:table-cell>
          <table:table-cell table:style-name="ce9" table:formula="of:=IF(NOT(ISBLANK(#REF!.[.C5]));RIGHT(LEFT(#REF!.[.C5];SEARCH(&quot;(&quot;;#REF!.[.C5])-1);LEN(LEFT(#REF!.[.C5];SEARCH(&quot;(&quot;;#REF!.[.C5])-1))-SEARCH(&quot; &quot;;LEFT(#REF!.[.C5];SEARCH(&quot;(&quot;;#REF!.[.C5])-1)));&quot;&quot;)" office:value-type="string" office:string-value="" calcext:value-type="error">
            <text:p>Err :501</text:p>
          </table:table-cell>
          <table:table-cell table:style-name="ce9" table:formula="of:=IF(NOT(ISBLANK(#REF!.[.D5]));RIGHT(LEFT(#REF!.[.D5];SEARCH(&quot;(&quot;;#REF!.[.D5])-1);LEN(LEFT(#REF!.[.D5];SEARCH(&quot;(&quot;;#REF!.[.D5])-1))-SEARCH(&quot; &quot;;LEFT(#REF!.[.D5];SEARCH(&quot;(&quot;;#REF!.[.D5])-1)));&quot;&quot;)" office:value-type="string" office:string-value="" calcext:value-type="error">
            <text:p>Err :501</text:p>
          </table:table-cell>
          <table:table-cell table:style-name="ce9" table:formula="of:=IF(NOT(ISBLANK(#REF!.e5));RIGHT(LEFT(#REF!.e5;SEARCH(&quot;(&quot;;#REF!.e5)-1);LEN(LEFT(#REF!.e5;SEARCH(&quot;(&quot;;#REF!.e5)-1))-SEARCH(&quot; &quot;;LEFT(#REF!.e5;SEARCH(&quot;(&quot;;#REF!.e5)-1)));&quot;&quot;)" office:value-type="string" office:string-value="" calcext:value-type="error">
            <text:p>Err :508</text:p>
          </table:table-cell>
          <table:table-cell table:style-name="ce9" table:formula="of:=IF(NOT(ISBLANK(#REF!.[.F5]));RIGHT(LEFT(#REF!.[.F5];SEARCH(&quot;(&quot;;#REF!.[.F5])-1);LEN(LEFT(#REF!.[.F5];SEARCH(&quot;(&quot;;#REF!.[.F5])-1))-SEARCH(&quot; &quot;;LEFT(#REF!.[.F5];SEARCH(&quot;(&quot;;#REF!.[.F5])-1)));&quot;&quot;)" office:value-type="string" office:string-value="" calcext:value-type="error">
            <text:p>Err :501</text:p>
          </table:table-cell>
          <table:table-cell table:style-name="ce9" table:formula="of:=IF(NOT(ISBLANK(#REF!.[.G5]));RIGHT(LEFT(#REF!.[.G5];SEARCH(&quot;(&quot;;#REF!.[.G5])-1);LEN(LEFT(#REF!.[.G5];SEARCH(&quot;(&quot;;#REF!.[.G5])-1))-SEARCH(&quot; &quot;;LEFT(#REF!.[.G5];SEARCH(&quot;(&quot;;#REF!.[.G5])-1)));&quot;&quot;)" office:value-type="string" office:string-value="" calcext:value-type="error">
            <text:p>Err :501</text:p>
          </table:table-cell>
          <table:table-cell table:style-name="ce9" table:formula="of:=IF(NOT(ISBLANK(#REF!.[.H5]));RIGHT(LEFT(#REF!.[.H5];SEARCH(&quot;(&quot;;#REF!.[.H5])-1);LEN(LEFT(#REF!.[.H5];SEARCH(&quot;(&quot;;#REF!.[.H5])-1))-SEARCH(&quot; &quot;;LEFT(#REF!.[.H5];SEARCH(&quot;(&quot;;#REF!.[.H5])-1)));&quot;&quot;)" office:value-type="string" office:string-value="" calcext:value-type="error">
            <text:p>Err :501</text:p>
          </table:table-cell>
          <table:table-cell table:style-name="ce9" table:formula="of:=IF(NOT(ISBLANK(#REF!.[.I5]));RIGHT(LEFT(#REF!.[.I5];SEARCH(&quot;(&quot;;#REF!.[.I5])-1);LEN(LEFT(#REF!.[.I5];SEARCH(&quot;(&quot;;#REF!.[.I5])-1))-SEARCH(&quot; &quot;;LEFT(#REF!.[.I5];SEARCH(&quot;(&quot;;#REF!.[.I5])-1)));&quot;&quot;)" office:value-type="string" office:string-value="" calcext:value-type="error">
            <text:p>Err :501</text:p>
          </table:table-cell>
          <table:table-cell table:style-name="ce9" table:formula="of:=IF(NOT(ISBLANK(#REF!.[.J5]));RIGHT(LEFT(#REF!.[.J5];SEARCH(&quot;(&quot;;#REF!.[.J5])-1);LEN(LEFT(#REF!.[.J5];SEARCH(&quot;(&quot;;#REF!.[.J5])-1))-SEARCH(&quot; &quot;;LEFT(#REF!.[.J5];SEARCH(&quot;(&quot;;#REF!.[.J5])-1)));&quot;&quot;)" office:value-type="string" office:string-value="" calcext:value-type="error">
            <text:p>Err :501</text:p>
          </table:table-cell>
          <table:table-cell table:style-name="ce9" table:formula="of:=IF(NOT(ISBLANK(#REF!.[.K5]));RIGHT(LEFT(#REF!.[.K5];SEARCH(&quot;(&quot;;#REF!.[.K5])-1);LEN(LEFT(#REF!.[.K5];SEARCH(&quot;(&quot;;#REF!.[.K5])-1))-SEARCH(&quot; &quot;;LEFT(#REF!.[.K5];SEARCH(&quot;(&quot;;#REF!.[.K5])-1)));&quot;&quot;)" office:value-type="string" office:string-value="" calcext:value-type="error">
            <text:p>Err :501</text:p>
          </table:table-cell>
          <table:table-cell table:style-name="ce9"/>
          <table:table-cell table:style-name="ce9" table:formula="of:=#REF!.[.M5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6]));RIGHT(LEFT(#REF!.[.A6];SEARCH(&quot;(&quot;;#REF!.[.A6])-1);LEN(LEFT(#REF!.[.A6];SEARCH(&quot;(&quot;;#REF!.[.A6])-1))-SEARCH(&quot; &quot;;LEFT(#REF!.[.A6];SEARCH(&quot;(&quot;;#REF!.[.A6])-1)));&quot;&quot;)" office:value-type="string" office:string-value="" calcext:value-type="error">
            <text:p>Err :501</text:p>
          </table:table-cell>
          <table:table-cell table:style-name="ce9" table:formula="of:=IF(NOT(ISBLANK(#REF!.[.B6]));RIGHT(LEFT(#REF!.[.B6];SEARCH(&quot;(&quot;;#REF!.[.B6])-1);LEN(LEFT(#REF!.[.B6];SEARCH(&quot;(&quot;;#REF!.[.B6])-1))-SEARCH(&quot; &quot;;LEFT(#REF!.[.B6];SEARCH(&quot;(&quot;;#REF!.[.B6])-1)));&quot;&quot;)" office:value-type="string" office:string-value="" calcext:value-type="error">
            <text:p>Err :501</text:p>
          </table:table-cell>
          <table:table-cell table:style-name="ce9" table:formula="of:=IF(NOT(ISBLANK(#REF!.[.C6]));RIGHT(LEFT(#REF!.[.C6];SEARCH(&quot;(&quot;;#REF!.[.C6])-1);LEN(LEFT(#REF!.[.C6];SEARCH(&quot;(&quot;;#REF!.[.C6])-1))-SEARCH(&quot; &quot;;LEFT(#REF!.[.C6];SEARCH(&quot;(&quot;;#REF!.[.C6])-1)));&quot;&quot;)" office:value-type="string" office:string-value="" calcext:value-type="error">
            <text:p>Err :501</text:p>
          </table:table-cell>
          <table:table-cell table:style-name="ce9" table:formula="of:=IF(NOT(ISBLANK(#REF!.[.D6]));RIGHT(LEFT(#REF!.[.D6];SEARCH(&quot;(&quot;;#REF!.[.D6])-1);LEN(LEFT(#REF!.[.D6];SEARCH(&quot;(&quot;;#REF!.[.D6])-1))-SEARCH(&quot; &quot;;LEFT(#REF!.[.D6];SEARCH(&quot;(&quot;;#REF!.[.D6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4" table:number-rows-spanned="1">
            <text:p>Personnes physiques</text:p>
          </table:table-cell>
          <table:covered-table-cell table:number-columns-repeated="3" table:style-name="ce9"/>
          <table:table-cell table:style-name="ce9" table:formula="of:=IF(NOT(ISBLANK(#REF!.[.I6]));RIGHT(LEFT(#REF!.[.I6];SEARCH(&quot;(&quot;;#REF!.[.I6])-1);LEN(LEFT(#REF!.[.I6];SEARCH(&quot;(&quot;;#REF!.[.I6])-1))-SEARCH(&quot; &quot;;LEFT(#REF!.[.I6];SEARCH(&quot;(&quot;;#REF!.[.I6])-1)));&quot;&quot;)" office:value-type="string" office:string-value="" calcext:value-type="error">
            <text:p>Err :501</text:p>
          </table:table-cell>
          <table:table-cell table:style-name="ce9" table:formula="of:=IF(NOT(ISBLANK(#REF!.[.J6]));RIGHT(LEFT(#REF!.[.J6];SEARCH(&quot;(&quot;;#REF!.[.J6])-1);LEN(LEFT(#REF!.[.J6];SEARCH(&quot;(&quot;;#REF!.[.J6])-1))-SEARCH(&quot; &quot;;LEFT(#REF!.[.J6];SEARCH(&quot;(&quot;;#REF!.[.J6])-1)));&quot;&quot;)" office:value-type="string" office:string-value="" calcext:value-type="error">
            <text:p>Err :501</text:p>
          </table:table-cell>
          <table:table-cell table:style-name="ce9" table:formula="of:=IF(NOT(ISBLANK(#REF!.[.K6]));RIGHT(LEFT(#REF!.[.K6];SEARCH(&quot;(&quot;;#REF!.[.K6])-1);LEN(LEFT(#REF!.[.K6];SEARCH(&quot;(&quot;;#REF!.[.K6])-1))-SEARCH(&quot; &quot;;LEFT(#REF!.[.K6];SEARCH(&quot;(&quot;;#REF!.[.K6])-1)));&quot;&quot;)" office:value-type="string" office:string-value="" calcext:value-type="error">
            <text:p>Err :501</text:p>
          </table:table-cell>
          <table:table-cell table:style-name="ce9" table:formula="of:=IF(NOT(ISBLANK(#REF!.[.L6]));RIGHT(LEFT(#REF!.[.L6];SEARCH(&quot;(&quot;;#REF!.[.L6])-1);LEN(LEFT(#REF!.[.L6];SEARCH(&quot;(&quot;;#REF!.[.L6])-1))-SEARCH(&quot; &quot;;LEFT(#REF!.[.L6];SEARCH(&quot;(&quot;;#REF!.[.L6])-1)));&quot;&quot;)" office:value-type="string" office:string-value="" calcext:value-type="error">
            <text:p>Err :501</text:p>
          </table:table-cell>
          <table:table-cell table:style-name="ce9" table:formula="of:=#REF!.[.M6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7]));RIGHT(LEFT(#REF!.[.A7];SEARCH(&quot;(&quot;;#REF!.[.A7])-1);LEN(LEFT(#REF!.[.A7];SEARCH(&quot;(&quot;;#REF!.[.A7])-1))-SEARCH(&quot; &quot;;LEFT(#REF!.[.A7];SEARCH(&quot;(&quot;;#REF!.[.A7])-1)));&quot;&quot;)" office:value-type="string" office:string-value="" calcext:value-type="error">
            <text:p>Err :501</text:p>
          </table:table-cell>
          <table:table-cell table:style-name="ce9" table:formula="of:=IF(NOT(ISBLANK(#REF!.[.B7]));RIGHT(LEFT(#REF!.[.B7];SEARCH(&quot;(&quot;;#REF!.[.B7])-1);LEN(LEFT(#REF!.[.B7];SEARCH(&quot;(&quot;;#REF!.[.B7])-1))-SEARCH(&quot; &quot;;LEFT(#REF!.[.B7];SEARCH(&quot;(&quot;;#REF!.[.B7])-1)));&quot;&quot;)" office:value-type="string" office:string-value="" calcext:value-type="error">
            <text:p>Err :501</text:p>
          </table:table-cell>
          <table:table-cell table:style-name="ce9" table:formula="of:=IF(NOT(ISBLANK(#REF!.[.C7]));RIGHT(LEFT(#REF!.[.C7];SEARCH(&quot;(&quot;;#REF!.[.C7])-1);LEN(LEFT(#REF!.[.C7];SEARCH(&quot;(&quot;;#REF!.[.C7])-1))-SEARCH(&quot; &quot;;LEFT(#REF!.[.C7];SEARCH(&quot;(&quot;;#REF!.[.C7])-1)));&quot;&quot;)" office:value-type="string" office:string-value="" calcext:value-type="error">
            <text:p>Err :501</text:p>
          </table:table-cell>
          <table:table-cell table:style-name="ce9" table:formula="of:=IF(NOT(ISBLANK(#REF!.[.D7]));RIGHT(LEFT(#REF!.[.D7];SEARCH(&quot;(&quot;;#REF!.[.D7])-1);LEN(LEFT(#REF!.[.D7];SEARCH(&quot;(&quot;;#REF!.[.D7])-1))-SEARCH(&quot; &quot;;LEFT(#REF!.[.D7];SEARCH(&quot;(&quot;;#REF!.[.D7])-1)));&quot;&quot;)" office:value-type="string" office:string-value="" calcext:value-type="error">
            <text:p>Err :501</text:p>
          </table:table-cell>
          <table:table-cell table:style-name="ce9" table:formula="of:=IF(NOT(ISBLANK(#REF!.e7));RIGHT(LEFT(#REF!.e7;SEARCH(&quot;(&quot;;#REF!.e7)-1);LEN(LEFT(#REF!.e7;SEARCH(&quot;(&quot;;#REF!.e7)-1))-SEARCH(&quot; &quot;;LEFT(#REF!.e7;SEARCH(&quot;(&quot;;#REF!.e7)-1)));&quot;&quot;)" office:value-type="string" office:string-value="" calcext:value-type="error">
            <text:p>Err :508</text:p>
          </table:table-cell>
          <table:table-cell table:style-name="ce9" table:formula="of:=IF(NOT(ISBLANK(#REF!.[.F7]));RIGHT(LEFT(#REF!.[.F7];SEARCH(&quot;(&quot;;#REF!.[.F7])-1);LEN(LEFT(#REF!.[.F7];SEARCH(&quot;(&quot;;#REF!.[.F7])-1))-SEARCH(&quot; &quot;;LEFT(#REF!.[.F7];SEARCH(&quot;(&quot;;#REF!.[.F7])-1)));&quot;&quot;)" office:value-type="string" office:string-value="" calcext:value-type="error">
            <text:p>Err :501</text:p>
          </table:table-cell>
          <table:table-cell table:style-name="ce9" table:formula="of:=IF(NOT(ISBLANK(#REF!.[.G7]));RIGHT(LEFT(#REF!.[.G7];SEARCH(&quot;(&quot;;#REF!.[.G7])-1);LEN(LEFT(#REF!.[.G7];SEARCH(&quot;(&quot;;#REF!.[.G7])-1))-SEARCH(&quot; &quot;;LEFT(#REF!.[.G7];SEARCH(&quot;(&quot;;#REF!.[.G7])-1)));&quot;&quot;)" office:value-type="string" office:string-value="" calcext:value-type="error">
            <text:p>Err :501</text:p>
          </table:table-cell>
          <table:table-cell table:style-name="ce9" table:formula="of:=IF(NOT(ISBLANK(#REF!.[.H7]));RIGHT(LEFT(#REF!.[.H7];SEARCH(&quot;(&quot;;#REF!.[.H7])-1);LEN(LEFT(#REF!.[.H7];SEARCH(&quot;(&quot;;#REF!.[.H7])-1))-SEARCH(&quot; &quot;;LEFT(#REF!.[.H7];SEARCH(&quot;(&quot;;#REF!.[.H7])-1)));&quot;&quot;)" office:value-type="string" office:string-value="" calcext:value-type="error">
            <text:p>Err :501</text:p>
          </table:table-cell>
          <table:table-cell table:style-name="ce9" table:formula="of:=IF(NOT(ISBLANK(#REF!.[.I7]));RIGHT(LEFT(#REF!.[.I7];SEARCH(&quot;(&quot;;#REF!.[.I7])-1);LEN(LEFT(#REF!.[.I7];SEARCH(&quot;(&quot;;#REF!.[.I7])-1))-SEARCH(&quot; &quot;;LEFT(#REF!.[.I7];SEARCH(&quot;(&quot;;#REF!.[.I7])-1)));&quot;&quot;)" office:value-type="string" office:string-value="" calcext:value-type="error">
            <text:p>Err :501</text:p>
          </table:table-cell>
          <table:table-cell table:style-name="ce9" table:formula="of:=IF(NOT(ISBLANK(#REF!.[.J7]));RIGHT(LEFT(#REF!.[.J7];SEARCH(&quot;(&quot;;#REF!.[.J7])-1);LEN(LEFT(#REF!.[.J7];SEARCH(&quot;(&quot;;#REF!.[.J7])-1))-SEARCH(&quot; &quot;;LEFT(#REF!.[.J7];SEARCH(&quot;(&quot;;#REF!.[.J7])-1)));&quot;&quot;)" office:value-type="string" office:string-value="" calcext:value-type="error">
            <text:p>Err :501</text:p>
          </table:table-cell>
          <table:table-cell table:style-name="ce9" table:formula="of:=IF(NOT(ISBLANK(#REF!.[.K7]));RIGHT(LEFT(#REF!.[.K7];SEARCH(&quot;(&quot;;#REF!.[.K7])-1);LEN(LEFT(#REF!.[.K7];SEARCH(&quot;(&quot;;#REF!.[.K7])-1))-SEARCH(&quot; &quot;;LEFT(#REF!.[.K7];SEARCH(&quot;(&quot;;#REF!.[.K7])-1)));&quot;&quot;)" office:value-type="string" office:string-value="" calcext:value-type="error">
            <text:p>Err :501</text:p>
          </table:table-cell>
          <table:table-cell table:style-name="ce9" table:formula="of:=IF(NOT(ISBLANK(#REF!.[.L7]));RIGHT(LEFT(#REF!.[.L7];SEARCH(&quot;(&quot;;#REF!.[.L7])-1);LEN(LEFT(#REF!.[.L7];SEARCH(&quot;(&quot;;#REF!.[.L7])-1))-SEARCH(&quot; &quot;;LEFT(#REF!.[.L7];SEARCH(&quot;(&quot;;#REF!.[.L7])-1)));&quot;&quot;)" office:value-type="string" office:string-value="" calcext:value-type="error">
            <text:p>Err :501</text:p>
          </table:table-cell>
          <table:table-cell table:style-name="ce9" table:formula="of:=#REF!.[.M7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8]));RIGHT(LEFT(#REF!.[.A8];SEARCH(&quot;(&quot;;#REF!.[.A8])-1);LEN(LEFT(#REF!.[.A8];SEARCH(&quot;(&quot;;#REF!.[.A8])-1))-SEARCH(&quot; &quot;;LEFT(#REF!.[.A8];SEARCH(&quot;(&quot;;#REF!.[.A8])-1)));&quot;&quot;)" office:value-type="string" office:string-value="" calcext:value-type="error">
            <text:p>Err :501</text:p>
          </table:table-cell>
          <table:table-cell table:style-name="ce9" table:formula="of:=IF(NOT(ISBLANK(#REF!.[.B8]));RIGHT(LEFT(#REF!.[.B8];SEARCH(&quot;(&quot;;#REF!.[.B8])-1);LEN(LEFT(#REF!.[.B8];SEARCH(&quot;(&quot;;#REF!.[.B8])-1))-SEARCH(&quot; &quot;;LEFT(#REF!.[.B8];SEARCH(&quot;(&quot;;#REF!.[.B8])-1)));&quot;&quot;)" office:value-type="string" office:string-value="" calcext:value-type="error">
            <text:p>Err :501</text:p>
          </table:table-cell>
          <table:table-cell table:style-name="ce9" table:formula="of:=IF(NOT(ISBLANK(#REF!.[.C8]));RIGHT(LEFT(#REF!.[.C8];SEARCH(&quot;(&quot;;#REF!.[.C8])-1);LEN(LEFT(#REF!.[.C8];SEARCH(&quot;(&quot;;#REF!.[.C8])-1))-SEARCH(&quot; &quot;;LEFT(#REF!.[.C8];SEARCH(&quot;(&quot;;#REF!.[.C8])-1)));&quot;&quot;)" office:value-type="string" office:string-value="" calcext:value-type="error">
            <text:p>Err :501</text:p>
          </table:table-cell>
          <table:table-cell table:style-name="ce9" table:formula="of:=IF(NOT(ISBLANK(#REF!.[.D8]));RIGHT(LEFT(#REF!.[.D8];SEARCH(&quot;(&quot;;#REF!.[.D8])-1);LEN(LEFT(#REF!.[.D8];SEARCH(&quot;(&quot;;#REF!.[.D8])-1))-SEARCH(&quot; &quot;;LEFT(#REF!.[.D8];SEARCH(&quot;(&quot;;#REF!.[.D8])-1)));&quot;&quot;)" office:value-type="string" office:string-value="" calcext:value-type="error">
            <text:p>Err :501</text:p>
          </table:table-cell>
          <table:table-cell table:style-name="ce9" table:formula="of:=IF(NOT(ISBLANK(#REF!.e8));RIGHT(LEFT(#REF!.e8;SEARCH(&quot;(&quot;;#REF!.e8)-1);LEN(LEFT(#REF!.e8;SEARCH(&quot;(&quot;;#REF!.e8)-1))-SEARCH(&quot; &quot;;LEFT(#REF!.e8;SEARCH(&quot;(&quot;;#REF!.e8)-1)));&quot;&quot;)" office:value-type="string" office:string-value="" calcext:value-type="error">
            <text:p>Err :508</text:p>
          </table:table-cell>
          <table:table-cell table:style-name="ce9" table:formula="of:=IF(NOT(ISBLANK(#REF!.[.F8]));RIGHT(LEFT(#REF!.[.F8];SEARCH(&quot;(&quot;;#REF!.[.F8])-1);LEN(LEFT(#REF!.[.F8];SEARCH(&quot;(&quot;;#REF!.[.F8])-1))-SEARCH(&quot; &quot;;LEFT(#REF!.[.F8];SEARCH(&quot;(&quot;;#REF!.[.F8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3" table:number-rows-spanned="1">
            <text:p>-18 ans</text:p>
          </table:table-cell>
          <table:covered-table-cell table:number-columns-repeated="2" table:style-name="ce9"/>
          <table:table-cell table:style-name="ce9" table:formula="of:=IF(NOT(ISBLANK(#REF!.[.J8]));RIGHT(LEFT(#REF!.[.J8];SEARCH(&quot;(&quot;;#REF!.[.J8])-1);LEN(LEFT(#REF!.[.J8];SEARCH(&quot;(&quot;;#REF!.[.J8])-1))-SEARCH(&quot; &quot;;LEFT(#REF!.[.J8];SEARCH(&quot;(&quot;;#REF!.[.J8])-1)));&quot;&quot;)" office:value-type="string" office:string-value="" calcext:value-type="error">
            <text:p>Err :501</text:p>
          </table:table-cell>
          <table:table-cell table:style-name="ce9" table:formula="of:=IF(NOT(ISBLANK(#REF!.[.K8]));RIGHT(LEFT(#REF!.[.K8];SEARCH(&quot;(&quot;;#REF!.[.K8])-1);LEN(LEFT(#REF!.[.K8];SEARCH(&quot;(&quot;;#REF!.[.K8])-1))-SEARCH(&quot; &quot;;LEFT(#REF!.[.K8];SEARCH(&quot;(&quot;;#REF!.[.K8])-1)));&quot;&quot;)" office:value-type="string" office:string-value="" calcext:value-type="error">
            <text:p>Err :501</text:p>
          </table:table-cell>
          <table:table-cell table:style-name="ce9" table:formula="of:=IF(NOT(ISBLANK(#REF!.[.L8]));RIGHT(LEFT(#REF!.[.L8];SEARCH(&quot;(&quot;;#REF!.[.L8])-1);LEN(LEFT(#REF!.[.L8];SEARCH(&quot;(&quot;;#REF!.[.L8])-1))-SEARCH(&quot; &quot;;LEFT(#REF!.[.L8];SEARCH(&quot;(&quot;;#REF!.[.L8])-1)));&quot;&quot;)" office:value-type="string" office:string-value="" calcext:value-type="error">
            <text:p>Err :501</text:p>
          </table:table-cell>
          <table:table-cell table:style-name="ce9" table:formula="of:=#REF!.[.M8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9]));RIGHT(LEFT(#REF!.[.A9];SEARCH(&quot;(&quot;;#REF!.[.A9])-1);LEN(LEFT(#REF!.[.A9];SEARCH(&quot;(&quot;;#REF!.[.A9])-1))-SEARCH(&quot; &quot;;LEFT(#REF!.[.A9];SEARCH(&quot;(&quot;;#REF!.[.A9])-1)));&quot;&quot;)" office:value-type="string" office:string-value="" calcext:value-type="error">
            <text:p>Err :501</text:p>
          </table:table-cell>
          <table:table-cell table:style-name="ce9" table:formula="of:=IF(NOT(ISBLANK(#REF!.[.B9]));RIGHT(LEFT(#REF!.[.B9];SEARCH(&quot;(&quot;;#REF!.[.B9])-1);LEN(LEFT(#REF!.[.B9];SEARCH(&quot;(&quot;;#REF!.[.B9])-1))-SEARCH(&quot; &quot;;LEFT(#REF!.[.B9];SEARCH(&quot;(&quot;;#REF!.[.B9])-1)));&quot;&quot;)" office:value-type="string" office:string-value="" calcext:value-type="error">
            <text:p>Err :501</text:p>
          </table:table-cell>
          <table:table-cell table:style-name="ce9" table:formula="of:=IF(NOT(ISBLANK(#REF!.[.C9]));RIGHT(LEFT(#REF!.[.C9];SEARCH(&quot;(&quot;;#REF!.[.C9])-1);LEN(LEFT(#REF!.[.C9];SEARCH(&quot;(&quot;;#REF!.[.C9])-1))-SEARCH(&quot; &quot;;LEFT(#REF!.[.C9];SEARCH(&quot;(&quot;;#REF!.[.C9])-1)));&quot;&quot;)" office:value-type="string" office:string-value="" calcext:value-type="error">
            <text:p>Err :501</text:p>
          </table:table-cell>
          <table:table-cell table:style-name="ce9" table:formula="of:=IF(NOT(ISBLANK(#REF!.[.D9]));RIGHT(LEFT(#REF!.[.D9];SEARCH(&quot;(&quot;;#REF!.[.D9])-1);LEN(LEFT(#REF!.[.D9];SEARCH(&quot;(&quot;;#REF!.[.D9])-1))-SEARCH(&quot; &quot;;LEFT(#REF!.[.D9];SEARCH(&quot;(&quot;;#REF!.[.D9])-1)));&quot;&quot;)" office:value-type="string" office:string-value="" calcext:value-type="error">
            <text:p>Err :501</text:p>
          </table:table-cell>
          <table:table-cell table:style-name="ce9" table:formula="of:=IF(NOT(ISBLANK(#REF!.e9));RIGHT(LEFT(#REF!.e9;SEARCH(&quot;(&quot;;#REF!.e9)-1);LEN(LEFT(#REF!.e9;SEARCH(&quot;(&quot;;#REF!.e9)-1))-SEARCH(&quot; &quot;;LEFT(#REF!.e9;SEARCH(&quot;(&quot;;#REF!.e9)-1)));&quot;&quot;)" office:value-type="string" office:string-value="" calcext:value-type="error">
            <text:p>Err :508</text:p>
          </table:table-cell>
          <table:table-cell table:style-name="ce9" table:formula="of:=IF(NOT(ISBLANK(#REF!.[.F9]));RIGHT(LEFT(#REF!.[.F9];SEARCH(&quot;(&quot;;#REF!.[.F9])-1);LEN(LEFT(#REF!.[.F9];SEARCH(&quot;(&quot;;#REF!.[.F9])-1))-SEARCH(&quot; &quot;;LEFT(#REF!.[.F9];SEARCH(&quot;(&quot;;#REF!.[.F9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3" table:number-rows-spanned="1">
            <text:p>Etudiants</text:p>
          </table:table-cell>
          <table:covered-table-cell table:number-columns-repeated="2" table:style-name="ce9"/>
          <table:table-cell table:style-name="ce9" table:formula="of:=IF(NOT(ISBLANK(#REF!.[.J9]));RIGHT(LEFT(#REF!.[.J9];SEARCH(&quot;(&quot;;#REF!.[.J9])-1);LEN(LEFT(#REF!.[.J9];SEARCH(&quot;(&quot;;#REF!.[.J9])-1))-SEARCH(&quot; &quot;;LEFT(#REF!.[.J9];SEARCH(&quot;(&quot;;#REF!.[.J9])-1)));&quot;&quot;)" office:value-type="string" office:string-value="" calcext:value-type="error">
            <text:p>Err :501</text:p>
          </table:table-cell>
          <table:table-cell table:style-name="ce9" table:formula="of:=IF(NOT(ISBLANK(#REF!.[.K9]));RIGHT(LEFT(#REF!.[.K9];SEARCH(&quot;(&quot;;#REF!.[.K9])-1);LEN(LEFT(#REF!.[.K9];SEARCH(&quot;(&quot;;#REF!.[.K9])-1))-SEARCH(&quot; &quot;;LEFT(#REF!.[.K9];SEARCH(&quot;(&quot;;#REF!.[.K9])-1)));&quot;&quot;)" office:value-type="string" office:string-value="" calcext:value-type="error">
            <text:p>Err :501</text:p>
          </table:table-cell>
          <table:table-cell table:style-name="ce9" table:formula="of:=IF(NOT(ISBLANK(#REF!.[.L9]));RIGHT(LEFT(#REF!.[.L9];SEARCH(&quot;(&quot;;#REF!.[.L9])-1);LEN(LEFT(#REF!.[.L9];SEARCH(&quot;(&quot;;#REF!.[.L9])-1))-SEARCH(&quot; &quot;;LEFT(#REF!.[.L9];SEARCH(&quot;(&quot;;#REF!.[.L9])-1)));&quot;&quot;)" office:value-type="string" office:string-value="" calcext:value-type="error">
            <text:p>Err :501</text:p>
          </table:table-cell>
          <table:table-cell table:style-name="ce9" table:formula="of:=#REF!.[.M9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10]));RIGHT(LEFT(#REF!.[.A10];SEARCH(&quot;(&quot;;#REF!.[.A10])-1);LEN(LEFT(#REF!.[.A10];SEARCH(&quot;(&quot;;#REF!.[.A10])-1))-SEARCH(&quot; &quot;;LEFT(#REF!.[.A10];SEARCH(&quot;(&quot;;#REF!.[.A10])-1)));&quot;&quot;)" office:value-type="string" office:string-value="" calcext:value-type="error">
            <text:p>Err :501</text:p>
          </table:table-cell>
          <table:table-cell table:style-name="ce9" table:formula="of:=IF(NOT(ISBLANK(#REF!.[.B10]));RIGHT(LEFT(#REF!.[.B10];SEARCH(&quot;(&quot;;#REF!.[.B10])-1);LEN(LEFT(#REF!.[.B10];SEARCH(&quot;(&quot;;#REF!.[.B10])-1))-SEARCH(&quot; &quot;;LEFT(#REF!.[.B10];SEARCH(&quot;(&quot;;#REF!.[.B10])-1)));&quot;&quot;)" office:value-type="string" office:string-value="" calcext:value-type="error">
            <text:p>Err :501</text:p>
          </table:table-cell>
          <table:table-cell table:style-name="ce9" table:formula="of:=IF(NOT(ISBLANK(#REF!.[.C10]));RIGHT(LEFT(#REF!.[.C10];SEARCH(&quot;(&quot;;#REF!.[.C10])-1);LEN(LEFT(#REF!.[.C10];SEARCH(&quot;(&quot;;#REF!.[.C10])-1))-SEARCH(&quot; &quot;;LEFT(#REF!.[.C10];SEARCH(&quot;(&quot;;#REF!.[.C10])-1)));&quot;&quot;)" office:value-type="string" office:string-value="" calcext:value-type="error">
            <text:p>Err :501</text:p>
          </table:table-cell>
          <table:table-cell table:style-name="ce9" table:formula="of:=IF(NOT(ISBLANK(#REF!.[.D10]));RIGHT(LEFT(#REF!.[.D10];SEARCH(&quot;(&quot;;#REF!.[.D10])-1);LEN(LEFT(#REF!.[.D10];SEARCH(&quot;(&quot;;#REF!.[.D10])-1))-SEARCH(&quot; &quot;;LEFT(#REF!.[.D10];SEARCH(&quot;(&quot;;#REF!.[.D10])-1)));&quot;&quot;)" office:value-type="string" office:string-value="" calcext:value-type="error">
            <text:p>Err :501</text:p>
          </table:table-cell>
          <table:table-cell table:style-name="ce9" table:formula="of:=IF(NOT(ISBLANK(#REF!.e10));RIGHT(LEFT(#REF!.e10;SEARCH(&quot;(&quot;;#REF!.e10)-1);LEN(LEFT(#REF!.e10;SEARCH(&quot;(&quot;;#REF!.e10)-1))-SEARCH(&quot; &quot;;LEFT(#REF!.e10;SEARCH(&quot;(&quot;;#REF!.e10)-1)));&quot;&quot;)" office:value-type="string" office:string-value="" calcext:value-type="error">
            <text:p>Err :508</text:p>
          </table:table-cell>
          <table:table-cell table:style-name="ce9" table:formula="of:=IF(NOT(ISBLANK(#REF!.[.F10]));RIGHT(LEFT(#REF!.[.F10];SEARCH(&quot;(&quot;;#REF!.[.F10])-1);LEN(LEFT(#REF!.[.F10];SEARCH(&quot;(&quot;;#REF!.[.F10])-1))-SEARCH(&quot; &quot;;LEFT(#REF!.[.F10];SEARCH(&quot;(&quot;;#REF!.[.F10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3" table:number-rows-spanned="1">
            <text:p>Adultes</text:p>
          </table:table-cell>
          <table:covered-table-cell table:number-columns-repeated="2" table:style-name="ce9"/>
          <table:table-cell table:style-name="ce9" table:formula="of:=IF(NOT(ISBLANK(#REF!.[.J10]));RIGHT(LEFT(#REF!.[.J10];SEARCH(&quot;(&quot;;#REF!.[.J10])-1);LEN(LEFT(#REF!.[.J10];SEARCH(&quot;(&quot;;#REF!.[.J10])-1))-SEARCH(&quot; &quot;;LEFT(#REF!.[.J10];SEARCH(&quot;(&quot;;#REF!.[.J10])-1)));&quot;&quot;)" office:value-type="string" office:string-value="" calcext:value-type="error">
            <text:p>Err :501</text:p>
          </table:table-cell>
          <table:table-cell table:style-name="ce9" table:formula="of:=IF(NOT(ISBLANK(#REF!.[.K10]));RIGHT(LEFT(#REF!.[.K10];SEARCH(&quot;(&quot;;#REF!.[.K10])-1);LEN(LEFT(#REF!.[.K10];SEARCH(&quot;(&quot;;#REF!.[.K10])-1))-SEARCH(&quot; &quot;;LEFT(#REF!.[.K10];SEARCH(&quot;(&quot;;#REF!.[.K10])-1)));&quot;&quot;)" office:value-type="string" office:string-value="" calcext:value-type="error">
            <text:p>Err :501</text:p>
          </table:table-cell>
          <table:table-cell table:style-name="ce9" table:formula="of:=IF(NOT(ISBLANK(#REF!.[.L10]));RIGHT(LEFT(#REF!.[.L10];SEARCH(&quot;(&quot;;#REF!.[.L10])-1);LEN(LEFT(#REF!.[.L10];SEARCH(&quot;(&quot;;#REF!.[.L10])-1))-SEARCH(&quot; &quot;;LEFT(#REF!.[.L10];SEARCH(&quot;(&quot;;#REF!.[.L10])-1)));&quot;&quot;)" office:value-type="string" office:string-value="" calcext:value-type="error">
            <text:p>Err :501</text:p>
          </table:table-cell>
          <table:table-cell table:style-name="ce9" table:formula="of:=#REF!.[.M10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11]));RIGHT(LEFT(#REF!.[.A11];SEARCH(&quot;(&quot;;#REF!.[.A11])-1);LEN(LEFT(#REF!.[.A11];SEARCH(&quot;(&quot;;#REF!.[.A11])-1))-SEARCH(&quot; &quot;;LEFT(#REF!.[.A11];SEARCH(&quot;(&quot;;#REF!.[.A11])-1)));&quot;&quot;)" office:value-type="string" office:string-value="" calcext:value-type="error">
            <text:p>Err :501</text:p>
          </table:table-cell>
          <table:table-cell table:style-name="ce9" table:formula="of:=IF(NOT(ISBLANK(#REF!.[.B11]));RIGHT(LEFT(#REF!.[.B11];SEARCH(&quot;(&quot;;#REF!.[.B11])-1);LEN(LEFT(#REF!.[.B11];SEARCH(&quot;(&quot;;#REF!.[.B11])-1))-SEARCH(&quot; &quot;;LEFT(#REF!.[.B11];SEARCH(&quot;(&quot;;#REF!.[.B11])-1)));&quot;&quot;)" office:value-type="string" office:string-value="" calcext:value-type="error">
            <text:p>Err :501</text:p>
          </table:table-cell>
          <table:table-cell table:style-name="ce9" table:formula="of:=IF(NOT(ISBLANK(#REF!.[.C11]));RIGHT(LEFT(#REF!.[.C11];SEARCH(&quot;(&quot;;#REF!.[.C11])-1);LEN(LEFT(#REF!.[.C11];SEARCH(&quot;(&quot;;#REF!.[.C11])-1))-SEARCH(&quot; &quot;;LEFT(#REF!.[.C11];SEARCH(&quot;(&quot;;#REF!.[.C11])-1)));&quot;&quot;)" office:value-type="string" office:string-value="" calcext:value-type="error">
            <text:p>Err :501</text:p>
          </table:table-cell>
          <table:table-cell table:style-name="ce9" table:formula="of:=IF(NOT(ISBLANK(#REF!.[.D11]));RIGHT(LEFT(#REF!.[.D11];SEARCH(&quot;(&quot;;#REF!.[.D11])-1);LEN(LEFT(#REF!.[.D11];SEARCH(&quot;(&quot;;#REF!.[.D11])-1))-SEARCH(&quot; &quot;;LEFT(#REF!.[.D11];SEARCH(&quot;(&quot;;#REF!.[.D11])-1)));&quot;&quot;)" office:value-type="string" office:string-value="" calcext:value-type="error">
            <text:p>Err :501</text:p>
          </table:table-cell>
          <table:table-cell table:style-name="ce9" table:formula="of:=IF(NOT(ISBLANK(#REF!.e11));RIGHT(LEFT(#REF!.e11;SEARCH(&quot;(&quot;;#REF!.e11)-1);LEN(LEFT(#REF!.e11;SEARCH(&quot;(&quot;;#REF!.e11)-1))-SEARCH(&quot; &quot;;LEFT(#REF!.e11;SEARCH(&quot;(&quot;;#REF!.e11)-1)));&quot;&quot;)" office:value-type="string" office:string-value="" calcext:value-type="error">
            <text:p>Err :508</text:p>
          </table:table-cell>
          <table:table-cell table:style-name="ce9" table:formula="of:=IF(NOT(ISBLANK(#REF!.[.F11]));RIGHT(LEFT(#REF!.[.F11];SEARCH(&quot;(&quot;;#REF!.[.F11])-1);LEN(LEFT(#REF!.[.F11];SEARCH(&quot;(&quot;;#REF!.[.F11])-1))-SEARCH(&quot; &quot;;LEFT(#REF!.[.F11];SEARCH(&quot;(&quot;;#REF!.[.F11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3" table:number-rows-spanned="1">
            <text:p>3eme age</text:p>
          </table:table-cell>
          <table:covered-table-cell table:number-columns-repeated="2" table:style-name="ce9"/>
          <table:table-cell table:style-name="ce9" table:formula="of:=IF(NOT(ISBLANK(#REF!.[.J11]));RIGHT(LEFT(#REF!.[.J11];SEARCH(&quot;(&quot;;#REF!.[.J11])-1);LEN(LEFT(#REF!.[.J11];SEARCH(&quot;(&quot;;#REF!.[.J11])-1))-SEARCH(&quot; &quot;;LEFT(#REF!.[.J11];SEARCH(&quot;(&quot;;#REF!.[.J11])-1)));&quot;&quot;)" office:value-type="string" office:string-value="" calcext:value-type="error">
            <text:p>Err :501</text:p>
          </table:table-cell>
          <table:table-cell table:style-name="ce9" table:formula="of:=IF(NOT(ISBLANK(#REF!.[.K11]));RIGHT(LEFT(#REF!.[.K11];SEARCH(&quot;(&quot;;#REF!.[.K11])-1);LEN(LEFT(#REF!.[.K11];SEARCH(&quot;(&quot;;#REF!.[.K11])-1))-SEARCH(&quot; &quot;;LEFT(#REF!.[.K11];SEARCH(&quot;(&quot;;#REF!.[.K11])-1)));&quot;&quot;)" office:value-type="string" office:string-value="" calcext:value-type="error">
            <text:p>Err :501</text:p>
          </table:table-cell>
          <table:table-cell table:style-name="ce9" table:formula="of:=IF(NOT(ISBLANK(#REF!.[.L11]));RIGHT(LEFT(#REF!.[.L11];SEARCH(&quot;(&quot;;#REF!.[.L11])-1);LEN(LEFT(#REF!.[.L11];SEARCH(&quot;(&quot;;#REF!.[.L11])-1))-SEARCH(&quot; &quot;;LEFT(#REF!.[.L11];SEARCH(&quot;(&quot;;#REF!.[.L11])-1)));&quot;&quot;)" office:value-type="string" office:string-value="" calcext:value-type="error">
            <text:p>Err :501</text:p>
          </table:table-cell>
          <table:table-cell table:style-name="ce9" table:formula="of:=#REF!.[.M11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12]));RIGHT(LEFT(#REF!.[.A12];SEARCH(&quot;(&quot;;#REF!.[.A12])-1);LEN(LEFT(#REF!.[.A12];SEARCH(&quot;(&quot;;#REF!.[.A12])-1))-SEARCH(&quot; &quot;;LEFT(#REF!.[.A12];SEARCH(&quot;(&quot;;#REF!.[.A12])-1)));&quot;&quot;)" office:value-type="string" office:string-value="" calcext:value-type="error">
            <text:p>Err :501</text:p>
          </table:table-cell>
          <table:table-cell table:style-name="ce9" table:formula="of:=IF(NOT(ISBLANK(#REF!.[.B12]));RIGHT(LEFT(#REF!.[.B12];SEARCH(&quot;(&quot;;#REF!.[.B12])-1);LEN(LEFT(#REF!.[.B12];SEARCH(&quot;(&quot;;#REF!.[.B12])-1))-SEARCH(&quot; &quot;;LEFT(#REF!.[.B12];SEARCH(&quot;(&quot;;#REF!.[.B12])-1)));&quot;&quot;)" office:value-type="string" office:string-value="" calcext:value-type="error">
            <text:p>Err :501</text:p>
          </table:table-cell>
          <table:table-cell table:style-name="ce9" table:formula="of:=IF(NOT(ISBLANK(#REF!.[.C12]));RIGHT(LEFT(#REF!.[.C12];SEARCH(&quot;(&quot;;#REF!.[.C12])-1);LEN(LEFT(#REF!.[.C12];SEARCH(&quot;(&quot;;#REF!.[.C12])-1))-SEARCH(&quot; &quot;;LEFT(#REF!.[.C12];SEARCH(&quot;(&quot;;#REF!.[.C12])-1)));&quot;&quot;)" office:value-type="string" office:string-value="" calcext:value-type="error">
            <text:p>Err :501</text:p>
          </table:table-cell>
          <table:table-cell table:style-name="ce9" table:formula="of:=IF(NOT(ISBLANK(#REF!.[.D12]));RIGHT(LEFT(#REF!.[.D12];SEARCH(&quot;(&quot;;#REF!.[.D12])-1);LEN(LEFT(#REF!.[.D12];SEARCH(&quot;(&quot;;#REF!.[.D12])-1))-SEARCH(&quot; &quot;;LEFT(#REF!.[.D12];SEARCH(&quot;(&quot;;#REF!.[.D12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3" table:number-rows-spanned="1">
            <text:p>Personnes morales</text:p>
          </table:table-cell>
          <table:covered-table-cell table:number-columns-repeated="2" table:style-name="ce9"/>
          <table:table-cell table:style-name="ce9" table:formula="of:=IF(NOT(ISBLANK(#REF!.[.H12]));RIGHT(LEFT(#REF!.[.H12];SEARCH(&quot;(&quot;;#REF!.[.H12])-1);LEN(LEFT(#REF!.[.H12];SEARCH(&quot;(&quot;;#REF!.[.H12])-1))-SEARCH(&quot; &quot;;LEFT(#REF!.[.H12];SEARCH(&quot;(&quot;;#REF!.[.H12])-1)));&quot;&quot;)" office:value-type="string" office:string-value="" calcext:value-type="error">
            <text:p>Err :501</text:p>
          </table:table-cell>
          <table:table-cell table:style-name="ce9" table:formula="of:=IF(NOT(ISBLANK(#REF!.[.I12]));RIGHT(LEFT(#REF!.[.I12];SEARCH(&quot;(&quot;;#REF!.[.I12])-1);LEN(LEFT(#REF!.[.I12];SEARCH(&quot;(&quot;;#REF!.[.I12])-1))-SEARCH(&quot; &quot;;LEFT(#REF!.[.I12];SEARCH(&quot;(&quot;;#REF!.[.I12])-1)));&quot;&quot;)" office:value-type="string" office:string-value="" calcext:value-type="error">
            <text:p>Err :501</text:p>
          </table:table-cell>
          <table:table-cell table:style-name="ce9" table:formula="of:=IF(NOT(ISBLANK(#REF!.[.J12]));RIGHT(LEFT(#REF!.[.J12];SEARCH(&quot;(&quot;;#REF!.[.J12])-1);LEN(LEFT(#REF!.[.J12];SEARCH(&quot;(&quot;;#REF!.[.J12])-1))-SEARCH(&quot; &quot;;LEFT(#REF!.[.J12];SEARCH(&quot;(&quot;;#REF!.[.J12])-1)));&quot;&quot;)" office:value-type="string" office:string-value="" calcext:value-type="error">
            <text:p>Err :501</text:p>
          </table:table-cell>
          <table:table-cell table:style-name="ce9" table:formula="of:=IF(NOT(ISBLANK(#REF!.[.K12]));RIGHT(LEFT(#REF!.[.K12];SEARCH(&quot;(&quot;;#REF!.[.K12])-1);LEN(LEFT(#REF!.[.K12];SEARCH(&quot;(&quot;;#REF!.[.K12])-1))-SEARCH(&quot; &quot;;LEFT(#REF!.[.K12];SEARCH(&quot;(&quot;;#REF!.[.K12])-1)));&quot;&quot;)" office:value-type="string" office:string-value="" calcext:value-type="error">
            <text:p>Err :501</text:p>
          </table:table-cell>
          <table:table-cell table:style-name="ce9" table:formula="of:=IF(NOT(ISBLANK(#REF!.[.L12]));RIGHT(LEFT(#REF!.[.L12];SEARCH(&quot;(&quot;;#REF!.[.L12])-1);LEN(LEFT(#REF!.[.L12];SEARCH(&quot;(&quot;;#REF!.[.L12])-1))-SEARCH(&quot; &quot;;LEFT(#REF!.[.L12];SEARCH(&quot;(&quot;;#REF!.[.L12])-1)));&quot;&quot;)" office:value-type="string" office:string-value="" calcext:value-type="error">
            <text:p>Err :501</text:p>
          </table:table-cell>
          <table:table-cell table:style-name="ce9" table:formula="of:=#REF!.[.M12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13]));RIGHT(LEFT(#REF!.[.A13];SEARCH(&quot;(&quot;;#REF!.[.A13])-1);LEN(LEFT(#REF!.[.A13];SEARCH(&quot;(&quot;;#REF!.[.A13])-1))-SEARCH(&quot; &quot;;LEFT(#REF!.[.A13];SEARCH(&quot;(&quot;;#REF!.[.A13])-1)));&quot;&quot;)" office:value-type="string" office:string-value="" calcext:value-type="error">
            <text:p>Err :501</text:p>
          </table:table-cell>
          <table:table-cell table:style-name="ce9" table:formula="of:=IF(NOT(ISBLANK(#REF!.[.B13]));RIGHT(LEFT(#REF!.[.B13];SEARCH(&quot;(&quot;;#REF!.[.B13])-1);LEN(LEFT(#REF!.[.B13];SEARCH(&quot;(&quot;;#REF!.[.B13])-1))-SEARCH(&quot; &quot;;LEFT(#REF!.[.B13];SEARCH(&quot;(&quot;;#REF!.[.B13])-1)));&quot;&quot;)" office:value-type="string" office:string-value="" calcext:value-type="error">
            <text:p>Err :501</text:p>
          </table:table-cell>
          <table:table-cell table:style-name="ce9" table:formula="of:=IF(NOT(ISBLANK(#REF!.[.C13]));RIGHT(LEFT(#REF!.[.C13];SEARCH(&quot;(&quot;;#REF!.[.C13])-1);LEN(LEFT(#REF!.[.C13];SEARCH(&quot;(&quot;;#REF!.[.C13])-1))-SEARCH(&quot; &quot;;LEFT(#REF!.[.C13];SEARCH(&quot;(&quot;;#REF!.[.C13])-1)));&quot;&quot;)" office:value-type="string" office:string-value="" calcext:value-type="error">
            <text:p>Err :501</text:p>
          </table:table-cell>
          <table:table-cell table:style-name="ce9" table:formula="of:=IF(NOT(ISBLANK(#REF!.[.D13]));RIGHT(LEFT(#REF!.[.D13];SEARCH(&quot;(&quot;;#REF!.[.D13])-1);LEN(LEFT(#REF!.[.D13];SEARCH(&quot;(&quot;;#REF!.[.D13])-1))-SEARCH(&quot; &quot;;LEFT(#REF!.[.D13];SEARCH(&quot;(&quot;;#REF!.[.D13])-1)));&quot;&quot;)" office:value-type="string" office:string-value="" calcext:value-type="error">
            <text:p>Err :501</text:p>
          </table:table-cell>
          <table:table-cell table:style-name="ce9" table:formula="of:=IF(NOT(ISBLANK(#REF!.e13));RIGHT(LEFT(#REF!.e13;SEARCH(&quot;(&quot;;#REF!.e13)-1);LEN(LEFT(#REF!.e13;SEARCH(&quot;(&quot;;#REF!.e13)-1))-SEARCH(&quot; &quot;;LEFT(#REF!.e13;SEARCH(&quot;(&quot;;#REF!.e13)-1)));&quot;&quot;)" office:value-type="string" office:string-value="" calcext:value-type="error">
            <text:p>Err :508</text:p>
          </table:table-cell>
          <table:table-cell table:style-name="ce9" table:formula="of:=IF(NOT(ISBLANK(#REF!.[.F13]));RIGHT(LEFT(#REF!.[.F13];SEARCH(&quot;(&quot;;#REF!.[.F13])-1);LEN(LEFT(#REF!.[.F13];SEARCH(&quot;(&quot;;#REF!.[.F13])-1))-SEARCH(&quot; &quot;;LEFT(#REF!.[.F13];SEARCH(&quot;(&quot;;#REF!.[.F13])-1)));&quot;&quot;)" office:value-type="string" office:string-value="" calcext:value-type="error">
            <text:p>Err :501</text:p>
          </table:table-cell>
          <table:table-cell table:style-name="ce9" table:formula="of:=IF(NOT(ISBLANK(#REF!.[.G13]));RIGHT(LEFT(#REF!.[.G13];SEARCH(&quot;(&quot;;#REF!.[.G13])-1);LEN(LEFT(#REF!.[.G13];SEARCH(&quot;(&quot;;#REF!.[.G13])-1))-SEARCH(&quot; &quot;;LEFT(#REF!.[.G13];SEARCH(&quot;(&quot;;#REF!.[.G13])-1)));&quot;&quot;)" office:value-type="string" office:string-value="" calcext:value-type="error">
            <text:p>Err :501</text:p>
          </table:table-cell>
          <table:table-cell table:style-name="ce9" table:formula="of:=IF(NOT(ISBLANK(#REF!.[.H13]));RIGHT(LEFT(#REF!.[.H13];SEARCH(&quot;(&quot;;#REF!.[.H13])-1);LEN(LEFT(#REF!.[.H13];SEARCH(&quot;(&quot;;#REF!.[.H13])-1))-SEARCH(&quot; &quot;;LEFT(#REF!.[.H13];SEARCH(&quot;(&quot;;#REF!.[.H13])-1)));&quot;&quot;)" office:value-type="string" office:string-value="" calcext:value-type="error">
            <text:p>Err :501</text:p>
          </table:table-cell>
          <table:table-cell table:style-name="ce9" table:formula="of:=IF(NOT(ISBLANK(#REF!.[.I13]));RIGHT(LEFT(#REF!.[.I13];SEARCH(&quot;(&quot;;#REF!.[.I13])-1);LEN(LEFT(#REF!.[.I13];SEARCH(&quot;(&quot;;#REF!.[.I13])-1))-SEARCH(&quot; &quot;;LEFT(#REF!.[.I13];SEARCH(&quot;(&quot;;#REF!.[.I13])-1)));&quot;&quot;)" office:value-type="string" office:string-value="" calcext:value-type="error">
            <text:p>Err :501</text:p>
          </table:table-cell>
          <table:table-cell table:style-name="ce9" table:formula="of:=IF(NOT(ISBLANK(#REF!.[.J13]));RIGHT(LEFT(#REF!.[.J13];SEARCH(&quot;(&quot;;#REF!.[.J13])-1);LEN(LEFT(#REF!.[.J13];SEARCH(&quot;(&quot;;#REF!.[.J13])-1))-SEARCH(&quot; &quot;;LEFT(#REF!.[.J13];SEARCH(&quot;(&quot;;#REF!.[.J13])-1)));&quot;&quot;)" office:value-type="string" office:string-value="" calcext:value-type="error">
            <text:p>Err :501</text:p>
          </table:table-cell>
          <table:table-cell table:style-name="ce9" table:formula="of:=IF(NOT(ISBLANK(#REF!.[.K13]));RIGHT(LEFT(#REF!.[.K13];SEARCH(&quot;(&quot;;#REF!.[.K13])-1);LEN(LEFT(#REF!.[.K13];SEARCH(&quot;(&quot;;#REF!.[.K13])-1))-SEARCH(&quot; &quot;;LEFT(#REF!.[.K13];SEARCH(&quot;(&quot;;#REF!.[.K13])-1)));&quot;&quot;)" office:value-type="string" office:string-value="" calcext:value-type="error">
            <text:p>Err :501</text:p>
          </table:table-cell>
          <table:table-cell table:style-name="ce9" table:formula="of:=IF(NOT(ISBLANK(#REF!.[.L13]));RIGHT(LEFT(#REF!.[.L13];SEARCH(&quot;(&quot;;#REF!.[.L13])-1);LEN(LEFT(#REF!.[.L13];SEARCH(&quot;(&quot;;#REF!.[.L13])-1))-SEARCH(&quot; &quot;;LEFT(#REF!.[.L13];SEARCH(&quot;(&quot;;#REF!.[.L13])-1)));&quot;&quot;)" office:value-type="string" office:string-value="" calcext:value-type="error">
            <text:p>Err :501</text:p>
          </table:table-cell>
          <table:table-cell table:style-name="ce9" table:formula="of:=#REF!.[.M13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14]));RIGHT(LEFT(#REF!.[.A14];SEARCH(&quot;(&quot;;#REF!.[.A14])-1);LEN(LEFT(#REF!.[.A14];SEARCH(&quot;(&quot;;#REF!.[.A14])-1))-SEARCH(&quot; &quot;;LEFT(#REF!.[.A14];SEARCH(&quot;(&quot;;#REF!.[.A14])-1)));&quot;&quot;)" office:value-type="string" office:string-value="" calcext:value-type="error">
            <text:p>Err :501</text:p>
          </table:table-cell>
          <table:table-cell table:style-name="ce9" table:formula="of:=IF(NOT(ISBLANK(#REF!.[.B14]));RIGHT(LEFT(#REF!.[.B14];SEARCH(&quot;(&quot;;#REF!.[.B14])-1);LEN(LEFT(#REF!.[.B14];SEARCH(&quot;(&quot;;#REF!.[.B14])-1))-SEARCH(&quot; &quot;;LEFT(#REF!.[.B14];SEARCH(&quot;(&quot;;#REF!.[.B14])-1)));&quot;&quot;)" office:value-type="string" office:string-value="" calcext:value-type="error">
            <text:p>Err :501</text:p>
          </table:table-cell>
          <table:table-cell table:style-name="ce9" table:formula="of:=IF(NOT(ISBLANK(#REF!.[.C14]));RIGHT(LEFT(#REF!.[.C14];SEARCH(&quot;(&quot;;#REF!.[.C14])-1);LEN(LEFT(#REF!.[.C14];SEARCH(&quot;(&quot;;#REF!.[.C14])-1))-SEARCH(&quot; &quot;;LEFT(#REF!.[.C14];SEARCH(&quot;(&quot;;#REF!.[.C14])-1)));&quot;&quot;)" office:value-type="string" office:string-value="" calcext:value-type="error">
            <text:p>Err :501</text:p>
          </table:table-cell>
          <table:table-cell table:style-name="ce9" table:formula="of:=IF(NOT(ISBLANK(#REF!.[.D14]));RIGHT(LEFT(#REF!.[.D14];SEARCH(&quot;(&quot;;#REF!.[.D14])-1);LEN(LEFT(#REF!.[.D14];SEARCH(&quot;(&quot;;#REF!.[.D14])-1))-SEARCH(&quot; &quot;;LEFT(#REF!.[.D14];SEARCH(&quot;(&quot;;#REF!.[.D14])-1)));&quot;&quot;)" office:value-type="string" office:string-value="" calcext:value-type="error">
            <text:p>Err :501</text:p>
          </table:table-cell>
          <table:table-cell table:style-name="ce9" table:formula="of:=IF(NOT(ISBLANK(#REF!.e14));RIGHT(LEFT(#REF!.e14;SEARCH(&quot;(&quot;;#REF!.e14)-1);LEN(LEFT(#REF!.e14;SEARCH(&quot;(&quot;;#REF!.e14)-1))-SEARCH(&quot; &quot;;LEFT(#REF!.e14;SEARCH(&quot;(&quot;;#REF!.e14)-1)));&quot;&quot;)" office:value-type="string" office:string-value="" calcext:value-type="error">
            <text:p>Err :508</text:p>
          </table:table-cell>
          <table:table-cell table:style-name="ce9" table:formula="of:=IF(NOT(ISBLANK(#REF!.[.F14]));RIGHT(LEFT(#REF!.[.F14];SEARCH(&quot;(&quot;;#REF!.[.F14])-1);LEN(LEFT(#REF!.[.F14];SEARCH(&quot;(&quot;;#REF!.[.F14])-1))-SEARCH(&quot; &quot;;LEFT(#REF!.[.F14];SEARCH(&quot;(&quot;;#REF!.[.F14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3" table:number-rows-spanned="1">
            <text:p>Petits commerces</text:p>
          </table:table-cell>
          <table:covered-table-cell table:number-columns-repeated="2" table:style-name="ce9"/>
          <table:table-cell table:style-name="ce9" table:formula="of:=IF(NOT(ISBLANK(#REF!.[.J14]));RIGHT(LEFT(#REF!.[.J14];SEARCH(&quot;(&quot;;#REF!.[.J14])-1);LEN(LEFT(#REF!.[.J14];SEARCH(&quot;(&quot;;#REF!.[.J14])-1))-SEARCH(&quot; &quot;;LEFT(#REF!.[.J14];SEARCH(&quot;(&quot;;#REF!.[.J14])-1)));&quot;&quot;)" office:value-type="string" office:string-value="" calcext:value-type="error">
            <text:p>Err :501</text:p>
          </table:table-cell>
          <table:table-cell table:style-name="ce9" table:number-columns-repeated="2"/>
          <table:table-cell table:style-name="ce9" table:formula="of:=#REF!.[.M14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15]));RIGHT(LEFT(#REF!.[.A15];SEARCH(&quot;(&quot;;#REF!.[.A15])-1);LEN(LEFT(#REF!.[.A15];SEARCH(&quot;(&quot;;#REF!.[.A15])-1))-SEARCH(&quot; &quot;;LEFT(#REF!.[.A15];SEARCH(&quot;(&quot;;#REF!.[.A15])-1)));&quot;&quot;)" office:value-type="string" office:string-value="" calcext:value-type="error">
            <text:p>Err :501</text:p>
          </table:table-cell>
          <table:table-cell table:style-name="ce9" table:formula="of:=IF(NOT(ISBLANK(#REF!.[.B15]));RIGHT(LEFT(#REF!.[.B15];SEARCH(&quot;(&quot;;#REF!.[.B15])-1);LEN(LEFT(#REF!.[.B15];SEARCH(&quot;(&quot;;#REF!.[.B15])-1))-SEARCH(&quot; &quot;;LEFT(#REF!.[.B15];SEARCH(&quot;(&quot;;#REF!.[.B15])-1)));&quot;&quot;)" office:value-type="string" office:string-value="" calcext:value-type="error">
            <text:p>Err :501</text:p>
          </table:table-cell>
          <table:table-cell table:style-name="ce9" table:formula="of:=IF(NOT(ISBLANK(#REF!.[.C15]));RIGHT(LEFT(#REF!.[.C15];SEARCH(&quot;(&quot;;#REF!.[.C15])-1);LEN(LEFT(#REF!.[.C15];SEARCH(&quot;(&quot;;#REF!.[.C15])-1))-SEARCH(&quot; &quot;;LEFT(#REF!.[.C15];SEARCH(&quot;(&quot;;#REF!.[.C15])-1)));&quot;&quot;)" office:value-type="string" office:string-value="" calcext:value-type="error">
            <text:p>Err :501</text:p>
          </table:table-cell>
          <table:table-cell table:style-name="ce9" table:formula="of:=IF(NOT(ISBLANK(#REF!.[.D15]));RIGHT(LEFT(#REF!.[.D15];SEARCH(&quot;(&quot;;#REF!.[.D15])-1);LEN(LEFT(#REF!.[.D15];SEARCH(&quot;(&quot;;#REF!.[.D15])-1))-SEARCH(&quot; &quot;;LEFT(#REF!.[.D15];SEARCH(&quot;(&quot;;#REF!.[.D15])-1)));&quot;&quot;)" office:value-type="string" office:string-value="" calcext:value-type="error">
            <text:p>Err :501</text:p>
          </table:table-cell>
          <table:table-cell table:style-name="ce9" table:formula="of:=IF(NOT(ISBLANK(#REF!.e15));RIGHT(LEFT(#REF!.e15;SEARCH(&quot;(&quot;;#REF!.e15)-1);LEN(LEFT(#REF!.e15;SEARCH(&quot;(&quot;;#REF!.e15)-1))-SEARCH(&quot; &quot;;LEFT(#REF!.e15;SEARCH(&quot;(&quot;;#REF!.e15)-1)));&quot;&quot;)" office:value-type="string" office:string-value="" calcext:value-type="error">
            <text:p>Err :508</text:p>
          </table:table-cell>
          <table:table-cell table:style-name="ce9" table:formula="of:=IF(NOT(ISBLANK(#REF!.[.F15]));RIGHT(LEFT(#REF!.[.F15];SEARCH(&quot;(&quot;;#REF!.[.F15])-1);LEN(LEFT(#REF!.[.F15];SEARCH(&quot;(&quot;;#REF!.[.F15])-1))-SEARCH(&quot; &quot;;LEFT(#REF!.[.F15];SEARCH(&quot;(&quot;;#REF!.[.F15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3" table:number-rows-spanned="1">
            <text:p>Autres entreprises</text:p>
          </table:table-cell>
          <table:covered-table-cell table:number-columns-repeated="2" table:style-name="ce9"/>
          <table:table-cell table:style-name="ce9" table:formula="of:=IF(NOT(ISBLANK(#REF!.[.J15]));RIGHT(LEFT(#REF!.[.J15];SEARCH(&quot;(&quot;;#REF!.[.J15])-1);LEN(LEFT(#REF!.[.J15];SEARCH(&quot;(&quot;;#REF!.[.J15])-1))-SEARCH(&quot; &quot;;LEFT(#REF!.[.J15];SEARCH(&quot;(&quot;;#REF!.[.J15])-1)));&quot;&quot;)" office:value-type="string" office:string-value="" calcext:value-type="error">
            <text:p>Err :501</text:p>
          </table:table-cell>
          <table:table-cell table:style-name="ce9" table:formula="of:=IF(NOT(ISBLANK(#REF!.[.K15]));RIGHT(LEFT(#REF!.[.K15];SEARCH(&quot;(&quot;;#REF!.[.K15])-1);LEN(LEFT(#REF!.[.K15];SEARCH(&quot;(&quot;;#REF!.[.K15])-1))-SEARCH(&quot; &quot;;LEFT(#REF!.[.K15];SEARCH(&quot;(&quot;;#REF!.[.K15])-1)));&quot;&quot;)" office:value-type="string" office:string-value="" calcext:value-type="error">
            <text:p>Err :501</text:p>
          </table:table-cell>
          <table:table-cell table:style-name="ce9"/>
          <table:table-cell table:style-name="ce9" table:formula="of:=#REF!.[.M15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16]));RIGHT(LEFT(#REF!.[.A16];SEARCH(&quot;(&quot;;#REF!.[.A16])-1);LEN(LEFT(#REF!.[.A16];SEARCH(&quot;(&quot;;#REF!.[.A16])-1))-SEARCH(&quot; &quot;;LEFT(#REF!.[.A16];SEARCH(&quot;(&quot;;#REF!.[.A16])-1)));&quot;&quot;)" office:value-type="string" office:string-value="" calcext:value-type="error">
            <text:p>Err :501</text:p>
          </table:table-cell>
          <table:table-cell table:style-name="ce9" table:formula="of:=IF(NOT(ISBLANK(#REF!.[.B16]));RIGHT(LEFT(#REF!.[.B16];SEARCH(&quot;(&quot;;#REF!.[.B16])-1);LEN(LEFT(#REF!.[.B16];SEARCH(&quot;(&quot;;#REF!.[.B16])-1))-SEARCH(&quot; &quot;;LEFT(#REF!.[.B16];SEARCH(&quot;(&quot;;#REF!.[.B16])-1)));&quot;&quot;)" office:value-type="string" office:string-value="" calcext:value-type="error">
            <text:p>Err :501</text:p>
          </table:table-cell>
          <table:table-cell table:style-name="ce9" table:formula="of:=IF(NOT(ISBLANK(#REF!.[.C16]));RIGHT(LEFT(#REF!.[.C16];SEARCH(&quot;(&quot;;#REF!.[.C16])-1);LEN(LEFT(#REF!.[.C16];SEARCH(&quot;(&quot;;#REF!.[.C16])-1))-SEARCH(&quot; &quot;;LEFT(#REF!.[.C16];SEARCH(&quot;(&quot;;#REF!.[.C16])-1)));&quot;&quot;)" office:value-type="string" office:string-value="" calcext:value-type="error">
            <text:p>Err :501</text:p>
          </table:table-cell>
          <table:table-cell table:style-name="ce9" table:formula="of:=IF(NOT(ISBLANK(#REF!.[.D16]));RIGHT(LEFT(#REF!.[.D16];SEARCH(&quot;(&quot;;#REF!.[.D16])-1);LEN(LEFT(#REF!.[.D16];SEARCH(&quot;(&quot;;#REF!.[.D16])-1))-SEARCH(&quot; &quot;;LEFT(#REF!.[.D16];SEARCH(&quot;(&quot;;#REF!.[.D16])-1)));&quot;&quot;)" office:value-type="string" office:string-value="" calcext:value-type="error">
            <text:p>Err :501</text:p>
          </table:table-cell>
          <table:table-cell table:style-name="ce9" table:formula="of:=IF(NOT(ISBLANK(#REF!.e16));RIGHT(LEFT(#REF!.e16;SEARCH(&quot;(&quot;;#REF!.e16)-1);LEN(LEFT(#REF!.e16;SEARCH(&quot;(&quot;;#REF!.e16)-1))-SEARCH(&quot; &quot;;LEFT(#REF!.e16;SEARCH(&quot;(&quot;;#REF!.e16)-1)));&quot;&quot;)" office:value-type="string" office:string-value="" calcext:value-type="error">
            <text:p>Err :508</text:p>
          </table:table-cell>
          <table:table-cell table:style-name="ce9" table:formula="of:=IF(NOT(ISBLANK(#REF!.[.F16]));RIGHT(LEFT(#REF!.[.F16];SEARCH(&quot;(&quot;;#REF!.[.F16])-1);LEN(LEFT(#REF!.[.F16];SEARCH(&quot;(&quot;;#REF!.[.F16])-1))-SEARCH(&quot; &quot;;LEFT(#REF!.[.F16];SEARCH(&quot;(&quot;;#REF!.[.F16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3" table:number-rows-spanned="1">
            <text:p>Services publiques</text:p>
          </table:table-cell>
          <table:covered-table-cell table:number-columns-repeated="2" table:style-name="ce9"/>
          <table:table-cell table:style-name="ce9" table:formula="of:=IF(NOT(ISBLANK(#REF!.[.J16]));RIGHT(LEFT(#REF!.[.J16];SEARCH(&quot;(&quot;;#REF!.[.J16])-1);LEN(LEFT(#REF!.[.J16];SEARCH(&quot;(&quot;;#REF!.[.J16])-1))-SEARCH(&quot; &quot;;LEFT(#REF!.[.J16];SEARCH(&quot;(&quot;;#REF!.[.J16])-1)));&quot;&quot;)" office:value-type="string" office:string-value="" calcext:value-type="error">
            <text:p>Err :501</text:p>
          </table:table-cell>
          <table:table-cell table:style-name="ce9" table:formula="of:=IF(NOT(ISBLANK(#REF!.[.K16]));RIGHT(LEFT(#REF!.[.K16];SEARCH(&quot;(&quot;;#REF!.[.K16])-1);LEN(LEFT(#REF!.[.K16];SEARCH(&quot;(&quot;;#REF!.[.K16])-1))-SEARCH(&quot; &quot;;LEFT(#REF!.[.K16];SEARCH(&quot;(&quot;;#REF!.[.K16])-1)));&quot;&quot;)" office:value-type="string" office:string-value="" calcext:value-type="error">
            <text:p>Err :501</text:p>
          </table:table-cell>
          <table:table-cell table:style-name="ce9"/>
          <table:table-cell table:style-name="ce9" table:formula="of:=#REF!.[.M16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17]));RIGHT(LEFT(#REF!.[.A17];SEARCH(&quot;(&quot;;#REF!.[.A17])-1);LEN(LEFT(#REF!.[.A17];SEARCH(&quot;(&quot;;#REF!.[.A17])-1))-SEARCH(&quot; &quot;;LEFT(#REF!.[.A17];SEARCH(&quot;(&quot;;#REF!.[.A17])-1)));&quot;&quot;)" office:value-type="string" office:string-value="" calcext:value-type="error">
            <text:p>Err :501</text:p>
          </table:table-cell>
          <table:table-cell table:style-name="ce9" table:formula="of:=IF(NOT(ISBLANK(#REF!.[.B17]));RIGHT(LEFT(#REF!.[.B17];SEARCH(&quot;(&quot;;#REF!.[.B17])-1);LEN(LEFT(#REF!.[.B17];SEARCH(&quot;(&quot;;#REF!.[.B17])-1))-SEARCH(&quot; &quot;;LEFT(#REF!.[.B17];SEARCH(&quot;(&quot;;#REF!.[.B17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3" table:number-rows-spanned="1">
            <text:p>Monnaie</text:p>
          </table:table-cell>
          <table:covered-table-cell table:number-columns-repeated="2" table:style-name="ce9"/>
          <table:table-cell table:style-name="ce9" table:formula="of:=IF(NOT(ISBLANK(#REF!.[.F17]));RIGHT(LEFT(#REF!.[.F17];SEARCH(&quot;(&quot;;#REF!.[.F17])-1);LEN(LEFT(#REF!.[.F17];SEARCH(&quot;(&quot;;#REF!.[.F17])-1))-SEARCH(&quot; &quot;;LEFT(#REF!.[.F17];SEARCH(&quot;(&quot;;#REF!.[.F17])-1)));&quot;&quot;)" office:value-type="string" office:string-value="" calcext:value-type="error">
            <text:p>Err :501</text:p>
          </table:table-cell>
          <table:table-cell table:style-name="ce9" table:formula="of:=IF(NOT(ISBLANK(#REF!.[.G17]));RIGHT(LEFT(#REF!.[.G17];SEARCH(&quot;(&quot;;#REF!.[.G17])-1);LEN(LEFT(#REF!.[.G17];SEARCH(&quot;(&quot;;#REF!.[.G17])-1))-SEARCH(&quot; &quot;;LEFT(#REF!.[.G17];SEARCH(&quot;(&quot;;#REF!.[.G17])-1)));&quot;&quot;)" office:value-type="string" office:string-value="" calcext:value-type="error">
            <text:p>Err :501</text:p>
          </table:table-cell>
          <table:table-cell table:style-name="ce9" table:formula="of:=IF(NOT(ISBLANK(#REF!.[.H17]));RIGHT(LEFT(#REF!.[.H17];SEARCH(&quot;(&quot;;#REF!.[.H17])-1);LEN(LEFT(#REF!.[.H17];SEARCH(&quot;(&quot;;#REF!.[.H17])-1))-SEARCH(&quot; &quot;;LEFT(#REF!.[.H17];SEARCH(&quot;(&quot;;#REF!.[.H17])-1)));&quot;&quot;)" office:value-type="string" office:string-value="" calcext:value-type="error">
            <text:p>Err :501</text:p>
          </table:table-cell>
          <table:table-cell table:style-name="ce9" table:formula="of:=IF(NOT(ISBLANK(#REF!.[.I17]));RIGHT(LEFT(#REF!.[.I17];SEARCH(&quot;(&quot;;#REF!.[.I17])-1);LEN(LEFT(#REF!.[.I17];SEARCH(&quot;(&quot;;#REF!.[.I17])-1))-SEARCH(&quot; &quot;;LEFT(#REF!.[.I17];SEARCH(&quot;(&quot;;#REF!.[.I17])-1)));&quot;&quot;)" office:value-type="string" office:string-value="" calcext:value-type="error">
            <text:p>Err :501</text:p>
          </table:table-cell>
          <table:table-cell table:style-name="ce9" table:formula="of:=IF(NOT(ISBLANK(#REF!.[.J17]));RIGHT(LEFT(#REF!.[.J17];SEARCH(&quot;(&quot;;#REF!.[.J17])-1);LEN(LEFT(#REF!.[.J17];SEARCH(&quot;(&quot;;#REF!.[.J17])-1))-SEARCH(&quot; &quot;;LEFT(#REF!.[.J17];SEARCH(&quot;(&quot;;#REF!.[.J17])-1)));&quot;&quot;)" office:value-type="string" office:string-value="" calcext:value-type="error">
            <text:p>Err :501</text:p>
          </table:table-cell>
          <table:table-cell table:style-name="ce9" table:formula="of:=IF(NOT(ISBLANK(#REF!.[.K17]));RIGHT(LEFT(#REF!.[.K17];SEARCH(&quot;(&quot;;#REF!.[.K17])-1);LEN(LEFT(#REF!.[.K17];SEARCH(&quot;(&quot;;#REF!.[.K17])-1))-SEARCH(&quot; &quot;;LEFT(#REF!.[.K17];SEARCH(&quot;(&quot;;#REF!.[.K17])-1)));&quot;&quot;)" office:value-type="string" office:string-value="" calcext:value-type="error">
            <text:p>Err :501</text:p>
          </table:table-cell>
          <table:table-cell table:style-name="ce9" table:formula="of:=IF(NOT(ISBLANK(#REF!.[.L17]));RIGHT(LEFT(#REF!.[.L17];SEARCH(&quot;(&quot;;#REF!.[.L17])-1);LEN(LEFT(#REF!.[.L17];SEARCH(&quot;(&quot;;#REF!.[.L17])-1))-SEARCH(&quot; &quot;;LEFT(#REF!.[.L17];SEARCH(&quot;(&quot;;#REF!.[.L17])-1)));&quot;&quot;)" office:value-type="string" office:string-value="" calcext:value-type="error">
            <text:p>Err :501</text:p>
          </table:table-cell>
          <table:table-cell table:style-name="ce9" table:formula="of:=#REF!.[.M17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18]));RIGHT(LEFT(#REF!.[.A18];SEARCH(&quot;(&quot;;#REF!.[.A18])-1);LEN(LEFT(#REF!.[.A18];SEARCH(&quot;(&quot;;#REF!.[.A18])-1))-SEARCH(&quot; &quot;;LEFT(#REF!.[.A18];SEARCH(&quot;(&quot;;#REF!.[.A18])-1)));&quot;&quot;)" office:value-type="string" office:string-value="" calcext:value-type="error">
            <text:p>Err :501</text:p>
          </table:table-cell>
          <table:table-cell table:style-name="ce9" table:formula="of:=IF(NOT(ISBLANK(#REF!.[.B18]));RIGHT(LEFT(#REF!.[.B18];SEARCH(&quot;(&quot;;#REF!.[.B18])-1);LEN(LEFT(#REF!.[.B18];SEARCH(&quot;(&quot;;#REF!.[.B18])-1))-SEARCH(&quot; &quot;;LEFT(#REF!.[.B18];SEARCH(&quot;(&quot;;#REF!.[.B18])-1)));&quot;&quot;)" office:value-type="string" office:string-value="" calcext:value-type="error">
            <text:p>Err :501</text:p>
          </table:table-cell>
          <table:table-cell table:style-name="ce9" table:formula="of:=IF(NOT(ISBLANK(#REF!.[.C18]));RIGHT(LEFT(#REF!.[.C18];SEARCH(&quot;(&quot;;#REF!.[.C18])-1);LEN(LEFT(#REF!.[.C18];SEARCH(&quot;(&quot;;#REF!.[.C18])-1))-SEARCH(&quot; &quot;;LEFT(#REF!.[.C18];SEARCH(&quot;(&quot;;#REF!.[.C18])-1)));&quot;&quot;)" office:value-type="string" office:string-value="" calcext:value-type="error">
            <text:p>Err :501</text:p>
          </table:table-cell>
          <table:table-cell table:style-name="ce9" table:formula="of:=IF(NOT(ISBLANK(#REF!.[.D18]));RIGHT(LEFT(#REF!.[.D18];SEARCH(&quot;(&quot;;#REF!.[.D18])-1);LEN(LEFT(#REF!.[.D18];SEARCH(&quot;(&quot;;#REF!.[.D18])-1))-SEARCH(&quot; &quot;;LEFT(#REF!.[.D18];SEARCH(&quot;(&quot;;#REF!.[.D18])-1)));&quot;&quot;)" office:value-type="string" office:string-value="" calcext:value-type="error">
            <text:p>Err :501</text:p>
          </table:table-cell>
          <table:table-cell table:style-name="ce9" table:formula="of:=IF(NOT(ISBLANK(#REF!.e18));RIGHT(LEFT(#REF!.e18;SEARCH(&quot;(&quot;;#REF!.e18)-1);LEN(LEFT(#REF!.e18;SEARCH(&quot;(&quot;;#REF!.e18)-1))-SEARCH(&quot; &quot;;LEFT(#REF!.e18;SEARCH(&quot;(&quot;;#REF!.e18)-1)));&quot;&quot;)" office:value-type="string" office:string-value="" calcext:value-type="error">
            <text:p>Err :508</text:p>
          </table:table-cell>
          <table:table-cell table:style-name="ce9" table:formula="of:=IF(NOT(ISBLANK(#REF!.[.F18]));RIGHT(LEFT(#REF!.[.F18];SEARCH(&quot;(&quot;;#REF!.[.F18])-1);LEN(LEFT(#REF!.[.F18];SEARCH(&quot;(&quot;;#REF!.[.F18])-1))-SEARCH(&quot; &quot;;LEFT(#REF!.[.F18];SEARCH(&quot;(&quot;;#REF!.[.F18])-1)));&quot;&quot;)" office:value-type="string" office:string-value="" calcext:value-type="error">
            <text:p>Err :501</text:p>
          </table:table-cell>
          <table:table-cell table:style-name="ce9" table:formula="of:=IF(NOT(ISBLANK(#REF!.[.G18]));RIGHT(LEFT(#REF!.[.G18];SEARCH(&quot;(&quot;;#REF!.[.G18])-1);LEN(LEFT(#REF!.[.G18];SEARCH(&quot;(&quot;;#REF!.[.G18])-1))-SEARCH(&quot; &quot;;LEFT(#REF!.[.G18];SEARCH(&quot;(&quot;;#REF!.[.G18])-1)));&quot;&quot;)" office:value-type="string" office:string-value="" calcext:value-type="error">
            <text:p>Err :501</text:p>
          </table:table-cell>
          <table:table-cell table:style-name="ce9" table:formula="of:=IF(NOT(ISBLANK(#REF!.[.H18]));RIGHT(LEFT(#REF!.[.H18];SEARCH(&quot;(&quot;;#REF!.[.H18])-1);LEN(LEFT(#REF!.[.H18];SEARCH(&quot;(&quot;;#REF!.[.H18])-1))-SEARCH(&quot; &quot;;LEFT(#REF!.[.H18];SEARCH(&quot;(&quot;;#REF!.[.H18])-1)));&quot;&quot;)" office:value-type="string" office:string-value="" calcext:value-type="error">
            <text:p>Err :501</text:p>
          </table:table-cell>
          <table:table-cell table:style-name="ce9" table:formula="of:=IF(NOT(ISBLANK(#REF!.[.I18]));RIGHT(LEFT(#REF!.[.I18];SEARCH(&quot;(&quot;;#REF!.[.I18])-1);LEN(LEFT(#REF!.[.I18];SEARCH(&quot;(&quot;;#REF!.[.I18])-1))-SEARCH(&quot; &quot;;LEFT(#REF!.[.I18];SEARCH(&quot;(&quot;;#REF!.[.I18])-1)));&quot;&quot;)" office:value-type="string" office:string-value="" calcext:value-type="error">
            <text:p>Err :501</text:p>
          </table:table-cell>
          <table:table-cell table:style-name="ce9" table:formula="of:=IF(NOT(ISBLANK(#REF!.[.J18]));RIGHT(LEFT(#REF!.[.J18];SEARCH(&quot;(&quot;;#REF!.[.J18])-1);LEN(LEFT(#REF!.[.J18];SEARCH(&quot;(&quot;;#REF!.[.J18])-1))-SEARCH(&quot; &quot;;LEFT(#REF!.[.J18];SEARCH(&quot;(&quot;;#REF!.[.J18])-1)));&quot;&quot;)" office:value-type="string" office:string-value="" calcext:value-type="error">
            <text:p>Err :501</text:p>
          </table:table-cell>
          <table:table-cell table:style-name="ce9" table:formula="of:=IF(NOT(ISBLANK(#REF!.[.K18]));RIGHT(LEFT(#REF!.[.K18];SEARCH(&quot;(&quot;;#REF!.[.K18])-1);LEN(LEFT(#REF!.[.K18];SEARCH(&quot;(&quot;;#REF!.[.K18])-1))-SEARCH(&quot; &quot;;LEFT(#REF!.[.K18];SEARCH(&quot;(&quot;;#REF!.[.K18])-1)));&quot;&quot;)" office:value-type="string" office:string-value="" calcext:value-type="error">
            <text:p>Err :501</text:p>
          </table:table-cell>
          <table:table-cell table:style-name="ce9" table:formula="of:=IF(NOT(ISBLANK(#REF!.[.L18]));RIGHT(LEFT(#REF!.[.L18];SEARCH(&quot;(&quot;;#REF!.[.L18])-1);LEN(LEFT(#REF!.[.L18];SEARCH(&quot;(&quot;;#REF!.[.L18])-1))-SEARCH(&quot; &quot;;LEFT(#REF!.[.L18];SEARCH(&quot;(&quot;;#REF!.[.L18])-1)));&quot;&quot;)" office:value-type="string" office:string-value="" calcext:value-type="error">
            <text:p>Err :501</text:p>
          </table:table-cell>
          <table:table-cell table:style-name="ce9" table:formula="of:=#REF!.[.M18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19]));RIGHT(LEFT(#REF!.[.A19];SEARCH(&quot;(&quot;;#REF!.[.A19])-1);LEN(LEFT(#REF!.[.A19];SEARCH(&quot;(&quot;;#REF!.[.A19])-1))-SEARCH(&quot; &quot;;LEFT(#REF!.[.A19];SEARCH(&quot;(&quot;;#REF!.[.A19])-1)));&quot;&quot;)" office:value-type="string" office:string-value="" calcext:value-type="error">
            <text:p>Err :501</text:p>
          </table:table-cell>
          <table:table-cell table:style-name="ce9" table:formula="of:=IF(NOT(ISBLANK(#REF!.[.B19]));RIGHT(LEFT(#REF!.[.B19];SEARCH(&quot;(&quot;;#REF!.[.B19])-1);LEN(LEFT(#REF!.[.B19];SEARCH(&quot;(&quot;;#REF!.[.B19])-1))-SEARCH(&quot; &quot;;LEFT(#REF!.[.B19];SEARCH(&quot;(&quot;;#REF!.[.B19])-1)));&quot;&quot;)" office:value-type="string" office:string-value="" calcext:value-type="error">
            <text:p>Err :501</text:p>
          </table:table-cell>
          <table:table-cell table:style-name="ce9" table:formula="of:=IF(NOT(ISBLANK(#REF!.[.C19]));RIGHT(LEFT(#REF!.[.C19];SEARCH(&quot;(&quot;;#REF!.[.C19])-1);LEN(LEFT(#REF!.[.C19];SEARCH(&quot;(&quot;;#REF!.[.C19])-1))-SEARCH(&quot; &quot;;LEFT(#REF!.[.C19];SEARCH(&quot;(&quot;;#REF!.[.C19])-1)));&quot;&quot;)" office:value-type="string" office:string-value="" calcext:value-type="error">
            <text:p>Err :501</text:p>
          </table:table-cell>
          <table:table-cell table:style-name="ce9" table:formula="of:=IF(NOT(ISBLANK(#REF!.[.D19]));RIGHT(LEFT(#REF!.[.D19];SEARCH(&quot;(&quot;;#REF!.[.D19])-1);LEN(LEFT(#REF!.[.D19];SEARCH(&quot;(&quot;;#REF!.[.D19])-1))-SEARCH(&quot; &quot;;LEFT(#REF!.[.D19];SEARCH(&quot;(&quot;;#REF!.[.D19])-1)));&quot;&quot;)" office:value-type="string" office:string-value="" calcext:value-type="error">
            <text:p>Err :501</text:p>
          </table:table-cell>
          <table:table-cell table:style-name="ce12" table:formula="of:=IF(NOT(ISBLANK(#REF!.e19));RIGHT(LEFT(#REF!.e19;SEARCH(&quot;(&quot;;#REF!.e19)-1);LEN(LEFT(#REF!.e19;SEARCH(&quot;(&quot;;#REF!.e19)-1))-SEARCH(&quot; &quot;;LEFT(#REF!.e19;SEARCH(&quot;(&quot;;#REF!.e19)-1)));&quot;&quot;)" office:value-type="string" office:string-value="" calcext:value-type="error">
            <text:p>Err :508</text:p>
          </table:table-cell>
          <table:table-cell table:style-name="ce9" table:formula="of:=IF(NOT(ISBLANK(#REF!.[.F19]));RIGHT(LEFT(#REF!.[.F19];SEARCH(&quot;(&quot;;#REF!.[.F19])-1);LEN(LEFT(#REF!.[.F19];SEARCH(&quot;(&quot;;#REF!.[.F19])-1))-SEARCH(&quot; &quot;;LEFT(#REF!.[.F19];SEARCH(&quot;(&quot;;#REF!.[.F19])-1)));&quot;&quot;)" office:value-type="string" office:string-value="" calcext:value-type="error">
            <text:p>Err :501</text:p>
          </table:table-cell>
          <table:table-cell table:style-name="ce9" table:formula="of:=IF(NOT(ISBLANK(#REF!.[.G19]));RIGHT(LEFT(#REF!.[.G19];SEARCH(&quot;(&quot;;#REF!.[.G19])-1);LEN(LEFT(#REF!.[.G19];SEARCH(&quot;(&quot;;#REF!.[.G19])-1))-SEARCH(&quot; &quot;;LEFT(#REF!.[.G19];SEARCH(&quot;(&quot;;#REF!.[.G19])-1)));&quot;&quot;)" office:value-type="string" office:string-value="" calcext:value-type="error">
            <text:p>Err :501</text:p>
          </table:table-cell>
          <table:table-cell table:style-name="ce9" table:formula="of:=IF(NOT(ISBLANK(#REF!.[.H19]));RIGHT(LEFT(#REF!.[.H19];SEARCH(&quot;(&quot;;#REF!.[.H19])-1);LEN(LEFT(#REF!.[.H19];SEARCH(&quot;(&quot;;#REF!.[.H19])-1))-SEARCH(&quot; &quot;;LEFT(#REF!.[.H19];SEARCH(&quot;(&quot;;#REF!.[.H19])-1)));&quot;&quot;)" office:value-type="string" office:string-value="" calcext:value-type="error">
            <text:p>Err :501</text:p>
          </table:table-cell>
          <table:table-cell table:style-name="ce9" table:formula="of:=IF(NOT(ISBLANK(#REF!.[.I19]));RIGHT(LEFT(#REF!.[.I19];SEARCH(&quot;(&quot;;#REF!.[.I19])-1);LEN(LEFT(#REF!.[.I19];SEARCH(&quot;(&quot;;#REF!.[.I19])-1))-SEARCH(&quot; &quot;;LEFT(#REF!.[.I19];SEARCH(&quot;(&quot;;#REF!.[.I19])-1)));&quot;&quot;)" office:value-type="string" office:string-value="" calcext:value-type="error">
            <text:p>Err :501</text:p>
          </table:table-cell>
          <table:table-cell table:style-name="ce9" table:formula="of:=IF(NOT(ISBLANK(#REF!.[.J19]));RIGHT(LEFT(#REF!.[.J19];SEARCH(&quot;(&quot;;#REF!.[.J19])-1);LEN(LEFT(#REF!.[.J19];SEARCH(&quot;(&quot;;#REF!.[.J19])-1))-SEARCH(&quot; &quot;;LEFT(#REF!.[.J19];SEARCH(&quot;(&quot;;#REF!.[.J19])-1)));&quot;&quot;)" office:value-type="string" office:string-value="" calcext:value-type="error">
            <text:p>Err :501</text:p>
          </table:table-cell>
          <table:table-cell table:style-name="ce9" table:formula="of:=IF(NOT(ISBLANK(#REF!.[.K19]));RIGHT(LEFT(#REF!.[.K19];SEARCH(&quot;(&quot;;#REF!.[.K19])-1);LEN(LEFT(#REF!.[.K19];SEARCH(&quot;(&quot;;#REF!.[.K19])-1))-SEARCH(&quot; &quot;;LEFT(#REF!.[.K19];SEARCH(&quot;(&quot;;#REF!.[.K19])-1)));&quot;&quot;)" office:value-type="string" office:string-value="" calcext:value-type="error">
            <text:p>Err :501</text:p>
          </table:table-cell>
          <table:table-cell table:style-name="ce9" table:formula="of:=IF(NOT(ISBLANK(#REF!.[.L19]));RIGHT(LEFT(#REF!.[.L19];SEARCH(&quot;(&quot;;#REF!.[.L19])-1);LEN(LEFT(#REF!.[.L19];SEARCH(&quot;(&quot;;#REF!.[.L19])-1))-SEARCH(&quot; &quot;;LEFT(#REF!.[.L19];SEARCH(&quot;(&quot;;#REF!.[.L19])-1)));&quot;&quot;)" office:value-type="string" office:string-value="" calcext:value-type="error">
            <text:p>Err :501</text:p>
          </table:table-cell>
          <table:table-cell table:style-name="ce9" table:formula="of:=#REF!.[.M19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20]));RIGHT(LEFT(#REF!.[.A20];SEARCH(&quot;(&quot;;#REF!.[.A20])-1);LEN(LEFT(#REF!.[.A20];SEARCH(&quot;(&quot;;#REF!.[.A20])-1))-SEARCH(&quot; &quot;;LEFT(#REF!.[.A20];SEARCH(&quot;(&quot;;#REF!.[.A20])-1)));&quot;&quot;)" office:value-type="string" office:string-value="" calcext:value-type="error">
            <text:p>Err :501</text:p>
          </table:table-cell>
          <table:table-cell table:style-name="ce9" table:formula="of:=IF(NOT(ISBLANK(#REF!.[.B20]));RIGHT(LEFT(#REF!.[.B20];SEARCH(&quot;(&quot;;#REF!.[.B20])-1);LEN(LEFT(#REF!.[.B20];SEARCH(&quot;(&quot;;#REF!.[.B20])-1))-SEARCH(&quot; &quot;;LEFT(#REF!.[.B20];SEARCH(&quot;(&quot;;#REF!.[.B20])-1)));&quot;&quot;)" office:value-type="string" office:string-value="" calcext:value-type="error">
            <text:p>Err :501</text:p>
          </table:table-cell>
          <table:table-cell table:style-name="ce9" table:formula="of:=IF(NOT(ISBLANK(#REF!.[.C20]));RIGHT(LEFT(#REF!.[.C20];SEARCH(&quot;(&quot;;#REF!.[.C20])-1);LEN(LEFT(#REF!.[.C20];SEARCH(&quot;(&quot;;#REF!.[.C20])-1))-SEARCH(&quot; &quot;;LEFT(#REF!.[.C20];SEARCH(&quot;(&quot;;#REF!.[.C20])-1)));&quot;&quot;)" office:value-type="string" office:string-value="" calcext:value-type="error">
            <text:p>Err :501</text:p>
          </table:table-cell>
          <table:table-cell table:style-name="ce9" table:formula="of:=IF(NOT(ISBLANK(#REF!.[.D20]));RIGHT(LEFT(#REF!.[.D20];SEARCH(&quot;(&quot;;#REF!.[.D20])-1);LEN(LEFT(#REF!.[.D20];SEARCH(&quot;(&quot;;#REF!.[.D20])-1))-SEARCH(&quot; &quot;;LEFT(#REF!.[.D20];SEARCH(&quot;(&quot;;#REF!.[.D20])-1)));&quot;&quot;)" office:value-type="string" office:string-value="" calcext:value-type="error">
            <text:p>Err :501</text:p>
          </table:table-cell>
          <table:table-cell table:style-name="ce9" table:formula="of:=IF(NOT(ISBLANK(#REF!.e20));RIGHT(LEFT(#REF!.e20;SEARCH(&quot;(&quot;;#REF!.e20)-1);LEN(LEFT(#REF!.e20;SEARCH(&quot;(&quot;;#REF!.e20)-1))-SEARCH(&quot; &quot;;LEFT(#REF!.e20;SEARCH(&quot;(&quot;;#REF!.e20)-1)));&quot;&quot;)" office:value-type="string" office:string-value="" calcext:value-type="error">
            <text:p>Err :508</text:p>
          </table:table-cell>
          <table:table-cell table:style-name="ce9" table:formula="of:=IF(NOT(ISBLANK(#REF!.[.F20]));RIGHT(LEFT(#REF!.[.F20];SEARCH(&quot;(&quot;;#REF!.[.F20])-1);LEN(LEFT(#REF!.[.F20];SEARCH(&quot;(&quot;;#REF!.[.F20])-1))-SEARCH(&quot; &quot;;LEFT(#REF!.[.F20];SEARCH(&quot;(&quot;;#REF!.[.F20])-1)));&quot;&quot;)" office:value-type="string" office:string-value="" calcext:value-type="error">
            <text:p>Err :501</text:p>
          </table:table-cell>
          <table:table-cell table:style-name="ce9" table:formula="of:=IF(NOT(ISBLANK(#REF!.[.G20]));RIGHT(LEFT(#REF!.[.G20];SEARCH(&quot;(&quot;;#REF!.[.G20])-1);LEN(LEFT(#REF!.[.G20];SEARCH(&quot;(&quot;;#REF!.[.G20])-1))-SEARCH(&quot; &quot;;LEFT(#REF!.[.G20];SEARCH(&quot;(&quot;;#REF!.[.G20])-1)));&quot;&quot;)" office:value-type="string" office:string-value="" calcext:value-type="error">
            <text:p>Err :501</text:p>
          </table:table-cell>
          <table:table-cell table:style-name="ce9" table:formula="of:=IF(NOT(ISBLANK(#REF!.[.H20]));RIGHT(LEFT(#REF!.[.H20];SEARCH(&quot;(&quot;;#REF!.[.H20])-1);LEN(LEFT(#REF!.[.H20];SEARCH(&quot;(&quot;;#REF!.[.H20])-1))-SEARCH(&quot; &quot;;LEFT(#REF!.[.H20];SEARCH(&quot;(&quot;;#REF!.[.H20])-1)));&quot;&quot;)" office:value-type="string" office:string-value="" calcext:value-type="error">
            <text:p>Err :501</text:p>
          </table:table-cell>
          <table:table-cell table:style-name="ce9" table:formula="of:=IF(NOT(ISBLANK(#REF!.[.I20]));RIGHT(LEFT(#REF!.[.I20];SEARCH(&quot;(&quot;;#REF!.[.I20])-1);LEN(LEFT(#REF!.[.I20];SEARCH(&quot;(&quot;;#REF!.[.I20])-1))-SEARCH(&quot; &quot;;LEFT(#REF!.[.I20];SEARCH(&quot;(&quot;;#REF!.[.I20])-1)));&quot;&quot;)" office:value-type="string" office:string-value="" calcext:value-type="error">
            <text:p>Err :501</text:p>
          </table:table-cell>
          <table:table-cell table:style-name="ce9" table:formula="of:=IF(NOT(ISBLANK(#REF!.[.J20]));RIGHT(LEFT(#REF!.[.J20];SEARCH(&quot;(&quot;;#REF!.[.J20])-1);LEN(LEFT(#REF!.[.J20];SEARCH(&quot;(&quot;;#REF!.[.J20])-1))-SEARCH(&quot; &quot;;LEFT(#REF!.[.J20];SEARCH(&quot;(&quot;;#REF!.[.J20])-1)));&quot;&quot;)" office:value-type="string" office:string-value="" calcext:value-type="error">
            <text:p>Err :501</text:p>
          </table:table-cell>
          <table:table-cell table:style-name="ce9" table:formula="of:=IF(NOT(ISBLANK(#REF!.[.K20]));RIGHT(LEFT(#REF!.[.K20];SEARCH(&quot;(&quot;;#REF!.[.K20])-1);LEN(LEFT(#REF!.[.K20];SEARCH(&quot;(&quot;;#REF!.[.K20])-1))-SEARCH(&quot; &quot;;LEFT(#REF!.[.K20];SEARCH(&quot;(&quot;;#REF!.[.K20])-1)));&quot;&quot;)" office:value-type="string" office:string-value="" calcext:value-type="error">
            <text:p>Err :501</text:p>
          </table:table-cell>
          <table:table-cell table:style-name="ce9" table:formula="of:=IF(NOT(ISBLANK(#REF!.[.L20]));RIGHT(LEFT(#REF!.[.L20];SEARCH(&quot;(&quot;;#REF!.[.L20])-1);LEN(LEFT(#REF!.[.L20];SEARCH(&quot;(&quot;;#REF!.[.L20])-1))-SEARCH(&quot; &quot;;LEFT(#REF!.[.L20];SEARCH(&quot;(&quot;;#REF!.[.L20])-1)));&quot;&quot;)" office:value-type="string" office:string-value="" calcext:value-type="error">
            <text:p>Err :501</text:p>
          </table:table-cell>
          <table:table-cell table:style-name="ce9" table:formula="of:=#REF!.[.M20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21]));RIGHT(LEFT(#REF!.[.A21];SEARCH(&quot;(&quot;;#REF!.[.A21])-1);LEN(LEFT(#REF!.[.A21];SEARCH(&quot;(&quot;;#REF!.[.A21])-1))-SEARCH(&quot; &quot;;LEFT(#REF!.[.A21];SEARCH(&quot;(&quot;;#REF!.[.A21])-1)));&quot;&quot;)" office:value-type="string" office:string-value="" calcext:value-type="error">
            <text:p>Err :501</text:p>
          </table:table-cell>
          <table:table-cell table:style-name="ce9" table:formula="of:=IF(NOT(ISBLANK(#REF!.[.B21]));RIGHT(LEFT(#REF!.[.B21];SEARCH(&quot;(&quot;;#REF!.[.B21])-1);LEN(LEFT(#REF!.[.B21];SEARCH(&quot;(&quot;;#REF!.[.B21])-1))-SEARCH(&quot; &quot;;LEFT(#REF!.[.B21];SEARCH(&quot;(&quot;;#REF!.[.B21])-1)));&quot;&quot;)" office:value-type="string" office:string-value="" calcext:value-type="error">
            <text:p>Err :501</text:p>
          </table:table-cell>
          <table:table-cell table:style-name="ce9" table:formula="of:=IF(NOT(ISBLANK(#REF!.[.C21]));RIGHT(LEFT(#REF!.[.C21];SEARCH(&quot;(&quot;;#REF!.[.C21])-1);LEN(LEFT(#REF!.[.C21];SEARCH(&quot;(&quot;;#REF!.[.C21])-1))-SEARCH(&quot; &quot;;LEFT(#REF!.[.C21];SEARCH(&quot;(&quot;;#REF!.[.C21])-1)));&quot;&quot;)" office:value-type="string" office:string-value="" calcext:value-type="error">
            <text:p>Err :501</text:p>
          </table:table-cell>
          <table:table-cell table:style-name="ce9" table:formula="of:=IF(NOT(ISBLANK(#REF!.[.D21]));RIGHT(LEFT(#REF!.[.D21];SEARCH(&quot;(&quot;;#REF!.[.D21])-1);LEN(LEFT(#REF!.[.D21];SEARCH(&quot;(&quot;;#REF!.[.D21])-1))-SEARCH(&quot; &quot;;LEFT(#REF!.[.D21];SEARCH(&quot;(&quot;;#REF!.[.D21])-1)));&quot;&quot;)" office:value-type="string" office:string-value="" calcext:value-type="error">
            <text:p>Err :501</text:p>
          </table:table-cell>
          <table:table-cell table:style-name="ce9" table:formula="of:=IF(NOT(ISBLANK(#REF!.e21));RIGHT(LEFT(#REF!.e21;SEARCH(&quot;(&quot;;#REF!.e21)-1);LEN(LEFT(#REF!.e21;SEARCH(&quot;(&quot;;#REF!.e21)-1))-SEARCH(&quot; &quot;;LEFT(#REF!.e21;SEARCH(&quot;(&quot;;#REF!.e21)-1)));&quot;&quot;)" office:value-type="string" office:string-value="" calcext:value-type="error">
            <text:p>Err :508</text:p>
          </table:table-cell>
          <table:table-cell table:style-name="ce9" table:formula="of:=IF(NOT(ISBLANK(#REF!.[.F21]));RIGHT(LEFT(#REF!.[.F21];SEARCH(&quot;(&quot;;#REF!.[.F21])-1);LEN(LEFT(#REF!.[.F21];SEARCH(&quot;(&quot;;#REF!.[.F21])-1))-SEARCH(&quot; &quot;;LEFT(#REF!.[.F21];SEARCH(&quot;(&quot;;#REF!.[.F21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2" table:number-rows-spanned="1">
            <text:p>Normal</text:p>
          </table:table-cell>
          <table:covered-table-cell table:style-name="ce9"/>
          <table:table-cell table:style-name="ce9" table:formula="of:=IF(NOT(ISBLANK(#REF!.[.I21]));RIGHT(LEFT(#REF!.[.I21];SEARCH(&quot;(&quot;;#REF!.[.I21])-1);LEN(LEFT(#REF!.[.I21];SEARCH(&quot;(&quot;;#REF!.[.I21])-1))-SEARCH(&quot; &quot;;LEFT(#REF!.[.I21];SEARCH(&quot;(&quot;;#REF!.[.I21])-1)));&quot;&quot;)" office:value-type="string" office:string-value="" calcext:value-type="error">
            <text:p>Err :501</text:p>
          </table:table-cell>
          <table:table-cell table:style-name="ce9" table:formula="of:=IF(NOT(ISBLANK(#REF!.[.J21]));RIGHT(LEFT(#REF!.[.J21];SEARCH(&quot;(&quot;;#REF!.[.J21])-1);LEN(LEFT(#REF!.[.J21];SEARCH(&quot;(&quot;;#REF!.[.J21])-1))-SEARCH(&quot; &quot;;LEFT(#REF!.[.J21];SEARCH(&quot;(&quot;;#REF!.[.J21])-1)));&quot;&quot;)" office:value-type="string" office:string-value="" calcext:value-type="error">
            <text:p>Err :501</text:p>
          </table:table-cell>
          <table:table-cell table:style-name="ce9" table:formula="of:=IF(NOT(ISBLANK(#REF!.[.K21]));RIGHT(LEFT(#REF!.[.K21];SEARCH(&quot;(&quot;;#REF!.[.K21])-1);LEN(LEFT(#REF!.[.K21];SEARCH(&quot;(&quot;;#REF!.[.K21])-1))-SEARCH(&quot; &quot;;LEFT(#REF!.[.K21];SEARCH(&quot;(&quot;;#REF!.[.K21])-1)));&quot;&quot;)" office:value-type="string" office:string-value="" calcext:value-type="error">
            <text:p>Err :501</text:p>
          </table:table-cell>
          <table:table-cell table:style-name="ce9" table:formula="of:=IF(NOT(ISBLANK(#REF!.[.L21]));RIGHT(LEFT(#REF!.[.L21];SEARCH(&quot;(&quot;;#REF!.[.L21])-1);LEN(LEFT(#REF!.[.L21];SEARCH(&quot;(&quot;;#REF!.[.L21])-1))-SEARCH(&quot; &quot;;LEFT(#REF!.[.L21];SEARCH(&quot;(&quot;;#REF!.[.L21])-1)));&quot;&quot;)" office:value-type="string" office:string-value="" calcext:value-type="error">
            <text:p>Err :501</text:p>
          </table:table-cell>
          <table:table-cell table:style-name="ce9" table:formula="of:=#REF!.[.M21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22]));RIGHT(LEFT(#REF!.[.A22];SEARCH(&quot;(&quot;;#REF!.[.A22])-1);LEN(LEFT(#REF!.[.A22];SEARCH(&quot;(&quot;;#REF!.[.A22])-1))-SEARCH(&quot; &quot;;LEFT(#REF!.[.A22];SEARCH(&quot;(&quot;;#REF!.[.A22])-1)));&quot;&quot;)" office:value-type="string" office:string-value="" calcext:value-type="error">
            <text:p>Err :501</text:p>
          </table:table-cell>
          <table:table-cell table:style-name="ce9" table:formula="of:=IF(NOT(ISBLANK(#REF!.[.B22]));RIGHT(LEFT(#REF!.[.B22];SEARCH(&quot;(&quot;;#REF!.[.B22])-1);LEN(LEFT(#REF!.[.B22];SEARCH(&quot;(&quot;;#REF!.[.B22])-1))-SEARCH(&quot; &quot;;LEFT(#REF!.[.B22];SEARCH(&quot;(&quot;;#REF!.[.B22])-1)));&quot;&quot;)" office:value-type="string" office:string-value="" calcext:value-type="error">
            <text:p>Err :501</text:p>
          </table:table-cell>
          <table:table-cell table:style-name="ce9" table:formula="of:=IF(NOT(ISBLANK(#REF!.[.C22]));RIGHT(LEFT(#REF!.[.C22];SEARCH(&quot;(&quot;;#REF!.[.C22])-1);LEN(LEFT(#REF!.[.C22];SEARCH(&quot;(&quot;;#REF!.[.C22])-1))-SEARCH(&quot; &quot;;LEFT(#REF!.[.C22];SEARCH(&quot;(&quot;;#REF!.[.C22])-1)));&quot;&quot;)" office:value-type="string" office:string-value="" calcext:value-type="error">
            <text:p>Err :501</text:p>
          </table:table-cell>
          <table:table-cell table:style-name="ce9" table:formula="of:=IF(NOT(ISBLANK(#REF!.[.D22]));RIGHT(LEFT(#REF!.[.D22];SEARCH(&quot;(&quot;;#REF!.[.D22])-1);LEN(LEFT(#REF!.[.D22];SEARCH(&quot;(&quot;;#REF!.[.D22])-1))-SEARCH(&quot; &quot;;LEFT(#REF!.[.D22];SEARCH(&quot;(&quot;;#REF!.[.D22])-1)));&quot;&quot;)" office:value-type="string" office:string-value="" calcext:value-type="error">
            <text:p>Err :501</text:p>
          </table:table-cell>
          <table:table-cell table:style-name="ce9" table:formula="of:=IF(NOT(ISBLANK(#REF!.e22));RIGHT(LEFT(#REF!.e22;SEARCH(&quot;(&quot;;#REF!.e22)-1);LEN(LEFT(#REF!.e22;SEARCH(&quot;(&quot;;#REF!.e22)-1))-SEARCH(&quot; &quot;;LEFT(#REF!.e22;SEARCH(&quot;(&quot;;#REF!.e22)-1)));&quot;&quot;)" office:value-type="string" office:string-value="" calcext:value-type="error">
            <text:p>Err :508</text:p>
          </table:table-cell>
          <table:table-cell table:style-name="ce9" table:formula="of:=IF(NOT(ISBLANK(#REF!.[.F22]));RIGHT(LEFT(#REF!.[.F22];SEARCH(&quot;(&quot;;#REF!.[.F22])-1);LEN(LEFT(#REF!.[.F22];SEARCH(&quot;(&quot;;#REF!.[.F22])-1))-SEARCH(&quot; &quot;;LEFT(#REF!.[.F22];SEARCH(&quot;(&quot;;#REF!.[.F22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2" table:number-rows-spanned="1">
            <text:p>Pondere</text:p>
          </table:table-cell>
          <table:covered-table-cell table:style-name="ce9"/>
          <table:table-cell table:style-name="ce9" table:formula="of:=IF(NOT(ISBLANK(#REF!.[.I22]));RIGHT(LEFT(#REF!.[.I22];SEARCH(&quot;(&quot;;#REF!.[.I22])-1);LEN(LEFT(#REF!.[.I22];SEARCH(&quot;(&quot;;#REF!.[.I22])-1))-SEARCH(&quot; &quot;;LEFT(#REF!.[.I22];SEARCH(&quot;(&quot;;#REF!.[.I22])-1)));&quot;&quot;)" office:value-type="string" office:string-value="" calcext:value-type="error">
            <text:p>Err :501</text:p>
          </table:table-cell>
          <table:table-cell table:style-name="ce9" table:formula="of:=IF(NOT(ISBLANK(#REF!.[.J22]));RIGHT(LEFT(#REF!.[.J22];SEARCH(&quot;(&quot;;#REF!.[.J22])-1);LEN(LEFT(#REF!.[.J22];SEARCH(&quot;(&quot;;#REF!.[.J22])-1))-SEARCH(&quot; &quot;;LEFT(#REF!.[.J22];SEARCH(&quot;(&quot;;#REF!.[.J22])-1)));&quot;&quot;)" office:value-type="string" office:string-value="" calcext:value-type="error">
            <text:p>Err :501</text:p>
          </table:table-cell>
          <table:table-cell table:style-name="ce9" table:formula="of:=IF(NOT(ISBLANK(#REF!.[.K22]));RIGHT(LEFT(#REF!.[.K22];SEARCH(&quot;(&quot;;#REF!.[.K22])-1);LEN(LEFT(#REF!.[.K22];SEARCH(&quot;(&quot;;#REF!.[.K22])-1))-SEARCH(&quot; &quot;;LEFT(#REF!.[.K22];SEARCH(&quot;(&quot;;#REF!.[.K22])-1)));&quot;&quot;)" office:value-type="string" office:string-value="" calcext:value-type="error">
            <text:p>Err :501</text:p>
          </table:table-cell>
          <table:table-cell table:style-name="ce9" table:formula="of:=IF(NOT(ISBLANK(#REF!.[.L22]));RIGHT(LEFT(#REF!.[.L22];SEARCH(&quot;(&quot;;#REF!.[.L22])-1);LEN(LEFT(#REF!.[.L22];SEARCH(&quot;(&quot;;#REF!.[.L22])-1))-SEARCH(&quot; &quot;;LEFT(#REF!.[.L22];SEARCH(&quot;(&quot;;#REF!.[.L22])-1)));&quot;&quot;)" office:value-type="string" office:string-value="" calcext:value-type="error">
            <text:p>Err :501</text:p>
          </table:table-cell>
          <table:table-cell table:style-name="ce9" table:formula="of:=#REF!.[.M22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23]));RIGHT(LEFT(#REF!.[.A23];SEARCH(&quot;(&quot;;#REF!.[.A23])-1);LEN(LEFT(#REF!.[.A23];SEARCH(&quot;(&quot;;#REF!.[.A23])-1))-SEARCH(&quot; &quot;;LEFT(#REF!.[.A23];SEARCH(&quot;(&quot;;#REF!.[.A23])-1)));&quot;&quot;)" office:value-type="string" office:string-value="" calcext:value-type="error">
            <text:p>Err :501</text:p>
          </table:table-cell>
          <table:table-cell table:style-name="ce9" table:formula="of:=IF(NOT(ISBLANK(#REF!.[.B23]));RIGHT(LEFT(#REF!.[.B23];SEARCH(&quot;(&quot;;#REF!.[.B23])-1);LEN(LEFT(#REF!.[.B23];SEARCH(&quot;(&quot;;#REF!.[.B23])-1))-SEARCH(&quot; &quot;;LEFT(#REF!.[.B23];SEARCH(&quot;(&quot;;#REF!.[.B23])-1)));&quot;&quot;)" office:value-type="string" office:string-value="" calcext:value-type="error">
            <text:p>Err :501</text:p>
          </table:table-cell>
          <table:table-cell table:style-name="ce9" table:formula="of:=IF(NOT(ISBLANK(#REF!.[.C23]));RIGHT(LEFT(#REF!.[.C23];SEARCH(&quot;(&quot;;#REF!.[.C23])-1);LEN(LEFT(#REF!.[.C23];SEARCH(&quot;(&quot;;#REF!.[.C23])-1))-SEARCH(&quot; &quot;;LEFT(#REF!.[.C23];SEARCH(&quot;(&quot;;#REF!.[.C23])-1)));&quot;&quot;)" office:value-type="string" office:string-value="" calcext:value-type="error">
            <text:p>Err :501</text:p>
          </table:table-cell>
          <table:table-cell table:style-name="ce9" table:formula="of:=IF(NOT(ISBLANK(#REF!.[.D23]));RIGHT(LEFT(#REF!.[.D23];SEARCH(&quot;(&quot;;#REF!.[.D23])-1);LEN(LEFT(#REF!.[.D23];SEARCH(&quot;(&quot;;#REF!.[.D23])-1))-SEARCH(&quot; &quot;;LEFT(#REF!.[.D23];SEARCH(&quot;(&quot;;#REF!.[.D23])-1)));&quot;&quot;)" office:value-type="string" office:string-value="" calcext:value-type="error">
            <text:p>Err :501</text:p>
          </table:table-cell>
          <table:table-cell table:style-name="ce9" table:formula="of:=IF(NOT(ISBLANK(#REF!.e23));RIGHT(LEFT(#REF!.e23;SEARCH(&quot;(&quot;;#REF!.e23)-1);LEN(LEFT(#REF!.e23;SEARCH(&quot;(&quot;;#REF!.e23)-1))-SEARCH(&quot; &quot;;LEFT(#REF!.e23;SEARCH(&quot;(&quot;;#REF!.e23)-1)));&quot;&quot;)" office:value-type="string" office:string-value="" calcext:value-type="error">
            <text:p>Err :508</text:p>
          </table:table-cell>
          <table:table-cell table:style-name="ce9" table:formula="of:=IF(NOT(ISBLANK(#REF!.[.F23]));RIGHT(LEFT(#REF!.[.F23];SEARCH(&quot;(&quot;;#REF!.[.F23])-1);LEN(LEFT(#REF!.[.F23];SEARCH(&quot;(&quot;;#REF!.[.F23])-1))-SEARCH(&quot; &quot;;LEFT(#REF!.[.F23];SEARCH(&quot;(&quot;;#REF!.[.F23])-1)));&quot;&quot;)" office:value-type="string" office:string-value="" calcext:value-type="error">
            <text:p>Err :501</text:p>
          </table:table-cell>
          <table:table-cell table:style-name="ce9" table:formula="of:=IF(NOT(ISBLANK(#REF!.[.G23]));RIGHT(LEFT(#REF!.[.G23];SEARCH(&quot;(&quot;;#REF!.[.G23])-1);LEN(LEFT(#REF!.[.G23];SEARCH(&quot;(&quot;;#REF!.[.G23])-1))-SEARCH(&quot; &quot;;LEFT(#REF!.[.G23];SEARCH(&quot;(&quot;;#REF!.[.G23])-1)));&quot;&quot;)" office:value-type="string" office:string-value="" calcext:value-type="error">
            <text:p>Err :501</text:p>
          </table:table-cell>
          <table:table-cell table:style-name="ce9" table:formula="of:=IF(NOT(ISBLANK(#REF!.[.H23]));RIGHT(LEFT(#REF!.[.H23];SEARCH(&quot;(&quot;;#REF!.[.H23])-1);LEN(LEFT(#REF!.[.H23];SEARCH(&quot;(&quot;;#REF!.[.H23])-1))-SEARCH(&quot; &quot;;LEFT(#REF!.[.H23];SEARCH(&quot;(&quot;;#REF!.[.H23])-1)));&quot;&quot;)" office:value-type="string" office:string-value="" calcext:value-type="error">
            <text:p>Err :501</text:p>
          </table:table-cell>
          <table:table-cell table:style-name="ce9" table:formula="of:=IF(NOT(ISBLANK(#REF!.[.I23]));RIGHT(LEFT(#REF!.[.I23];SEARCH(&quot;(&quot;;#REF!.[.I23])-1);LEN(LEFT(#REF!.[.I23];SEARCH(&quot;(&quot;;#REF!.[.I23])-1))-SEARCH(&quot; &quot;;LEFT(#REF!.[.I23];SEARCH(&quot;(&quot;;#REF!.[.I23])-1)));&quot;&quot;)" office:value-type="string" office:string-value="" calcext:value-type="error">
            <text:p>Err :501</text:p>
          </table:table-cell>
          <table:table-cell table:style-name="ce9" table:formula="of:=IF(NOT(ISBLANK(#REF!.[.J23]));RIGHT(LEFT(#REF!.[.J23];SEARCH(&quot;(&quot;;#REF!.[.J23])-1);LEN(LEFT(#REF!.[.J23];SEARCH(&quot;(&quot;;#REF!.[.J23])-1))-SEARCH(&quot; &quot;;LEFT(#REF!.[.J23];SEARCH(&quot;(&quot;;#REF!.[.J23])-1)));&quot;&quot;)" office:value-type="string" office:string-value="" calcext:value-type="error">
            <text:p>Err :501</text:p>
          </table:table-cell>
          <table:table-cell table:style-name="ce9" table:formula="of:=IF(NOT(ISBLANK(#REF!.[.K23]));RIGHT(LEFT(#REF!.[.K23];SEARCH(&quot;(&quot;;#REF!.[.K23])-1);LEN(LEFT(#REF!.[.K23];SEARCH(&quot;(&quot;;#REF!.[.K23])-1))-SEARCH(&quot; &quot;;LEFT(#REF!.[.K23];SEARCH(&quot;(&quot;;#REF!.[.K23])-1)));&quot;&quot;)" office:value-type="string" office:string-value="" calcext:value-type="error">
            <text:p>Err :501</text:p>
          </table:table-cell>
          <table:table-cell table:style-name="ce9" table:formula="of:=IF(NOT(ISBLANK(#REF!.[.L23]));RIGHT(LEFT(#REF!.[.L23];SEARCH(&quot;(&quot;;#REF!.[.L23])-1);LEN(LEFT(#REF!.[.L23];SEARCH(&quot;(&quot;;#REF!.[.L23])-1))-SEARCH(&quot; &quot;;LEFT(#REF!.[.L23];SEARCH(&quot;(&quot;;#REF!.[.L23])-1)));&quot;&quot;)" office:value-type="string" office:string-value="" calcext:value-type="error">
            <text:p>Err :501</text:p>
          </table:table-cell>
          <table:table-cell table:style-name="ce9" table:formula="of:=#REF!.[.M23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24]));RIGHT(LEFT(#REF!.[.A24];SEARCH(&quot;(&quot;;#REF!.[.A24])-1);LEN(LEFT(#REF!.[.A24];SEARCH(&quot;(&quot;;#REF!.[.A24])-1))-SEARCH(&quot; &quot;;LEFT(#REF!.[.A24];SEARCH(&quot;(&quot;;#REF!.[.A24])-1)));&quot;&quot;)" office:value-type="string" office:string-value="" calcext:value-type="error">
            <text:p>Err :501</text:p>
          </table:table-cell>
          <table:table-cell table:style-name="ce9" table:formula="of:=IF(NOT(ISBLANK(#REF!.[.B24]));RIGHT(LEFT(#REF!.[.B24];SEARCH(&quot;(&quot;;#REF!.[.B24])-1);LEN(LEFT(#REF!.[.B24];SEARCH(&quot;(&quot;;#REF!.[.B24])-1))-SEARCH(&quot; &quot;;LEFT(#REF!.[.B24];SEARCH(&quot;(&quot;;#REF!.[.B24])-1)));&quot;&quot;)" office:value-type="string" office:string-value="" calcext:value-type="error">
            <text:p>Err :501</text:p>
          </table:table-cell>
          <table:table-cell table:style-name="ce9" table:formula="of:=IF(NOT(ISBLANK(#REF!.[.C24]));RIGHT(LEFT(#REF!.[.C24];SEARCH(&quot;(&quot;;#REF!.[.C24])-1);LEN(LEFT(#REF!.[.C24];SEARCH(&quot;(&quot;;#REF!.[.C24])-1))-SEARCH(&quot; &quot;;LEFT(#REF!.[.C24];SEARCH(&quot;(&quot;;#REF!.[.C24])-1)));&quot;&quot;)" office:value-type="string" office:string-value="" calcext:value-type="error">
            <text:p>Err :501</text:p>
          </table:table-cell>
          <table:table-cell table:style-name="ce9" table:formula="of:=IF(NOT(ISBLANK(#REF!.[.D24]));RIGHT(LEFT(#REF!.[.D24];SEARCH(&quot;(&quot;;#REF!.[.D24])-1);LEN(LEFT(#REF!.[.D24];SEARCH(&quot;(&quot;;#REF!.[.D24])-1))-SEARCH(&quot; &quot;;LEFT(#REF!.[.D24];SEARCH(&quot;(&quot;;#REF!.[.D24])-1)));&quot;&quot;)" office:value-type="string" office:string-value="" calcext:value-type="error">
            <text:p>Err :501</text:p>
          </table:table-cell>
          <table:table-cell table:style-name="ce9" table:formula="of:=IF(NOT(ISBLANK(#REF!.e24));RIGHT(LEFT(#REF!.e24;SEARCH(&quot;(&quot;;#REF!.e24)-1);LEN(LEFT(#REF!.e24;SEARCH(&quot;(&quot;;#REF!.e24)-1))-SEARCH(&quot; &quot;;LEFT(#REF!.e24;SEARCH(&quot;(&quot;;#REF!.e24)-1)));&quot;&quot;)" office:value-type="string" office:string-value="" calcext:value-type="error">
            <text:p>Err :508</text:p>
          </table:table-cell>
          <table:table-cell table:style-name="ce9" table:formula="of:=IF(NOT(ISBLANK(#REF!.[.F24]));RIGHT(LEFT(#REF!.[.F24];SEARCH(&quot;(&quot;;#REF!.[.F24])-1);LEN(LEFT(#REF!.[.F24];SEARCH(&quot;(&quot;;#REF!.[.F24])-1))-SEARCH(&quot; &quot;;LEFT(#REF!.[.F24];SEARCH(&quot;(&quot;;#REF!.[.F24])-1)));&quot;&quot;)" office:value-type="string" office:string-value="" calcext:value-type="error">
            <text:p>Err :501</text:p>
          </table:table-cell>
          <table:table-cell table:style-name="ce9" table:formula="of:=IF(NOT(ISBLANK(#REF!.[.G24]));RIGHT(LEFT(#REF!.[.G24];SEARCH(&quot;(&quot;;#REF!.[.G24])-1);LEN(LEFT(#REF!.[.G24];SEARCH(&quot;(&quot;;#REF!.[.G24])-1))-SEARCH(&quot; &quot;;LEFT(#REF!.[.G24];SEARCH(&quot;(&quot;;#REF!.[.G24])-1)));&quot;&quot;)" office:value-type="string" office:string-value="" calcext:value-type="error">
            <text:p>Err :501</text:p>
          </table:table-cell>
          <table:table-cell table:style-name="ce9" table:formula="of:=IF(NOT(ISBLANK(#REF!.[.H24]));RIGHT(LEFT(#REF!.[.H24];SEARCH(&quot;(&quot;;#REF!.[.H24])-1);LEN(LEFT(#REF!.[.H24];SEARCH(&quot;(&quot;;#REF!.[.H24])-1))-SEARCH(&quot; &quot;;LEFT(#REF!.[.H24];SEARCH(&quot;(&quot;;#REF!.[.H24])-1)));&quot;&quot;)" office:value-type="string" office:string-value="" calcext:value-type="error">
            <text:p>Err :501</text:p>
          </table:table-cell>
          <table:table-cell table:style-name="ce9" table:formula="of:=IF(NOT(ISBLANK(#REF!.[.I24]));RIGHT(LEFT(#REF!.[.I24];SEARCH(&quot;(&quot;;#REF!.[.I24])-1);LEN(LEFT(#REF!.[.I24];SEARCH(&quot;(&quot;;#REF!.[.I24])-1))-SEARCH(&quot; &quot;;LEFT(#REF!.[.I24];SEARCH(&quot;(&quot;;#REF!.[.I24])-1)));&quot;&quot;)" office:value-type="string" office:string-value="" calcext:value-type="error">
            <text:p>Err :501</text:p>
          </table:table-cell>
          <table:table-cell table:style-name="ce9" table:formula="of:=IF(NOT(ISBLANK(#REF!.[.J24]));RIGHT(LEFT(#REF!.[.J24];SEARCH(&quot;(&quot;;#REF!.[.J24])-1);LEN(LEFT(#REF!.[.J24];SEARCH(&quot;(&quot;;#REF!.[.J24])-1))-SEARCH(&quot; &quot;;LEFT(#REF!.[.J24];SEARCH(&quot;(&quot;;#REF!.[.J24])-1)));&quot;&quot;)" office:value-type="string" office:string-value="" calcext:value-type="error">
            <text:p>Err :501</text:p>
          </table:table-cell>
          <table:table-cell table:style-name="ce9" table:formula="of:=IF(NOT(ISBLANK(#REF!.[.K24]));RIGHT(LEFT(#REF!.[.K24];SEARCH(&quot;(&quot;;#REF!.[.K24])-1);LEN(LEFT(#REF!.[.K24];SEARCH(&quot;(&quot;;#REF!.[.K24])-1))-SEARCH(&quot; &quot;;LEFT(#REF!.[.K24];SEARCH(&quot;(&quot;;#REF!.[.K24])-1)));&quot;&quot;)" office:value-type="string" office:string-value="" calcext:value-type="error">
            <text:p>Err :501</text:p>
          </table:table-cell>
          <table:table-cell table:style-name="ce9" table:formula="of:=IF(NOT(ISBLANK(#REF!.[.L24]));RIGHT(LEFT(#REF!.[.L24];SEARCH(&quot;(&quot;;#REF!.[.L24])-1);LEN(LEFT(#REF!.[.L24];SEARCH(&quot;(&quot;;#REF!.[.L24])-1))-SEARCH(&quot; &quot;;LEFT(#REF!.[.L24];SEARCH(&quot;(&quot;;#REF!.[.L24])-1)));&quot;&quot;)" office:value-type="string" office:string-value="" calcext:value-type="error">
            <text:p>Err :501</text:p>
          </table:table-cell>
          <table:table-cell table:style-name="ce9" table:formula="of:=#REF!.[.M24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25]));RIGHT(LEFT(#REF!.[.A25];SEARCH(&quot;(&quot;;#REF!.[.A25])-1);LEN(LEFT(#REF!.[.A25];SEARCH(&quot;(&quot;;#REF!.[.A25])-1))-SEARCH(&quot; &quot;;LEFT(#REF!.[.A25];SEARCH(&quot;(&quot;;#REF!.[.A25])-1)));&quot;&quot;)" office:value-type="string" office:string-value="" calcext:value-type="error">
            <text:p>Err :501</text:p>
          </table:table-cell>
          <table:table-cell table:style-name="ce9" table:formula="of:=IF(NOT(ISBLANK(#REF!.[.B25]));RIGHT(LEFT(#REF!.[.B25];SEARCH(&quot;(&quot;;#REF!.[.B25])-1);LEN(LEFT(#REF!.[.B25];SEARCH(&quot;(&quot;;#REF!.[.B25])-1))-SEARCH(&quot; &quot;;LEFT(#REF!.[.B25];SEARCH(&quot;(&quot;;#REF!.[.B25])-1)));&quot;&quot;)" office:value-type="string" office:string-value="" calcext:value-type="error">
            <text:p>Err :501</text:p>
          </table:table-cell>
          <table:table-cell table:style-name="ce9" table:formula="of:=IF(NOT(ISBLANK(#REF!.[.C25]));RIGHT(LEFT(#REF!.[.C25];SEARCH(&quot;(&quot;;#REF!.[.C25])-1);LEN(LEFT(#REF!.[.C25];SEARCH(&quot;(&quot;;#REF!.[.C25])-1))-SEARCH(&quot; &quot;;LEFT(#REF!.[.C25];SEARCH(&quot;(&quot;;#REF!.[.C25])-1)));&quot;&quot;)" office:value-type="string" office:string-value="" calcext:value-type="error">
            <text:p>Err :501</text:p>
          </table:table-cell>
          <table:table-cell table:style-name="ce9" table:formula="of:=IF(NOT(ISBLANK(#REF!.[.D25]));RIGHT(LEFT(#REF!.[.D25];SEARCH(&quot;(&quot;;#REF!.[.D25])-1);LEN(LEFT(#REF!.[.D25];SEARCH(&quot;(&quot;;#REF!.[.D25])-1))-SEARCH(&quot; &quot;;LEFT(#REF!.[.D25];SEARCH(&quot;(&quot;;#REF!.[.D25])-1)));&quot;&quot;)" office:value-type="string" office:string-value="" calcext:value-type="error">
            <text:p>Err :501</text:p>
          </table:table-cell>
          <table:table-cell table:style-name="ce9" table:formula="of:=IF(NOT(ISBLANK(#REF!.e25));RIGHT(LEFT(#REF!.e25;SEARCH(&quot;(&quot;;#REF!.e25)-1);LEN(LEFT(#REF!.e25;SEARCH(&quot;(&quot;;#REF!.e25)-1))-SEARCH(&quot; &quot;;LEFT(#REF!.e25;SEARCH(&quot;(&quot;;#REF!.e25)-1)));&quot;&quot;)" office:value-type="string" office:string-value="" calcext:value-type="error">
            <text:p>Err :508</text:p>
          </table:table-cell>
          <table:table-cell table:style-name="ce9" table:formula="of:=IF(NOT(ISBLANK(#REF!.[.F25]));RIGHT(LEFT(#REF!.[.F25];SEARCH(&quot;(&quot;;#REF!.[.F25])-1);LEN(LEFT(#REF!.[.F25];SEARCH(&quot;(&quot;;#REF!.[.F25])-1))-SEARCH(&quot; &quot;;LEFT(#REF!.[.F25];SEARCH(&quot;(&quot;;#REF!.[.F25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2" table:number-rows-spanned="1">
            <text:p>Argent officiel</text:p>
          </table:table-cell>
          <table:covered-table-cell table:style-name="ce9"/>
          <table:table-cell table:style-name="ce9" table:formula="of:=IF(NOT(ISBLANK(#REF!.[.I25]));RIGHT(LEFT(#REF!.[.I25];SEARCH(&quot;(&quot;;#REF!.[.I25])-1);LEN(LEFT(#REF!.[.I25];SEARCH(&quot;(&quot;;#REF!.[.I25])-1))-SEARCH(&quot; &quot;;LEFT(#REF!.[.I25];SEARCH(&quot;(&quot;;#REF!.[.I25])-1)));&quot;&quot;)" office:value-type="string" office:string-value="" calcext:value-type="error">
            <text:p>Err :501</text:p>
          </table:table-cell>
          <table:table-cell table:style-name="ce9" table:formula="of:=IF(NOT(ISBLANK(#REF!.[.J25]));RIGHT(LEFT(#REF!.[.J25];SEARCH(&quot;(&quot;;#REF!.[.J25])-1);LEN(LEFT(#REF!.[.J25];SEARCH(&quot;(&quot;;#REF!.[.J25])-1))-SEARCH(&quot; &quot;;LEFT(#REF!.[.J25];SEARCH(&quot;(&quot;;#REF!.[.J25])-1)));&quot;&quot;)" office:value-type="string" office:string-value="" calcext:value-type="error">
            <text:p>Err :501</text:p>
          </table:table-cell>
          <table:table-cell table:style-name="ce9" table:formula="of:=IF(NOT(ISBLANK(#REF!.[.K25]));RIGHT(LEFT(#REF!.[.K25];SEARCH(&quot;(&quot;;#REF!.[.K25])-1);LEN(LEFT(#REF!.[.K25];SEARCH(&quot;(&quot;;#REF!.[.K25])-1))-SEARCH(&quot; &quot;;LEFT(#REF!.[.K25];SEARCH(&quot;(&quot;;#REF!.[.K25])-1)));&quot;&quot;)" office:value-type="string" office:string-value="" calcext:value-type="error">
            <text:p>Err :501</text:p>
          </table:table-cell>
          <table:table-cell table:style-name="ce9" table:formula="of:=IF(NOT(ISBLANK(#REF!.[.L25]));RIGHT(LEFT(#REF!.[.L25];SEARCH(&quot;(&quot;;#REF!.[.L25])-1);LEN(LEFT(#REF!.[.L25];SEARCH(&quot;(&quot;;#REF!.[.L25])-1))-SEARCH(&quot; &quot;;LEFT(#REF!.[.L25];SEARCH(&quot;(&quot;;#REF!.[.L25])-1)));&quot;&quot;)" office:value-type="string" office:string-value="" calcext:value-type="error">
            <text:p>Err :501</text:p>
          </table:table-cell>
          <table:table-cell table:style-name="ce9" table:formula="of:=#REF!.[.M25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26]));RIGHT(LEFT(#REF!.[.A26];SEARCH(&quot;(&quot;;#REF!.[.A26])-1);LEN(LEFT(#REF!.[.A26];SEARCH(&quot;(&quot;;#REF!.[.A26])-1))-SEARCH(&quot; &quot;;LEFT(#REF!.[.A26];SEARCH(&quot;(&quot;;#REF!.[.A26])-1)));&quot;&quot;)" office:value-type="string" office:string-value="" calcext:value-type="error">
            <text:p>Err :501</text:p>
          </table:table-cell>
          <table:table-cell table:style-name="ce9" table:formula="of:=IF(NOT(ISBLANK(#REF!.[.B26]));RIGHT(LEFT(#REF!.[.B26];SEARCH(&quot;(&quot;;#REF!.[.B26])-1);LEN(LEFT(#REF!.[.B26];SEARCH(&quot;(&quot;;#REF!.[.B26])-1))-SEARCH(&quot; &quot;;LEFT(#REF!.[.B26];SEARCH(&quot;(&quot;;#REF!.[.B26])-1)));&quot;&quot;)" office:value-type="string" office:string-value="" calcext:value-type="error">
            <text:p>Err :501</text:p>
          </table:table-cell>
          <table:table-cell table:style-name="ce9" table:formula="of:=IF(NOT(ISBLANK(#REF!.[.C26]));RIGHT(LEFT(#REF!.[.C26];SEARCH(&quot;(&quot;;#REF!.[.C26])-1);LEN(LEFT(#REF!.[.C26];SEARCH(&quot;(&quot;;#REF!.[.C26])-1))-SEARCH(&quot; &quot;;LEFT(#REF!.[.C26];SEARCH(&quot;(&quot;;#REF!.[.C26])-1)));&quot;&quot;)" office:value-type="string" office:string-value="" calcext:value-type="error">
            <text:p>Err :501</text:p>
          </table:table-cell>
          <table:table-cell table:style-name="ce9" table:formula="of:=IF(NOT(ISBLANK(#REF!.[.D26]));RIGHT(LEFT(#REF!.[.D26];SEARCH(&quot;(&quot;;#REF!.[.D26])-1);LEN(LEFT(#REF!.[.D26];SEARCH(&quot;(&quot;;#REF!.[.D26])-1))-SEARCH(&quot; &quot;;LEFT(#REF!.[.D26];SEARCH(&quot;(&quot;;#REF!.[.D26])-1)));&quot;&quot;)" office:value-type="string" office:string-value="" calcext:value-type="error">
            <text:p>Err :501</text:p>
          </table:table-cell>
          <table:table-cell table:style-name="ce9" table:formula="of:=IF(NOT(ISBLANK(#REF!.e26));RIGHT(LEFT(#REF!.e26;SEARCH(&quot;(&quot;;#REF!.e26)-1);LEN(LEFT(#REF!.e26;SEARCH(&quot;(&quot;;#REF!.e26)-1))-SEARCH(&quot; &quot;;LEFT(#REF!.e26;SEARCH(&quot;(&quot;;#REF!.e26)-1)));&quot;&quot;)" office:value-type="string" office:string-value="" calcext:value-type="error">
            <text:p>Err :508</text:p>
          </table:table-cell>
          <table:table-cell table:style-name="ce9" table:formula="of:=IF(NOT(ISBLANK(#REF!.[.F26]));RIGHT(LEFT(#REF!.[.F26];SEARCH(&quot;(&quot;;#REF!.[.F26])-1);LEN(LEFT(#REF!.[.F26];SEARCH(&quot;(&quot;;#REF!.[.F26])-1))-SEARCH(&quot; &quot;;LEFT(#REF!.[.F26];SEARCH(&quot;(&quot;;#REF!.[.F26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3" table:number-rows-spanned="1">
            <text:p>Argent virtuel</text:p>
          </table:table-cell>
          <table:covered-table-cell table:number-columns-repeated="2" table:style-name="ce9"/>
          <table:table-cell table:style-name="ce9" table:formula="of:=IF(NOT(ISBLANK(#REF!.[.J26]));RIGHT(LEFT(#REF!.[.J26];SEARCH(&quot;(&quot;;#REF!.[.J26])-1);LEN(LEFT(#REF!.[.J26];SEARCH(&quot;(&quot;;#REF!.[.J26])-1))-SEARCH(&quot; &quot;;LEFT(#REF!.[.J26];SEARCH(&quot;(&quot;;#REF!.[.J26])-1)));&quot;&quot;)" office:value-type="string" office:string-value="" calcext:value-type="error">
            <text:p>Err :501</text:p>
          </table:table-cell>
          <table:table-cell table:style-name="ce9" table:formula="of:=IF(NOT(ISBLANK(#REF!.[.K26]));RIGHT(LEFT(#REF!.[.K26];SEARCH(&quot;(&quot;;#REF!.[.K26])-1);LEN(LEFT(#REF!.[.K26];SEARCH(&quot;(&quot;;#REF!.[.K26])-1))-SEARCH(&quot; &quot;;LEFT(#REF!.[.K26];SEARCH(&quot;(&quot;;#REF!.[.K26])-1)));&quot;&quot;)" office:value-type="string" office:string-value="" calcext:value-type="error">
            <text:p>Err :501</text:p>
          </table:table-cell>
          <table:table-cell table:style-name="ce9" table:formula="of:=IF(NOT(ISBLANK(#REF!.[.L26]));RIGHT(LEFT(#REF!.[.L26];SEARCH(&quot;(&quot;;#REF!.[.L26])-1);LEN(LEFT(#REF!.[.L26];SEARCH(&quot;(&quot;;#REF!.[.L26])-1))-SEARCH(&quot; &quot;;LEFT(#REF!.[.L26];SEARCH(&quot;(&quot;;#REF!.[.L26])-1)));&quot;&quot;)" office:value-type="string" office:string-value="" calcext:value-type="error">
            <text:p>Err :501</text:p>
          </table:table-cell>
          <table:table-cell table:style-name="ce9" table:formula="of:=#REF!.[.M26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27]));RIGHT(LEFT(#REF!.[.A27];SEARCH(&quot;(&quot;;#REF!.[.A27])-1);LEN(LEFT(#REF!.[.A27];SEARCH(&quot;(&quot;;#REF!.[.A27])-1))-SEARCH(&quot; &quot;;LEFT(#REF!.[.A27];SEARCH(&quot;(&quot;;#REF!.[.A27])-1)));&quot;&quot;)" office:value-type="string" office:string-value="" calcext:value-type="error">
            <text:p>Err :501</text:p>
          </table:table-cell>
          <table:table-cell table:style-name="ce9" table:formula="of:=IF(NOT(ISBLANK(#REF!.[.B27]));RIGHT(LEFT(#REF!.[.B27];SEARCH(&quot;(&quot;;#REF!.[.B27])-1);LEN(LEFT(#REF!.[.B27];SEARCH(&quot;(&quot;;#REF!.[.B27])-1))-SEARCH(&quot; &quot;;LEFT(#REF!.[.B27];SEARCH(&quot;(&quot;;#REF!.[.B27])-1)));&quot;&quot;)" office:value-type="string" office:string-value="" calcext:value-type="error">
            <text:p>Err :501</text:p>
          </table:table-cell>
          <table:table-cell table:style-name="ce9" table:formula="of:=IF(NOT(ISBLANK(#REF!.[.C27]));RIGHT(LEFT(#REF!.[.C27];SEARCH(&quot;(&quot;;#REF!.[.C27])-1);LEN(LEFT(#REF!.[.C27];SEARCH(&quot;(&quot;;#REF!.[.C27])-1))-SEARCH(&quot; &quot;;LEFT(#REF!.[.C27];SEARCH(&quot;(&quot;;#REF!.[.C27])-1)));&quot;&quot;)" office:value-type="string" office:string-value="" calcext:value-type="error">
            <text:p>Err :501</text:p>
          </table:table-cell>
          <table:table-cell table:style-name="ce9" table:formula="of:=IF(NOT(ISBLANK(#REF!.[.D27]));RIGHT(LEFT(#REF!.[.D27];SEARCH(&quot;(&quot;;#REF!.[.D27])-1);LEN(LEFT(#REF!.[.D27];SEARCH(&quot;(&quot;;#REF!.[.D27])-1))-SEARCH(&quot; &quot;;LEFT(#REF!.[.D27];SEARCH(&quot;(&quot;;#REF!.[.D27])-1)));&quot;&quot;)" office:value-type="string" office:string-value="" calcext:value-type="error">
            <text:p>Err :501</text:p>
          </table:table-cell>
          <table:table-cell table:style-name="ce9" table:formula="of:=IF(NOT(ISBLANK(#REF!.e27));RIGHT(LEFT(#REF!.e27;SEARCH(&quot;(&quot;;#REF!.e27)-1);LEN(LEFT(#REF!.e27;SEARCH(&quot;(&quot;;#REF!.e27)-1))-SEARCH(&quot; &quot;;LEFT(#REF!.e27;SEARCH(&quot;(&quot;;#REF!.e27)-1)));&quot;&quot;)" office:value-type="string" office:string-value="" calcext:value-type="error">
            <text:p>Err :508</text:p>
          </table:table-cell>
          <table:table-cell table:style-name="ce9" table:formula="of:=IF(NOT(ISBLANK(#REF!.[.F27]));RIGHT(LEFT(#REF!.[.F27];SEARCH(&quot;(&quot;;#REF!.[.F27])-1);LEN(LEFT(#REF!.[.F27];SEARCH(&quot;(&quot;;#REF!.[.F27])-1))-SEARCH(&quot; &quot;;LEFT(#REF!.[.F27];SEARCH(&quot;(&quot;;#REF!.[.F27])-1)));&quot;&quot;)" office:value-type="string" office:string-value="" calcext:value-type="error">
            <text:p>Err :501</text:p>
          </table:table-cell>
          <table:table-cell table:style-name="ce9" table:formula="of:=IF(NOT(ISBLANK(#REF!.[.G27]));RIGHT(LEFT(#REF!.[.G27];SEARCH(&quot;(&quot;;#REF!.[.G27])-1);LEN(LEFT(#REF!.[.G27];SEARCH(&quot;(&quot;;#REF!.[.G27])-1))-SEARCH(&quot; &quot;;LEFT(#REF!.[.G27];SEARCH(&quot;(&quot;;#REF!.[.G27])-1)));&quot;&quot;)" office:value-type="string" office:string-value="" calcext:value-type="error">
            <text:p>Err :501</text:p>
          </table:table-cell>
          <table:table-cell table:style-name="ce9" table:formula="of:=IF(NOT(ISBLANK(#REF!.[.H27]));RIGHT(LEFT(#REF!.[.H27];SEARCH(&quot;(&quot;;#REF!.[.H27])-1);LEN(LEFT(#REF!.[.H27];SEARCH(&quot;(&quot;;#REF!.[.H27])-1))-SEARCH(&quot; &quot;;LEFT(#REF!.[.H27];SEARCH(&quot;(&quot;;#REF!.[.H27])-1)));&quot;&quot;)" office:value-type="string" office:string-value="" calcext:value-type="error">
            <text:p>Err :501</text:p>
          </table:table-cell>
          <table:table-cell table:style-name="ce9" table:formula="of:=IF(NOT(ISBLANK(#REF!.[.I27]));RIGHT(LEFT(#REF!.[.I27];SEARCH(&quot;(&quot;;#REF!.[.I27])-1);LEN(LEFT(#REF!.[.I27];SEARCH(&quot;(&quot;;#REF!.[.I27])-1))-SEARCH(&quot; &quot;;LEFT(#REF!.[.I27];SEARCH(&quot;(&quot;;#REF!.[.I27])-1)));&quot;&quot;)" office:value-type="string" office:string-value="" calcext:value-type="error">
            <text:p>Err :501</text:p>
          </table:table-cell>
          <table:table-cell table:style-name="ce9" table:formula="of:=IF(NOT(ISBLANK(#REF!.[.J27]));RIGHT(LEFT(#REF!.[.J27];SEARCH(&quot;(&quot;;#REF!.[.J27])-1);LEN(LEFT(#REF!.[.J27];SEARCH(&quot;(&quot;;#REF!.[.J27])-1))-SEARCH(&quot; &quot;;LEFT(#REF!.[.J27];SEARCH(&quot;(&quot;;#REF!.[.J27])-1)));&quot;&quot;)" office:value-type="string" office:string-value="" calcext:value-type="error">
            <text:p>Err :501</text:p>
          </table:table-cell>
          <table:table-cell table:style-name="ce9" table:formula="of:=IF(NOT(ISBLANK(#REF!.[.K27]));RIGHT(LEFT(#REF!.[.K27];SEARCH(&quot;(&quot;;#REF!.[.K27])-1);LEN(LEFT(#REF!.[.K27];SEARCH(&quot;(&quot;;#REF!.[.K27])-1))-SEARCH(&quot; &quot;;LEFT(#REF!.[.K27];SEARCH(&quot;(&quot;;#REF!.[.K27])-1)));&quot;&quot;)" office:value-type="string" office:string-value="" calcext:value-type="error">
            <text:p>Err :501</text:p>
          </table:table-cell>
          <table:table-cell table:style-name="ce9" table:formula="of:=IF(NOT(ISBLANK(#REF!.[.L27]));RIGHT(LEFT(#REF!.[.L27];SEARCH(&quot;(&quot;;#REF!.[.L27])-1);LEN(LEFT(#REF!.[.L27];SEARCH(&quot;(&quot;;#REF!.[.L27])-1))-SEARCH(&quot; &quot;;LEFT(#REF!.[.L27];SEARCH(&quot;(&quot;;#REF!.[.L27])-1)));&quot;&quot;)" office:value-type="string" office:string-value="" calcext:value-type="error">
            <text:p>Err :501</text:p>
          </table:table-cell>
          <table:table-cell table:style-name="ce9" table:formula="of:=#REF!.[.M27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28]));RIGHT(LEFT(#REF!.[.A28];SEARCH(&quot;(&quot;;#REF!.[.A28])-1);LEN(LEFT(#REF!.[.A28];SEARCH(&quot;(&quot;;#REF!.[.A28])-1))-SEARCH(&quot; &quot;;LEFT(#REF!.[.A28];SEARCH(&quot;(&quot;;#REF!.[.A28])-1)));&quot;&quot;)" office:value-type="string" office:string-value="" calcext:value-type="error">
            <text:p>Err :501</text:p>
          </table:table-cell>
          <table:table-cell table:style-name="ce9" table:formula="of:=IF(NOT(ISBLANK(#REF!.[.B28]));RIGHT(LEFT(#REF!.[.B28];SEARCH(&quot;(&quot;;#REF!.[.B28])-1);LEN(LEFT(#REF!.[.B28];SEARCH(&quot;(&quot;;#REF!.[.B28])-1))-SEARCH(&quot; &quot;;LEFT(#REF!.[.B28];SEARCH(&quot;(&quot;;#REF!.[.B28])-1)));&quot;&quot;)" office:value-type="string" office:string-value="" calcext:value-type="error">
            <text:p>Err :501</text:p>
          </table:table-cell>
          <table:table-cell table:style-name="ce9" table:formula="of:=IF(NOT(ISBLANK(#REF!.[.C28]));RIGHT(LEFT(#REF!.[.C28];SEARCH(&quot;(&quot;;#REF!.[.C28])-1);LEN(LEFT(#REF!.[.C28];SEARCH(&quot;(&quot;;#REF!.[.C28])-1))-SEARCH(&quot; &quot;;LEFT(#REF!.[.C28];SEARCH(&quot;(&quot;;#REF!.[.C28])-1)));&quot;&quot;)" office:value-type="string" office:string-value="" calcext:value-type="error">
            <text:p>Err :501</text:p>
          </table:table-cell>
          <table:table-cell table:style-name="ce9" table:formula="of:=IF(NOT(ISBLANK(#REF!.[.D28]));RIGHT(LEFT(#REF!.[.D28];SEARCH(&quot;(&quot;;#REF!.[.D28])-1);LEN(LEFT(#REF!.[.D28];SEARCH(&quot;(&quot;;#REF!.[.D28])-1))-SEARCH(&quot; &quot;;LEFT(#REF!.[.D28];SEARCH(&quot;(&quot;;#REF!.[.D28])-1)));&quot;&quot;)" office:value-type="string" office:string-value="" calcext:value-type="error">
            <text:p>Err :501</text:p>
          </table:table-cell>
          <table:table-cell table:style-name="ce9" table:formula="of:=IF(NOT(ISBLANK(#REF!.e28));RIGHT(LEFT(#REF!.e28;SEARCH(&quot;(&quot;;#REF!.e28)-1);LEN(LEFT(#REF!.e28;SEARCH(&quot;(&quot;;#REF!.e28)-1))-SEARCH(&quot; &quot;;LEFT(#REF!.e28;SEARCH(&quot;(&quot;;#REF!.e28)-1)));&quot;&quot;)" office:value-type="string" office:string-value="" calcext:value-type="error">
            <text:p>Err :508</text:p>
          </table:table-cell>
          <table:table-cell table:style-name="ce9" table:formula="of:=IF(NOT(ISBLANK(#REF!.[.F28]));RIGHT(LEFT(#REF!.[.F28];SEARCH(&quot;(&quot;;#REF!.[.F28])-1);LEN(LEFT(#REF!.[.F28];SEARCH(&quot;(&quot;;#REF!.[.F28])-1))-SEARCH(&quot; &quot;;LEFT(#REF!.[.F28];SEARCH(&quot;(&quot;;#REF!.[.F28])-1)));&quot;&quot;)" office:value-type="string" office:string-value="" calcext:value-type="error">
            <text:p>Err :501</text:p>
          </table:table-cell>
          <table:table-cell table:style-name="ce9" table:formula="of:=IF(NOT(ISBLANK(#REF!.[.G28]));RIGHT(LEFT(#REF!.[.G28];SEARCH(&quot;(&quot;;#REF!.[.G28])-1);LEN(LEFT(#REF!.[.G28];SEARCH(&quot;(&quot;;#REF!.[.G28])-1))-SEARCH(&quot; &quot;;LEFT(#REF!.[.G28];SEARCH(&quot;(&quot;;#REF!.[.G28])-1)));&quot;&quot;)" office:value-type="string" office:string-value="" calcext:value-type="error">
            <text:p>Err :501</text:p>
          </table:table-cell>
          <table:table-cell table:style-name="ce9" table:formula="of:=IF(NOT(ISBLANK(#REF!.[.H28]));RIGHT(LEFT(#REF!.[.H28];SEARCH(&quot;(&quot;;#REF!.[.H28])-1);LEN(LEFT(#REF!.[.H28];SEARCH(&quot;(&quot;;#REF!.[.H28])-1))-SEARCH(&quot; &quot;;LEFT(#REF!.[.H28];SEARCH(&quot;(&quot;;#REF!.[.H28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2" table:number-rows-spanned="1">
            <text:p>En circuit ferme</text:p>
          </table:table-cell>
          <table:covered-table-cell table:style-name="ce9"/>
          <table:table-cell table:style-name="ce9" table:formula="of:=IF(NOT(ISBLANK(#REF!.[.K28]));RIGHT(LEFT(#REF!.[.K28];SEARCH(&quot;(&quot;;#REF!.[.K28])-1);LEN(LEFT(#REF!.[.K28];SEARCH(&quot;(&quot;;#REF!.[.K28])-1))-SEARCH(&quot; &quot;;LEFT(#REF!.[.K28];SEARCH(&quot;(&quot;;#REF!.[.K28])-1)));&quot;&quot;)" office:value-type="string" office:string-value="" calcext:value-type="error">
            <text:p>Err :501</text:p>
          </table:table-cell>
          <table:table-cell table:style-name="ce9" table:formula="of:=IF(NOT(ISBLANK(#REF!.[.L28]));RIGHT(LEFT(#REF!.[.L28];SEARCH(&quot;(&quot;;#REF!.[.L28])-1);LEN(LEFT(#REF!.[.L28];SEARCH(&quot;(&quot;;#REF!.[.L28])-1))-SEARCH(&quot; &quot;;LEFT(#REF!.[.L28];SEARCH(&quot;(&quot;;#REF!.[.L28])-1)));&quot;&quot;)" office:value-type="string" office:string-value="" calcext:value-type="error">
            <text:p>Err :501</text:p>
          </table:table-cell>
          <table:table-cell table:style-name="ce9" table:formula="of:=#REF!.[.M28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29]));RIGHT(LEFT(#REF!.[.A29];SEARCH(&quot;(&quot;;#REF!.[.A29])-1);LEN(LEFT(#REF!.[.A29];SEARCH(&quot;(&quot;;#REF!.[.A29])-1))-SEARCH(&quot; &quot;;LEFT(#REF!.[.A29];SEARCH(&quot;(&quot;;#REF!.[.A29])-1)));&quot;&quot;)" office:value-type="string" office:string-value="" calcext:value-type="error">
            <text:p>Err :501</text:p>
          </table:table-cell>
          <table:table-cell table:style-name="ce9" table:formula="of:=IF(NOT(ISBLANK(#REF!.[.B29]));RIGHT(LEFT(#REF!.[.B29];SEARCH(&quot;(&quot;;#REF!.[.B29])-1);LEN(LEFT(#REF!.[.B29];SEARCH(&quot;(&quot;;#REF!.[.B29])-1))-SEARCH(&quot; &quot;;LEFT(#REF!.[.B29];SEARCH(&quot;(&quot;;#REF!.[.B29])-1)));&quot;&quot;)" office:value-type="string" office:string-value="" calcext:value-type="error">
            <text:p>Err :501</text:p>
          </table:table-cell>
          <table:table-cell table:style-name="ce9" table:formula="of:=IF(NOT(ISBLANK(#REF!.[.C29]));RIGHT(LEFT(#REF!.[.C29];SEARCH(&quot;(&quot;;#REF!.[.C29])-1);LEN(LEFT(#REF!.[.C29];SEARCH(&quot;(&quot;;#REF!.[.C29])-1))-SEARCH(&quot; &quot;;LEFT(#REF!.[.C29];SEARCH(&quot;(&quot;;#REF!.[.C29])-1)));&quot;&quot;)" office:value-type="string" office:string-value="" calcext:value-type="error">
            <text:p>Err :501</text:p>
          </table:table-cell>
          <table:table-cell table:style-name="ce9" table:formula="of:=IF(NOT(ISBLANK(#REF!.[.D29]));RIGHT(LEFT(#REF!.[.D29];SEARCH(&quot;(&quot;;#REF!.[.D29])-1);LEN(LEFT(#REF!.[.D29];SEARCH(&quot;(&quot;;#REF!.[.D29])-1))-SEARCH(&quot; &quot;;LEFT(#REF!.[.D29];SEARCH(&quot;(&quot;;#REF!.[.D29])-1)));&quot;&quot;)" office:value-type="string" office:string-value="" calcext:value-type="error">
            <text:p>Err :501</text:p>
          </table:table-cell>
          <table:table-cell table:style-name="ce9" table:formula="of:=IF(NOT(ISBLANK(#REF!.e29));RIGHT(LEFT(#REF!.e29;SEARCH(&quot;(&quot;;#REF!.e29)-1);LEN(LEFT(#REF!.e29;SEARCH(&quot;(&quot;;#REF!.e29)-1))-SEARCH(&quot; &quot;;LEFT(#REF!.e29;SEARCH(&quot;(&quot;;#REF!.e29)-1)));&quot;&quot;)" office:value-type="string" office:string-value="" calcext:value-type="error">
            <text:p>Err :508</text:p>
          </table:table-cell>
          <table:table-cell table:style-name="ce9" table:formula="of:=IF(NOT(ISBLANK(#REF!.[.F29]));RIGHT(LEFT(#REF!.[.F29];SEARCH(&quot;(&quot;;#REF!.[.F29])-1);LEN(LEFT(#REF!.[.F29];SEARCH(&quot;(&quot;;#REF!.[.F29])-1))-SEARCH(&quot; &quot;;LEFT(#REF!.[.F29];SEARCH(&quot;(&quot;;#REF!.[.F29])-1)));&quot;&quot;)" office:value-type="string" office:string-value="" calcext:value-type="error">
            <text:p>Err :501</text:p>
          </table:table-cell>
          <table:table-cell table:style-name="ce9" table:formula="of:=IF(NOT(ISBLANK(#REF!.[.G29]));RIGHT(LEFT(#REF!.[.G29];SEARCH(&quot;(&quot;;#REF!.[.G29])-1);LEN(LEFT(#REF!.[.G29];SEARCH(&quot;(&quot;;#REF!.[.G29])-1))-SEARCH(&quot; &quot;;LEFT(#REF!.[.G29];SEARCH(&quot;(&quot;;#REF!.[.G29])-1)));&quot;&quot;)" office:value-type="string" office:string-value="" calcext:value-type="error">
            <text:p>Err :501</text:p>
          </table:table-cell>
          <table:table-cell table:style-name="ce9" table:formula="of:=IF(NOT(ISBLANK(#REF!.[.H29]));RIGHT(LEFT(#REF!.[.H29];SEARCH(&quot;(&quot;;#REF!.[.H29])-1);LEN(LEFT(#REF!.[.H29];SEARCH(&quot;(&quot;;#REF!.[.H29])-1))-SEARCH(&quot; &quot;;LEFT(#REF!.[.H29];SEARCH(&quot;(&quot;;#REF!.[.H29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4" table:number-rows-spanned="1">
            <text:p>Echangeable en argent officiel</text:p>
          </table:table-cell>
          <table:covered-table-cell table:number-columns-repeated="3" table:style-name="ce9"/>
          <table:table-cell table:style-name="ce9" table:formula="of:=#REF!.[.M29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30]));RIGHT(LEFT(#REF!.[.A30];SEARCH(&quot;(&quot;;#REF!.[.A30])-1);LEN(LEFT(#REF!.[.A30];SEARCH(&quot;(&quot;;#REF!.[.A30])-1))-SEARCH(&quot; &quot;;LEFT(#REF!.[.A30];SEARCH(&quot;(&quot;;#REF!.[.A30])-1)));&quot;&quot;)" office:value-type="string" office:string-value="" calcext:value-type="error">
            <text:p>Err :501</text:p>
          </table:table-cell>
          <table:table-cell table:style-name="ce9" table:formula="of:=IF(NOT(ISBLANK(#REF!.[.B30]));RIGHT(LEFT(#REF!.[.B30];SEARCH(&quot;(&quot;;#REF!.[.B30])-1);LEN(LEFT(#REF!.[.B30];SEARCH(&quot;(&quot;;#REF!.[.B30])-1))-SEARCH(&quot; &quot;;LEFT(#REF!.[.B30];SEARCH(&quot;(&quot;;#REF!.[.B30])-1)));&quot;&quot;)" office:value-type="string" office:string-value="" calcext:value-type="error">
            <text:p>Err :501</text:p>
          </table:table-cell>
          <table:table-cell table:style-name="ce12" table:formula="of:=IF(NOT(ISBLANK(#REF!.[.C30]));RIGHT(LEFT(#REF!.[.C30];SEARCH(&quot;(&quot;;#REF!.[.C30])-1);LEN(LEFT(#REF!.[.C30];SEARCH(&quot;(&quot;;#REF!.[.C30])-1))-SEARCH(&quot; &quot;;LEFT(#REF!.[.C30];SEARCH(&quot;(&quot;;#REF!.[.C30])-1)));&quot;&quot;)" office:value-type="string" office:string-value="" calcext:value-type="error">
            <text:p>Err :501</text:p>
          </table:table-cell>
          <table:table-cell table:style-name="ce9" table:formula="of:=IF(NOT(ISBLANK(#REF!.[.D30]));RIGHT(LEFT(#REF!.[.D30];SEARCH(&quot;(&quot;;#REF!.[.D30])-1);LEN(LEFT(#REF!.[.D30];SEARCH(&quot;(&quot;;#REF!.[.D30])-1))-SEARCH(&quot; &quot;;LEFT(#REF!.[.D30];SEARCH(&quot;(&quot;;#REF!.[.D30])-1)));&quot;&quot;)" office:value-type="string" office:string-value="" calcext:value-type="error">
            <text:p>Err :501</text:p>
          </table:table-cell>
          <table:table-cell table:style-name="ce9" table:formula="of:=IF(NOT(ISBLANK(#REF!.e30));RIGHT(LEFT(#REF!.e30;SEARCH(&quot;(&quot;;#REF!.e30)-1);LEN(LEFT(#REF!.e30;SEARCH(&quot;(&quot;;#REF!.e30)-1))-SEARCH(&quot; &quot;;LEFT(#REF!.e30;SEARCH(&quot;(&quot;;#REF!.e30)-1)));&quot;&quot;)" office:value-type="string" office:string-value="" calcext:value-type="error">
            <text:p>Err :508</text:p>
          </table:table-cell>
          <table:table-cell table:style-name="ce9" table:formula="of:=IF(NOT(ISBLANK(#REF!.[.F30]));RIGHT(LEFT(#REF!.[.F30];SEARCH(&quot;(&quot;;#REF!.[.F30])-1);LEN(LEFT(#REF!.[.F30];SEARCH(&quot;(&quot;;#REF!.[.F30])-1))-SEARCH(&quot; &quot;;LEFT(#REF!.[.F30];SEARCH(&quot;(&quot;;#REF!.[.F30])-1)));&quot;&quot;)" office:value-type="string" office:string-value="" calcext:value-type="error">
            <text:p>Err :501</text:p>
          </table:table-cell>
          <table:table-cell table:style-name="ce9" table:formula="of:=IF(NOT(ISBLANK(#REF!.[.G30]));RIGHT(LEFT(#REF!.[.G30];SEARCH(&quot;(&quot;;#REF!.[.G30])-1);LEN(LEFT(#REF!.[.G30];SEARCH(&quot;(&quot;;#REF!.[.G30])-1))-SEARCH(&quot; &quot;;LEFT(#REF!.[.G30];SEARCH(&quot;(&quot;;#REF!.[.G30])-1)));&quot;&quot;)" office:value-type="string" office:string-value="" calcext:value-type="error">
            <text:p>Err :501</text:p>
          </table:table-cell>
          <table:table-cell table:style-name="ce9" table:formula="of:=IF(NOT(ISBLANK(#REF!.[.H30]));RIGHT(LEFT(#REF!.[.H30];SEARCH(&quot;(&quot;;#REF!.[.H30])-1);LEN(LEFT(#REF!.[.H30];SEARCH(&quot;(&quot;;#REF!.[.H30])-1))-SEARCH(&quot; &quot;;LEFT(#REF!.[.H30];SEARCH(&quot;(&quot;;#REF!.[.H30])-1)));&quot;&quot;)" office:value-type="string" office:string-value="" calcext:value-type="error">
            <text:p>Err :501</text:p>
          </table:table-cell>
          <table:table-cell table:style-name="ce9" table:formula="of:=IF(NOT(ISBLANK(#REF!.[.I30]));RIGHT(LEFT(#REF!.[.I30];SEARCH(&quot;(&quot;;#REF!.[.I30])-1);LEN(LEFT(#REF!.[.I30];SEARCH(&quot;(&quot;;#REF!.[.I30])-1))-SEARCH(&quot; &quot;;LEFT(#REF!.[.I30];SEARCH(&quot;(&quot;;#REF!.[.I30])-1)));&quot;&quot;)" office:value-type="string" office:string-value="" calcext:value-type="error">
            <text:p>Err :501</text:p>
          </table:table-cell>
          <table:table-cell table:style-name="ce9" table:formula="of:=IF(NOT(ISBLANK(#REF!.[.J30]));RIGHT(LEFT(#REF!.[.J30];SEARCH(&quot;(&quot;;#REF!.[.J30])-1);LEN(LEFT(#REF!.[.J30];SEARCH(&quot;(&quot;;#REF!.[.J30])-1))-SEARCH(&quot; &quot;;LEFT(#REF!.[.J30];SEARCH(&quot;(&quot;;#REF!.[.J30])-1)));&quot;&quot;)" office:value-type="string" office:string-value="" calcext:value-type="error">
            <text:p>Err :501</text:p>
          </table:table-cell>
          <table:table-cell table:style-name="ce9" table:formula="of:=IF(NOT(ISBLANK(#REF!.[.K30]));RIGHT(LEFT(#REF!.[.K30];SEARCH(&quot;(&quot;;#REF!.[.K30])-1);LEN(LEFT(#REF!.[.K30];SEARCH(&quot;(&quot;;#REF!.[.K30])-1))-SEARCH(&quot; &quot;;LEFT(#REF!.[.K30];SEARCH(&quot;(&quot;;#REF!.[.K30])-1)));&quot;&quot;)" office:value-type="string" office:string-value="" calcext:value-type="error">
            <text:p>Err :501</text:p>
          </table:table-cell>
          <table:table-cell table:style-name="ce9" table:formula="of:=IF(NOT(ISBLANK(#REF!.[.L30]));RIGHT(LEFT(#REF!.[.L30];SEARCH(&quot;(&quot;;#REF!.[.L30])-1);LEN(LEFT(#REF!.[.L30];SEARCH(&quot;(&quot;;#REF!.[.L30])-1))-SEARCH(&quot; &quot;;LEFT(#REF!.[.L30];SEARCH(&quot;(&quot;;#REF!.[.L30])-1)));&quot;&quot;)" office:value-type="string" office:string-value="" calcext:value-type="error">
            <text:p>Err :501</text:p>
          </table:table-cell>
          <table:table-cell table:style-name="ce9" table:formula="of:=#REF!.[.M30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31]));RIGHT(LEFT(#REF!.[.A31];SEARCH(&quot;(&quot;;#REF!.[.A31])-1);LEN(LEFT(#REF!.[.A31];SEARCH(&quot;(&quot;;#REF!.[.A31])-1))-SEARCH(&quot; &quot;;LEFT(#REF!.[.A31];SEARCH(&quot;(&quot;;#REF!.[.A31])-1)));&quot;&quot;)" office:value-type="string" office:string-value="" calcext:value-type="error">
            <text:p>Err :501</text:p>
          </table:table-cell>
          <table:table-cell table:style-name="ce9" table:formula="of:=IF(NOT(ISBLANK(#REF!.[.B31]));RIGHT(LEFT(#REF!.[.B31];SEARCH(&quot;(&quot;;#REF!.[.B31])-1);LEN(LEFT(#REF!.[.B31];SEARCH(&quot;(&quot;;#REF!.[.B31])-1))-SEARCH(&quot; &quot;;LEFT(#REF!.[.B31];SEARCH(&quot;(&quot;;#REF!.[.B31])-1)));&quot;&quot;)" office:value-type="string" office:string-value="" calcext:value-type="error">
            <text:p>Err :501</text:p>
          </table:table-cell>
          <table:table-cell table:style-name="ce9" table:formula="of:=IF(NOT(ISBLANK(#REF!.[.C31]));RIGHT(LEFT(#REF!.[.C31];SEARCH(&quot;(&quot;;#REF!.[.C31])-1);LEN(LEFT(#REF!.[.C31];SEARCH(&quot;(&quot;;#REF!.[.C31])-1))-SEARCH(&quot; &quot;;LEFT(#REF!.[.C31];SEARCH(&quot;(&quot;;#REF!.[.C31])-1)));&quot;&quot;)" office:value-type="string" office:string-value="" calcext:value-type="error">
            <text:p>Err :501</text:p>
          </table:table-cell>
          <table:table-cell table:style-name="ce9" table:formula="of:=IF(NOT(ISBLANK(#REF!.[.D31]));RIGHT(LEFT(#REF!.[.D31];SEARCH(&quot;(&quot;;#REF!.[.D31])-1);LEN(LEFT(#REF!.[.D31];SEARCH(&quot;(&quot;;#REF!.[.D31])-1))-SEARCH(&quot; &quot;;LEFT(#REF!.[.D31];SEARCH(&quot;(&quot;;#REF!.[.D31])-1)));&quot;&quot;)" office:value-type="string" office:string-value="" calcext:value-type="error">
            <text:p>Err :501</text:p>
          </table:table-cell>
          <table:table-cell table:style-name="ce9" table:formula="of:=IF(NOT(ISBLANK(#REF!.e31));RIGHT(LEFT(#REF!.e31;SEARCH(&quot;(&quot;;#REF!.e31)-1);LEN(LEFT(#REF!.e31;SEARCH(&quot;(&quot;;#REF!.e31)-1))-SEARCH(&quot; &quot;;LEFT(#REF!.e31;SEARCH(&quot;(&quot;;#REF!.e31)-1)));&quot;&quot;)" office:value-type="string" office:string-value="" calcext:value-type="error">
            <text:p>Err :508</text:p>
          </table:table-cell>
          <table:table-cell table:style-name="ce9" table:formula="of:=IF(NOT(ISBLANK(#REF!.[.F31]));RIGHT(LEFT(#REF!.[.F31];SEARCH(&quot;(&quot;;#REF!.[.F31])-1);LEN(LEFT(#REF!.[.F31];SEARCH(&quot;(&quot;;#REF!.[.F31])-1))-SEARCH(&quot; &quot;;LEFT(#REF!.[.F31];SEARCH(&quot;(&quot;;#REF!.[.F31])-1)));&quot;&quot;)" office:value-type="string" office:string-value="" calcext:value-type="error">
            <text:p>Err :501</text:p>
          </table:table-cell>
          <table:table-cell table:style-name="ce9" table:formula="of:=IF(NOT(ISBLANK(#REF!.[.G31]));RIGHT(LEFT(#REF!.[.G31];SEARCH(&quot;(&quot;;#REF!.[.G31])-1);LEN(LEFT(#REF!.[.G31];SEARCH(&quot;(&quot;;#REF!.[.G31])-1))-SEARCH(&quot; &quot;;LEFT(#REF!.[.G31];SEARCH(&quot;(&quot;;#REF!.[.G31])-1)));&quot;&quot;)" office:value-type="string" office:string-value="" calcext:value-type="error">
            <text:p>Err :501</text:p>
          </table:table-cell>
          <table:table-cell table:style-name="ce9" table:formula="of:=IF(NOT(ISBLANK(#REF!.[.H31]));RIGHT(LEFT(#REF!.[.H31];SEARCH(&quot;(&quot;;#REF!.[.H31])-1);LEN(LEFT(#REF!.[.H31];SEARCH(&quot;(&quot;;#REF!.[.H31])-1))-SEARCH(&quot; &quot;;LEFT(#REF!.[.H31];SEARCH(&quot;(&quot;;#REF!.[.H31])-1)));&quot;&quot;)" office:value-type="string" office:string-value="" calcext:value-type="error">
            <text:p>Err :501</text:p>
          </table:table-cell>
          <table:table-cell table:style-name="ce9" table:formula="of:=IF(NOT(ISBLANK(#REF!.[.I31]));RIGHT(LEFT(#REF!.[.I31];SEARCH(&quot;(&quot;;#REF!.[.I31])-1);LEN(LEFT(#REF!.[.I31];SEARCH(&quot;(&quot;;#REF!.[.I31])-1))-SEARCH(&quot; &quot;;LEFT(#REF!.[.I31];SEARCH(&quot;(&quot;;#REF!.[.I31])-1)));&quot;&quot;)" office:value-type="string" office:string-value="" calcext:value-type="error">
            <text:p>Err :501</text:p>
          </table:table-cell>
          <table:table-cell table:style-name="ce9" table:formula="of:=IF(NOT(ISBLANK(#REF!.[.J31]));RIGHT(LEFT(#REF!.[.J31];SEARCH(&quot;(&quot;;#REF!.[.J31])-1);LEN(LEFT(#REF!.[.J31];SEARCH(&quot;(&quot;;#REF!.[.J31])-1))-SEARCH(&quot; &quot;;LEFT(#REF!.[.J31];SEARCH(&quot;(&quot;;#REF!.[.J31])-1)));&quot;&quot;)" office:value-type="string" office:string-value="" calcext:value-type="error">
            <text:p>Err :501</text:p>
          </table:table-cell>
          <table:table-cell table:style-name="ce9" table:formula="of:=IF(NOT(ISBLANK(#REF!.[.K31]));RIGHT(LEFT(#REF!.[.K31];SEARCH(&quot;(&quot;;#REF!.[.K31])-1);LEN(LEFT(#REF!.[.K31];SEARCH(&quot;(&quot;;#REF!.[.K31])-1))-SEARCH(&quot; &quot;;LEFT(#REF!.[.K31];SEARCH(&quot;(&quot;;#REF!.[.K31])-1)));&quot;&quot;)" office:value-type="string" office:string-value="" calcext:value-type="error">
            <text:p>Err :501</text:p>
          </table:table-cell>
          <table:table-cell table:style-name="ce9" table:formula="of:=IF(NOT(ISBLANK(#REF!.[.L31]));RIGHT(LEFT(#REF!.[.L31];SEARCH(&quot;(&quot;;#REF!.[.L31])-1);LEN(LEFT(#REF!.[.L31];SEARCH(&quot;(&quot;;#REF!.[.L31])-1))-SEARCH(&quot; &quot;;LEFT(#REF!.[.L31];SEARCH(&quot;(&quot;;#REF!.[.L31])-1)));&quot;&quot;)" office:value-type="string" office:string-value="" calcext:value-type="error">
            <text:p>Err :501</text:p>
          </table:table-cell>
          <table:table-cell table:style-name="ce9" table:formula="of:=#REF!.[.M31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32]));RIGHT(LEFT(#REF!.[.A32];SEARCH(&quot;(&quot;;#REF!.[.A32])-1);LEN(LEFT(#REF!.[.A32];SEARCH(&quot;(&quot;;#REF!.[.A32])-1))-SEARCH(&quot; &quot;;LEFT(#REF!.[.A32];SEARCH(&quot;(&quot;;#REF!.[.A32])-1)));&quot;&quot;)" office:value-type="string" office:string-value="" calcext:value-type="error">
            <text:p>Err :501</text:p>
          </table:table-cell>
          <table:table-cell table:style-name="ce9" table:formula="of:=IF(NOT(ISBLANK(#REF!.[.B32]));RIGHT(LEFT(#REF!.[.B32];SEARCH(&quot;(&quot;;#REF!.[.B32])-1);LEN(LEFT(#REF!.[.B32];SEARCH(&quot;(&quot;;#REF!.[.B32])-1))-SEARCH(&quot; &quot;;LEFT(#REF!.[.B32];SEARCH(&quot;(&quot;;#REF!.[.B32])-1)));&quot;&quot;)" office:value-type="string" office:string-value="" calcext:value-type="error">
            <text:p>Err :501</text:p>
          </table:table-cell>
          <table:table-cell table:style-name="ce9" table:formula="of:=IF(NOT(ISBLANK(#REF!.[.C32]));RIGHT(LEFT(#REF!.[.C32];SEARCH(&quot;(&quot;;#REF!.[.C32])-1);LEN(LEFT(#REF!.[.C32];SEARCH(&quot;(&quot;;#REF!.[.C32])-1))-SEARCH(&quot; &quot;;LEFT(#REF!.[.C32];SEARCH(&quot;(&quot;;#REF!.[.C32])-1)));&quot;&quot;)" office:value-type="string" office:string-value="" calcext:value-type="error">
            <text:p>Err :501</text:p>
          </table:table-cell>
          <table:table-cell table:style-name="ce9" table:formula="of:=IF(NOT(ISBLANK(#REF!.[.D32]));RIGHT(LEFT(#REF!.[.D32];SEARCH(&quot;(&quot;;#REF!.[.D32])-1);LEN(LEFT(#REF!.[.D32];SEARCH(&quot;(&quot;;#REF!.[.D32])-1))-SEARCH(&quot; &quot;;LEFT(#REF!.[.D32];SEARCH(&quot;(&quot;;#REF!.[.D32])-1)));&quot;&quot;)" office:value-type="string" office:string-value="" calcext:value-type="error">
            <text:p>Err :501</text:p>
          </table:table-cell>
          <table:table-cell table:style-name="ce12" table:formula="of:=IF(NOT(ISBLANK(#REF!.e32));RIGHT(LEFT(#REF!.e32;SEARCH(&quot;(&quot;;#REF!.e32)-1);LEN(LEFT(#REF!.e32;SEARCH(&quot;(&quot;;#REF!.e32)-1))-SEARCH(&quot; &quot;;LEFT(#REF!.e32;SEARCH(&quot;(&quot;;#REF!.e32)-1)));&quot;&quot;)" office:value-type="string" office:string-value="" calcext:value-type="error">
            <text:p>Err :508</text:p>
          </table:table-cell>
          <table:table-cell table:style-name="ce9" table:formula="of:=IF(NOT(ISBLANK(#REF!.[.F32]));RIGHT(LEFT(#REF!.[.F32];SEARCH(&quot;(&quot;;#REF!.[.F32])-1);LEN(LEFT(#REF!.[.F32];SEARCH(&quot;(&quot;;#REF!.[.F32])-1))-SEARCH(&quot; &quot;;LEFT(#REF!.[.F32];SEARCH(&quot;(&quot;;#REF!.[.F32])-1)));&quot;&quot;)" office:value-type="string" office:string-value="" calcext:value-type="error">
            <text:p>Err :501</text:p>
          </table:table-cell>
          <table:table-cell table:style-name="ce9" table:formula="of:=IF(NOT(ISBLANK(#REF!.[.G32]));RIGHT(LEFT(#REF!.[.G32];SEARCH(&quot;(&quot;;#REF!.[.G32])-1);LEN(LEFT(#REF!.[.G32];SEARCH(&quot;(&quot;;#REF!.[.G32])-1))-SEARCH(&quot; &quot;;LEFT(#REF!.[.G32];SEARCH(&quot;(&quot;;#REF!.[.G32])-1)));&quot;&quot;)" office:value-type="string" office:string-value="" calcext:value-type="error">
            <text:p>Err :501</text:p>
          </table:table-cell>
          <table:table-cell table:style-name="ce9" table:formula="of:=IF(NOT(ISBLANK(#REF!.[.H32]));RIGHT(LEFT(#REF!.[.H32];SEARCH(&quot;(&quot;;#REF!.[.H32])-1);LEN(LEFT(#REF!.[.H32];SEARCH(&quot;(&quot;;#REF!.[.H32])-1))-SEARCH(&quot; &quot;;LEFT(#REF!.[.H32];SEARCH(&quot;(&quot;;#REF!.[.H32])-1)));&quot;&quot;)" office:value-type="string" office:string-value="" calcext:value-type="error">
            <text:p>Err :501</text:p>
          </table:table-cell>
          <table:table-cell table:style-name="ce9" table:formula="of:=IF(NOT(ISBLANK(#REF!.[.I32]));RIGHT(LEFT(#REF!.[.I32];SEARCH(&quot;(&quot;;#REF!.[.I32])-1);LEN(LEFT(#REF!.[.I32];SEARCH(&quot;(&quot;;#REF!.[.I32])-1))-SEARCH(&quot; &quot;;LEFT(#REF!.[.I32];SEARCH(&quot;(&quot;;#REF!.[.I32])-1)));&quot;&quot;)" office:value-type="string" office:string-value="" calcext:value-type="error">
            <text:p>Err :501</text:p>
          </table:table-cell>
          <table:table-cell table:style-name="ce9" table:formula="of:=IF(NOT(ISBLANK(#REF!.[.J32]));RIGHT(LEFT(#REF!.[.J32];SEARCH(&quot;(&quot;;#REF!.[.J32])-1);LEN(LEFT(#REF!.[.J32];SEARCH(&quot;(&quot;;#REF!.[.J32])-1))-SEARCH(&quot; &quot;;LEFT(#REF!.[.J32];SEARCH(&quot;(&quot;;#REF!.[.J32])-1)));&quot;&quot;)" office:value-type="string" office:string-value="" calcext:value-type="error">
            <text:p>Err :501</text:p>
          </table:table-cell>
          <table:table-cell table:style-name="ce9" table:formula="of:=IF(NOT(ISBLANK(#REF!.[.K32]));RIGHT(LEFT(#REF!.[.K32];SEARCH(&quot;(&quot;;#REF!.[.K32])-1);LEN(LEFT(#REF!.[.K32];SEARCH(&quot;(&quot;;#REF!.[.K32])-1))-SEARCH(&quot; &quot;;LEFT(#REF!.[.K32];SEARCH(&quot;(&quot;;#REF!.[.K32])-1)));&quot;&quot;)" office:value-type="string" office:string-value="" calcext:value-type="error">
            <text:p>Err :501</text:p>
          </table:table-cell>
          <table:table-cell table:style-name="ce9" table:formula="of:=IF(NOT(ISBLANK(#REF!.[.L32]));RIGHT(LEFT(#REF!.[.L32];SEARCH(&quot;(&quot;;#REF!.[.L32])-1);LEN(LEFT(#REF!.[.L32];SEARCH(&quot;(&quot;;#REF!.[.L32])-1))-SEARCH(&quot; &quot;;LEFT(#REF!.[.L32];SEARCH(&quot;(&quot;;#REF!.[.L32])-1)));&quot;&quot;)" office:value-type="string" office:string-value="" calcext:value-type="error">
            <text:p>Err :501</text:p>
          </table:table-cell>
          <table:table-cell table:style-name="ce9" table:formula="of:=#REF!.[.M32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33]));RIGHT(LEFT(#REF!.[.A33];SEARCH(&quot;(&quot;;#REF!.[.A33])-1);LEN(LEFT(#REF!.[.A33];SEARCH(&quot;(&quot;;#REF!.[.A33])-1))-SEARCH(&quot; &quot;;LEFT(#REF!.[.A33];SEARCH(&quot;(&quot;;#REF!.[.A33])-1)));&quot;&quot;)" office:value-type="string" office:string-value="" calcext:value-type="error">
            <text:p>Err :501</text:p>
          </table:table-cell>
          <table:table-cell table:style-name="ce9" table:formula="of:=IF(NOT(ISBLANK(#REF!.[.B33]));RIGHT(LEFT(#REF!.[.B33];SEARCH(&quot;(&quot;;#REF!.[.B33])-1);LEN(LEFT(#REF!.[.B33];SEARCH(&quot;(&quot;;#REF!.[.B33])-1))-SEARCH(&quot; &quot;;LEFT(#REF!.[.B33];SEARCH(&quot;(&quot;;#REF!.[.B33])-1)));&quot;&quot;)" office:value-type="string" office:string-value="" calcext:value-type="error">
            <text:p>Err :501</text:p>
          </table:table-cell>
          <table:table-cell table:style-name="ce9" table:formula="of:=IF(NOT(ISBLANK(#REF!.[.C33]));RIGHT(LEFT(#REF!.[.C33];SEARCH(&quot;(&quot;;#REF!.[.C33])-1);LEN(LEFT(#REF!.[.C33];SEARCH(&quot;(&quot;;#REF!.[.C33])-1))-SEARCH(&quot; &quot;;LEFT(#REF!.[.C33];SEARCH(&quot;(&quot;;#REF!.[.C33])-1)));&quot;&quot;)" office:value-type="string" office:string-value="" calcext:value-type="error">
            <text:p>Err :501</text:p>
          </table:table-cell>
          <table:table-cell table:style-name="ce9" table:formula="of:=IF(NOT(ISBLANK(#REF!.[.D33]));RIGHT(LEFT(#REF!.[.D33];SEARCH(&quot;(&quot;;#REF!.[.D33])-1);LEN(LEFT(#REF!.[.D33];SEARCH(&quot;(&quot;;#REF!.[.D33])-1))-SEARCH(&quot; &quot;;LEFT(#REF!.[.D33];SEARCH(&quot;(&quot;;#REF!.[.D33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2" table:number-rows-spanned="1">
            <text:p>Economique</text:p>
          </table:table-cell>
          <table:covered-table-cell table:style-name="ce9"/>
          <table:table-cell table:style-name="ce9" table:formula="of:=IF(NOT(ISBLANK(#REF!.[.G33]));RIGHT(LEFT(#REF!.[.G33];SEARCH(&quot;(&quot;;#REF!.[.G33])-1);LEN(LEFT(#REF!.[.G33];SEARCH(&quot;(&quot;;#REF!.[.G33])-1))-SEARCH(&quot; &quot;;LEFT(#REF!.[.G33];SEARCH(&quot;(&quot;;#REF!.[.G33])-1)));&quot;&quot;)" office:value-type="string" office:string-value="" calcext:value-type="error">
            <text:p>Err :501</text:p>
          </table:table-cell>
          <table:table-cell table:style-name="ce9" table:formula="of:=IF(NOT(ISBLANK(#REF!.[.H33]));RIGHT(LEFT(#REF!.[.H33];SEARCH(&quot;(&quot;;#REF!.[.H33])-1);LEN(LEFT(#REF!.[.H33];SEARCH(&quot;(&quot;;#REF!.[.H33])-1))-SEARCH(&quot; &quot;;LEFT(#REF!.[.H33];SEARCH(&quot;(&quot;;#REF!.[.H33])-1)));&quot;&quot;)" office:value-type="string" office:string-value="" calcext:value-type="error">
            <text:p>Err :501</text:p>
          </table:table-cell>
          <table:table-cell table:style-name="ce9" table:formula="of:=IF(NOT(ISBLANK(#REF!.[.I33]));RIGHT(LEFT(#REF!.[.I33];SEARCH(&quot;(&quot;;#REF!.[.I33])-1);LEN(LEFT(#REF!.[.I33];SEARCH(&quot;(&quot;;#REF!.[.I33])-1))-SEARCH(&quot; &quot;;LEFT(#REF!.[.I33];SEARCH(&quot;(&quot;;#REF!.[.I33])-1)));&quot;&quot;)" office:value-type="string" office:string-value="" calcext:value-type="error">
            <text:p>Err :501</text:p>
          </table:table-cell>
          <table:table-cell table:style-name="ce9" table:formula="of:=IF(NOT(ISBLANK(#REF!.[.J33]));RIGHT(LEFT(#REF!.[.J33];SEARCH(&quot;(&quot;;#REF!.[.J33])-1);LEN(LEFT(#REF!.[.J33];SEARCH(&quot;(&quot;;#REF!.[.J33])-1))-SEARCH(&quot; &quot;;LEFT(#REF!.[.J33];SEARCH(&quot;(&quot;;#REF!.[.J33])-1)));&quot;&quot;)" office:value-type="string" office:string-value="" calcext:value-type="error">
            <text:p>Err :501</text:p>
          </table:table-cell>
          <table:table-cell table:style-name="ce9" table:formula="of:=IF(NOT(ISBLANK(#REF!.[.K33]));RIGHT(LEFT(#REF!.[.K33];SEARCH(&quot;(&quot;;#REF!.[.K33])-1);LEN(LEFT(#REF!.[.K33];SEARCH(&quot;(&quot;;#REF!.[.K33])-1))-SEARCH(&quot; &quot;;LEFT(#REF!.[.K33];SEARCH(&quot;(&quot;;#REF!.[.K33])-1)));&quot;&quot;)" office:value-type="string" office:string-value="" calcext:value-type="error">
            <text:p>Err :501</text:p>
          </table:table-cell>
          <table:table-cell table:style-name="ce9" table:formula="of:=IF(NOT(ISBLANK(#REF!.[.L33]));RIGHT(LEFT(#REF!.[.L33];SEARCH(&quot;(&quot;;#REF!.[.L33])-1);LEN(LEFT(#REF!.[.L33];SEARCH(&quot;(&quot;;#REF!.[.L33])-1))-SEARCH(&quot; &quot;;LEFT(#REF!.[.L33];SEARCH(&quot;(&quot;;#REF!.[.L33])-1)));&quot;&quot;)" office:value-type="string" office:string-value="" calcext:value-type="error">
            <text:p>Err :501</text:p>
          </table:table-cell>
          <table:table-cell table:style-name="ce9" table:formula="of:=#REF!.[.M33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34]));RIGHT(LEFT(#REF!.[.A34];SEARCH(&quot;(&quot;;#REF!.[.A34])-1);LEN(LEFT(#REF!.[.A34];SEARCH(&quot;(&quot;;#REF!.[.A34])-1))-SEARCH(&quot; &quot;;LEFT(#REF!.[.A34];SEARCH(&quot;(&quot;;#REF!.[.A34])-1)));&quot;&quot;)" office:value-type="string" office:string-value="" calcext:value-type="error">
            <text:p>Err :501</text:p>
          </table:table-cell>
          <table:table-cell table:style-name="ce12" table:formula="of:=IF(NOT(ISBLANK(#REF!.[.B34]));RIGHT(LEFT(#REF!.[.B34];SEARCH(&quot;(&quot;;#REF!.[.B34])-1);LEN(LEFT(#REF!.[.B34];SEARCH(&quot;(&quot;;#REF!.[.B34])-1))-SEARCH(&quot; &quot;;LEFT(#REF!.[.B34];SEARCH(&quot;(&quot;;#REF!.[.B34])-1)));&quot;&quot;)" office:value-type="string" office:string-value="" calcext:value-type="error">
            <text:p>Err :501</text:p>
          </table:table-cell>
          <table:table-cell table:style-name="ce9" table:formula="of:=IF(NOT(ISBLANK(#REF!.[.C34]));RIGHT(LEFT(#REF!.[.C34];SEARCH(&quot;(&quot;;#REF!.[.C34])-1);LEN(LEFT(#REF!.[.C34];SEARCH(&quot;(&quot;;#REF!.[.C34])-1))-SEARCH(&quot; &quot;;LEFT(#REF!.[.C34];SEARCH(&quot;(&quot;;#REF!.[.C34])-1)));&quot;&quot;)" office:value-type="string" office:string-value="" calcext:value-type="error">
            <text:p>Err :501</text:p>
          </table:table-cell>
          <table:table-cell table:style-name="ce9" table:formula="of:=IF(NOT(ISBLANK(#REF!.[.D34]));RIGHT(LEFT(#REF!.[.D34];SEARCH(&quot;(&quot;;#REF!.[.D34])-1);LEN(LEFT(#REF!.[.D34];SEARCH(&quot;(&quot;;#REF!.[.D34])-1))-SEARCH(&quot; &quot;;LEFT(#REF!.[.D34];SEARCH(&quot;(&quot;;#REF!.[.D34])-1)));&quot;&quot;)" office:value-type="string" office:string-value="" calcext:value-type="error">
            <text:p>Err :501</text:p>
          </table:table-cell>
          <table:table-cell table:style-name="ce9" table:formula="of:=IF(NOT(ISBLANK(#REF!.e34));RIGHT(LEFT(#REF!.e34;SEARCH(&quot;(&quot;;#REF!.e34)-1);LEN(LEFT(#REF!.e34;SEARCH(&quot;(&quot;;#REF!.e34)-1))-SEARCH(&quot; &quot;;LEFT(#REF!.e34;SEARCH(&quot;(&quot;;#REF!.e34)-1)));&quot;&quot;)" office:value-type="string" office:string-value="" calcext:value-type="error">
            <text:p>Err :508</text:p>
          </table:table-cell>
          <table:table-cell table:style-name="ce9" table:formula="of:=IF(NOT(ISBLANK(#REF!.[.F34]));RIGHT(LEFT(#REF!.[.F34];SEARCH(&quot;(&quot;;#REF!.[.F34])-1);LEN(LEFT(#REF!.[.F34];SEARCH(&quot;(&quot;;#REF!.[.F34])-1))-SEARCH(&quot; &quot;;LEFT(#REF!.[.F34];SEARCH(&quot;(&quot;;#REF!.[.F34])-1)));&quot;&quot;)" office:value-type="string" office:string-value="" calcext:value-type="error">
            <text:p>Err :501</text:p>
          </table:table-cell>
          <table:table-cell table:style-name="ce9" table:formula="of:=IF(NOT(ISBLANK(#REF!.[.G34]));RIGHT(LEFT(#REF!.[.G34];SEARCH(&quot;(&quot;;#REF!.[.G34])-1);LEN(LEFT(#REF!.[.G34];SEARCH(&quot;(&quot;;#REF!.[.G34])-1))-SEARCH(&quot; &quot;;LEFT(#REF!.[.G34];SEARCH(&quot;(&quot;;#REF!.[.G34])-1)));&quot;&quot;)" office:value-type="string" office:string-value="" calcext:value-type="error">
            <text:p>Err :501</text:p>
          </table:table-cell>
          <table:table-cell table:style-name="ce9" table:formula="of:=IF(NOT(ISBLANK(#REF!.[.H34]));RIGHT(LEFT(#REF!.[.H34];SEARCH(&quot;(&quot;;#REF!.[.H34])-1);LEN(LEFT(#REF!.[.H34];SEARCH(&quot;(&quot;;#REF!.[.H34])-1))-SEARCH(&quot; &quot;;LEFT(#REF!.[.H34];SEARCH(&quot;(&quot;;#REF!.[.H34])-1)));&quot;&quot;)" office:value-type="string" office:string-value="" calcext:value-type="error">
            <text:p>Err :501</text:p>
          </table:table-cell>
          <table:table-cell table:style-name="ce9" table:formula="of:=IF(NOT(ISBLANK(#REF!.[.I34]));RIGHT(LEFT(#REF!.[.I34];SEARCH(&quot;(&quot;;#REF!.[.I34])-1);LEN(LEFT(#REF!.[.I34];SEARCH(&quot;(&quot;;#REF!.[.I34])-1))-SEARCH(&quot; &quot;;LEFT(#REF!.[.I34];SEARCH(&quot;(&quot;;#REF!.[.I34])-1)));&quot;&quot;)" office:value-type="string" office:string-value="" calcext:value-type="error">
            <text:p>Err :501</text:p>
          </table:table-cell>
          <table:table-cell table:style-name="ce9" table:formula="of:=IF(NOT(ISBLANK(#REF!.[.J34]));RIGHT(LEFT(#REF!.[.J34];SEARCH(&quot;(&quot;;#REF!.[.J34])-1);LEN(LEFT(#REF!.[.J34];SEARCH(&quot;(&quot;;#REF!.[.J34])-1))-SEARCH(&quot; &quot;;LEFT(#REF!.[.J34];SEARCH(&quot;(&quot;;#REF!.[.J34])-1)));&quot;&quot;)" office:value-type="string" office:string-value="" calcext:value-type="error">
            <text:p>Err :501</text:p>
          </table:table-cell>
          <table:table-cell table:style-name="ce9" table:formula="of:=IF(NOT(ISBLANK(#REF!.[.K34]));RIGHT(LEFT(#REF!.[.K34];SEARCH(&quot;(&quot;;#REF!.[.K34])-1);LEN(LEFT(#REF!.[.K34];SEARCH(&quot;(&quot;;#REF!.[.K34])-1))-SEARCH(&quot; &quot;;LEFT(#REF!.[.K34];SEARCH(&quot;(&quot;;#REF!.[.K34])-1)));&quot;&quot;)" office:value-type="string" office:string-value="" calcext:value-type="error">
            <text:p>Err :501</text:p>
          </table:table-cell>
          <table:table-cell table:style-name="ce9" table:formula="of:=IF(NOT(ISBLANK(#REF!.[.L34]));RIGHT(LEFT(#REF!.[.L34];SEARCH(&quot;(&quot;;#REF!.[.L34])-1);LEN(LEFT(#REF!.[.L34];SEARCH(&quot;(&quot;;#REF!.[.L34])-1))-SEARCH(&quot; &quot;;LEFT(#REF!.[.L34];SEARCH(&quot;(&quot;;#REF!.[.L34])-1)));&quot;&quot;)" office:value-type="string" office:string-value="" calcext:value-type="error">
            <text:p>Err :501</text:p>
          </table:table-cell>
          <table:table-cell table:style-name="ce9" table:formula="of:=#REF!.[.M34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35]));RIGHT(LEFT(#REF!.[.A35];SEARCH(&quot;(&quot;;#REF!.[.A35])-1);LEN(LEFT(#REF!.[.A35];SEARCH(&quot;(&quot;;#REF!.[.A35])-1))-SEARCH(&quot; &quot;;LEFT(#REF!.[.A35];SEARCH(&quot;(&quot;;#REF!.[.A35])-1)));&quot;&quot;)" office:value-type="string" office:string-value="" calcext:value-type="error">
            <text:p>Err :501</text:p>
          </table:table-cell>
          <table:table-cell table:style-name="ce9" table:formula="of:=IF(NOT(ISBLANK(#REF!.[.B35]));RIGHT(LEFT(#REF!.[.B35];SEARCH(&quot;(&quot;;#REF!.[.B35])-1);LEN(LEFT(#REF!.[.B35];SEARCH(&quot;(&quot;;#REF!.[.B35])-1))-SEARCH(&quot; &quot;;LEFT(#REF!.[.B35];SEARCH(&quot;(&quot;;#REF!.[.B35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2" table:number-rows-spanned="1">
            <text:p>Core Business</text:p>
          </table:table-cell>
          <table:covered-table-cell table:style-name="ce9"/>
          <table:table-cell table:style-name="ce9" table:formula="of:=IF(NOT(ISBLANK(#REF!.e35));RIGHT(LEFT(#REF!.e35;SEARCH(&quot;(&quot;;#REF!.e35)-1);LEN(LEFT(#REF!.e35;SEARCH(&quot;(&quot;;#REF!.e35)-1))-SEARCH(&quot; &quot;;LEFT(#REF!.e35;SEARCH(&quot;(&quot;;#REF!.e35)-1)));&quot;&quot;)" office:value-type="string" office:string-value="" calcext:value-type="error">
            <text:p>Err :508</text:p>
          </table:table-cell>
          <table:table-cell table:style-name="ce9" table:formula="of:=IF(NOT(ISBLANK(#REF!.[.F35]));RIGHT(LEFT(#REF!.[.F35];SEARCH(&quot;(&quot;;#REF!.[.F35])-1);LEN(LEFT(#REF!.[.F35];SEARCH(&quot;(&quot;;#REF!.[.F35])-1))-SEARCH(&quot; &quot;;LEFT(#REF!.[.F35];SEARCH(&quot;(&quot;;#REF!.[.F35])-1)));&quot;&quot;)" office:value-type="string" office:string-value="" calcext:value-type="error">
            <text:p>Err :501</text:p>
          </table:table-cell>
          <table:table-cell table:style-name="ce9" table:formula="of:=IF(NOT(ISBLANK(#REF!.[.G35]));RIGHT(LEFT(#REF!.[.G35];SEARCH(&quot;(&quot;;#REF!.[.G35])-1);LEN(LEFT(#REF!.[.G35];SEARCH(&quot;(&quot;;#REF!.[.G35])-1))-SEARCH(&quot; &quot;;LEFT(#REF!.[.G35];SEARCH(&quot;(&quot;;#REF!.[.G35])-1)));&quot;&quot;)" office:value-type="string" office:string-value="" calcext:value-type="error">
            <text:p>Err :501</text:p>
          </table:table-cell>
          <table:table-cell table:style-name="ce9" table:formula="of:=IF(NOT(ISBLANK(#REF!.[.H35]));RIGHT(LEFT(#REF!.[.H35];SEARCH(&quot;(&quot;;#REF!.[.H35])-1);LEN(LEFT(#REF!.[.H35];SEARCH(&quot;(&quot;;#REF!.[.H35])-1))-SEARCH(&quot; &quot;;LEFT(#REF!.[.H35];SEARCH(&quot;(&quot;;#REF!.[.H35])-1)));&quot;&quot;)" office:value-type="string" office:string-value="" calcext:value-type="error">
            <text:p>Err :501</text:p>
          </table:table-cell>
          <table:table-cell table:style-name="ce9" table:formula="of:=IF(NOT(ISBLANK(#REF!.[.I35]));RIGHT(LEFT(#REF!.[.I35];SEARCH(&quot;(&quot;;#REF!.[.I35])-1);LEN(LEFT(#REF!.[.I35];SEARCH(&quot;(&quot;;#REF!.[.I35])-1))-SEARCH(&quot; &quot;;LEFT(#REF!.[.I35];SEARCH(&quot;(&quot;;#REF!.[.I35])-1)));&quot;&quot;)" office:value-type="string" office:string-value="" calcext:value-type="error">
            <text:p>Err :501</text:p>
          </table:table-cell>
          <table:table-cell table:style-name="ce9" table:formula="of:=IF(NOT(ISBLANK(#REF!.[.J35]));RIGHT(LEFT(#REF!.[.J35];SEARCH(&quot;(&quot;;#REF!.[.J35])-1);LEN(LEFT(#REF!.[.J35];SEARCH(&quot;(&quot;;#REF!.[.J35])-1))-SEARCH(&quot; &quot;;LEFT(#REF!.[.J35];SEARCH(&quot;(&quot;;#REF!.[.J35])-1)));&quot;&quot;)" office:value-type="string" office:string-value="" calcext:value-type="error">
            <text:p>Err :501</text:p>
          </table:table-cell>
          <table:table-cell table:style-name="ce9" table:formula="of:=IF(NOT(ISBLANK(#REF!.[.K35]));RIGHT(LEFT(#REF!.[.K35];SEARCH(&quot;(&quot;;#REF!.[.K35])-1);LEN(LEFT(#REF!.[.K35];SEARCH(&quot;(&quot;;#REF!.[.K35])-1))-SEARCH(&quot; &quot;;LEFT(#REF!.[.K35];SEARCH(&quot;(&quot;;#REF!.[.K35])-1)));&quot;&quot;)" office:value-type="string" office:string-value="" calcext:value-type="error">
            <text:p>Err :501</text:p>
          </table:table-cell>
          <table:table-cell table:style-name="ce9" table:formula="of:=IF(NOT(ISBLANK(#REF!.[.L35]));RIGHT(LEFT(#REF!.[.L35];SEARCH(&quot;(&quot;;#REF!.[.L35])-1);LEN(LEFT(#REF!.[.L35];SEARCH(&quot;(&quot;;#REF!.[.L35])-1))-SEARCH(&quot; &quot;;LEFT(#REF!.[.L35];SEARCH(&quot;(&quot;;#REF!.[.L35])-1)));&quot;&quot;)" office:value-type="string" office:string-value="" calcext:value-type="error">
            <text:p>Err :501</text:p>
          </table:table-cell>
          <table:table-cell table:style-name="ce9" table:formula="of:=#REF!.[.M35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36]));RIGHT(LEFT(#REF!.[.A36];SEARCH(&quot;(&quot;;#REF!.[.A36])-1);LEN(LEFT(#REF!.[.A36];SEARCH(&quot;(&quot;;#REF!.[.A36])-1))-SEARCH(&quot; &quot;;LEFT(#REF!.[.A36];SEARCH(&quot;(&quot;;#REF!.[.A36])-1)));&quot;&quot;)" office:value-type="string" office:string-value="" calcext:value-type="error">
            <text:p>Err :501</text:p>
          </table:table-cell>
          <table:table-cell table:style-name="ce9" table:formula="of:=IF(NOT(ISBLANK(#REF!.[.B36]));RIGHT(LEFT(#REF!.[.B36];SEARCH(&quot;(&quot;;#REF!.[.B36])-1);LEN(LEFT(#REF!.[.B36];SEARCH(&quot;(&quot;;#REF!.[.B36])-1))-SEARCH(&quot; &quot;;LEFT(#REF!.[.B36];SEARCH(&quot;(&quot;;#REF!.[.B36])-1)));&quot;&quot;)" office:value-type="string" office:string-value="" calcext:value-type="error">
            <text:p>Err :501</text:p>
          </table:table-cell>
          <table:table-cell table:style-name="ce9" table:formula="of:=IF(NOT(ISBLANK(#REF!.[.C36]));RIGHT(LEFT(#REF!.[.C36];SEARCH(&quot;(&quot;;#REF!.[.C36])-1);LEN(LEFT(#REF!.[.C36];SEARCH(&quot;(&quot;;#REF!.[.C36])-1))-SEARCH(&quot; &quot;;LEFT(#REF!.[.C36];SEARCH(&quot;(&quot;;#REF!.[.C36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2" table:number-rows-spanned="1">
            <text:p>Business units</text:p>
          </table:table-cell>
          <table:covered-table-cell table:style-name="ce9"/>
          <table:table-cell table:style-name="ce9" table:formula="of:=IF(NOT(ISBLANK(#REF!.[.F36]));RIGHT(LEFT(#REF!.[.F36];SEARCH(&quot;(&quot;;#REF!.[.F36])-1);LEN(LEFT(#REF!.[.F36];SEARCH(&quot;(&quot;;#REF!.[.F36])-1))-SEARCH(&quot; &quot;;LEFT(#REF!.[.F36];SEARCH(&quot;(&quot;;#REF!.[.F36])-1)));&quot;&quot;)" office:value-type="string" office:string-value="" calcext:value-type="error">
            <text:p>Err :501</text:p>
          </table:table-cell>
          <table:table-cell table:style-name="ce9" table:formula="of:=IF(NOT(ISBLANK(#REF!.[.G36]));RIGHT(LEFT(#REF!.[.G36];SEARCH(&quot;(&quot;;#REF!.[.G36])-1);LEN(LEFT(#REF!.[.G36];SEARCH(&quot;(&quot;;#REF!.[.G36])-1))-SEARCH(&quot; &quot;;LEFT(#REF!.[.G36];SEARCH(&quot;(&quot;;#REF!.[.G36])-1)));&quot;&quot;)" office:value-type="string" office:string-value="" calcext:value-type="error">
            <text:p>Err :501</text:p>
          </table:table-cell>
          <table:table-cell table:style-name="ce9" table:formula="of:=IF(NOT(ISBLANK(#REF!.[.H36]));RIGHT(LEFT(#REF!.[.H36];SEARCH(&quot;(&quot;;#REF!.[.H36])-1);LEN(LEFT(#REF!.[.H36];SEARCH(&quot;(&quot;;#REF!.[.H36])-1))-SEARCH(&quot; &quot;;LEFT(#REF!.[.H36];SEARCH(&quot;(&quot;;#REF!.[.H36])-1)));&quot;&quot;)" office:value-type="string" office:string-value="" calcext:value-type="error">
            <text:p>Err :501</text:p>
          </table:table-cell>
          <table:table-cell table:style-name="ce9" table:formula="of:=IF(NOT(ISBLANK(#REF!.[.I36]));RIGHT(LEFT(#REF!.[.I36];SEARCH(&quot;(&quot;;#REF!.[.I36])-1);LEN(LEFT(#REF!.[.I36];SEARCH(&quot;(&quot;;#REF!.[.I36])-1))-SEARCH(&quot; &quot;;LEFT(#REF!.[.I36];SEARCH(&quot;(&quot;;#REF!.[.I36])-1)));&quot;&quot;)" office:value-type="string" office:string-value="" calcext:value-type="error">
            <text:p>Err :501</text:p>
          </table:table-cell>
          <table:table-cell table:style-name="ce9" table:formula="of:=IF(NOT(ISBLANK(#REF!.[.J36]));RIGHT(LEFT(#REF!.[.J36];SEARCH(&quot;(&quot;;#REF!.[.J36])-1);LEN(LEFT(#REF!.[.J36];SEARCH(&quot;(&quot;;#REF!.[.J36])-1))-SEARCH(&quot; &quot;;LEFT(#REF!.[.J36];SEARCH(&quot;(&quot;;#REF!.[.J36])-1)));&quot;&quot;)" office:value-type="string" office:string-value="" calcext:value-type="error">
            <text:p>Err :501</text:p>
          </table:table-cell>
          <table:table-cell table:style-name="ce9" table:formula="of:=IF(NOT(ISBLANK(#REF!.[.K36]));RIGHT(LEFT(#REF!.[.K36];SEARCH(&quot;(&quot;;#REF!.[.K36])-1);LEN(LEFT(#REF!.[.K36];SEARCH(&quot;(&quot;;#REF!.[.K36])-1))-SEARCH(&quot; &quot;;LEFT(#REF!.[.K36];SEARCH(&quot;(&quot;;#REF!.[.K36])-1)));&quot;&quot;)" office:value-type="string" office:string-value="" calcext:value-type="error">
            <text:p>Err :501</text:p>
          </table:table-cell>
          <table:table-cell table:style-name="ce9" table:formula="of:=IF(NOT(ISBLANK(#REF!.[.L36]));RIGHT(LEFT(#REF!.[.L36];SEARCH(&quot;(&quot;;#REF!.[.L36])-1);LEN(LEFT(#REF!.[.L36];SEARCH(&quot;(&quot;;#REF!.[.L36])-1))-SEARCH(&quot; &quot;;LEFT(#REF!.[.L36];SEARCH(&quot;(&quot;;#REF!.[.L36])-1)));&quot;&quot;)" office:value-type="string" office:string-value="" calcext:value-type="error">
            <text:p>Err :501</text:p>
          </table:table-cell>
          <table:table-cell table:style-name="ce9" table:formula="of:=#REF!.[.M36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37]));RIGHT(LEFT(#REF!.[.A37];SEARCH(&quot;(&quot;;#REF!.[.A37])-1);LEN(LEFT(#REF!.[.A37];SEARCH(&quot;(&quot;;#REF!.[.A37])-1))-SEARCH(&quot; &quot;;LEFT(#REF!.[.A37];SEARCH(&quot;(&quot;;#REF!.[.A37])-1)));&quot;&quot;)" office:value-type="string" office:string-value="" calcext:value-type="error">
            <text:p>Err :501</text:p>
          </table:table-cell>
          <table:table-cell table:style-name="ce9" table:formula="of:=IF(NOT(ISBLANK(#REF!.[.B37]));RIGHT(LEFT(#REF!.[.B37];SEARCH(&quot;(&quot;;#REF!.[.B37])-1);LEN(LEFT(#REF!.[.B37];SEARCH(&quot;(&quot;;#REF!.[.B37])-1))-SEARCH(&quot; &quot;;LEFT(#REF!.[.B37];SEARCH(&quot;(&quot;;#REF!.[.B37])-1)));&quot;&quot;)" office:value-type="string" office:string-value="" calcext:value-type="error">
            <text:p>Err :501</text:p>
          </table:table-cell>
          <table:table-cell table:style-name="ce9" table:formula="of:=IF(NOT(ISBLANK(#REF!.[.C37]));RIGHT(LEFT(#REF!.[.C37];SEARCH(&quot;(&quot;;#REF!.[.C37])-1);LEN(LEFT(#REF!.[.C37];SEARCH(&quot;(&quot;;#REF!.[.C37])-1))-SEARCH(&quot; &quot;;LEFT(#REF!.[.C37];SEARCH(&quot;(&quot;;#REF!.[.C37])-1)));&quot;&quot;)" office:value-type="string" office:string-value="" calcext:value-type="error">
            <text:p>Err :501</text:p>
          </table:table-cell>
          <table:table-cell table:style-name="ce9" table:formula="of:=IF(NOT(ISBLANK(#REF!.[.D37]));RIGHT(LEFT(#REF!.[.D37];SEARCH(&quot;(&quot;;#REF!.[.D37])-1);LEN(LEFT(#REF!.[.D37];SEARCH(&quot;(&quot;;#REF!.[.D37])-1))-SEARCH(&quot; &quot;;LEFT(#REF!.[.D37];SEARCH(&quot;(&quot;;#REF!.[.D37])-1)));&quot;&quot;)" office:value-type="string" office:string-value="" calcext:value-type="error">
            <text:p>Err :501</text:p>
          </table:table-cell>
          <table:table-cell table:style-name="ce9" table:formula="of:=IF(NOT(ISBLANK(#REF!.e37));RIGHT(LEFT(#REF!.e37;SEARCH(&quot;(&quot;;#REF!.e37)-1);LEN(LEFT(#REF!.e37;SEARCH(&quot;(&quot;;#REF!.e37)-1))-SEARCH(&quot; &quot;;LEFT(#REF!.e37;SEARCH(&quot;(&quot;;#REF!.e37)-1)));&quot;&quot;)" office:value-type="string" office:string-value="" calcext:value-type="error">
            <text:p>Err :508</text:p>
          </table:table-cell>
          <table:table-cell table:style-name="ce9" table:formula="of:=IF(NOT(ISBLANK(#REF!.[.F37]));RIGHT(LEFT(#REF!.[.F37];SEARCH(&quot;(&quot;;#REF!.[.F37])-1);LEN(LEFT(#REF!.[.F37];SEARCH(&quot;(&quot;;#REF!.[.F37])-1))-SEARCH(&quot; &quot;;LEFT(#REF!.[.F37];SEARCH(&quot;(&quot;;#REF!.[.F37])-1)));&quot;&quot;)" office:value-type="string" office:string-value="" calcext:value-type="error">
            <text:p>Err :501</text:p>
          </table:table-cell>
          <table:table-cell table:style-name="ce9" table:formula="of:=IF(NOT(ISBLANK(#REF!.[.G37]));RIGHT(LEFT(#REF!.[.G37];SEARCH(&quot;(&quot;;#REF!.[.G37])-1);LEN(LEFT(#REF!.[.G37];SEARCH(&quot;(&quot;;#REF!.[.G37])-1))-SEARCH(&quot; &quot;;LEFT(#REF!.[.G37];SEARCH(&quot;(&quot;;#REF!.[.G37])-1)));&quot;&quot;)" office:value-type="string" office:string-value="" calcext:value-type="error">
            <text:p>Err :501</text:p>
          </table:table-cell>
          <table:table-cell table:style-name="ce9" table:formula="of:=IF(NOT(ISBLANK(#REF!.[.H37]));RIGHT(LEFT(#REF!.[.H37];SEARCH(&quot;(&quot;;#REF!.[.H37])-1);LEN(LEFT(#REF!.[.H37];SEARCH(&quot;(&quot;;#REF!.[.H37])-1))-SEARCH(&quot; &quot;;LEFT(#REF!.[.H37];SEARCH(&quot;(&quot;;#REF!.[.H37])-1)));&quot;&quot;)" office:value-type="string" office:string-value="" calcext:value-type="error">
            <text:p>Err :501</text:p>
          </table:table-cell>
          <table:table-cell table:style-name="ce9" table:formula="of:=IF(NOT(ISBLANK(#REF!.[.I37]));RIGHT(LEFT(#REF!.[.I37];SEARCH(&quot;(&quot;;#REF!.[.I37])-1);LEN(LEFT(#REF!.[.I37];SEARCH(&quot;(&quot;;#REF!.[.I37])-1))-SEARCH(&quot; &quot;;LEFT(#REF!.[.I37];SEARCH(&quot;(&quot;;#REF!.[.I37])-1)));&quot;&quot;)" office:value-type="string" office:string-value="" calcext:value-type="error">
            <text:p>Err :501</text:p>
          </table:table-cell>
          <table:table-cell table:style-name="ce9" table:formula="of:=IF(NOT(ISBLANK(#REF!.[.J37]));RIGHT(LEFT(#REF!.[.J37];SEARCH(&quot;(&quot;;#REF!.[.J37])-1);LEN(LEFT(#REF!.[.J37];SEARCH(&quot;(&quot;;#REF!.[.J37])-1))-SEARCH(&quot; &quot;;LEFT(#REF!.[.J37];SEARCH(&quot;(&quot;;#REF!.[.J37])-1)));&quot;&quot;)" office:value-type="string" office:string-value="" calcext:value-type="error">
            <text:p>Err :501</text:p>
          </table:table-cell>
          <table:table-cell table:style-name="ce9" table:formula="of:=IF(NOT(ISBLANK(#REF!.[.K37]));RIGHT(LEFT(#REF!.[.K37];SEARCH(&quot;(&quot;;#REF!.[.K37])-1);LEN(LEFT(#REF!.[.K37];SEARCH(&quot;(&quot;;#REF!.[.K37])-1))-SEARCH(&quot; &quot;;LEFT(#REF!.[.K37];SEARCH(&quot;(&quot;;#REF!.[.K37])-1)));&quot;&quot;)" office:value-type="string" office:string-value="" calcext:value-type="error">
            <text:p>Err :501</text:p>
          </table:table-cell>
          <table:table-cell table:style-name="ce9" table:formula="of:=IF(NOT(ISBLANK(#REF!.[.L37]));RIGHT(LEFT(#REF!.[.L37];SEARCH(&quot;(&quot;;#REF!.[.L37])-1);LEN(LEFT(#REF!.[.L37];SEARCH(&quot;(&quot;;#REF!.[.L37])-1))-SEARCH(&quot; &quot;;LEFT(#REF!.[.L37];SEARCH(&quot;(&quot;;#REF!.[.L37])-1)));&quot;&quot;)" office:value-type="string" office:string-value="" calcext:value-type="error">
            <text:p>Err :501</text:p>
          </table:table-cell>
          <table:table-cell table:style-name="ce9" table:formula="of:=#REF!.[.M37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38]));RIGHT(LEFT(#REF!.[.A38];SEARCH(&quot;(&quot;;#REF!.[.A38])-1);LEN(LEFT(#REF!.[.A38];SEARCH(&quot;(&quot;;#REF!.[.A38])-1))-SEARCH(&quot; &quot;;LEFT(#REF!.[.A38];SEARCH(&quot;(&quot;;#REF!.[.A38])-1)));&quot;&quot;)" office:value-type="string" office:string-value="" calcext:value-type="error">
            <text:p>Err :501</text:p>
          </table:table-cell>
          <table:table-cell table:style-name="ce9" table:formula="of:=IF(NOT(ISBLANK(#REF!.[.B38]));RIGHT(LEFT(#REF!.[.B38];SEARCH(&quot;(&quot;;#REF!.[.B38])-1);LEN(LEFT(#REF!.[.B38];SEARCH(&quot;(&quot;;#REF!.[.B38])-1))-SEARCH(&quot; &quot;;LEFT(#REF!.[.B38];SEARCH(&quot;(&quot;;#REF!.[.B38])-1)));&quot;&quot;)" office:value-type="string" office:string-value="" calcext:value-type="error">
            <text:p>Err :501</text:p>
          </table:table-cell>
          <table:table-cell table:style-name="ce9" table:formula="of:=IF(NOT(ISBLANK(#REF!.[.C38]));RIGHT(LEFT(#REF!.[.C38];SEARCH(&quot;(&quot;;#REF!.[.C38])-1);LEN(LEFT(#REF!.[.C38];SEARCH(&quot;(&quot;;#REF!.[.C38])-1))-SEARCH(&quot; &quot;;LEFT(#REF!.[.C38];SEARCH(&quot;(&quot;;#REF!.[.C38])-1)));&quot;&quot;)" office:value-type="string" office:string-value="" calcext:value-type="error">
            <text:p>Err :501</text:p>
          </table:table-cell>
          <table:table-cell table:style-name="ce9" table:formula="of:=IF(NOT(ISBLANK(#REF!.[.D38]));RIGHT(LEFT(#REF!.[.D38];SEARCH(&quot;(&quot;;#REF!.[.D38])-1);LEN(LEFT(#REF!.[.D38];SEARCH(&quot;(&quot;;#REF!.[.D38])-1))-SEARCH(&quot; &quot;;LEFT(#REF!.[.D38];SEARCH(&quot;(&quot;;#REF!.[.D38])-1)));&quot;&quot;)" office:value-type="string" office:string-value="" calcext:value-type="error">
            <text:p>Err :501</text:p>
          </table:table-cell>
          <table:table-cell table:style-name="ce9" table:formula="of:=IF(NOT(ISBLANK(#REF!.e38));RIGHT(LEFT(#REF!.e38;SEARCH(&quot;(&quot;;#REF!.e38)-1);LEN(LEFT(#REF!.e38;SEARCH(&quot;(&quot;;#REF!.e38)-1))-SEARCH(&quot; &quot;;LEFT(#REF!.e38;SEARCH(&quot;(&quot;;#REF!.e38)-1)));&quot;&quot;)" office:value-type="string" office:string-value="" calcext:value-type="error">
            <text:p>Err :508</text:p>
          </table:table-cell>
          <table:table-cell table:style-name="ce13" office:value-type="string" calcext:value-type="string" table:number-columns-spanned="2" table:number-rows-spanned="1">
            <text:p>Biens - objets</text:p>
          </table:table-cell>
          <table:covered-table-cell table:style-name="ce9"/>
          <table:table-cell table:style-name="ce9" table:formula="of:=IF(NOT(ISBLANK(#REF!.[.H38]));RIGHT(LEFT(#REF!.[.H38];SEARCH(&quot;(&quot;;#REF!.[.H38])-1);LEN(LEFT(#REF!.[.H38];SEARCH(&quot;(&quot;;#REF!.[.H38])-1))-SEARCH(&quot; &quot;;LEFT(#REF!.[.H38];SEARCH(&quot;(&quot;;#REF!.[.H38])-1)));&quot;&quot;)" office:value-type="string" office:string-value="" calcext:value-type="error">
            <text:p>Err :501</text:p>
          </table:table-cell>
          <table:table-cell table:style-name="ce9" table:formula="of:=IF(NOT(ISBLANK(#REF!.[.I38]));RIGHT(LEFT(#REF!.[.I38];SEARCH(&quot;(&quot;;#REF!.[.I38])-1);LEN(LEFT(#REF!.[.I38];SEARCH(&quot;(&quot;;#REF!.[.I38])-1))-SEARCH(&quot; &quot;;LEFT(#REF!.[.I38];SEARCH(&quot;(&quot;;#REF!.[.I38])-1)));&quot;&quot;)" office:value-type="string" office:string-value="" calcext:value-type="error">
            <text:p>Err :501</text:p>
          </table:table-cell>
          <table:table-cell table:style-name="ce9" table:formula="of:=IF(NOT(ISBLANK(#REF!.[.J38]));RIGHT(LEFT(#REF!.[.J38];SEARCH(&quot;(&quot;;#REF!.[.J38])-1);LEN(LEFT(#REF!.[.J38];SEARCH(&quot;(&quot;;#REF!.[.J38])-1))-SEARCH(&quot; &quot;;LEFT(#REF!.[.J38];SEARCH(&quot;(&quot;;#REF!.[.J38])-1)));&quot;&quot;)" office:value-type="string" office:string-value="" calcext:value-type="error">
            <text:p>Err :501</text:p>
          </table:table-cell>
          <table:table-cell table:style-name="ce9" table:formula="of:=IF(NOT(ISBLANK(#REF!.[.K38]));RIGHT(LEFT(#REF!.[.K38];SEARCH(&quot;(&quot;;#REF!.[.K38])-1);LEN(LEFT(#REF!.[.K38];SEARCH(&quot;(&quot;;#REF!.[.K38])-1))-SEARCH(&quot; &quot;;LEFT(#REF!.[.K38];SEARCH(&quot;(&quot;;#REF!.[.K38])-1)));&quot;&quot;)" office:value-type="string" office:string-value="" calcext:value-type="error">
            <text:p>Err :501</text:p>
          </table:table-cell>
          <table:table-cell table:style-name="ce9" table:formula="of:=IF(NOT(ISBLANK(#REF!.[.L38]));RIGHT(LEFT(#REF!.[.L38];SEARCH(&quot;(&quot;;#REF!.[.L38])-1);LEN(LEFT(#REF!.[.L38];SEARCH(&quot;(&quot;;#REF!.[.L38])-1))-SEARCH(&quot; &quot;;LEFT(#REF!.[.L38];SEARCH(&quot;(&quot;;#REF!.[.L38])-1)));&quot;&quot;)" office:value-type="string" office:string-value="" calcext:value-type="error">
            <text:p>Err :501</text:p>
          </table:table-cell>
          <table:table-cell table:style-name="ce9" table:formula="of:=#REF!.[.M38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39]));RIGHT(LEFT(#REF!.[.A39];SEARCH(&quot;(&quot;;#REF!.[.A39])-1);LEN(LEFT(#REF!.[.A39];SEARCH(&quot;(&quot;;#REF!.[.A39])-1))-SEARCH(&quot; &quot;;LEFT(#REF!.[.A39];SEARCH(&quot;(&quot;;#REF!.[.A39])-1)));&quot;&quot;)" office:value-type="string" office:string-value="" calcext:value-type="error">
            <text:p>Err :501</text:p>
          </table:table-cell>
          <table:table-cell table:style-name="ce9" table:formula="of:=IF(NOT(ISBLANK(#REF!.[.B39]));RIGHT(LEFT(#REF!.[.B39];SEARCH(&quot;(&quot;;#REF!.[.B39])-1);LEN(LEFT(#REF!.[.B39];SEARCH(&quot;(&quot;;#REF!.[.B39])-1))-SEARCH(&quot; &quot;;LEFT(#REF!.[.B39];SEARCH(&quot;(&quot;;#REF!.[.B39])-1)));&quot;&quot;)" office:value-type="string" office:string-value="" calcext:value-type="error">
            <text:p>Err :501</text:p>
          </table:table-cell>
          <table:table-cell table:style-name="ce9" table:formula="of:=IF(NOT(ISBLANK(#REF!.[.C39]));RIGHT(LEFT(#REF!.[.C39];SEARCH(&quot;(&quot;;#REF!.[.C39])-1);LEN(LEFT(#REF!.[.C39];SEARCH(&quot;(&quot;;#REF!.[.C39])-1))-SEARCH(&quot; &quot;;LEFT(#REF!.[.C39];SEARCH(&quot;(&quot;;#REF!.[.C39])-1)));&quot;&quot;)" office:value-type="string" office:string-value="" calcext:value-type="error">
            <text:p>Err :501</text:p>
          </table:table-cell>
          <table:table-cell table:style-name="ce9" table:formula="of:=IF(NOT(ISBLANK(#REF!.[.D39]));RIGHT(LEFT(#REF!.[.D39];SEARCH(&quot;(&quot;;#REF!.[.D39])-1);LEN(LEFT(#REF!.[.D39];SEARCH(&quot;(&quot;;#REF!.[.D39])-1))-SEARCH(&quot; &quot;;LEFT(#REF!.[.D39];SEARCH(&quot;(&quot;;#REF!.[.D39])-1)));&quot;&quot;)" office:value-type="string" office:string-value="" calcext:value-type="error">
            <text:p>Err :501</text:p>
          </table:table-cell>
          <table:table-cell table:style-name="ce9" table:formula="of:=IF(NOT(ISBLANK(#REF!.e39));RIGHT(LEFT(#REF!.e39;SEARCH(&quot;(&quot;;#REF!.e39)-1);LEN(LEFT(#REF!.e39;SEARCH(&quot;(&quot;;#REF!.e39)-1))-SEARCH(&quot; &quot;;LEFT(#REF!.e39;SEARCH(&quot;(&quot;;#REF!.e39)-1)));&quot;&quot;)" office:value-type="string" office:string-value="" calcext:value-type="error">
            <text:p>Err :508</text:p>
          </table:table-cell>
          <table:table-cell table:style-name="ce12" table:formula="of:=IF(NOT(ISBLANK(#REF!.[.F39]));RIGHT(LEFT(#REF!.[.F39];SEARCH(&quot;(&quot;;#REF!.[.F39])-1);LEN(LEFT(#REF!.[.F39];SEARCH(&quot;(&quot;;#REF!.[.F39])-1))-SEARCH(&quot; &quot;;LEFT(#REF!.[.F39];SEARCH(&quot;(&quot;;#REF!.[.F39])-1)));&quot;&quot;)" office:value-type="string" office:string-value="" calcext:value-type="error">
            <text:p>Err :501</text:p>
          </table:table-cell>
          <table:table-cell table:style-name="ce9" table:formula="of:=IF(NOT(ISBLANK(#REF!.[.G39]));RIGHT(LEFT(#REF!.[.G39];SEARCH(&quot;(&quot;;#REF!.[.G39])-1);LEN(LEFT(#REF!.[.G39];SEARCH(&quot;(&quot;;#REF!.[.G39])-1))-SEARCH(&quot; &quot;;LEFT(#REF!.[.G39];SEARCH(&quot;(&quot;;#REF!.[.G39])-1)));&quot;&quot;)" office:value-type="string" office:string-value="" calcext:value-type="error">
            <text:p>Err :501</text:p>
          </table:table-cell>
          <table:table-cell table:style-name="ce9" table:formula="of:=IF(NOT(ISBLANK(#REF!.[.H39]));RIGHT(LEFT(#REF!.[.H39];SEARCH(&quot;(&quot;;#REF!.[.H39])-1);LEN(LEFT(#REF!.[.H39];SEARCH(&quot;(&quot;;#REF!.[.H39])-1))-SEARCH(&quot; &quot;;LEFT(#REF!.[.H39];SEARCH(&quot;(&quot;;#REF!.[.H39])-1)));&quot;&quot;)" office:value-type="string" office:string-value="" calcext:value-type="error">
            <text:p>Err :501</text:p>
          </table:table-cell>
          <table:table-cell table:style-name="ce9" table:formula="of:=IF(NOT(ISBLANK(#REF!.[.I39]));RIGHT(LEFT(#REF!.[.I39];SEARCH(&quot;(&quot;;#REF!.[.I39])-1);LEN(LEFT(#REF!.[.I39];SEARCH(&quot;(&quot;;#REF!.[.I39])-1))-SEARCH(&quot; &quot;;LEFT(#REF!.[.I39];SEARCH(&quot;(&quot;;#REF!.[.I39])-1)));&quot;&quot;)" office:value-type="string" office:string-value="" calcext:value-type="error">
            <text:p>Err :501</text:p>
          </table:table-cell>
          <table:table-cell table:style-name="ce9" table:formula="of:=IF(NOT(ISBLANK(#REF!.[.J39]));RIGHT(LEFT(#REF!.[.J39];SEARCH(&quot;(&quot;;#REF!.[.J39])-1);LEN(LEFT(#REF!.[.J39];SEARCH(&quot;(&quot;;#REF!.[.J39])-1))-SEARCH(&quot; &quot;;LEFT(#REF!.[.J39];SEARCH(&quot;(&quot;;#REF!.[.J39])-1)));&quot;&quot;)" office:value-type="string" office:string-value="" calcext:value-type="error">
            <text:p>Err :501</text:p>
          </table:table-cell>
          <table:table-cell table:style-name="ce9" table:formula="of:=IF(NOT(ISBLANK(#REF!.[.K39]));RIGHT(LEFT(#REF!.[.K39];SEARCH(&quot;(&quot;;#REF!.[.K39])-1);LEN(LEFT(#REF!.[.K39];SEARCH(&quot;(&quot;;#REF!.[.K39])-1))-SEARCH(&quot; &quot;;LEFT(#REF!.[.K39];SEARCH(&quot;(&quot;;#REF!.[.K39])-1)));&quot;&quot;)" office:value-type="string" office:string-value="" calcext:value-type="error">
            <text:p>Err :501</text:p>
          </table:table-cell>
          <table:table-cell table:style-name="ce9" table:formula="of:=IF(NOT(ISBLANK(#REF!.[.L39]));RIGHT(LEFT(#REF!.[.L39];SEARCH(&quot;(&quot;;#REF!.[.L39])-1);LEN(LEFT(#REF!.[.L39];SEARCH(&quot;(&quot;;#REF!.[.L39])-1))-SEARCH(&quot; &quot;;LEFT(#REF!.[.L39];SEARCH(&quot;(&quot;;#REF!.[.L39])-1)));&quot;&quot;)" office:value-type="string" office:string-value="" calcext:value-type="error">
            <text:p>Err :501</text:p>
          </table:table-cell>
          <table:table-cell table:style-name="ce9" table:formula="of:=#REF!.[.M39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40]));RIGHT(LEFT(#REF!.[.A40];SEARCH(&quot;(&quot;;#REF!.[.A40])-1);LEN(LEFT(#REF!.[.A40];SEARCH(&quot;(&quot;;#REF!.[.A40])-1))-SEARCH(&quot; &quot;;LEFT(#REF!.[.A40];SEARCH(&quot;(&quot;;#REF!.[.A40])-1)));&quot;&quot;)" office:value-type="string" office:string-value="" calcext:value-type="error">
            <text:p>Err :501</text:p>
          </table:table-cell>
          <table:table-cell table:style-name="ce9" table:formula="of:=IF(NOT(ISBLANK(#REF!.[.B40]));RIGHT(LEFT(#REF!.[.B40];SEARCH(&quot;(&quot;;#REF!.[.B40])-1);LEN(LEFT(#REF!.[.B40];SEARCH(&quot;(&quot;;#REF!.[.B40])-1))-SEARCH(&quot; &quot;;LEFT(#REF!.[.B40];SEARCH(&quot;(&quot;;#REF!.[.B40])-1)));&quot;&quot;)" office:value-type="string" office:string-value="" calcext:value-type="error">
            <text:p>Err :501</text:p>
          </table:table-cell>
          <table:table-cell table:style-name="ce9" table:formula="of:=IF(NOT(ISBLANK(#REF!.[.C40]));RIGHT(LEFT(#REF!.[.C40];SEARCH(&quot;(&quot;;#REF!.[.C40])-1);LEN(LEFT(#REF!.[.C40];SEARCH(&quot;(&quot;;#REF!.[.C40])-1))-SEARCH(&quot; &quot;;LEFT(#REF!.[.C40];SEARCH(&quot;(&quot;;#REF!.[.C40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3" table:number-rows-spanned="1">
            <text:p>Matching system</text:p>
          </table:table-cell>
          <table:covered-table-cell table:number-columns-repeated="2" table:style-name="ce9"/>
          <table:table-cell table:style-name="ce9" table:formula="of:=IF(NOT(ISBLANK(#REF!.[.G40]));RIGHT(LEFT(#REF!.[.G40];SEARCH(&quot;(&quot;;#REF!.[.G40])-1);LEN(LEFT(#REF!.[.G40];SEARCH(&quot;(&quot;;#REF!.[.G40])-1))-SEARCH(&quot; &quot;;LEFT(#REF!.[.G40];SEARCH(&quot;(&quot;;#REF!.[.G40])-1)));&quot;&quot;)" office:value-type="string" office:string-value="" calcext:value-type="error">
            <text:p>Err :501</text:p>
          </table:table-cell>
          <table:table-cell table:style-name="ce9" table:formula="of:=IF(NOT(ISBLANK(#REF!.[.H40]));RIGHT(LEFT(#REF!.[.H40];SEARCH(&quot;(&quot;;#REF!.[.H40])-1);LEN(LEFT(#REF!.[.H40];SEARCH(&quot;(&quot;;#REF!.[.H40])-1))-SEARCH(&quot; &quot;;LEFT(#REF!.[.H40];SEARCH(&quot;(&quot;;#REF!.[.H40])-1)));&quot;&quot;)" office:value-type="string" office:string-value="" calcext:value-type="error">
            <text:p>Err :501</text:p>
          </table:table-cell>
          <table:table-cell table:style-name="ce9" table:formula="of:=IF(NOT(ISBLANK(#REF!.[.I40]));RIGHT(LEFT(#REF!.[.I40];SEARCH(&quot;(&quot;;#REF!.[.I40])-1);LEN(LEFT(#REF!.[.I40];SEARCH(&quot;(&quot;;#REF!.[.I40])-1))-SEARCH(&quot; &quot;;LEFT(#REF!.[.I40];SEARCH(&quot;(&quot;;#REF!.[.I40])-1)));&quot;&quot;)" office:value-type="string" office:string-value="" calcext:value-type="error">
            <text:p>Err :501</text:p>
          </table:table-cell>
          <table:table-cell table:style-name="ce9" table:formula="of:=IF(NOT(ISBLANK(#REF!.[.J40]));RIGHT(LEFT(#REF!.[.J40];SEARCH(&quot;(&quot;;#REF!.[.J40])-1);LEN(LEFT(#REF!.[.J40];SEARCH(&quot;(&quot;;#REF!.[.J40])-1))-SEARCH(&quot; &quot;;LEFT(#REF!.[.J40];SEARCH(&quot;(&quot;;#REF!.[.J40])-1)));&quot;&quot;)" office:value-type="string" office:string-value="" calcext:value-type="error">
            <text:p>Err :501</text:p>
          </table:table-cell>
          <table:table-cell table:style-name="ce9" table:formula="of:=IF(NOT(ISBLANK(#REF!.[.K40]));RIGHT(LEFT(#REF!.[.K40];SEARCH(&quot;(&quot;;#REF!.[.K40])-1);LEN(LEFT(#REF!.[.K40];SEARCH(&quot;(&quot;;#REF!.[.K40])-1))-SEARCH(&quot; &quot;;LEFT(#REF!.[.K40];SEARCH(&quot;(&quot;;#REF!.[.K40])-1)));&quot;&quot;)" office:value-type="string" office:string-value="" calcext:value-type="error">
            <text:p>Err :501</text:p>
          </table:table-cell>
          <table:table-cell table:style-name="ce9" table:formula="of:=IF(NOT(ISBLANK(#REF!.[.L40]));RIGHT(LEFT(#REF!.[.L40];SEARCH(&quot;(&quot;;#REF!.[.L40])-1);LEN(LEFT(#REF!.[.L40];SEARCH(&quot;(&quot;;#REF!.[.L40])-1))-SEARCH(&quot; &quot;;LEFT(#REF!.[.L40];SEARCH(&quot;(&quot;;#REF!.[.L40])-1)));&quot;&quot;)" office:value-type="string" office:string-value="" calcext:value-type="error">
            <text:p>Err :501</text:p>
          </table:table-cell>
          <table:table-cell table:style-name="ce9" table:formula="of:=#REF!.[.M40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41]));RIGHT(LEFT(#REF!.[.A41];SEARCH(&quot;(&quot;;#REF!.[.A41])-1);LEN(LEFT(#REF!.[.A41];SEARCH(&quot;(&quot;;#REF!.[.A41])-1))-SEARCH(&quot; &quot;;LEFT(#REF!.[.A41];SEARCH(&quot;(&quot;;#REF!.[.A41])-1)));&quot;&quot;)" office:value-type="string" office:string-value="" calcext:value-type="error">
            <text:p>Err :501</text:p>
          </table:table-cell>
          <table:table-cell table:style-name="ce9" table:formula="of:=IF(NOT(ISBLANK(#REF!.[.B41]));RIGHT(LEFT(#REF!.[.B41];SEARCH(&quot;(&quot;;#REF!.[.B41])-1);LEN(LEFT(#REF!.[.B41];SEARCH(&quot;(&quot;;#REF!.[.B41])-1))-SEARCH(&quot; &quot;;LEFT(#REF!.[.B41];SEARCH(&quot;(&quot;;#REF!.[.B41])-1)));&quot;&quot;)" office:value-type="string" office:string-value="" calcext:value-type="error">
            <text:p>Err :501</text:p>
          </table:table-cell>
          <table:table-cell table:style-name="ce9" table:formula="of:=IF(NOT(ISBLANK(#REF!.[.C41]));RIGHT(LEFT(#REF!.[.C41];SEARCH(&quot;(&quot;;#REF!.[.C41])-1);LEN(LEFT(#REF!.[.C41];SEARCH(&quot;(&quot;;#REF!.[.C41])-1))-SEARCH(&quot; &quot;;LEFT(#REF!.[.C41];SEARCH(&quot;(&quot;;#REF!.[.C41])-1)));&quot;&quot;)" office:value-type="string" office:string-value="" calcext:value-type="error">
            <text:p>Err :501</text:p>
          </table:table-cell>
          <table:table-cell table:style-name="ce9" table:formula="of:=IF(NOT(ISBLANK(#REF!.[.D41]));RIGHT(LEFT(#REF!.[.D41];SEARCH(&quot;(&quot;;#REF!.[.D41])-1);LEN(LEFT(#REF!.[.D41];SEARCH(&quot;(&quot;;#REF!.[.D41])-1))-SEARCH(&quot; &quot;;LEFT(#REF!.[.D41];SEARCH(&quot;(&quot;;#REF!.[.D41])-1)));&quot;&quot;)" office:value-type="string" office:string-value="" calcext:value-type="error">
            <text:p>Err :501</text:p>
          </table:table-cell>
          <table:table-cell table:style-name="ce9" table:formula="of:=IF(NOT(ISBLANK(#REF!.e41));RIGHT(LEFT(#REF!.e41;SEARCH(&quot;(&quot;;#REF!.e41)-1);LEN(LEFT(#REF!.e41;SEARCH(&quot;(&quot;;#REF!.e41)-1))-SEARCH(&quot; &quot;;LEFT(#REF!.e41;SEARCH(&quot;(&quot;;#REF!.e41)-1)));&quot;&quot;)" office:value-type="string" office:string-value="" calcext:value-type="error">
            <text:p>Err :508</text:p>
          </table:table-cell>
          <table:table-cell table:style-name="ce9" table:formula="of:=IF(NOT(ISBLANK(#REF!.[.F41]));RIGHT(LEFT(#REF!.[.F41];SEARCH(&quot;(&quot;;#REF!.[.F41])-1);LEN(LEFT(#REF!.[.F41];SEARCH(&quot;(&quot;;#REF!.[.F41])-1))-SEARCH(&quot; &quot;;LEFT(#REF!.[.F41];SEARCH(&quot;(&quot;;#REF!.[.F41])-1)));&quot;&quot;)" office:value-type="string" office:string-value="" calcext:value-type="error">
            <text:p>Err :501</text:p>
          </table:table-cell>
          <table:table-cell table:style-name="ce9" table:formula="of:=IF(NOT(ISBLANK(#REF!.[.G41]));RIGHT(LEFT(#REF!.[.G41];SEARCH(&quot;(&quot;;#REF!.[.G41])-1);LEN(LEFT(#REF!.[.G41];SEARCH(&quot;(&quot;;#REF!.[.G41])-1))-SEARCH(&quot; &quot;;LEFT(#REF!.[.G41];SEARCH(&quot;(&quot;;#REF!.[.G41])-1)));&quot;&quot;)" office:value-type="string" office:string-value="" calcext:value-type="error">
            <text:p>Err :501</text:p>
          </table:table-cell>
          <table:table-cell table:style-name="ce9" table:formula="of:=IF(NOT(ISBLANK(#REF!.[.H41]));RIGHT(LEFT(#REF!.[.H41];SEARCH(&quot;(&quot;;#REF!.[.H41])-1);LEN(LEFT(#REF!.[.H41];SEARCH(&quot;(&quot;;#REF!.[.H41])-1))-SEARCH(&quot; &quot;;LEFT(#REF!.[.H41];SEARCH(&quot;(&quot;;#REF!.[.H41])-1)));&quot;&quot;)" office:value-type="string" office:string-value="" calcext:value-type="error">
            <text:p>Err :501</text:p>
          </table:table-cell>
          <table:table-cell table:style-name="ce9" table:formula="of:=IF(NOT(ISBLANK(#REF!.[.I41]));RIGHT(LEFT(#REF!.[.I41];SEARCH(&quot;(&quot;;#REF!.[.I41])-1);LEN(LEFT(#REF!.[.I41];SEARCH(&quot;(&quot;;#REF!.[.I41])-1))-SEARCH(&quot; &quot;;LEFT(#REF!.[.I41];SEARCH(&quot;(&quot;;#REF!.[.I41])-1)));&quot;&quot;)" office:value-type="string" office:string-value="" calcext:value-type="error">
            <text:p>Err :501</text:p>
          </table:table-cell>
          <table:table-cell table:style-name="ce9" table:formula="of:=IF(NOT(ISBLANK(#REF!.[.J41]));RIGHT(LEFT(#REF!.[.J41];SEARCH(&quot;(&quot;;#REF!.[.J41])-1);LEN(LEFT(#REF!.[.J41];SEARCH(&quot;(&quot;;#REF!.[.J41])-1))-SEARCH(&quot; &quot;;LEFT(#REF!.[.J41];SEARCH(&quot;(&quot;;#REF!.[.J41])-1)));&quot;&quot;)" office:value-type="string" office:string-value="" calcext:value-type="error">
            <text:p>Err :501</text:p>
          </table:table-cell>
          <table:table-cell table:style-name="ce9" table:formula="of:=IF(NOT(ISBLANK(#REF!.[.K41]));RIGHT(LEFT(#REF!.[.K41];SEARCH(&quot;(&quot;;#REF!.[.K41])-1);LEN(LEFT(#REF!.[.K41];SEARCH(&quot;(&quot;;#REF!.[.K41])-1))-SEARCH(&quot; &quot;;LEFT(#REF!.[.K41];SEARCH(&quot;(&quot;;#REF!.[.K41])-1)));&quot;&quot;)" office:value-type="string" office:string-value="" calcext:value-type="error">
            <text:p>Err :501</text:p>
          </table:table-cell>
          <table:table-cell table:style-name="ce9" table:formula="of:=IF(NOT(ISBLANK(#REF!.[.L41]));RIGHT(LEFT(#REF!.[.L41];SEARCH(&quot;(&quot;;#REF!.[.L41])-1);LEN(LEFT(#REF!.[.L41];SEARCH(&quot;(&quot;;#REF!.[.L41])-1))-SEARCH(&quot; &quot;;LEFT(#REF!.[.L41];SEARCH(&quot;(&quot;;#REF!.[.L41])-1)));&quot;&quot;)" office:value-type="string" office:string-value="" calcext:value-type="error">
            <text:p>Err :501</text:p>
          </table:table-cell>
          <table:table-cell table:style-name="ce9" table:formula="of:=#REF!.[.M41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42]));RIGHT(LEFT(#REF!.[.A42];SEARCH(&quot;(&quot;;#REF!.[.A42])-1);LEN(LEFT(#REF!.[.A42];SEARCH(&quot;(&quot;;#REF!.[.A42])-1))-SEARCH(&quot; &quot;;LEFT(#REF!.[.A42];SEARCH(&quot;(&quot;;#REF!.[.A42])-1)));&quot;&quot;)" office:value-type="string" office:string-value="" calcext:value-type="error">
            <text:p>Err :501</text:p>
          </table:table-cell>
          <table:table-cell table:style-name="ce9" table:formula="of:=IF(NOT(ISBLANK(#REF!.[.B42]));RIGHT(LEFT(#REF!.[.B42];SEARCH(&quot;(&quot;;#REF!.[.B42])-1);LEN(LEFT(#REF!.[.B42];SEARCH(&quot;(&quot;;#REF!.[.B42])-1))-SEARCH(&quot; &quot;;LEFT(#REF!.[.B42];SEARCH(&quot;(&quot;;#REF!.[.B42])-1)));&quot;&quot;)" office:value-type="string" office:string-value="" calcext:value-type="error">
            <text:p>Err :501</text:p>
          </table:table-cell>
          <table:table-cell table:style-name="ce9" table:formula="of:=IF(NOT(ISBLANK(#REF!.[.C42]));RIGHT(LEFT(#REF!.[.C42];SEARCH(&quot;(&quot;;#REF!.[.C42])-1);LEN(LEFT(#REF!.[.C42];SEARCH(&quot;(&quot;;#REF!.[.C42])-1))-SEARCH(&quot; &quot;;LEFT(#REF!.[.C42];SEARCH(&quot;(&quot;;#REF!.[.C42])-1)));&quot;&quot;)" office:value-type="string" office:string-value="" calcext:value-type="error">
            <text:p>Err :501</text:p>
          </table:table-cell>
          <table:table-cell table:style-name="ce9" table:formula="of:=IF(NOT(ISBLANK(#REF!.[.D42]));RIGHT(LEFT(#REF!.[.D42];SEARCH(&quot;(&quot;;#REF!.[.D42])-1);LEN(LEFT(#REF!.[.D42];SEARCH(&quot;(&quot;;#REF!.[.D42])-1))-SEARCH(&quot; &quot;;LEFT(#REF!.[.D42];SEARCH(&quot;(&quot;;#REF!.[.D42])-1)));&quot;&quot;)" office:value-type="string" office:string-value="" calcext:value-type="error">
            <text:p>Err :501</text:p>
          </table:table-cell>
          <table:table-cell table:style-name="ce9" table:formula="of:=IF(NOT(ISBLANK(#REF!.e42));RIGHT(LEFT(#REF!.e42;SEARCH(&quot;(&quot;;#REF!.e42)-1);LEN(LEFT(#REF!.e42;SEARCH(&quot;(&quot;;#REF!.e42)-1))-SEARCH(&quot; &quot;;LEFT(#REF!.e42;SEARCH(&quot;(&quot;;#REF!.e42)-1)));&quot;&quot;)" office:value-type="string" office:string-value="" calcext:value-type="error">
            <text:p>Err :508</text:p>
          </table:table-cell>
          <table:table-cell table:style-name="ce9" table:formula="of:=IF(NOT(ISBLANK(#REF!.[.F42]));RIGHT(LEFT(#REF!.[.F42];SEARCH(&quot;(&quot;;#REF!.[.F42])-1);LEN(LEFT(#REF!.[.F42];SEARCH(&quot;(&quot;;#REF!.[.F42])-1))-SEARCH(&quot; &quot;;LEFT(#REF!.[.F42];SEARCH(&quot;(&quot;;#REF!.[.F42])-1)));&quot;&quot;)" office:value-type="string" office:string-value="" calcext:value-type="error">
            <text:p>Err :501</text:p>
          </table:table-cell>
          <table:table-cell table:style-name="ce9" table:formula="of:=IF(NOT(ISBLANK(#REF!.[.G42]));RIGHT(LEFT(#REF!.[.G42];SEARCH(&quot;(&quot;;#REF!.[.G42])-1);LEN(LEFT(#REF!.[.G42];SEARCH(&quot;(&quot;;#REF!.[.G42])-1))-SEARCH(&quot; &quot;;LEFT(#REF!.[.G42];SEARCH(&quot;(&quot;;#REF!.[.G42])-1)));&quot;&quot;)" office:value-type="string" office:string-value="" calcext:value-type="error">
            <text:p>Err :501</text:p>
          </table:table-cell>
          <table:table-cell table:style-name="ce9" table:formula="of:=IF(NOT(ISBLANK(#REF!.[.H42]));RIGHT(LEFT(#REF!.[.H42];SEARCH(&quot;(&quot;;#REF!.[.H42])-1);LEN(LEFT(#REF!.[.H42];SEARCH(&quot;(&quot;;#REF!.[.H42])-1))-SEARCH(&quot; &quot;;LEFT(#REF!.[.H42];SEARCH(&quot;(&quot;;#REF!.[.H42])-1)));&quot;&quot;)" office:value-type="string" office:string-value="" calcext:value-type="error">
            <text:p>Err :501</text:p>
          </table:table-cell>
          <table:table-cell table:style-name="ce9" table:formula="of:=IF(NOT(ISBLANK(#REF!.[.I42]));RIGHT(LEFT(#REF!.[.I42];SEARCH(&quot;(&quot;;#REF!.[.I42])-1);LEN(LEFT(#REF!.[.I42];SEARCH(&quot;(&quot;;#REF!.[.I42])-1))-SEARCH(&quot; &quot;;LEFT(#REF!.[.I42];SEARCH(&quot;(&quot;;#REF!.[.I42])-1)));&quot;&quot;)" office:value-type="string" office:string-value="" calcext:value-type="error">
            <text:p>Err :501</text:p>
          </table:table-cell>
          <table:table-cell table:style-name="ce9" table:formula="of:=IF(NOT(ISBLANK(#REF!.[.J42]));RIGHT(LEFT(#REF!.[.J42];SEARCH(&quot;(&quot;;#REF!.[.J42])-1);LEN(LEFT(#REF!.[.J42];SEARCH(&quot;(&quot;;#REF!.[.J42])-1))-SEARCH(&quot; &quot;;LEFT(#REF!.[.J42];SEARCH(&quot;(&quot;;#REF!.[.J42])-1)));&quot;&quot;)" office:value-type="string" office:string-value="" calcext:value-type="error">
            <text:p>Err :501</text:p>
          </table:table-cell>
          <table:table-cell table:style-name="ce9" table:formula="of:=IF(NOT(ISBLANK(#REF!.[.K42]));RIGHT(LEFT(#REF!.[.K42];SEARCH(&quot;(&quot;;#REF!.[.K42])-1);LEN(LEFT(#REF!.[.K42];SEARCH(&quot;(&quot;;#REF!.[.K42])-1))-SEARCH(&quot; &quot;;LEFT(#REF!.[.K42];SEARCH(&quot;(&quot;;#REF!.[.K42])-1)));&quot;&quot;)" office:value-type="string" office:string-value="" calcext:value-type="error">
            <text:p>Err :501</text:p>
          </table:table-cell>
          <table:table-cell table:style-name="ce9" table:formula="of:=IF(NOT(ISBLANK(#REF!.[.L42]));RIGHT(LEFT(#REF!.[.L42];SEARCH(&quot;(&quot;;#REF!.[.L42])-1);LEN(LEFT(#REF!.[.L42];SEARCH(&quot;(&quot;;#REF!.[.L42])-1))-SEARCH(&quot; &quot;;LEFT(#REF!.[.L42];SEARCH(&quot;(&quot;;#REF!.[.L42])-1)));&quot;&quot;)" office:value-type="string" office:string-value="" calcext:value-type="error">
            <text:p>Err :501</text:p>
          </table:table-cell>
          <table:table-cell table:style-name="ce9" table:formula="of:=#REF!.[.M42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43]));RIGHT(LEFT(#REF!.[.A43];SEARCH(&quot;(&quot;;#REF!.[.A43])-1);LEN(LEFT(#REF!.[.A43];SEARCH(&quot;(&quot;;#REF!.[.A43])-1))-SEARCH(&quot; &quot;;LEFT(#REF!.[.A43];SEARCH(&quot;(&quot;;#REF!.[.A43])-1)));&quot;&quot;)" office:value-type="string" office:string-value="" calcext:value-type="error">
            <text:p>Err :501</text:p>
          </table:table-cell>
          <table:table-cell table:style-name="ce9" table:formula="of:=IF(NOT(ISBLANK(#REF!.[.B43]));RIGHT(LEFT(#REF!.[.B43];SEARCH(&quot;(&quot;;#REF!.[.B43])-1);LEN(LEFT(#REF!.[.B43];SEARCH(&quot;(&quot;;#REF!.[.B43])-1))-SEARCH(&quot; &quot;;LEFT(#REF!.[.B43];SEARCH(&quot;(&quot;;#REF!.[.B43])-1)));&quot;&quot;)" office:value-type="string" office:string-value="" calcext:value-type="error">
            <text:p>Err :501</text:p>
          </table:table-cell>
          <table:table-cell table:style-name="ce9" table:formula="of:=IF(NOT(ISBLANK(#REF!.[.C43]));RIGHT(LEFT(#REF!.[.C43];SEARCH(&quot;(&quot;;#REF!.[.C43])-1);LEN(LEFT(#REF!.[.C43];SEARCH(&quot;(&quot;;#REF!.[.C43])-1))-SEARCH(&quot; &quot;;LEFT(#REF!.[.C43];SEARCH(&quot;(&quot;;#REF!.[.C43])-1)));&quot;&quot;)" office:value-type="string" office:string-value="" calcext:value-type="error">
            <text:p>Err :501</text:p>
          </table:table-cell>
          <table:table-cell table:style-name="ce9" table:formula="of:=IF(NOT(ISBLANK(#REF!.[.D43]));RIGHT(LEFT(#REF!.[.D43];SEARCH(&quot;(&quot;;#REF!.[.D43])-1);LEN(LEFT(#REF!.[.D43];SEARCH(&quot;(&quot;;#REF!.[.D43])-1))-SEARCH(&quot; &quot;;LEFT(#REF!.[.D43];SEARCH(&quot;(&quot;;#REF!.[.D43])-1)));&quot;&quot;)" office:value-type="string" office:string-value="" calcext:value-type="error">
            <text:p>Err :501</text:p>
          </table:table-cell>
          <table:table-cell table:style-name="ce9" table:formula="of:=IF(NOT(ISBLANK(#REF!.e43));RIGHT(LEFT(#REF!.e43;SEARCH(&quot;(&quot;;#REF!.e43)-1);LEN(LEFT(#REF!.e43;SEARCH(&quot;(&quot;;#REF!.e43)-1))-SEARCH(&quot; &quot;;LEFT(#REF!.e43;SEARCH(&quot;(&quot;;#REF!.e43)-1)));&quot;&quot;)" office:value-type="string" office:string-value="" calcext:value-type="error">
            <text:p>Err :508</text:p>
          </table:table-cell>
          <table:table-cell table:style-name="ce13" office:value-type="string" calcext:value-type="string" table:number-columns-spanned="4" table:number-rows-spanned="1">
            <text:p>Semi-automatique</text:p>
          </table:table-cell>
          <table:covered-table-cell table:number-columns-repeated="3" table:style-name="ce9"/>
          <table:table-cell table:style-name="ce9" table:formula="of:=IF(NOT(ISBLANK(#REF!.[.J43]));RIGHT(LEFT(#REF!.[.J43];SEARCH(&quot;(&quot;;#REF!.[.J43])-1);LEN(LEFT(#REF!.[.J43];SEARCH(&quot;(&quot;;#REF!.[.J43])-1))-SEARCH(&quot; &quot;;LEFT(#REF!.[.J43];SEARCH(&quot;(&quot;;#REF!.[.J43])-1)));&quot;&quot;)" office:value-type="string" office:string-value="" calcext:value-type="error">
            <text:p>Err :501</text:p>
          </table:table-cell>
          <table:table-cell table:style-name="ce9" table:formula="of:=IF(NOT(ISBLANK(#REF!.[.K43]));RIGHT(LEFT(#REF!.[.K43];SEARCH(&quot;(&quot;;#REF!.[.K43])-1);LEN(LEFT(#REF!.[.K43];SEARCH(&quot;(&quot;;#REF!.[.K43])-1))-SEARCH(&quot; &quot;;LEFT(#REF!.[.K43];SEARCH(&quot;(&quot;;#REF!.[.K43])-1)));&quot;&quot;)" office:value-type="string" office:string-value="" calcext:value-type="error">
            <text:p>Err :501</text:p>
          </table:table-cell>
          <table:table-cell table:style-name="ce9" table:formula="of:=IF(NOT(ISBLANK(#REF!.[.L43]));RIGHT(LEFT(#REF!.[.L43];SEARCH(&quot;(&quot;;#REF!.[.L43])-1);LEN(LEFT(#REF!.[.L43];SEARCH(&quot;(&quot;;#REF!.[.L43])-1))-SEARCH(&quot; &quot;;LEFT(#REF!.[.L43];SEARCH(&quot;(&quot;;#REF!.[.L43])-1)));&quot;&quot;)" office:value-type="string" office:string-value="" calcext:value-type="error">
            <text:p>Err :501</text:p>
          </table:table-cell>
          <table:table-cell table:style-name="ce9" table:formula="of:=#REF!.[.M43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44]));RIGHT(LEFT(#REF!.[.A44];SEARCH(&quot;(&quot;;#REF!.[.A44])-1);LEN(LEFT(#REF!.[.A44];SEARCH(&quot;(&quot;;#REF!.[.A44])-1))-SEARCH(&quot; &quot;;LEFT(#REF!.[.A44];SEARCH(&quot;(&quot;;#REF!.[.A44])-1)));&quot;&quot;)" office:value-type="string" office:string-value="" calcext:value-type="error">
            <text:p>Err :501</text:p>
          </table:table-cell>
          <table:table-cell table:style-name="ce9" table:formula="of:=IF(NOT(ISBLANK(#REF!.[.B44]));RIGHT(LEFT(#REF!.[.B44];SEARCH(&quot;(&quot;;#REF!.[.B44])-1);LEN(LEFT(#REF!.[.B44];SEARCH(&quot;(&quot;;#REF!.[.B44])-1))-SEARCH(&quot; &quot;;LEFT(#REF!.[.B44];SEARCH(&quot;(&quot;;#REF!.[.B44])-1)));&quot;&quot;)" office:value-type="string" office:string-value="" calcext:value-type="error">
            <text:p>Err :501</text:p>
          </table:table-cell>
          <table:table-cell table:style-name="ce9" table:formula="of:=IF(NOT(ISBLANK(#REF!.[.C44]));RIGHT(LEFT(#REF!.[.C44];SEARCH(&quot;(&quot;;#REF!.[.C44])-1);LEN(LEFT(#REF!.[.C44];SEARCH(&quot;(&quot;;#REF!.[.C44])-1))-SEARCH(&quot; &quot;;LEFT(#REF!.[.C44];SEARCH(&quot;(&quot;;#REF!.[.C44])-1)));&quot;&quot;)" office:value-type="string" office:string-value="" calcext:value-type="error">
            <text:p>Err :501</text:p>
          </table:table-cell>
          <table:table-cell table:style-name="ce9" table:formula="of:=IF(NOT(ISBLANK(#REF!.[.D44]));RIGHT(LEFT(#REF!.[.D44];SEARCH(&quot;(&quot;;#REF!.[.D44])-1);LEN(LEFT(#REF!.[.D44];SEARCH(&quot;(&quot;;#REF!.[.D44])-1))-SEARCH(&quot; &quot;;LEFT(#REF!.[.D44];SEARCH(&quot;(&quot;;#REF!.[.D44])-1)));&quot;&quot;)" office:value-type="string" office:string-value="" calcext:value-type="error">
            <text:p>Err :501</text:p>
          </table:table-cell>
          <table:table-cell table:style-name="ce9" table:formula="of:=IF(NOT(ISBLANK(#REF!.e44));RIGHT(LEFT(#REF!.e44;SEARCH(&quot;(&quot;;#REF!.e44)-1);LEN(LEFT(#REF!.e44;SEARCH(&quot;(&quot;;#REF!.e44)-1))-SEARCH(&quot; &quot;;LEFT(#REF!.e44;SEARCH(&quot;(&quot;;#REF!.e44)-1)));&quot;&quot;)" office:value-type="string" office:string-value="" calcext:value-type="error">
            <text:p>Err :508</text:p>
          </table:table-cell>
          <table:table-cell table:style-name="ce9" table:formula="of:=IF(NOT(ISBLANK(#REF!.[.F44]));RIGHT(LEFT(#REF!.[.F44];SEARCH(&quot;(&quot;;#REF!.[.F44])-1);LEN(LEFT(#REF!.[.F44];SEARCH(&quot;(&quot;;#REF!.[.F44])-1))-SEARCH(&quot; &quot;;LEFT(#REF!.[.F44];SEARCH(&quot;(&quot;;#REF!.[.F44])-1)));&quot;&quot;)" office:value-type="string" office:string-value="" calcext:value-type="error">
            <text:p>Err :501</text:p>
          </table:table-cell>
          <table:table-cell table:style-name="ce9" table:formula="of:=IF(NOT(ISBLANK(#REF!.[.G44]));RIGHT(LEFT(#REF!.[.G44];SEARCH(&quot;(&quot;;#REF!.[.G44])-1);LEN(LEFT(#REF!.[.G44];SEARCH(&quot;(&quot;;#REF!.[.G44])-1))-SEARCH(&quot; &quot;;LEFT(#REF!.[.G44];SEARCH(&quot;(&quot;;#REF!.[.G44])-1)));&quot;&quot;)" office:value-type="string" office:string-value="" calcext:value-type="error">
            <text:p>Err :501</text:p>
          </table:table-cell>
          <table:table-cell table:style-name="ce9" table:formula="of:=IF(NOT(ISBLANK(#REF!.[.H44]));RIGHT(LEFT(#REF!.[.H44];SEARCH(&quot;(&quot;;#REF!.[.H44])-1);LEN(LEFT(#REF!.[.H44];SEARCH(&quot;(&quot;;#REF!.[.H44])-1))-SEARCH(&quot; &quot;;LEFT(#REF!.[.H44];SEARCH(&quot;(&quot;;#REF!.[.H44])-1)));&quot;&quot;)" office:value-type="string" office:string-value="" calcext:value-type="error">
            <text:p>Err :501</text:p>
          </table:table-cell>
          <table:table-cell table:style-name="ce9" table:formula="of:=IF(NOT(ISBLANK(#REF!.[.I44]));RIGHT(LEFT(#REF!.[.I44];SEARCH(&quot;(&quot;;#REF!.[.I44])-1);LEN(LEFT(#REF!.[.I44];SEARCH(&quot;(&quot;;#REF!.[.I44])-1))-SEARCH(&quot; &quot;;LEFT(#REF!.[.I44];SEARCH(&quot;(&quot;;#REF!.[.I44])-1)));&quot;&quot;)" office:value-type="string" office:string-value="" calcext:value-type="error">
            <text:p>Err :501</text:p>
          </table:table-cell>
          <table:table-cell table:style-name="ce9" table:formula="of:=IF(NOT(ISBLANK(#REF!.[.J44]));RIGHT(LEFT(#REF!.[.J44];SEARCH(&quot;(&quot;;#REF!.[.J44])-1);LEN(LEFT(#REF!.[.J44];SEARCH(&quot;(&quot;;#REF!.[.J44])-1))-SEARCH(&quot; &quot;;LEFT(#REF!.[.J44];SEARCH(&quot;(&quot;;#REF!.[.J44])-1)));&quot;&quot;)" office:value-type="string" office:string-value="" calcext:value-type="error">
            <text:p>Err :501</text:p>
          </table:table-cell>
          <table:table-cell table:style-name="ce9" table:formula="of:=IF(NOT(ISBLANK(#REF!.[.K44]));RIGHT(LEFT(#REF!.[.K44];SEARCH(&quot;(&quot;;#REF!.[.K44])-1);LEN(LEFT(#REF!.[.K44];SEARCH(&quot;(&quot;;#REF!.[.K44])-1))-SEARCH(&quot; &quot;;LEFT(#REF!.[.K44];SEARCH(&quot;(&quot;;#REF!.[.K44])-1)));&quot;&quot;)" office:value-type="string" office:string-value="" calcext:value-type="error">
            <text:p>Err :501</text:p>
          </table:table-cell>
          <table:table-cell table:style-name="ce9" table:formula="of:=IF(NOT(ISBLANK(#REF!.[.L44]));RIGHT(LEFT(#REF!.[.L44];SEARCH(&quot;(&quot;;#REF!.[.L44])-1);LEN(LEFT(#REF!.[.L44];SEARCH(&quot;(&quot;;#REF!.[.L44])-1))-SEARCH(&quot; &quot;;LEFT(#REF!.[.L44];SEARCH(&quot;(&quot;;#REF!.[.L44])-1)));&quot;&quot;)" office:value-type="string" office:string-value="" calcext:value-type="error">
            <text:p>Err :501</text:p>
          </table:table-cell>
          <table:table-cell table:style-name="ce9" table:formula="of:=#REF!.[.M44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45]));RIGHT(LEFT(#REF!.[.A45];SEARCH(&quot;(&quot;;#REF!.[.A45])-1);LEN(LEFT(#REF!.[.A45];SEARCH(&quot;(&quot;;#REF!.[.A45])-1))-SEARCH(&quot; &quot;;LEFT(#REF!.[.A45];SEARCH(&quot;(&quot;;#REF!.[.A45])-1)));&quot;&quot;)" office:value-type="string" office:string-value="" calcext:value-type="error">
            <text:p>Err :501</text:p>
          </table:table-cell>
          <table:table-cell table:style-name="ce9" table:formula="of:=IF(NOT(ISBLANK(#REF!.[.B45]));RIGHT(LEFT(#REF!.[.B45];SEARCH(&quot;(&quot;;#REF!.[.B45])-1);LEN(LEFT(#REF!.[.B45];SEARCH(&quot;(&quot;;#REF!.[.B45])-1))-SEARCH(&quot; &quot;;LEFT(#REF!.[.B45];SEARCH(&quot;(&quot;;#REF!.[.B45])-1)));&quot;&quot;)" office:value-type="string" office:string-value="" calcext:value-type="error">
            <text:p>Err :501</text:p>
          </table:table-cell>
          <table:table-cell table:style-name="ce9" table:formula="of:=IF(NOT(ISBLANK(#REF!.[.C45]));RIGHT(LEFT(#REF!.[.C45];SEARCH(&quot;(&quot;;#REF!.[.C45])-1);LEN(LEFT(#REF!.[.C45];SEARCH(&quot;(&quot;;#REF!.[.C45])-1))-SEARCH(&quot; &quot;;LEFT(#REF!.[.C45];SEARCH(&quot;(&quot;;#REF!.[.C45])-1)));&quot;&quot;)" office:value-type="string" office:string-value="" calcext:value-type="error">
            <text:p>Err :501</text:p>
          </table:table-cell>
          <table:table-cell table:style-name="ce9" table:formula="of:=IF(NOT(ISBLANK(#REF!.[.D45]));RIGHT(LEFT(#REF!.[.D45];SEARCH(&quot;(&quot;;#REF!.[.D45])-1);LEN(LEFT(#REF!.[.D45];SEARCH(&quot;(&quot;;#REF!.[.D45])-1))-SEARCH(&quot; &quot;;LEFT(#REF!.[.D45];SEARCH(&quot;(&quot;;#REF!.[.D45])-1)));&quot;&quot;)" office:value-type="string" office:string-value="" calcext:value-type="error">
            <text:p>Err :501</text:p>
          </table:table-cell>
          <table:table-cell table:style-name="ce9" table:formula="of:=IF(NOT(ISBLANK(#REF!.e45));RIGHT(LEFT(#REF!.e45;SEARCH(&quot;(&quot;;#REF!.e45)-1);LEN(LEFT(#REF!.e45;SEARCH(&quot;(&quot;;#REF!.e45)-1))-SEARCH(&quot; &quot;;LEFT(#REF!.e45;SEARCH(&quot;(&quot;;#REF!.e45)-1)));&quot;&quot;)" office:value-type="string" office:string-value="" calcext:value-type="error">
            <text:p>Err :508</text:p>
          </table:table-cell>
          <table:table-cell table:style-name="ce9" table:formula="of:=IF(NOT(ISBLANK(#REF!.[.F45]));RIGHT(LEFT(#REF!.[.F45];SEARCH(&quot;(&quot;;#REF!.[.F45])-1);LEN(LEFT(#REF!.[.F45];SEARCH(&quot;(&quot;;#REF!.[.F45])-1))-SEARCH(&quot; &quot;;LEFT(#REF!.[.F45];SEARCH(&quot;(&quot;;#REF!.[.F45])-1)));&quot;&quot;)" office:value-type="string" office:string-value="" calcext:value-type="error">
            <text:p>Err :501</text:p>
          </table:table-cell>
          <table:table-cell table:style-name="ce9" table:formula="of:=IF(NOT(ISBLANK(#REF!.[.G45]));RIGHT(LEFT(#REF!.[.G45];SEARCH(&quot;(&quot;;#REF!.[.G45])-1);LEN(LEFT(#REF!.[.G45];SEARCH(&quot;(&quot;;#REF!.[.G45])-1))-SEARCH(&quot; &quot;;LEFT(#REF!.[.G45];SEARCH(&quot;(&quot;;#REF!.[.G45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3" table:number-rows-spanned="1">
            <text:p>Criteres de preference</text:p>
          </table:table-cell>
          <table:covered-table-cell table:number-columns-repeated="2" table:style-name="ce9"/>
          <table:table-cell table:style-name="ce9" table:formula="of:=IF(NOT(ISBLANK(#REF!.[.K45]));RIGHT(LEFT(#REF!.[.K45];SEARCH(&quot;(&quot;;#REF!.[.K45])-1);LEN(LEFT(#REF!.[.K45];SEARCH(&quot;(&quot;;#REF!.[.K45])-1))-SEARCH(&quot; &quot;;LEFT(#REF!.[.K45];SEARCH(&quot;(&quot;;#REF!.[.K45])-1)));&quot;&quot;)" office:value-type="string" office:string-value="" calcext:value-type="error">
            <text:p>Err :501</text:p>
          </table:table-cell>
          <table:table-cell table:style-name="ce9" table:formula="of:=IF(NOT(ISBLANK(#REF!.[.L45]));RIGHT(LEFT(#REF!.[.L45];SEARCH(&quot;(&quot;;#REF!.[.L45])-1);LEN(LEFT(#REF!.[.L45];SEARCH(&quot;(&quot;;#REF!.[.L45])-1))-SEARCH(&quot; &quot;;LEFT(#REF!.[.L45];SEARCH(&quot;(&quot;;#REF!.[.L45])-1)));&quot;&quot;)" office:value-type="string" office:string-value="" calcext:value-type="error">
            <text:p>Err :501</text:p>
          </table:table-cell>
          <table:table-cell table:style-name="ce9" table:formula="of:=#REF!.[.M45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46]));RIGHT(LEFT(#REF!.[.A46];SEARCH(&quot;(&quot;;#REF!.[.A46])-1);LEN(LEFT(#REF!.[.A46];SEARCH(&quot;(&quot;;#REF!.[.A46])-1))-SEARCH(&quot; &quot;;LEFT(#REF!.[.A46];SEARCH(&quot;(&quot;;#REF!.[.A46])-1)));&quot;&quot;)" office:value-type="string" office:string-value="" calcext:value-type="error">
            <text:p>Err :501</text:p>
          </table:table-cell>
          <table:table-cell table:style-name="ce9" table:formula="of:=IF(NOT(ISBLANK(#REF!.[.B46]));RIGHT(LEFT(#REF!.[.B46];SEARCH(&quot;(&quot;;#REF!.[.B46])-1);LEN(LEFT(#REF!.[.B46];SEARCH(&quot;(&quot;;#REF!.[.B46])-1))-SEARCH(&quot; &quot;;LEFT(#REF!.[.B46];SEARCH(&quot;(&quot;;#REF!.[.B46])-1)));&quot;&quot;)" office:value-type="string" office:string-value="" calcext:value-type="error">
            <text:p>Err :501</text:p>
          </table:table-cell>
          <table:table-cell table:style-name="ce9" table:formula="of:=IF(NOT(ISBLANK(#REF!.[.C46]));RIGHT(LEFT(#REF!.[.C46];SEARCH(&quot;(&quot;;#REF!.[.C46])-1);LEN(LEFT(#REF!.[.C46];SEARCH(&quot;(&quot;;#REF!.[.C46])-1))-SEARCH(&quot; &quot;;LEFT(#REF!.[.C46];SEARCH(&quot;(&quot;;#REF!.[.C46])-1)));&quot;&quot;)" office:value-type="string" office:string-value="" calcext:value-type="error">
            <text:p>Err :501</text:p>
          </table:table-cell>
          <table:table-cell table:style-name="ce9" table:formula="of:=IF(NOT(ISBLANK(#REF!.[.D46]));RIGHT(LEFT(#REF!.[.D46];SEARCH(&quot;(&quot;;#REF!.[.D46])-1);LEN(LEFT(#REF!.[.D46];SEARCH(&quot;(&quot;;#REF!.[.D46])-1))-SEARCH(&quot; &quot;;LEFT(#REF!.[.D46];SEARCH(&quot;(&quot;;#REF!.[.D46])-1)));&quot;&quot;)" office:value-type="string" office:string-value="" calcext:value-type="error">
            <text:p>Err :501</text:p>
          </table:table-cell>
          <table:table-cell table:style-name="ce9" table:formula="of:=IF(NOT(ISBLANK(#REF!.e46));RIGHT(LEFT(#REF!.e46;SEARCH(&quot;(&quot;;#REF!.e46)-1);LEN(LEFT(#REF!.e46;SEARCH(&quot;(&quot;;#REF!.e46)-1))-SEARCH(&quot; &quot;;LEFT(#REF!.e46;SEARCH(&quot;(&quot;;#REF!.e46)-1)));&quot;&quot;)" office:value-type="string" office:string-value="" calcext:value-type="error">
            <text:p>Err :508</text:p>
          </table:table-cell>
          <table:table-cell table:style-name="ce13" office:value-type="string" calcext:value-type="string" table:number-columns-spanned="3" table:number-rows-spanned="1">
            <text:p>Automatique</text:p>
          </table:table-cell>
          <table:covered-table-cell table:number-columns-repeated="2" table:style-name="ce9"/>
          <table:table-cell table:style-name="ce9" table:formula="of:=IF(NOT(ISBLANK(#REF!.[.I46]));RIGHT(LEFT(#REF!.[.I46];SEARCH(&quot;(&quot;;#REF!.[.I46])-1);LEN(LEFT(#REF!.[.I46];SEARCH(&quot;(&quot;;#REF!.[.I46])-1))-SEARCH(&quot; &quot;;LEFT(#REF!.[.I46];SEARCH(&quot;(&quot;;#REF!.[.I46])-1)));&quot;&quot;)" office:value-type="string" office:string-value="" calcext:value-type="error">
            <text:p>Err :501</text:p>
          </table:table-cell>
          <table:table-cell table:style-name="ce9" table:formula="of:=IF(NOT(ISBLANK(#REF!.[.J46]));RIGHT(LEFT(#REF!.[.J46];SEARCH(&quot;(&quot;;#REF!.[.J46])-1);LEN(LEFT(#REF!.[.J46];SEARCH(&quot;(&quot;;#REF!.[.J46])-1))-SEARCH(&quot; &quot;;LEFT(#REF!.[.J46];SEARCH(&quot;(&quot;;#REF!.[.J46])-1)));&quot;&quot;)" office:value-type="string" office:string-value="" calcext:value-type="error">
            <text:p>Err :501</text:p>
          </table:table-cell>
          <table:table-cell table:style-name="ce9" table:formula="of:=IF(NOT(ISBLANK(#REF!.[.K46]));RIGHT(LEFT(#REF!.[.K46];SEARCH(&quot;(&quot;;#REF!.[.K46])-1);LEN(LEFT(#REF!.[.K46];SEARCH(&quot;(&quot;;#REF!.[.K46])-1))-SEARCH(&quot; &quot;;LEFT(#REF!.[.K46];SEARCH(&quot;(&quot;;#REF!.[.K46])-1)));&quot;&quot;)" office:value-type="string" office:string-value="" calcext:value-type="error">
            <text:p>Err :501</text:p>
          </table:table-cell>
          <table:table-cell table:style-name="ce9" table:formula="of:=IF(NOT(ISBLANK(#REF!.[.L46]));RIGHT(LEFT(#REF!.[.L46];SEARCH(&quot;(&quot;;#REF!.[.L46])-1);LEN(LEFT(#REF!.[.L46];SEARCH(&quot;(&quot;;#REF!.[.L46])-1))-SEARCH(&quot; &quot;;LEFT(#REF!.[.L46];SEARCH(&quot;(&quot;;#REF!.[.L46])-1)));&quot;&quot;)" office:value-type="string" office:string-value="" calcext:value-type="error">
            <text:p>Err :501</text:p>
          </table:table-cell>
          <table:table-cell table:style-name="ce9" table:formula="of:=#REF!.[.M46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47]));RIGHT(LEFT(#REF!.[.A47];SEARCH(&quot;(&quot;;#REF!.[.A47])-1);LEN(LEFT(#REF!.[.A47];SEARCH(&quot;(&quot;;#REF!.[.A47])-1))-SEARCH(&quot; &quot;;LEFT(#REF!.[.A47];SEARCH(&quot;(&quot;;#REF!.[.A47])-1)));&quot;&quot;)" office:value-type="string" office:string-value="" calcext:value-type="error">
            <text:p>Err :501</text:p>
          </table:table-cell>
          <table:table-cell table:style-name="ce9" table:formula="of:=IF(NOT(ISBLANK(#REF!.[.B47]));RIGHT(LEFT(#REF!.[.B47];SEARCH(&quot;(&quot;;#REF!.[.B47])-1);LEN(LEFT(#REF!.[.B47];SEARCH(&quot;(&quot;;#REF!.[.B47])-1))-SEARCH(&quot; &quot;;LEFT(#REF!.[.B47];SEARCH(&quot;(&quot;;#REF!.[.B47])-1)));&quot;&quot;)" office:value-type="string" office:string-value="" calcext:value-type="error">
            <text:p>Err :501</text:p>
          </table:table-cell>
          <table:table-cell table:style-name="ce9" table:formula="of:=IF(NOT(ISBLANK(#REF!.[.C47]));RIGHT(LEFT(#REF!.[.C47];SEARCH(&quot;(&quot;;#REF!.[.C47])-1);LEN(LEFT(#REF!.[.C47];SEARCH(&quot;(&quot;;#REF!.[.C47])-1))-SEARCH(&quot; &quot;;LEFT(#REF!.[.C47];SEARCH(&quot;(&quot;;#REF!.[.C47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3" table:number-rows-spanned="1">
            <text:p>Modele offre - demande</text:p>
          </table:table-cell>
          <table:covered-table-cell table:number-columns-repeated="2" table:style-name="ce9"/>
          <table:table-cell table:style-name="ce9" table:formula="of:=IF(NOT(ISBLANK(#REF!.[.G47]));RIGHT(LEFT(#REF!.[.G47];SEARCH(&quot;(&quot;;#REF!.[.G47])-1);LEN(LEFT(#REF!.[.G47];SEARCH(&quot;(&quot;;#REF!.[.G47])-1))-SEARCH(&quot; &quot;;LEFT(#REF!.[.G47];SEARCH(&quot;(&quot;;#REF!.[.G47])-1)));&quot;&quot;)" office:value-type="string" office:string-value="" calcext:value-type="error">
            <text:p>Err :501</text:p>
          </table:table-cell>
          <table:table-cell table:style-name="ce9" table:formula="of:=IF(NOT(ISBLANK(#REF!.[.H47]));RIGHT(LEFT(#REF!.[.H47];SEARCH(&quot;(&quot;;#REF!.[.H47])-1);LEN(LEFT(#REF!.[.H47];SEARCH(&quot;(&quot;;#REF!.[.H47])-1))-SEARCH(&quot; &quot;;LEFT(#REF!.[.H47];SEARCH(&quot;(&quot;;#REF!.[.H47])-1)));&quot;&quot;)" office:value-type="string" office:string-value="" calcext:value-type="error">
            <text:p>Err :501</text:p>
          </table:table-cell>
          <table:table-cell table:style-name="ce9" table:formula="of:=IF(NOT(ISBLANK(#REF!.[.I47]));RIGHT(LEFT(#REF!.[.I47];SEARCH(&quot;(&quot;;#REF!.[.I47])-1);LEN(LEFT(#REF!.[.I47];SEARCH(&quot;(&quot;;#REF!.[.I47])-1))-SEARCH(&quot; &quot;;LEFT(#REF!.[.I47];SEARCH(&quot;(&quot;;#REF!.[.I47])-1)));&quot;&quot;)" office:value-type="string" office:string-value="" calcext:value-type="error">
            <text:p>Err :501</text:p>
          </table:table-cell>
          <table:table-cell table:style-name="ce9" table:formula="of:=IF(NOT(ISBLANK(#REF!.[.J47]));RIGHT(LEFT(#REF!.[.J47];SEARCH(&quot;(&quot;;#REF!.[.J47])-1);LEN(LEFT(#REF!.[.J47];SEARCH(&quot;(&quot;;#REF!.[.J47])-1))-SEARCH(&quot; &quot;;LEFT(#REF!.[.J47];SEARCH(&quot;(&quot;;#REF!.[.J47])-1)));&quot;&quot;)" office:value-type="string" office:string-value="" calcext:value-type="error">
            <text:p>Err :501</text:p>
          </table:table-cell>
          <table:table-cell table:style-name="ce9" table:formula="of:=IF(NOT(ISBLANK(#REF!.[.K47]));RIGHT(LEFT(#REF!.[.K47];SEARCH(&quot;(&quot;;#REF!.[.K47])-1);LEN(LEFT(#REF!.[.K47];SEARCH(&quot;(&quot;;#REF!.[.K47])-1))-SEARCH(&quot; &quot;;LEFT(#REF!.[.K47];SEARCH(&quot;(&quot;;#REF!.[.K47])-1)));&quot;&quot;)" office:value-type="string" office:string-value="" calcext:value-type="error">
            <text:p>Err :501</text:p>
          </table:table-cell>
          <table:table-cell table:style-name="ce9" table:formula="of:=IF(NOT(ISBLANK(#REF!.[.L47]));RIGHT(LEFT(#REF!.[.L47];SEARCH(&quot;(&quot;;#REF!.[.L47])-1);LEN(LEFT(#REF!.[.L47];SEARCH(&quot;(&quot;;#REF!.[.L47])-1))-SEARCH(&quot; &quot;;LEFT(#REF!.[.L47];SEARCH(&quot;(&quot;;#REF!.[.L47])-1)));&quot;&quot;)" office:value-type="string" office:string-value="" calcext:value-type="error">
            <text:p>Err :501</text:p>
          </table:table-cell>
          <table:table-cell table:style-name="ce9" table:formula="of:=#REF!.[.M47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48]));RIGHT(LEFT(#REF!.[.A48];SEARCH(&quot;(&quot;;#REF!.[.A48])-1);LEN(LEFT(#REF!.[.A48];SEARCH(&quot;(&quot;;#REF!.[.A48])-1))-SEARCH(&quot; &quot;;LEFT(#REF!.[.A48];SEARCH(&quot;(&quot;;#REF!.[.A48])-1)));&quot;&quot;)" office:value-type="string" office:string-value="" calcext:value-type="error">
            <text:p>Err :501</text:p>
          </table:table-cell>
          <table:table-cell table:style-name="ce9" table:formula="of:=IF(NOT(ISBLANK(#REF!.[.B48]));RIGHT(LEFT(#REF!.[.B48];SEARCH(&quot;(&quot;;#REF!.[.B48])-1);LEN(LEFT(#REF!.[.B48];SEARCH(&quot;(&quot;;#REF!.[.B48])-1))-SEARCH(&quot; &quot;;LEFT(#REF!.[.B48];SEARCH(&quot;(&quot;;#REF!.[.B48])-1)));&quot;&quot;)" office:value-type="string" office:string-value="" calcext:value-type="error">
            <text:p>Err :501</text:p>
          </table:table-cell>
          <table:table-cell table:style-name="ce9" table:formula="of:=IF(NOT(ISBLANK(#REF!.[.C48]));RIGHT(LEFT(#REF!.[.C48];SEARCH(&quot;(&quot;;#REF!.[.C48])-1);LEN(LEFT(#REF!.[.C48];SEARCH(&quot;(&quot;;#REF!.[.C48])-1))-SEARCH(&quot; &quot;;LEFT(#REF!.[.C48];SEARCH(&quot;(&quot;;#REF!.[.C48])-1)));&quot;&quot;)" office:value-type="string" office:string-value="" calcext:value-type="error">
            <text:p>Err :501</text:p>
          </table:table-cell>
          <table:table-cell table:style-name="ce9" table:formula="of:=IF(NOT(ISBLANK(#REF!.[.D48]));RIGHT(LEFT(#REF!.[.D48];SEARCH(&quot;(&quot;;#REF!.[.D48])-1);LEN(LEFT(#REF!.[.D48];SEARCH(&quot;(&quot;;#REF!.[.D48])-1))-SEARCH(&quot; &quot;;LEFT(#REF!.[.D48];SEARCH(&quot;(&quot;;#REF!.[.D48])-1)));&quot;&quot;)" office:value-type="string" office:string-value="" calcext:value-type="error">
            <text:p>Err :501</text:p>
          </table:table-cell>
          <table:table-cell table:style-name="ce9" table:formula="of:=IF(NOT(ISBLANK(#REF!.e48));RIGHT(LEFT(#REF!.e48;SEARCH(&quot;(&quot;;#REF!.e48)-1);LEN(LEFT(#REF!.e48;SEARCH(&quot;(&quot;;#REF!.e48)-1))-SEARCH(&quot; &quot;;LEFT(#REF!.e48;SEARCH(&quot;(&quot;;#REF!.e48)-1)));&quot;&quot;)" office:value-type="string" office:string-value="" calcext:value-type="error">
            <text:p>Err :508</text:p>
          </table:table-cell>
          <table:table-cell table:style-name="ce9" table:formula="of:=IF(NOT(ISBLANK(#REF!.[.F48]));RIGHT(LEFT(#REF!.[.F48];SEARCH(&quot;(&quot;;#REF!.[.F48])-1);LEN(LEFT(#REF!.[.F48];SEARCH(&quot;(&quot;;#REF!.[.F48])-1))-SEARCH(&quot; &quot;;LEFT(#REF!.[.F48];SEARCH(&quot;(&quot;;#REF!.[.F48])-1)));&quot;&quot;)" office:value-type="string" office:string-value="" calcext:value-type="error">
            <text:p>Err :501</text:p>
          </table:table-cell>
          <table:table-cell table:style-name="ce9" table:formula="of:=IF(NOT(ISBLANK(#REF!.[.G48]));RIGHT(LEFT(#REF!.[.G48];SEARCH(&quot;(&quot;;#REF!.[.G48])-1);LEN(LEFT(#REF!.[.G48];SEARCH(&quot;(&quot;;#REF!.[.G48])-1))-SEARCH(&quot; &quot;;LEFT(#REF!.[.G48];SEARCH(&quot;(&quot;;#REF!.[.G48])-1)));&quot;&quot;)" office:value-type="string" office:string-value="" calcext:value-type="error">
            <text:p>Err :501</text:p>
          </table:table-cell>
          <table:table-cell table:style-name="ce9" table:formula="of:=IF(NOT(ISBLANK(#REF!.[.H48]));RIGHT(LEFT(#REF!.[.H48];SEARCH(&quot;(&quot;;#REF!.[.H48])-1);LEN(LEFT(#REF!.[.H48];SEARCH(&quot;(&quot;;#REF!.[.H48])-1))-SEARCH(&quot; &quot;;LEFT(#REF!.[.H48];SEARCH(&quot;(&quot;;#REF!.[.H48])-1)));&quot;&quot;)" office:value-type="string" office:string-value="" calcext:value-type="error">
            <text:p>Err :501</text:p>
          </table:table-cell>
          <table:table-cell table:style-name="ce9" table:formula="of:=IF(NOT(ISBLANK(#REF!.[.I48]));RIGHT(LEFT(#REF!.[.I48];SEARCH(&quot;(&quot;;#REF!.[.I48])-1);LEN(LEFT(#REF!.[.I48];SEARCH(&quot;(&quot;;#REF!.[.I48])-1))-SEARCH(&quot; &quot;;LEFT(#REF!.[.I48];SEARCH(&quot;(&quot;;#REF!.[.I48])-1)));&quot;&quot;)" office:value-type="string" office:string-value="" calcext:value-type="error">
            <text:p>Err :501</text:p>
          </table:table-cell>
          <table:table-cell table:style-name="ce9" table:formula="of:=IF(NOT(ISBLANK(#REF!.[.J48]));RIGHT(LEFT(#REF!.[.J48];SEARCH(&quot;(&quot;;#REF!.[.J48])-1);LEN(LEFT(#REF!.[.J48];SEARCH(&quot;(&quot;;#REF!.[.J48])-1))-SEARCH(&quot; &quot;;LEFT(#REF!.[.J48];SEARCH(&quot;(&quot;;#REF!.[.J48])-1)));&quot;&quot;)" office:value-type="string" office:string-value="" calcext:value-type="error">
            <text:p>Err :501</text:p>
          </table:table-cell>
          <table:table-cell table:style-name="ce9" table:formula="of:=IF(NOT(ISBLANK(#REF!.[.K48]));RIGHT(LEFT(#REF!.[.K48];SEARCH(&quot;(&quot;;#REF!.[.K48])-1);LEN(LEFT(#REF!.[.K48];SEARCH(&quot;(&quot;;#REF!.[.K48])-1))-SEARCH(&quot; &quot;;LEFT(#REF!.[.K48];SEARCH(&quot;(&quot;;#REF!.[.K48])-1)));&quot;&quot;)" office:value-type="string" office:string-value="" calcext:value-type="error">
            <text:p>Err :501</text:p>
          </table:table-cell>
          <table:table-cell table:style-name="ce9" table:formula="of:=IF(NOT(ISBLANK(#REF!.[.L48]));RIGHT(LEFT(#REF!.[.L48];SEARCH(&quot;(&quot;;#REF!.[.L48])-1);LEN(LEFT(#REF!.[.L48];SEARCH(&quot;(&quot;;#REF!.[.L48])-1))-SEARCH(&quot; &quot;;LEFT(#REF!.[.L48];SEARCH(&quot;(&quot;;#REF!.[.L48])-1)));&quot;&quot;)" office:value-type="string" office:string-value="" calcext:value-type="error">
            <text:p>Err :501</text:p>
          </table:table-cell>
          <table:table-cell table:style-name="ce9" table:formula="of:=#REF!.[.M48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49]));RIGHT(LEFT(#REF!.[.A49];SEARCH(&quot;(&quot;;#REF!.[.A49])-1);LEN(LEFT(#REF!.[.A49];SEARCH(&quot;(&quot;;#REF!.[.A49])-1))-SEARCH(&quot; &quot;;LEFT(#REF!.[.A49];SEARCH(&quot;(&quot;;#REF!.[.A49])-1)));&quot;&quot;)" office:value-type="string" office:string-value="" calcext:value-type="error">
            <text:p>Err :501</text:p>
          </table:table-cell>
          <table:table-cell table:style-name="ce9" table:formula="of:=IF(NOT(ISBLANK(#REF!.[.B49]));RIGHT(LEFT(#REF!.[.B49];SEARCH(&quot;(&quot;;#REF!.[.B49])-1);LEN(LEFT(#REF!.[.B49];SEARCH(&quot;(&quot;;#REF!.[.B49])-1))-SEARCH(&quot; &quot;;LEFT(#REF!.[.B49];SEARCH(&quot;(&quot;;#REF!.[.B49])-1)));&quot;&quot;)" office:value-type="string" office:string-value="" calcext:value-type="error">
            <text:p>Err :501</text:p>
          </table:table-cell>
          <table:table-cell table:style-name="ce9" table:formula="of:=IF(NOT(ISBLANK(#REF!.[.C49]));RIGHT(LEFT(#REF!.[.C49];SEARCH(&quot;(&quot;;#REF!.[.C49])-1);LEN(LEFT(#REF!.[.C49];SEARCH(&quot;(&quot;;#REF!.[.C49])-1))-SEARCH(&quot; &quot;;LEFT(#REF!.[.C49];SEARCH(&quot;(&quot;;#REF!.[.C49])-1)));&quot;&quot;)" office:value-type="string" office:string-value="" calcext:value-type="error">
            <text:p>Err :501</text:p>
          </table:table-cell>
          <table:table-cell table:style-name="ce9" table:formula="of:=IF(NOT(ISBLANK(#REF!.[.D49]));RIGHT(LEFT(#REF!.[.D49];SEARCH(&quot;(&quot;;#REF!.[.D49])-1);LEN(LEFT(#REF!.[.D49];SEARCH(&quot;(&quot;;#REF!.[.D49])-1))-SEARCH(&quot; &quot;;LEFT(#REF!.[.D49];SEARCH(&quot;(&quot;;#REF!.[.D49])-1)));&quot;&quot;)" office:value-type="string" office:string-value="" calcext:value-type="error">
            <text:p>Err :501</text:p>
          </table:table-cell>
          <table:table-cell table:style-name="ce9" table:formula="of:=IF(NOT(ISBLANK(#REF!.e49));RIGHT(LEFT(#REF!.e49;SEARCH(&quot;(&quot;;#REF!.e49)-1);LEN(LEFT(#REF!.e49;SEARCH(&quot;(&quot;;#REF!.e49)-1))-SEARCH(&quot; &quot;;LEFT(#REF!.e49;SEARCH(&quot;(&quot;;#REF!.e49)-1)));&quot;&quot;)" office:value-type="string" office:string-value="" calcext:value-type="error">
            <text:p>Err :508</text:p>
          </table:table-cell>
          <table:table-cell table:style-name="ce13" office:value-type="string" calcext:value-type="string" table:number-columns-spanned="3" table:number-rows-spanned="1">
            <text:p>Encode les offres</text:p>
          </table:table-cell>
          <table:covered-table-cell table:number-columns-repeated="2" table:style-name="ce9"/>
          <table:table-cell table:style-name="ce9" table:formula="of:=IF(NOT(ISBLANK(#REF!.[.I49]));RIGHT(LEFT(#REF!.[.I49];SEARCH(&quot;(&quot;;#REF!.[.I49])-1);LEN(LEFT(#REF!.[.I49];SEARCH(&quot;(&quot;;#REF!.[.I49])-1))-SEARCH(&quot; &quot;;LEFT(#REF!.[.I49];SEARCH(&quot;(&quot;;#REF!.[.I49])-1)));&quot;&quot;)" office:value-type="string" office:string-value="" calcext:value-type="error">
            <text:p>Err :501</text:p>
          </table:table-cell>
          <table:table-cell table:style-name="ce9" table:formula="of:=IF(NOT(ISBLANK(#REF!.[.J49]));RIGHT(LEFT(#REF!.[.J49];SEARCH(&quot;(&quot;;#REF!.[.J49])-1);LEN(LEFT(#REF!.[.J49];SEARCH(&quot;(&quot;;#REF!.[.J49])-1))-SEARCH(&quot; &quot;;LEFT(#REF!.[.J49];SEARCH(&quot;(&quot;;#REF!.[.J49])-1)));&quot;&quot;)" office:value-type="string" office:string-value="" calcext:value-type="error">
            <text:p>Err :501</text:p>
          </table:table-cell>
          <table:table-cell table:style-name="ce9" table:formula="of:=IF(NOT(ISBLANK(#REF!.[.K49]));RIGHT(LEFT(#REF!.[.K49];SEARCH(&quot;(&quot;;#REF!.[.K49])-1);LEN(LEFT(#REF!.[.K49];SEARCH(&quot;(&quot;;#REF!.[.K49])-1))-SEARCH(&quot; &quot;;LEFT(#REF!.[.K49];SEARCH(&quot;(&quot;;#REF!.[.K49])-1)));&quot;&quot;)" office:value-type="string" office:string-value="" calcext:value-type="error">
            <text:p>Err :501</text:p>
          </table:table-cell>
          <table:table-cell table:style-name="ce9" table:formula="of:=IF(NOT(ISBLANK(#REF!.[.L49]));RIGHT(LEFT(#REF!.[.L49];SEARCH(&quot;(&quot;;#REF!.[.L49])-1);LEN(LEFT(#REF!.[.L49];SEARCH(&quot;(&quot;;#REF!.[.L49])-1))-SEARCH(&quot; &quot;;LEFT(#REF!.[.L49];SEARCH(&quot;(&quot;;#REF!.[.L49])-1)));&quot;&quot;)" office:value-type="string" office:string-value="" calcext:value-type="error">
            <text:p>Err :501</text:p>
          </table:table-cell>
          <table:table-cell table:style-name="ce9" table:formula="of:=#REF!.[.M49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50]));RIGHT(LEFT(#REF!.[.A50];SEARCH(&quot;(&quot;;#REF!.[.A50])-1);LEN(LEFT(#REF!.[.A50];SEARCH(&quot;(&quot;;#REF!.[.A50])-1))-SEARCH(&quot; &quot;;LEFT(#REF!.[.A50];SEARCH(&quot;(&quot;;#REF!.[.A50])-1)));&quot;&quot;)" office:value-type="string" office:string-value="" calcext:value-type="error">
            <text:p>Err :501</text:p>
          </table:table-cell>
          <table:table-cell table:style-name="ce9" table:formula="of:=IF(NOT(ISBLANK(#REF!.[.B50]));RIGHT(LEFT(#REF!.[.B50];SEARCH(&quot;(&quot;;#REF!.[.B50])-1);LEN(LEFT(#REF!.[.B50];SEARCH(&quot;(&quot;;#REF!.[.B50])-1))-SEARCH(&quot; &quot;;LEFT(#REF!.[.B50];SEARCH(&quot;(&quot;;#REF!.[.B50])-1)));&quot;&quot;)" office:value-type="string" office:string-value="" calcext:value-type="error">
            <text:p>Err :501</text:p>
          </table:table-cell>
          <table:table-cell table:style-name="ce9" table:formula="of:=IF(NOT(ISBLANK(#REF!.[.C50]));RIGHT(LEFT(#REF!.[.C50];SEARCH(&quot;(&quot;;#REF!.[.C50])-1);LEN(LEFT(#REF!.[.C50];SEARCH(&quot;(&quot;;#REF!.[.C50])-1))-SEARCH(&quot; &quot;;LEFT(#REF!.[.C50];SEARCH(&quot;(&quot;;#REF!.[.C50])-1)));&quot;&quot;)" office:value-type="string" office:string-value="" calcext:value-type="error">
            <text:p>Err :501</text:p>
          </table:table-cell>
          <table:table-cell table:style-name="ce9" table:formula="of:=IF(NOT(ISBLANK(#REF!.[.D50]));RIGHT(LEFT(#REF!.[.D50];SEARCH(&quot;(&quot;;#REF!.[.D50])-1);LEN(LEFT(#REF!.[.D50];SEARCH(&quot;(&quot;;#REF!.[.D50])-1))-SEARCH(&quot; &quot;;LEFT(#REF!.[.D50];SEARCH(&quot;(&quot;;#REF!.[.D50])-1)));&quot;&quot;)" office:value-type="string" office:string-value="" calcext:value-type="error">
            <text:p>Err :501</text:p>
          </table:table-cell>
          <table:table-cell table:style-name="ce9" table:formula="of:=IF(NOT(ISBLANK(#REF!.e50));RIGHT(LEFT(#REF!.e50;SEARCH(&quot;(&quot;;#REF!.e50)-1);LEN(LEFT(#REF!.e50;SEARCH(&quot;(&quot;;#REF!.e50)-1))-SEARCH(&quot; &quot;;LEFT(#REF!.e50;SEARCH(&quot;(&quot;;#REF!.e50)-1)));&quot;&quot;)" office:value-type="string" office:string-value="" calcext:value-type="error">
            <text:p>Err :508</text:p>
          </table:table-cell>
          <table:table-cell table:style-name="ce13" office:value-type="string" calcext:value-type="string" table:number-columns-spanned="3" table:number-rows-spanned="1">
            <text:p>Encode les demandes</text:p>
          </table:table-cell>
          <table:covered-table-cell table:number-columns-repeated="2" table:style-name="ce9"/>
          <table:table-cell table:style-name="ce9" table:formula="of:=IF(NOT(ISBLANK(#REF!.[.I50]));RIGHT(LEFT(#REF!.[.I50];SEARCH(&quot;(&quot;;#REF!.[.I50])-1);LEN(LEFT(#REF!.[.I50];SEARCH(&quot;(&quot;;#REF!.[.I50])-1))-SEARCH(&quot; &quot;;LEFT(#REF!.[.I50];SEARCH(&quot;(&quot;;#REF!.[.I50])-1)));&quot;&quot;)" office:value-type="string" office:string-value="" calcext:value-type="error">
            <text:p>Err :501</text:p>
          </table:table-cell>
          <table:table-cell table:style-name="ce9" table:formula="of:=IF(NOT(ISBLANK(#REF!.[.J50]));RIGHT(LEFT(#REF!.[.J50];SEARCH(&quot;(&quot;;#REF!.[.J50])-1);LEN(LEFT(#REF!.[.J50];SEARCH(&quot;(&quot;;#REF!.[.J50])-1))-SEARCH(&quot; &quot;;LEFT(#REF!.[.J50];SEARCH(&quot;(&quot;;#REF!.[.J50])-1)));&quot;&quot;)" office:value-type="string" office:string-value="" calcext:value-type="error">
            <text:p>Err :501</text:p>
          </table:table-cell>
          <table:table-cell table:style-name="ce9" table:formula="of:=IF(NOT(ISBLANK(#REF!.[.K50]));RIGHT(LEFT(#REF!.[.K50];SEARCH(&quot;(&quot;;#REF!.[.K50])-1);LEN(LEFT(#REF!.[.K50];SEARCH(&quot;(&quot;;#REF!.[.K50])-1))-SEARCH(&quot; &quot;;LEFT(#REF!.[.K50];SEARCH(&quot;(&quot;;#REF!.[.K50])-1)));&quot;&quot;)" office:value-type="string" office:string-value="" calcext:value-type="error">
            <text:p>Err :501</text:p>
          </table:table-cell>
          <table:table-cell table:style-name="ce9" table:formula="of:=IF(NOT(ISBLANK(#REF!.[.L50]));RIGHT(LEFT(#REF!.[.L50];SEARCH(&quot;(&quot;;#REF!.[.L50])-1);LEN(LEFT(#REF!.[.L50];SEARCH(&quot;(&quot;;#REF!.[.L50])-1))-SEARCH(&quot; &quot;;LEFT(#REF!.[.L50];SEARCH(&quot;(&quot;;#REF!.[.L50])-1)));&quot;&quot;)" office:value-type="string" office:string-value="" calcext:value-type="error">
            <text:p>Err :501</text:p>
          </table:table-cell>
          <table:table-cell table:style-name="ce9" table:formula="of:=#REF!.[.M50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51]));RIGHT(LEFT(#REF!.[.A51];SEARCH(&quot;(&quot;;#REF!.[.A51])-1);LEN(LEFT(#REF!.[.A51];SEARCH(&quot;(&quot;;#REF!.[.A51])-1))-SEARCH(&quot; &quot;;LEFT(#REF!.[.A51];SEARCH(&quot;(&quot;;#REF!.[.A51])-1)));&quot;&quot;)" office:value-type="string" office:string-value="" calcext:value-type="error">
            <text:p>Err :501</text:p>
          </table:table-cell>
          <table:table-cell table:style-name="ce9" table:formula="of:=IF(NOT(ISBLANK(#REF!.[.B51]));RIGHT(LEFT(#REF!.[.B51];SEARCH(&quot;(&quot;;#REF!.[.B51])-1);LEN(LEFT(#REF!.[.B51];SEARCH(&quot;(&quot;;#REF!.[.B51])-1))-SEARCH(&quot; &quot;;LEFT(#REF!.[.B51];SEARCH(&quot;(&quot;;#REF!.[.B51])-1)));&quot;&quot;)" office:value-type="string" office:string-value="" calcext:value-type="error">
            <text:p>Err :501</text:p>
          </table:table-cell>
          <table:table-cell table:style-name="ce9" table:formula="of:=IF(NOT(ISBLANK(#REF!.[.C51]));RIGHT(LEFT(#REF!.[.C51];SEARCH(&quot;(&quot;;#REF!.[.C51])-1);LEN(LEFT(#REF!.[.C51];SEARCH(&quot;(&quot;;#REF!.[.C51])-1))-SEARCH(&quot; &quot;;LEFT(#REF!.[.C51];SEARCH(&quot;(&quot;;#REF!.[.C51])-1)));&quot;&quot;)" office:value-type="string" office:string-value="" calcext:value-type="error">
            <text:p>Err :501</text:p>
          </table:table-cell>
          <table:table-cell table:style-name="ce9" table:formula="of:=IF(NOT(ISBLANK(#REF!.[.D51]));RIGHT(LEFT(#REF!.[.D51];SEARCH(&quot;(&quot;;#REF!.[.D51])-1);LEN(LEFT(#REF!.[.D51];SEARCH(&quot;(&quot;;#REF!.[.D51])-1))-SEARCH(&quot; &quot;;LEFT(#REF!.[.D51];SEARCH(&quot;(&quot;;#REF!.[.D51])-1)));&quot;&quot;)" office:value-type="string" office:string-value="" calcext:value-type="error">
            <text:p>Err :501</text:p>
          </table:table-cell>
          <table:table-cell table:style-name="ce9" table:formula="of:=IF(NOT(ISBLANK(#REF!.e51));RIGHT(LEFT(#REF!.e51;SEARCH(&quot;(&quot;;#REF!.e51)-1);LEN(LEFT(#REF!.e51;SEARCH(&quot;(&quot;;#REF!.e51)-1))-SEARCH(&quot; &quot;;LEFT(#REF!.e51;SEARCH(&quot;(&quot;;#REF!.e51)-1)));&quot;&quot;)" office:value-type="string" office:string-value="" calcext:value-type="error">
            <text:p>Err :508</text:p>
          </table:table-cell>
          <table:table-cell table:style-name="ce10" office:value-type="string" calcext:value-type="string" table:number-columns-spanned="5" table:number-rows-spanned="1">
            <text:p>Encode offres et demandes</text:p>
          </table:table-cell>
          <table:covered-table-cell table:number-columns-repeated="4" table:style-name="ce9"/>
          <table:table-cell table:style-name="ce9" table:formula="of:=IF(NOT(ISBLANK(#REF!.[.K51]));RIGHT(LEFT(#REF!.[.K51];SEARCH(&quot;(&quot;;#REF!.[.K51])-1);LEN(LEFT(#REF!.[.K51];SEARCH(&quot;(&quot;;#REF!.[.K51])-1))-SEARCH(&quot; &quot;;LEFT(#REF!.[.K51];SEARCH(&quot;(&quot;;#REF!.[.K51])-1)));&quot;&quot;)" office:value-type="string" office:string-value="" calcext:value-type="error">
            <text:p>Err :501</text:p>
          </table:table-cell>
          <table:table-cell table:style-name="ce9" table:formula="of:=IF(NOT(ISBLANK(#REF!.[.L51]));RIGHT(LEFT(#REF!.[.L51];SEARCH(&quot;(&quot;;#REF!.[.L51])-1);LEN(LEFT(#REF!.[.L51];SEARCH(&quot;(&quot;;#REF!.[.L51])-1))-SEARCH(&quot; &quot;;LEFT(#REF!.[.L51];SEARCH(&quot;(&quot;;#REF!.[.L51])-1)));&quot;&quot;)" office:value-type="string" office:string-value="" calcext:value-type="error">
            <text:p>Err :501</text:p>
          </table:table-cell>
          <table:table-cell table:style-name="ce9" table:formula="of:=#REF!.[.M51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52]));RIGHT(LEFT(#REF!.[.A52];SEARCH(&quot;(&quot;;#REF!.[.A52])-1);LEN(LEFT(#REF!.[.A52];SEARCH(&quot;(&quot;;#REF!.[.A52])-1))-SEARCH(&quot; &quot;;LEFT(#REF!.[.A52];SEARCH(&quot;(&quot;;#REF!.[.A52])-1)));&quot;&quot;)" office:value-type="string" office:string-value="" calcext:value-type="error">
            <text:p>Err :501</text:p>
          </table:table-cell>
          <table:table-cell table:style-name="ce9" table:formula="of:=IF(NOT(ISBLANK(#REF!.[.B52]));RIGHT(LEFT(#REF!.[.B52];SEARCH(&quot;(&quot;;#REF!.[.B52])-1);LEN(LEFT(#REF!.[.B52];SEARCH(&quot;(&quot;;#REF!.[.B52])-1))-SEARCH(&quot; &quot;;LEFT(#REF!.[.B52];SEARCH(&quot;(&quot;;#REF!.[.B52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6" table:number-rows-spanned="1">
            <text:p>Gestion de profil – identite virtuelle</text:p>
          </table:table-cell>
          <table:covered-table-cell table:number-columns-repeated="5" table:style-name="ce9"/>
          <table:table-cell table:style-name="ce9" table:formula="of:=IF(NOT(ISBLANK(#REF!.[.I52]));RIGHT(LEFT(#REF!.[.I52];SEARCH(&quot;(&quot;;#REF!.[.I52])-1);LEN(LEFT(#REF!.[.I52];SEARCH(&quot;(&quot;;#REF!.[.I52])-1))-SEARCH(&quot; &quot;;LEFT(#REF!.[.I52];SEARCH(&quot;(&quot;;#REF!.[.I52])-1)));&quot;&quot;)" office:value-type="string" office:string-value="" calcext:value-type="error">
            <text:p>Err :501</text:p>
          </table:table-cell>
          <table:table-cell table:style-name="ce9" table:formula="of:=IF(NOT(ISBLANK(#REF!.[.J52]));RIGHT(LEFT(#REF!.[.J52];SEARCH(&quot;(&quot;;#REF!.[.J52])-1);LEN(LEFT(#REF!.[.J52];SEARCH(&quot;(&quot;;#REF!.[.J52])-1))-SEARCH(&quot; &quot;;LEFT(#REF!.[.J52];SEARCH(&quot;(&quot;;#REF!.[.J52])-1)));&quot;&quot;)" office:value-type="string" office:string-value="" calcext:value-type="error">
            <text:p>Err :501</text:p>
          </table:table-cell>
          <table:table-cell table:style-name="ce9" table:formula="of:=IF(NOT(ISBLANK(#REF!.[.K52]));RIGHT(LEFT(#REF!.[.K52];SEARCH(&quot;(&quot;;#REF!.[.K52])-1);LEN(LEFT(#REF!.[.K52];SEARCH(&quot;(&quot;;#REF!.[.K52])-1))-SEARCH(&quot; &quot;;LEFT(#REF!.[.K52];SEARCH(&quot;(&quot;;#REF!.[.K52])-1)));&quot;&quot;)" office:value-type="string" office:string-value="" calcext:value-type="error">
            <text:p>Err :501</text:p>
          </table:table-cell>
          <table:table-cell table:style-name="ce9" table:formula="of:=IF(NOT(ISBLANK(#REF!.[.L52]));RIGHT(LEFT(#REF!.[.L52];SEARCH(&quot;(&quot;;#REF!.[.L52])-1);LEN(LEFT(#REF!.[.L52];SEARCH(&quot;(&quot;;#REF!.[.L52])-1))-SEARCH(&quot; &quot;;LEFT(#REF!.[.L52];SEARCH(&quot;(&quot;;#REF!.[.L52])-1)));&quot;&quot;)" office:value-type="string" office:string-value="" calcext:value-type="error">
            <text:p>Err :501</text:p>
          </table:table-cell>
          <table:table-cell table:style-name="ce9" table:formula="of:=#REF!.[.M52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53]));RIGHT(LEFT(#REF!.[.A53];SEARCH(&quot;(&quot;;#REF!.[.A53])-1);LEN(LEFT(#REF!.[.A53];SEARCH(&quot;(&quot;;#REF!.[.A53])-1))-SEARCH(&quot; &quot;;LEFT(#REF!.[.A53];SEARCH(&quot;(&quot;;#REF!.[.A53])-1)));&quot;&quot;)" office:value-type="string" office:string-value="" calcext:value-type="error">
            <text:p>Err :501</text:p>
          </table:table-cell>
          <table:table-cell table:style-name="ce9" table:formula="of:=IF(NOT(ISBLANK(#REF!.[.B53]));RIGHT(LEFT(#REF!.[.B53];SEARCH(&quot;(&quot;;#REF!.[.B53])-1);LEN(LEFT(#REF!.[.B53];SEARCH(&quot;(&quot;;#REF!.[.B53])-1))-SEARCH(&quot; &quot;;LEFT(#REF!.[.B53];SEARCH(&quot;(&quot;;#REF!.[.B53])-1)));&quot;&quot;)" office:value-type="string" office:string-value="" calcext:value-type="error">
            <text:p>Err :501</text:p>
          </table:table-cell>
          <table:table-cell table:style-name="ce9" table:formula="of:=IF(NOT(ISBLANK(#REF!.[.C53]));RIGHT(LEFT(#REF!.[.C53];SEARCH(&quot;(&quot;;#REF!.[.C53])-1);LEN(LEFT(#REF!.[.C53];SEARCH(&quot;(&quot;;#REF!.[.C53])-1))-SEARCH(&quot; &quot;;LEFT(#REF!.[.C53];SEARCH(&quot;(&quot;;#REF!.[.C53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4" table:number-rows-spanned="1">
            <text:p>Creation</text:p>
          </table:table-cell>
          <table:covered-table-cell table:number-columns-repeated="3" table:style-name="ce9"/>
          <table:table-cell table:style-name="ce9" table:formula="of:=IF(NOT(ISBLANK(#REF!.[.H53]));RIGHT(LEFT(#REF!.[.H53];SEARCH(&quot;(&quot;;#REF!.[.H53])-1);LEN(LEFT(#REF!.[.H53];SEARCH(&quot;(&quot;;#REF!.[.H53])-1))-SEARCH(&quot; &quot;;LEFT(#REF!.[.H53];SEARCH(&quot;(&quot;;#REF!.[.H53])-1)));&quot;&quot;)" office:value-type="string" office:string-value="" calcext:value-type="error">
            <text:p>Err :501</text:p>
          </table:table-cell>
          <table:table-cell table:style-name="ce9" table:formula="of:=IF(NOT(ISBLANK(#REF!.[.I53]));RIGHT(LEFT(#REF!.[.I53];SEARCH(&quot;(&quot;;#REF!.[.I53])-1);LEN(LEFT(#REF!.[.I53];SEARCH(&quot;(&quot;;#REF!.[.I53])-1))-SEARCH(&quot; &quot;;LEFT(#REF!.[.I53];SEARCH(&quot;(&quot;;#REF!.[.I53])-1)));&quot;&quot;)" office:value-type="string" office:string-value="" calcext:value-type="error">
            <text:p>Err :501</text:p>
          </table:table-cell>
          <table:table-cell table:style-name="ce9" table:formula="of:=IF(NOT(ISBLANK(#REF!.[.J53]));RIGHT(LEFT(#REF!.[.J53];SEARCH(&quot;(&quot;;#REF!.[.J53])-1);LEN(LEFT(#REF!.[.J53];SEARCH(&quot;(&quot;;#REF!.[.J53])-1))-SEARCH(&quot; &quot;;LEFT(#REF!.[.J53];SEARCH(&quot;(&quot;;#REF!.[.J53])-1)));&quot;&quot;)" office:value-type="string" office:string-value="" calcext:value-type="error">
            <text:p>Err :501</text:p>
          </table:table-cell>
          <table:table-cell table:style-name="ce9" table:formula="of:=IF(NOT(ISBLANK(#REF!.[.K53]));RIGHT(LEFT(#REF!.[.K53];SEARCH(&quot;(&quot;;#REF!.[.K53])-1);LEN(LEFT(#REF!.[.K53];SEARCH(&quot;(&quot;;#REF!.[.K53])-1))-SEARCH(&quot; &quot;;LEFT(#REF!.[.K53];SEARCH(&quot;(&quot;;#REF!.[.K53])-1)));&quot;&quot;)" office:value-type="string" office:string-value="" calcext:value-type="error">
            <text:p>Err :501</text:p>
          </table:table-cell>
          <table:table-cell table:style-name="ce9" table:formula="of:=IF(NOT(ISBLANK(#REF!.[.L53]));RIGHT(LEFT(#REF!.[.L53];SEARCH(&quot;(&quot;;#REF!.[.L53])-1);LEN(LEFT(#REF!.[.L53];SEARCH(&quot;(&quot;;#REF!.[.L53])-1))-SEARCH(&quot; &quot;;LEFT(#REF!.[.L53];SEARCH(&quot;(&quot;;#REF!.[.L53])-1)));&quot;&quot;)" office:value-type="string" office:string-value="" calcext:value-type="error">
            <text:p>Err :501</text:p>
          </table:table-cell>
          <table:table-cell table:style-name="ce9" table:formula="of:=#REF!.[.M53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54]));RIGHT(LEFT(#REF!.[.A54];SEARCH(&quot;(&quot;;#REF!.[.A54])-1);LEN(LEFT(#REF!.[.A54];SEARCH(&quot;(&quot;;#REF!.[.A54])-1))-SEARCH(&quot; &quot;;LEFT(#REF!.[.A54];SEARCH(&quot;(&quot;;#REF!.[.A54])-1)));&quot;&quot;)" office:value-type="string" office:string-value="" calcext:value-type="error">
            <text:p>Err :501</text:p>
          </table:table-cell>
          <table:table-cell table:style-name="ce9" table:formula="of:=IF(NOT(ISBLANK(#REF!.[.B54]));RIGHT(LEFT(#REF!.[.B54];SEARCH(&quot;(&quot;;#REF!.[.B54])-1);LEN(LEFT(#REF!.[.B54];SEARCH(&quot;(&quot;;#REF!.[.B54])-1))-SEARCH(&quot; &quot;;LEFT(#REF!.[.B54];SEARCH(&quot;(&quot;;#REF!.[.B54])-1)));&quot;&quot;)" office:value-type="string" office:string-value="" calcext:value-type="error">
            <text:p>Err :501</text:p>
          </table:table-cell>
          <table:table-cell table:style-name="ce9" table:formula="of:=IF(NOT(ISBLANK(#REF!.[.C54]));RIGHT(LEFT(#REF!.[.C54];SEARCH(&quot;(&quot;;#REF!.[.C54])-1);LEN(LEFT(#REF!.[.C54];SEARCH(&quot;(&quot;;#REF!.[.C54])-1))-SEARCH(&quot; &quot;;LEFT(#REF!.[.C54];SEARCH(&quot;(&quot;;#REF!.[.C54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4" table:number-rows-spanned="1">
            <text:p>Types de profils</text:p>
          </table:table-cell>
          <table:covered-table-cell table:number-columns-repeated="3" table:style-name="ce9"/>
          <table:table-cell table:style-name="ce9" table:formula="of:=IF(NOT(ISBLANK(#REF!.[.H54]));RIGHT(LEFT(#REF!.[.H54];SEARCH(&quot;(&quot;;#REF!.[.H54])-1);LEN(LEFT(#REF!.[.H54];SEARCH(&quot;(&quot;;#REF!.[.H54])-1))-SEARCH(&quot; &quot;;LEFT(#REF!.[.H54];SEARCH(&quot;(&quot;;#REF!.[.H54])-1)));&quot;&quot;)" office:value-type="string" office:string-value="" calcext:value-type="error">
            <text:p>Err :501</text:p>
          </table:table-cell>
          <table:table-cell table:style-name="ce9" table:formula="of:=IF(NOT(ISBLANK(#REF!.[.I54]));RIGHT(LEFT(#REF!.[.I54];SEARCH(&quot;(&quot;;#REF!.[.I54])-1);LEN(LEFT(#REF!.[.I54];SEARCH(&quot;(&quot;;#REF!.[.I54])-1))-SEARCH(&quot; &quot;;LEFT(#REF!.[.I54];SEARCH(&quot;(&quot;;#REF!.[.I54])-1)));&quot;&quot;)" office:value-type="string" office:string-value="" calcext:value-type="error">
            <text:p>Err :501</text:p>
          </table:table-cell>
          <table:table-cell table:style-name="ce9" table:formula="of:=IF(NOT(ISBLANK(#REF!.[.J54]));RIGHT(LEFT(#REF!.[.J54];SEARCH(&quot;(&quot;;#REF!.[.J54])-1);LEN(LEFT(#REF!.[.J54];SEARCH(&quot;(&quot;;#REF!.[.J54])-1))-SEARCH(&quot; &quot;;LEFT(#REF!.[.J54];SEARCH(&quot;(&quot;;#REF!.[.J54])-1)));&quot;&quot;)" office:value-type="string" office:string-value="" calcext:value-type="error">
            <text:p>Err :501</text:p>
          </table:table-cell>
          <table:table-cell table:style-name="ce9" table:formula="of:=IF(NOT(ISBLANK(#REF!.[.K54]));RIGHT(LEFT(#REF!.[.K54];SEARCH(&quot;(&quot;;#REF!.[.K54])-1);LEN(LEFT(#REF!.[.K54];SEARCH(&quot;(&quot;;#REF!.[.K54])-1))-SEARCH(&quot; &quot;;LEFT(#REF!.[.K54];SEARCH(&quot;(&quot;;#REF!.[.K54])-1)));&quot;&quot;)" office:value-type="string" office:string-value="" calcext:value-type="error">
            <text:p>Err :501</text:p>
          </table:table-cell>
          <table:table-cell table:style-name="ce9" table:formula="of:=IF(NOT(ISBLANK(#REF!.[.L54]));RIGHT(LEFT(#REF!.[.L54];SEARCH(&quot;(&quot;;#REF!.[.L54])-1);LEN(LEFT(#REF!.[.L54];SEARCH(&quot;(&quot;;#REF!.[.L54])-1))-SEARCH(&quot; &quot;;LEFT(#REF!.[.L54];SEARCH(&quot;(&quot;;#REF!.[.L54])-1)));&quot;&quot;)" office:value-type="string" office:string-value="" calcext:value-type="error">
            <text:p>Err :501</text:p>
          </table:table-cell>
          <table:table-cell table:style-name="ce9" table:formula="of:=#REF!.[.M54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55]));RIGHT(LEFT(#REF!.[.A55];SEARCH(&quot;(&quot;;#REF!.[.A55])-1);LEN(LEFT(#REF!.[.A55];SEARCH(&quot;(&quot;;#REF!.[.A55])-1))-SEARCH(&quot; &quot;;LEFT(#REF!.[.A55];SEARCH(&quot;(&quot;;#REF!.[.A55])-1)));&quot;&quot;)" office:value-type="string" office:string-value="" calcext:value-type="error">
            <text:p>Err :501</text:p>
          </table:table-cell>
          <table:table-cell table:style-name="ce9" table:formula="of:=IF(NOT(ISBLANK(#REF!.[.B55]));RIGHT(LEFT(#REF!.[.B55];SEARCH(&quot;(&quot;;#REF!.[.B55])-1);LEN(LEFT(#REF!.[.B55];SEARCH(&quot;(&quot;;#REF!.[.B55])-1))-SEARCH(&quot; &quot;;LEFT(#REF!.[.B55];SEARCH(&quot;(&quot;;#REF!.[.B55])-1)));&quot;&quot;)" office:value-type="string" office:string-value="" calcext:value-type="error">
            <text:p>Err :501</text:p>
          </table:table-cell>
          <table:table-cell table:style-name="ce9" table:formula="of:=IF(NOT(ISBLANK(#REF!.[.C55]));RIGHT(LEFT(#REF!.[.C55];SEARCH(&quot;(&quot;;#REF!.[.C55])-1);LEN(LEFT(#REF!.[.C55];SEARCH(&quot;(&quot;;#REF!.[.C55])-1))-SEARCH(&quot; &quot;;LEFT(#REF!.[.C55];SEARCH(&quot;(&quot;;#REF!.[.C55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4" table:number-rows-spanned="1">
            <text:p>Edition</text:p>
          </table:table-cell>
          <table:covered-table-cell table:number-columns-repeated="3" table:style-name="ce9"/>
          <table:table-cell table:style-name="ce9" table:formula="of:=IF(NOT(ISBLANK(#REF!.[.H55]));RIGHT(LEFT(#REF!.[.H55];SEARCH(&quot;(&quot;;#REF!.[.H55])-1);LEN(LEFT(#REF!.[.H55];SEARCH(&quot;(&quot;;#REF!.[.H55])-1))-SEARCH(&quot; &quot;;LEFT(#REF!.[.H55];SEARCH(&quot;(&quot;;#REF!.[.H55])-1)));&quot;&quot;)" office:value-type="string" office:string-value="" calcext:value-type="error">
            <text:p>Err :501</text:p>
          </table:table-cell>
          <table:table-cell table:style-name="ce9" table:formula="of:=IF(NOT(ISBLANK(#REF!.[.I55]));RIGHT(LEFT(#REF!.[.I55];SEARCH(&quot;(&quot;;#REF!.[.I55])-1);LEN(LEFT(#REF!.[.I55];SEARCH(&quot;(&quot;;#REF!.[.I55])-1))-SEARCH(&quot; &quot;;LEFT(#REF!.[.I55];SEARCH(&quot;(&quot;;#REF!.[.I55])-1)));&quot;&quot;)" office:value-type="string" office:string-value="" calcext:value-type="error">
            <text:p>Err :501</text:p>
          </table:table-cell>
          <table:table-cell table:style-name="ce9" table:formula="of:=IF(NOT(ISBLANK(#REF!.[.J55]));RIGHT(LEFT(#REF!.[.J55];SEARCH(&quot;(&quot;;#REF!.[.J55])-1);LEN(LEFT(#REF!.[.J55];SEARCH(&quot;(&quot;;#REF!.[.J55])-1))-SEARCH(&quot; &quot;;LEFT(#REF!.[.J55];SEARCH(&quot;(&quot;;#REF!.[.J55])-1)));&quot;&quot;)" office:value-type="string" office:string-value="" calcext:value-type="error">
            <text:p>Err :501</text:p>
          </table:table-cell>
          <table:table-cell table:style-name="ce9" table:formula="of:=IF(NOT(ISBLANK(#REF!.[.K55]));RIGHT(LEFT(#REF!.[.K55];SEARCH(&quot;(&quot;;#REF!.[.K55])-1);LEN(LEFT(#REF!.[.K55];SEARCH(&quot;(&quot;;#REF!.[.K55])-1))-SEARCH(&quot; &quot;;LEFT(#REF!.[.K55];SEARCH(&quot;(&quot;;#REF!.[.K55])-1)));&quot;&quot;)" office:value-type="string" office:string-value="" calcext:value-type="error">
            <text:p>Err :501</text:p>
          </table:table-cell>
          <table:table-cell table:style-name="ce9" table:formula="of:=IF(NOT(ISBLANK(#REF!.[.L55]));RIGHT(LEFT(#REF!.[.L55];SEARCH(&quot;(&quot;;#REF!.[.L55])-1);LEN(LEFT(#REF!.[.L55];SEARCH(&quot;(&quot;;#REF!.[.L55])-1))-SEARCH(&quot; &quot;;LEFT(#REF!.[.L55];SEARCH(&quot;(&quot;;#REF!.[.L55])-1)));&quot;&quot;)" office:value-type="string" office:string-value="" calcext:value-type="error">
            <text:p>Err :501</text:p>
          </table:table-cell>
          <table:table-cell table:style-name="ce9" table:formula="of:=#REF!.[.M55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56]));RIGHT(LEFT(#REF!.[.A56];SEARCH(&quot;(&quot;;#REF!.[.A56])-1);LEN(LEFT(#REF!.[.A56];SEARCH(&quot;(&quot;;#REF!.[.A56])-1))-SEARCH(&quot; &quot;;LEFT(#REF!.[.A56];SEARCH(&quot;(&quot;;#REF!.[.A56])-1)));&quot;&quot;)" office:value-type="string" office:string-value="" calcext:value-type="error">
            <text:p>Err :501</text:p>
          </table:table-cell>
          <table:table-cell table:style-name="ce9" table:formula="of:=IF(NOT(ISBLANK(#REF!.[.B56]));RIGHT(LEFT(#REF!.[.B56];SEARCH(&quot;(&quot;;#REF!.[.B56])-1);LEN(LEFT(#REF!.[.B56];SEARCH(&quot;(&quot;;#REF!.[.B56])-1))-SEARCH(&quot; &quot;;LEFT(#REF!.[.B56];SEARCH(&quot;(&quot;;#REF!.[.B56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4" table:number-rows-spanned="1">
            <text:p>Administration</text:p>
          </table:table-cell>
          <table:covered-table-cell table:number-columns-repeated="3" table:style-name="ce9"/>
          <table:table-cell table:style-name="ce9" table:formula="of:=IF(NOT(ISBLANK(#REF!.[.G56]));RIGHT(LEFT(#REF!.[.G56];SEARCH(&quot;(&quot;;#REF!.[.G56])-1);LEN(LEFT(#REF!.[.G56];SEARCH(&quot;(&quot;;#REF!.[.G56])-1))-SEARCH(&quot; &quot;;LEFT(#REF!.[.G56];SEARCH(&quot;(&quot;;#REF!.[.G56])-1)));&quot;&quot;)" office:value-type="string" office:string-value="" calcext:value-type="error">
            <text:p>Err :501</text:p>
          </table:table-cell>
          <table:table-cell table:style-name="ce9" table:formula="of:=IF(NOT(ISBLANK(#REF!.[.H56]));RIGHT(LEFT(#REF!.[.H56];SEARCH(&quot;(&quot;;#REF!.[.H56])-1);LEN(LEFT(#REF!.[.H56];SEARCH(&quot;(&quot;;#REF!.[.H56])-1))-SEARCH(&quot; &quot;;LEFT(#REF!.[.H56];SEARCH(&quot;(&quot;;#REF!.[.H56])-1)));&quot;&quot;)" office:value-type="string" office:string-value="" calcext:value-type="error">
            <text:p>Err :501</text:p>
          </table:table-cell>
          <table:table-cell table:style-name="ce9" table:formula="of:=IF(NOT(ISBLANK(#REF!.[.I56]));RIGHT(LEFT(#REF!.[.I56];SEARCH(&quot;(&quot;;#REF!.[.I56])-1);LEN(LEFT(#REF!.[.I56];SEARCH(&quot;(&quot;;#REF!.[.I56])-1))-SEARCH(&quot; &quot;;LEFT(#REF!.[.I56];SEARCH(&quot;(&quot;;#REF!.[.I56])-1)));&quot;&quot;)" office:value-type="string" office:string-value="" calcext:value-type="error">
            <text:p>Err :501</text:p>
          </table:table-cell>
          <table:table-cell table:style-name="ce9" table:formula="of:=IF(NOT(ISBLANK(#REF!.[.J56]));RIGHT(LEFT(#REF!.[.J56];SEARCH(&quot;(&quot;;#REF!.[.J56])-1);LEN(LEFT(#REF!.[.J56];SEARCH(&quot;(&quot;;#REF!.[.J56])-1))-SEARCH(&quot; &quot;;LEFT(#REF!.[.J56];SEARCH(&quot;(&quot;;#REF!.[.J56])-1)));&quot;&quot;)" office:value-type="string" office:string-value="" calcext:value-type="error">
            <text:p>Err :501</text:p>
          </table:table-cell>
          <table:table-cell table:style-name="ce9" table:formula="of:=IF(NOT(ISBLANK(#REF!.[.K56]));RIGHT(LEFT(#REF!.[.K56];SEARCH(&quot;(&quot;;#REF!.[.K56])-1);LEN(LEFT(#REF!.[.K56];SEARCH(&quot;(&quot;;#REF!.[.K56])-1))-SEARCH(&quot; &quot;;LEFT(#REF!.[.K56];SEARCH(&quot;(&quot;;#REF!.[.K56])-1)));&quot;&quot;)" office:value-type="string" office:string-value="" calcext:value-type="error">
            <text:p>Err :501</text:p>
          </table:table-cell>
          <table:table-cell table:style-name="ce9" table:formula="of:=IF(NOT(ISBLANK(#REF!.[.L56]));RIGHT(LEFT(#REF!.[.L56];SEARCH(&quot;(&quot;;#REF!.[.L56])-1);LEN(LEFT(#REF!.[.L56];SEARCH(&quot;(&quot;;#REF!.[.L56])-1))-SEARCH(&quot; &quot;;LEFT(#REF!.[.L56];SEARCH(&quot;(&quot;;#REF!.[.L56])-1)));&quot;&quot;)" office:value-type="string" office:string-value="" calcext:value-type="error">
            <text:p>Err :501</text:p>
          </table:table-cell>
          <table:table-cell table:style-name="ce9" table:formula="of:=#REF!.[.M56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57]));RIGHT(LEFT(#REF!.[.A57];SEARCH(&quot;(&quot;;#REF!.[.A57])-1);LEN(LEFT(#REF!.[.A57];SEARCH(&quot;(&quot;;#REF!.[.A57])-1))-SEARCH(&quot; &quot;;LEFT(#REF!.[.A57];SEARCH(&quot;(&quot;;#REF!.[.A57])-1)));&quot;&quot;)" office:value-type="string" office:string-value="" calcext:value-type="error">
            <text:p>Err :501</text:p>
          </table:table-cell>
          <table:table-cell table:style-name="ce9" table:formula="of:=IF(NOT(ISBLANK(#REF!.[.B57]));RIGHT(LEFT(#REF!.[.B57];SEARCH(&quot;(&quot;;#REF!.[.B57])-1);LEN(LEFT(#REF!.[.B57];SEARCH(&quot;(&quot;;#REF!.[.B57])-1))-SEARCH(&quot; &quot;;LEFT(#REF!.[.B57];SEARCH(&quot;(&quot;;#REF!.[.B57])-1)));&quot;&quot;)" office:value-type="string" office:string-value="" calcext:value-type="error">
            <text:p>Err :501</text:p>
          </table:table-cell>
          <table:table-cell table:style-name="ce9" table:formula="of:=IF(NOT(ISBLANK(#REF!.[.C57]));RIGHT(LEFT(#REF!.[.C57];SEARCH(&quot;(&quot;;#REF!.[.C57])-1);LEN(LEFT(#REF!.[.C57];SEARCH(&quot;(&quot;;#REF!.[.C57])-1))-SEARCH(&quot; &quot;;LEFT(#REF!.[.C57];SEARCH(&quot;(&quot;;#REF!.[.C57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4" table:number-rows-spanned="1">
            <text:p>Gestion des profils</text:p>
          </table:table-cell>
          <table:covered-table-cell table:number-columns-repeated="3" table:style-name="ce9"/>
          <table:table-cell table:style-name="ce9" table:formula="of:=IF(NOT(ISBLANK(#REF!.[.H57]));RIGHT(LEFT(#REF!.[.H57];SEARCH(&quot;(&quot;;#REF!.[.H57])-1);LEN(LEFT(#REF!.[.H57];SEARCH(&quot;(&quot;;#REF!.[.H57])-1))-SEARCH(&quot; &quot;;LEFT(#REF!.[.H57];SEARCH(&quot;(&quot;;#REF!.[.H57])-1)));&quot;&quot;)" office:value-type="string" office:string-value="" calcext:value-type="error">
            <text:p>Err :501</text:p>
          </table:table-cell>
          <table:table-cell table:style-name="ce9" table:formula="of:=IF(NOT(ISBLANK(#REF!.[.I57]));RIGHT(LEFT(#REF!.[.I57];SEARCH(&quot;(&quot;;#REF!.[.I57])-1);LEN(LEFT(#REF!.[.I57];SEARCH(&quot;(&quot;;#REF!.[.I57])-1))-SEARCH(&quot; &quot;;LEFT(#REF!.[.I57];SEARCH(&quot;(&quot;;#REF!.[.I57])-1)));&quot;&quot;)" office:value-type="string" office:string-value="" calcext:value-type="error">
            <text:p>Err :501</text:p>
          </table:table-cell>
          <table:table-cell table:style-name="ce9" table:formula="of:=IF(NOT(ISBLANK(#REF!.[.J57]));RIGHT(LEFT(#REF!.[.J57];SEARCH(&quot;(&quot;;#REF!.[.J57])-1);LEN(LEFT(#REF!.[.J57];SEARCH(&quot;(&quot;;#REF!.[.J57])-1))-SEARCH(&quot; &quot;;LEFT(#REF!.[.J57];SEARCH(&quot;(&quot;;#REF!.[.J57])-1)));&quot;&quot;)" office:value-type="string" office:string-value="" calcext:value-type="error">
            <text:p>Err :501</text:p>
          </table:table-cell>
          <table:table-cell table:style-name="ce9" table:formula="of:=IF(NOT(ISBLANK(#REF!.[.K57]));RIGHT(LEFT(#REF!.[.K57];SEARCH(&quot;(&quot;;#REF!.[.K57])-1);LEN(LEFT(#REF!.[.K57];SEARCH(&quot;(&quot;;#REF!.[.K57])-1))-SEARCH(&quot; &quot;;LEFT(#REF!.[.K57];SEARCH(&quot;(&quot;;#REF!.[.K57])-1)));&quot;&quot;)" office:value-type="string" office:string-value="" calcext:value-type="error">
            <text:p>Err :501</text:p>
          </table:table-cell>
          <table:table-cell table:style-name="ce9" table:formula="of:=IF(NOT(ISBLANK(#REF!.[.L57]));RIGHT(LEFT(#REF!.[.L57];SEARCH(&quot;(&quot;;#REF!.[.L57])-1);LEN(LEFT(#REF!.[.L57];SEARCH(&quot;(&quot;;#REF!.[.L57])-1))-SEARCH(&quot; &quot;;LEFT(#REF!.[.L57];SEARCH(&quot;(&quot;;#REF!.[.L57])-1)));&quot;&quot;)" office:value-type="string" office:string-value="" calcext:value-type="error">
            <text:p>Err :501</text:p>
          </table:table-cell>
          <table:table-cell table:style-name="ce9" table:formula="of:=#REF!.[.M57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58]));RIGHT(LEFT(#REF!.[.A58];SEARCH(&quot;(&quot;;#REF!.[.A58])-1);LEN(LEFT(#REF!.[.A58];SEARCH(&quot;(&quot;;#REF!.[.A58])-1))-SEARCH(&quot; &quot;;LEFT(#REF!.[.A58];SEARCH(&quot;(&quot;;#REF!.[.A58])-1)));&quot;&quot;)" office:value-type="string" office:string-value="" calcext:value-type="error">
            <text:p>Err :501</text:p>
          </table:table-cell>
          <table:table-cell table:style-name="ce9" table:formula="of:=IF(NOT(ISBLANK(#REF!.[.B58]));RIGHT(LEFT(#REF!.[.B58];SEARCH(&quot;(&quot;;#REF!.[.B58])-1);LEN(LEFT(#REF!.[.B58];SEARCH(&quot;(&quot;;#REF!.[.B58])-1))-SEARCH(&quot; &quot;;LEFT(#REF!.[.B58];SEARCH(&quot;(&quot;;#REF!.[.B58])-1)));&quot;&quot;)" office:value-type="string" office:string-value="" calcext:value-type="error">
            <text:p>Err :501</text:p>
          </table:table-cell>
          <table:table-cell table:style-name="ce9" table:formula="of:=IF(NOT(ISBLANK(#REF!.[.C58]));RIGHT(LEFT(#REF!.[.C58];SEARCH(&quot;(&quot;;#REF!.[.C58])-1);LEN(LEFT(#REF!.[.C58];SEARCH(&quot;(&quot;;#REF!.[.C58])-1))-SEARCH(&quot; &quot;;LEFT(#REF!.[.C58];SEARCH(&quot;(&quot;;#REF!.[.C58])-1)));&quot;&quot;)" office:value-type="string" office:string-value="" calcext:value-type="error">
            <text:p>Err :501</text:p>
          </table:table-cell>
          <table:table-cell table:style-name="ce9" table:formula="of:=IF(NOT(ISBLANK(#REF!.[.D58]));RIGHT(LEFT(#REF!.[.D58];SEARCH(&quot;(&quot;;#REF!.[.D58])-1);LEN(LEFT(#REF!.[.D58];SEARCH(&quot;(&quot;;#REF!.[.D58])-1))-SEARCH(&quot; &quot;;LEFT(#REF!.[.D58];SEARCH(&quot;(&quot;;#REF!.[.D58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4" table:number-rows-spanned="1">
            <text:p>Creation</text:p>
          </table:table-cell>
          <table:covered-table-cell table:number-columns-repeated="3" table:style-name="ce9"/>
          <table:table-cell table:style-name="ce9" table:formula="of:=IF(NOT(ISBLANK(#REF!.[.I58]));RIGHT(LEFT(#REF!.[.I58];SEARCH(&quot;(&quot;;#REF!.[.I58])-1);LEN(LEFT(#REF!.[.I58];SEARCH(&quot;(&quot;;#REF!.[.I58])-1))-SEARCH(&quot; &quot;;LEFT(#REF!.[.I58];SEARCH(&quot;(&quot;;#REF!.[.I58])-1)));&quot;&quot;)" office:value-type="string" office:string-value="" calcext:value-type="error">
            <text:p>Err :501</text:p>
          </table:table-cell>
          <table:table-cell table:style-name="ce9" table:formula="of:=IF(NOT(ISBLANK(#REF!.[.J58]));RIGHT(LEFT(#REF!.[.J58];SEARCH(&quot;(&quot;;#REF!.[.J58])-1);LEN(LEFT(#REF!.[.J58];SEARCH(&quot;(&quot;;#REF!.[.J58])-1))-SEARCH(&quot; &quot;;LEFT(#REF!.[.J58];SEARCH(&quot;(&quot;;#REF!.[.J58])-1)));&quot;&quot;)" office:value-type="string" office:string-value="" calcext:value-type="error">
            <text:p>Err :501</text:p>
          </table:table-cell>
          <table:table-cell table:style-name="ce9" table:formula="of:=IF(NOT(ISBLANK(#REF!.[.K58]));RIGHT(LEFT(#REF!.[.K58];SEARCH(&quot;(&quot;;#REF!.[.K58])-1);LEN(LEFT(#REF!.[.K58];SEARCH(&quot;(&quot;;#REF!.[.K58])-1))-SEARCH(&quot; &quot;;LEFT(#REF!.[.K58];SEARCH(&quot;(&quot;;#REF!.[.K58])-1)));&quot;&quot;)" office:value-type="string" office:string-value="" calcext:value-type="error">
            <text:p>Err :501</text:p>
          </table:table-cell>
          <table:table-cell table:style-name="ce9" table:formula="of:=IF(NOT(ISBLANK(#REF!.[.L58]));RIGHT(LEFT(#REF!.[.L58];SEARCH(&quot;(&quot;;#REF!.[.L58])-1);LEN(LEFT(#REF!.[.L58];SEARCH(&quot;(&quot;;#REF!.[.L58])-1))-SEARCH(&quot; &quot;;LEFT(#REF!.[.L58];SEARCH(&quot;(&quot;;#REF!.[.L58])-1)));&quot;&quot;)" office:value-type="string" office:string-value="" calcext:value-type="error">
            <text:p>Err :501</text:p>
          </table:table-cell>
          <table:table-cell table:style-name="ce9" table:formula="of:=#REF!.[.M58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59]));RIGHT(LEFT(#REF!.[.A59];SEARCH(&quot;(&quot;;#REF!.[.A59])-1);LEN(LEFT(#REF!.[.A59];SEARCH(&quot;(&quot;;#REF!.[.A59])-1))-SEARCH(&quot; &quot;;LEFT(#REF!.[.A59];SEARCH(&quot;(&quot;;#REF!.[.A59])-1)));&quot;&quot;)" office:value-type="string" office:string-value="" calcext:value-type="error">
            <text:p>Err :501</text:p>
          </table:table-cell>
          <table:table-cell table:style-name="ce9" table:formula="of:=IF(NOT(ISBLANK(#REF!.[.B59]));RIGHT(LEFT(#REF!.[.B59];SEARCH(&quot;(&quot;;#REF!.[.B59])-1);LEN(LEFT(#REF!.[.B59];SEARCH(&quot;(&quot;;#REF!.[.B59])-1))-SEARCH(&quot; &quot;;LEFT(#REF!.[.B59];SEARCH(&quot;(&quot;;#REF!.[.B59])-1)));&quot;&quot;)" office:value-type="string" office:string-value="" calcext:value-type="error">
            <text:p>Err :501</text:p>
          </table:table-cell>
          <table:table-cell table:style-name="ce9" table:formula="of:=IF(NOT(ISBLANK(#REF!.[.C59]));RIGHT(LEFT(#REF!.[.C59];SEARCH(&quot;(&quot;;#REF!.[.C59])-1);LEN(LEFT(#REF!.[.C59];SEARCH(&quot;(&quot;;#REF!.[.C59])-1))-SEARCH(&quot; &quot;;LEFT(#REF!.[.C59];SEARCH(&quot;(&quot;;#REF!.[.C59])-1)));&quot;&quot;)" office:value-type="string" office:string-value="" calcext:value-type="error">
            <text:p>Err :501</text:p>
          </table:table-cell>
          <table:table-cell table:style-name="ce9" table:formula="of:=IF(NOT(ISBLANK(#REF!.[.D59]));RIGHT(LEFT(#REF!.[.D59];SEARCH(&quot;(&quot;;#REF!.[.D59])-1);LEN(LEFT(#REF!.[.D59];SEARCH(&quot;(&quot;;#REF!.[.D59])-1))-SEARCH(&quot; &quot;;LEFT(#REF!.[.D59];SEARCH(&quot;(&quot;;#REF!.[.D59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3" table:number-rows-spanned="1">
            <text:p>Suppression</text:p>
          </table:table-cell>
          <table:covered-table-cell table:number-columns-repeated="2" table:style-name="ce9"/>
          <table:table-cell table:style-name="ce9" table:formula="of:=IF(NOT(ISBLANK(#REF!.[.H59]));RIGHT(LEFT(#REF!.[.H59];SEARCH(&quot;(&quot;;#REF!.[.H59])-1);LEN(LEFT(#REF!.[.H59];SEARCH(&quot;(&quot;;#REF!.[.H59])-1))-SEARCH(&quot; &quot;;LEFT(#REF!.[.H59];SEARCH(&quot;(&quot;;#REF!.[.H59])-1)));&quot;&quot;)" office:value-type="string" office:string-value="" calcext:value-type="error">
            <text:p>Err :501</text:p>
          </table:table-cell>
          <table:table-cell table:style-name="ce9" table:formula="of:=IF(NOT(ISBLANK(#REF!.[.I59]));RIGHT(LEFT(#REF!.[.I59];SEARCH(&quot;(&quot;;#REF!.[.I59])-1);LEN(LEFT(#REF!.[.I59];SEARCH(&quot;(&quot;;#REF!.[.I59])-1))-SEARCH(&quot; &quot;;LEFT(#REF!.[.I59];SEARCH(&quot;(&quot;;#REF!.[.I59])-1)));&quot;&quot;)" office:value-type="string" office:string-value="" calcext:value-type="error">
            <text:p>Err :501</text:p>
          </table:table-cell>
          <table:table-cell table:style-name="ce9" table:formula="of:=IF(NOT(ISBLANK(#REF!.[.J59]));RIGHT(LEFT(#REF!.[.J59];SEARCH(&quot;(&quot;;#REF!.[.J59])-1);LEN(LEFT(#REF!.[.J59];SEARCH(&quot;(&quot;;#REF!.[.J59])-1))-SEARCH(&quot; &quot;;LEFT(#REF!.[.J59];SEARCH(&quot;(&quot;;#REF!.[.J59])-1)));&quot;&quot;)" office:value-type="string" office:string-value="" calcext:value-type="error">
            <text:p>Err :501</text:p>
          </table:table-cell>
          <table:table-cell table:style-name="ce9" table:formula="of:=IF(NOT(ISBLANK(#REF!.[.K59]));RIGHT(LEFT(#REF!.[.K59];SEARCH(&quot;(&quot;;#REF!.[.K59])-1);LEN(LEFT(#REF!.[.K59];SEARCH(&quot;(&quot;;#REF!.[.K59])-1))-SEARCH(&quot; &quot;;LEFT(#REF!.[.K59];SEARCH(&quot;(&quot;;#REF!.[.K59])-1)));&quot;&quot;)" office:value-type="string" office:string-value="" calcext:value-type="error">
            <text:p>Err :501</text:p>
          </table:table-cell>
          <table:table-cell table:style-name="ce9" table:formula="of:=IF(NOT(ISBLANK(#REF!.[.L59]));RIGHT(LEFT(#REF!.[.L59];SEARCH(&quot;(&quot;;#REF!.[.L59])-1);LEN(LEFT(#REF!.[.L59];SEARCH(&quot;(&quot;;#REF!.[.L59])-1))-SEARCH(&quot; &quot;;LEFT(#REF!.[.L59];SEARCH(&quot;(&quot;;#REF!.[.L59])-1)));&quot;&quot;)" office:value-type="string" office:string-value="" calcext:value-type="error">
            <text:p>Err :501</text:p>
          </table:table-cell>
          <table:table-cell table:style-name="ce9" table:formula="of:=#REF!.[.M59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60]));RIGHT(LEFT(#REF!.[.A60];SEARCH(&quot;(&quot;;#REF!.[.A60])-1);LEN(LEFT(#REF!.[.A60];SEARCH(&quot;(&quot;;#REF!.[.A60])-1))-SEARCH(&quot; &quot;;LEFT(#REF!.[.A60];SEARCH(&quot;(&quot;;#REF!.[.A60])-1)));&quot;&quot;)" office:value-type="string" office:string-value="" calcext:value-type="error">
            <text:p>Err :501</text:p>
          </table:table-cell>
          <table:table-cell table:style-name="ce9" table:formula="of:=IF(NOT(ISBLANK(#REF!.[.B60]));RIGHT(LEFT(#REF!.[.B60];SEARCH(&quot;(&quot;;#REF!.[.B60])-1);LEN(LEFT(#REF!.[.B60];SEARCH(&quot;(&quot;;#REF!.[.B60])-1))-SEARCH(&quot; &quot;;LEFT(#REF!.[.B60];SEARCH(&quot;(&quot;;#REF!.[.B60])-1)));&quot;&quot;)" office:value-type="string" office:string-value="" calcext:value-type="error">
            <text:p>Err :501</text:p>
          </table:table-cell>
          <table:table-cell table:style-name="ce9" table:formula="of:=IF(NOT(ISBLANK(#REF!.[.C60]));RIGHT(LEFT(#REF!.[.C60];SEARCH(&quot;(&quot;;#REF!.[.C60])-1);LEN(LEFT(#REF!.[.C60];SEARCH(&quot;(&quot;;#REF!.[.C60])-1))-SEARCH(&quot; &quot;;LEFT(#REF!.[.C60];SEARCH(&quot;(&quot;;#REF!.[.C60])-1)));&quot;&quot;)" office:value-type="string" office:string-value="" calcext:value-type="error">
            <text:p>Err :501</text:p>
          </table:table-cell>
          <table:table-cell table:style-name="ce9" table:formula="of:=IF(NOT(ISBLANK(#REF!.[.D60]));RIGHT(LEFT(#REF!.[.D60];SEARCH(&quot;(&quot;;#REF!.[.D60])-1);LEN(LEFT(#REF!.[.D60];SEARCH(&quot;(&quot;;#REF!.[.D60])-1))-SEARCH(&quot; &quot;;LEFT(#REF!.[.D60];SEARCH(&quot;(&quot;;#REF!.[.D60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3" table:number-rows-spanned="1">
            <text:p>Modification type de profil</text:p>
          </table:table-cell>
          <table:covered-table-cell table:number-columns-repeated="2" table:style-name="ce9"/>
          <table:table-cell table:style-name="ce9" table:formula="of:=IF(NOT(ISBLANK(#REF!.[.H60]));RIGHT(LEFT(#REF!.[.H60];SEARCH(&quot;(&quot;;#REF!.[.H60])-1);LEN(LEFT(#REF!.[.H60];SEARCH(&quot;(&quot;;#REF!.[.H60])-1))-SEARCH(&quot; &quot;;LEFT(#REF!.[.H60];SEARCH(&quot;(&quot;;#REF!.[.H60])-1)));&quot;&quot;)" office:value-type="string" office:string-value="" calcext:value-type="error">
            <text:p>Err :501</text:p>
          </table:table-cell>
          <table:table-cell table:style-name="ce9" table:formula="of:=IF(NOT(ISBLANK(#REF!.[.I60]));RIGHT(LEFT(#REF!.[.I60];SEARCH(&quot;(&quot;;#REF!.[.I60])-1);LEN(LEFT(#REF!.[.I60];SEARCH(&quot;(&quot;;#REF!.[.I60])-1))-SEARCH(&quot; &quot;;LEFT(#REF!.[.I60];SEARCH(&quot;(&quot;;#REF!.[.I60])-1)));&quot;&quot;)" office:value-type="string" office:string-value="" calcext:value-type="error">
            <text:p>Err :501</text:p>
          </table:table-cell>
          <table:table-cell table:style-name="ce9" table:formula="of:=IF(NOT(ISBLANK(#REF!.[.J60]));RIGHT(LEFT(#REF!.[.J60];SEARCH(&quot;(&quot;;#REF!.[.J60])-1);LEN(LEFT(#REF!.[.J60];SEARCH(&quot;(&quot;;#REF!.[.J60])-1))-SEARCH(&quot; &quot;;LEFT(#REF!.[.J60];SEARCH(&quot;(&quot;;#REF!.[.J60])-1)));&quot;&quot;)" office:value-type="string" office:string-value="" calcext:value-type="error">
            <text:p>Err :501</text:p>
          </table:table-cell>
          <table:table-cell table:style-name="ce9" table:formula="of:=IF(NOT(ISBLANK(#REF!.[.K60]));RIGHT(LEFT(#REF!.[.K60];SEARCH(&quot;(&quot;;#REF!.[.K60])-1);LEN(LEFT(#REF!.[.K60];SEARCH(&quot;(&quot;;#REF!.[.K60])-1))-SEARCH(&quot; &quot;;LEFT(#REF!.[.K60];SEARCH(&quot;(&quot;;#REF!.[.K60])-1)));&quot;&quot;)" office:value-type="string" office:string-value="" calcext:value-type="error">
            <text:p>Err :501</text:p>
          </table:table-cell>
          <table:table-cell table:style-name="ce9" table:formula="of:=IF(NOT(ISBLANK(#REF!.[.L60]));RIGHT(LEFT(#REF!.[.L60];SEARCH(&quot;(&quot;;#REF!.[.L60])-1);LEN(LEFT(#REF!.[.L60];SEARCH(&quot;(&quot;;#REF!.[.L60])-1))-SEARCH(&quot; &quot;;LEFT(#REF!.[.L60];SEARCH(&quot;(&quot;;#REF!.[.L60])-1)));&quot;&quot;)" office:value-type="string" office:string-value="" calcext:value-type="error">
            <text:p>Err :501</text:p>
          </table:table-cell>
          <table:table-cell table:style-name="ce9" table:formula="of:=#REF!.[.M60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61]));RIGHT(LEFT(#REF!.[.A61];SEARCH(&quot;(&quot;;#REF!.[.A61])-1);LEN(LEFT(#REF!.[.A61];SEARCH(&quot;(&quot;;#REF!.[.A61])-1))-SEARCH(&quot; &quot;;LEFT(#REF!.[.A61];SEARCH(&quot;(&quot;;#REF!.[.A61])-1)));&quot;&quot;)" office:value-type="string" office:string-value="" calcext:value-type="error">
            <text:p>Err :501</text:p>
          </table:table-cell>
          <table:table-cell table:style-name="ce9" table:formula="of:=IF(NOT(ISBLANK(#REF!.[.B61]));RIGHT(LEFT(#REF!.[.B61];SEARCH(&quot;(&quot;;#REF!.[.B61])-1);LEN(LEFT(#REF!.[.B61];SEARCH(&quot;(&quot;;#REF!.[.B61])-1))-SEARCH(&quot; &quot;;LEFT(#REF!.[.B61];SEARCH(&quot;(&quot;;#REF!.[.B61])-1)));&quot;&quot;)" office:value-type="string" office:string-value="" calcext:value-type="error">
            <text:p>Err :501</text:p>
          </table:table-cell>
          <table:table-cell table:style-name="ce9" table:formula="of:=IF(NOT(ISBLANK(#REF!.[.C61]));RIGHT(LEFT(#REF!.[.C61];SEARCH(&quot;(&quot;;#REF!.[.C61])-1);LEN(LEFT(#REF!.[.C61];SEARCH(&quot;(&quot;;#REF!.[.C61])-1))-SEARCH(&quot; &quot;;LEFT(#REF!.[.C61];SEARCH(&quot;(&quot;;#REF!.[.C61])-1)));&quot;&quot;)" office:value-type="string" office:string-value="" calcext:value-type="error">
            <text:p>Err :501</text:p>
          </table:table-cell>
          <table:table-cell table:style-name="ce9" table:formula="of:=IF(NOT(ISBLANK(#REF!.[.D61]));RIGHT(LEFT(#REF!.[.D61];SEARCH(&quot;(&quot;;#REF!.[.D61])-1);LEN(LEFT(#REF!.[.D61];SEARCH(&quot;(&quot;;#REF!.[.D61])-1))-SEARCH(&quot; &quot;;LEFT(#REF!.[.D61];SEARCH(&quot;(&quot;;#REF!.[.D61])-1)));&quot;&quot;)" office:value-type="string" office:string-value="" calcext:value-type="error">
            <text:p>Err :501</text:p>
          </table:table-cell>
          <table:table-cell table:style-name="ce12" table:formula="of:=IF(NOT(ISBLANK(#REF!.e61));RIGHT(LEFT(#REF!.e61;SEARCH(&quot;(&quot;;#REF!.e61)-1);LEN(LEFT(#REF!.e61;SEARCH(&quot;(&quot;;#REF!.e61)-1))-SEARCH(&quot; &quot;;LEFT(#REF!.e61;SEARCH(&quot;(&quot;;#REF!.e61)-1)));&quot;&quot;)" office:value-type="string" office:string-value="" calcext:value-type="error">
            <text:p>Err :508</text:p>
          </table:table-cell>
          <table:table-cell table:style-name="ce9" table:formula="of:=IF(NOT(ISBLANK(#REF!.[.F61]));RIGHT(LEFT(#REF!.[.F61];SEARCH(&quot;(&quot;;#REF!.[.F61])-1);LEN(LEFT(#REF!.[.F61];SEARCH(&quot;(&quot;;#REF!.[.F61])-1))-SEARCH(&quot; &quot;;LEFT(#REF!.[.F61];SEARCH(&quot;(&quot;;#REF!.[.F61])-1)));&quot;&quot;)" office:value-type="string" office:string-value="" calcext:value-type="error">
            <text:p>Err :501</text:p>
          </table:table-cell>
          <table:table-cell table:style-name="ce9" table:formula="of:=IF(NOT(ISBLANK(#REF!.[.G61]));RIGHT(LEFT(#REF!.[.G61];SEARCH(&quot;(&quot;;#REF!.[.G61])-1);LEN(LEFT(#REF!.[.G61];SEARCH(&quot;(&quot;;#REF!.[.G61])-1))-SEARCH(&quot; &quot;;LEFT(#REF!.[.G61];SEARCH(&quot;(&quot;;#REF!.[.G61])-1)));&quot;&quot;)" office:value-type="string" office:string-value="" calcext:value-type="error">
            <text:p>Err :501</text:p>
          </table:table-cell>
          <table:table-cell table:style-name="ce9" table:formula="of:=IF(NOT(ISBLANK(#REF!.[.H61]));RIGHT(LEFT(#REF!.[.H61];SEARCH(&quot;(&quot;;#REF!.[.H61])-1);LEN(LEFT(#REF!.[.H61];SEARCH(&quot;(&quot;;#REF!.[.H61])-1))-SEARCH(&quot; &quot;;LEFT(#REF!.[.H61];SEARCH(&quot;(&quot;;#REF!.[.H61])-1)));&quot;&quot;)" office:value-type="string" office:string-value="" calcext:value-type="error">
            <text:p>Err :501</text:p>
          </table:table-cell>
          <table:table-cell table:style-name="ce9" table:formula="of:=IF(NOT(ISBLANK(#REF!.[.I61]));RIGHT(LEFT(#REF!.[.I61];SEARCH(&quot;(&quot;;#REF!.[.I61])-1);LEN(LEFT(#REF!.[.I61];SEARCH(&quot;(&quot;;#REF!.[.I61])-1))-SEARCH(&quot; &quot;;LEFT(#REF!.[.I61];SEARCH(&quot;(&quot;;#REF!.[.I61])-1)));&quot;&quot;)" office:value-type="string" office:string-value="" calcext:value-type="error">
            <text:p>Err :501</text:p>
          </table:table-cell>
          <table:table-cell table:style-name="ce9" table:formula="of:=IF(NOT(ISBLANK(#REF!.[.J61]));RIGHT(LEFT(#REF!.[.J61];SEARCH(&quot;(&quot;;#REF!.[.J61])-1);LEN(LEFT(#REF!.[.J61];SEARCH(&quot;(&quot;;#REF!.[.J61])-1))-SEARCH(&quot; &quot;;LEFT(#REF!.[.J61];SEARCH(&quot;(&quot;;#REF!.[.J61])-1)));&quot;&quot;)" office:value-type="string" office:string-value="" calcext:value-type="error">
            <text:p>Err :501</text:p>
          </table:table-cell>
          <table:table-cell table:style-name="ce9" table:formula="of:=IF(NOT(ISBLANK(#REF!.[.K61]));RIGHT(LEFT(#REF!.[.K61];SEARCH(&quot;(&quot;;#REF!.[.K61])-1);LEN(LEFT(#REF!.[.K61];SEARCH(&quot;(&quot;;#REF!.[.K61])-1))-SEARCH(&quot; &quot;;LEFT(#REF!.[.K61];SEARCH(&quot;(&quot;;#REF!.[.K61])-1)));&quot;&quot;)" office:value-type="string" office:string-value="" calcext:value-type="error">
            <text:p>Err :501</text:p>
          </table:table-cell>
          <table:table-cell table:style-name="ce9" table:formula="of:=IF(NOT(ISBLANK(#REF!.[.L61]));RIGHT(LEFT(#REF!.[.L61];SEARCH(&quot;(&quot;;#REF!.[.L61])-1);LEN(LEFT(#REF!.[.L61];SEARCH(&quot;(&quot;;#REF!.[.L61])-1))-SEARCH(&quot; &quot;;LEFT(#REF!.[.L61];SEARCH(&quot;(&quot;;#REF!.[.L61])-1)));&quot;&quot;)" office:value-type="string" office:string-value="" calcext:value-type="error">
            <text:p>Err :501</text:p>
          </table:table-cell>
          <table:table-cell table:style-name="ce9" table:formula="of:=#REF!.[.M61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62]));RIGHT(LEFT(#REF!.[.A62];SEARCH(&quot;(&quot;;#REF!.[.A62])-1);LEN(LEFT(#REF!.[.A62];SEARCH(&quot;(&quot;;#REF!.[.A62])-1))-SEARCH(&quot; &quot;;LEFT(#REF!.[.A62];SEARCH(&quot;(&quot;;#REF!.[.A62])-1)));&quot;&quot;)" office:value-type="string" office:string-value="" calcext:value-type="error">
            <text:p>Err :501</text:p>
          </table:table-cell>
          <table:table-cell table:style-name="ce9" table:formula="of:=IF(NOT(ISBLANK(#REF!.[.B62]));RIGHT(LEFT(#REF!.[.B62];SEARCH(&quot;(&quot;;#REF!.[.B62])-1);LEN(LEFT(#REF!.[.B62];SEARCH(&quot;(&quot;;#REF!.[.B62])-1))-SEARCH(&quot; &quot;;LEFT(#REF!.[.B62];SEARCH(&quot;(&quot;;#REF!.[.B62])-1)));&quot;&quot;)" office:value-type="string" office:string-value="" calcext:value-type="error">
            <text:p>Err :501</text:p>
          </table:table-cell>
          <table:table-cell table:style-name="ce9" table:formula="of:=IF(NOT(ISBLANK(#REF!.[.C62]));RIGHT(LEFT(#REF!.[.C62];SEARCH(&quot;(&quot;;#REF!.[.C62])-1);LEN(LEFT(#REF!.[.C62];SEARCH(&quot;(&quot;;#REF!.[.C62])-1))-SEARCH(&quot; &quot;;LEFT(#REF!.[.C62];SEARCH(&quot;(&quot;;#REF!.[.C62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3" table:number-rows-spanned="1">
            <text:p>Gestion Core Business</text:p>
          </table:table-cell>
          <table:covered-table-cell table:number-columns-repeated="2" table:style-name="ce9"/>
          <table:table-cell table:style-name="ce9" table:formula="of:=IF(NOT(ISBLANK(#REF!.[.G62]));RIGHT(LEFT(#REF!.[.G62];SEARCH(&quot;(&quot;;#REF!.[.G62])-1);LEN(LEFT(#REF!.[.G62];SEARCH(&quot;(&quot;;#REF!.[.G62])-1))-SEARCH(&quot; &quot;;LEFT(#REF!.[.G62];SEARCH(&quot;(&quot;;#REF!.[.G62])-1)));&quot;&quot;)" office:value-type="string" office:string-value="" calcext:value-type="error">
            <text:p>Err :501</text:p>
          </table:table-cell>
          <table:table-cell table:style-name="ce9" table:formula="of:=IF(NOT(ISBLANK(#REF!.[.H62]));RIGHT(LEFT(#REF!.[.H62];SEARCH(&quot;(&quot;;#REF!.[.H62])-1);LEN(LEFT(#REF!.[.H62];SEARCH(&quot;(&quot;;#REF!.[.H62])-1))-SEARCH(&quot; &quot;;LEFT(#REF!.[.H62];SEARCH(&quot;(&quot;;#REF!.[.H62])-1)));&quot;&quot;)" office:value-type="string" office:string-value="" calcext:value-type="error">
            <text:p>Err :501</text:p>
          </table:table-cell>
          <table:table-cell table:style-name="ce9" table:formula="of:=IF(NOT(ISBLANK(#REF!.[.I62]));RIGHT(LEFT(#REF!.[.I62];SEARCH(&quot;(&quot;;#REF!.[.I62])-1);LEN(LEFT(#REF!.[.I62];SEARCH(&quot;(&quot;;#REF!.[.I62])-1))-SEARCH(&quot; &quot;;LEFT(#REF!.[.I62];SEARCH(&quot;(&quot;;#REF!.[.I62])-1)));&quot;&quot;)" office:value-type="string" office:string-value="" calcext:value-type="error">
            <text:p>Err :501</text:p>
          </table:table-cell>
          <table:table-cell table:style-name="ce9" table:formula="of:=IF(NOT(ISBLANK(#REF!.[.J62]));RIGHT(LEFT(#REF!.[.J62];SEARCH(&quot;(&quot;;#REF!.[.J62])-1);LEN(LEFT(#REF!.[.J62];SEARCH(&quot;(&quot;;#REF!.[.J62])-1))-SEARCH(&quot; &quot;;LEFT(#REF!.[.J62];SEARCH(&quot;(&quot;;#REF!.[.J62])-1)));&quot;&quot;)" office:value-type="string" office:string-value="" calcext:value-type="error">
            <text:p>Err :501</text:p>
          </table:table-cell>
          <table:table-cell table:style-name="ce9" table:formula="of:=IF(NOT(ISBLANK(#REF!.[.K62]));RIGHT(LEFT(#REF!.[.K62];SEARCH(&quot;(&quot;;#REF!.[.K62])-1);LEN(LEFT(#REF!.[.K62];SEARCH(&quot;(&quot;;#REF!.[.K62])-1))-SEARCH(&quot; &quot;;LEFT(#REF!.[.K62];SEARCH(&quot;(&quot;;#REF!.[.K62])-1)));&quot;&quot;)" office:value-type="string" office:string-value="" calcext:value-type="error">
            <text:p>Err :501</text:p>
          </table:table-cell>
          <table:table-cell table:style-name="ce9" table:formula="of:=IF(NOT(ISBLANK(#REF!.[.L62]));RIGHT(LEFT(#REF!.[.L62];SEARCH(&quot;(&quot;;#REF!.[.L62])-1);LEN(LEFT(#REF!.[.L62];SEARCH(&quot;(&quot;;#REF!.[.L62])-1))-SEARCH(&quot; &quot;;LEFT(#REF!.[.L62];SEARCH(&quot;(&quot;;#REF!.[.L62])-1)));&quot;&quot;)" office:value-type="string" office:string-value="" calcext:value-type="error">
            <text:p>Err :501</text:p>
          </table:table-cell>
          <table:table-cell table:style-name="ce9" table:formula="of:=#REF!.[.M62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63]));RIGHT(LEFT(#REF!.[.A63];SEARCH(&quot;(&quot;;#REF!.[.A63])-1);LEN(LEFT(#REF!.[.A63];SEARCH(&quot;(&quot;;#REF!.[.A63])-1))-SEARCH(&quot; &quot;;LEFT(#REF!.[.A63];SEARCH(&quot;(&quot;;#REF!.[.A63])-1)));&quot;&quot;)" office:value-type="string" office:string-value="" calcext:value-type="error">
            <text:p>Err :501</text:p>
          </table:table-cell>
          <table:table-cell table:style-name="ce9" table:formula="of:=IF(NOT(ISBLANK(#REF!.[.B63]));RIGHT(LEFT(#REF!.[.B63];SEARCH(&quot;(&quot;;#REF!.[.B63])-1);LEN(LEFT(#REF!.[.B63];SEARCH(&quot;(&quot;;#REF!.[.B63])-1))-SEARCH(&quot; &quot;;LEFT(#REF!.[.B63];SEARCH(&quot;(&quot;;#REF!.[.B63])-1)));&quot;&quot;)" office:value-type="string" office:string-value="" calcext:value-type="error">
            <text:p>Err :501</text:p>
          </table:table-cell>
          <table:table-cell table:style-name="ce9" table:formula="of:=IF(NOT(ISBLANK(#REF!.[.C63]));RIGHT(LEFT(#REF!.[.C63];SEARCH(&quot;(&quot;;#REF!.[.C63])-1);LEN(LEFT(#REF!.[.C63];SEARCH(&quot;(&quot;;#REF!.[.C63])-1))-SEARCH(&quot; &quot;;LEFT(#REF!.[.C63];SEARCH(&quot;(&quot;;#REF!.[.C63])-1)));&quot;&quot;)" office:value-type="string" office:string-value="" calcext:value-type="error">
            <text:p>Err :501</text:p>
          </table:table-cell>
          <table:table-cell table:style-name="ce9" table:formula="of:=IF(NOT(ISBLANK(#REF!.[.D63]));RIGHT(LEFT(#REF!.[.D63];SEARCH(&quot;(&quot;;#REF!.[.D63])-1);LEN(LEFT(#REF!.[.D63];SEARCH(&quot;(&quot;;#REF!.[.D63])-1))-SEARCH(&quot; &quot;;LEFT(#REF!.[.D63];SEARCH(&quot;(&quot;;#REF!.[.D63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3" table:number-rows-spanned="1">
            <text:p>Gerer les offres</text:p>
          </table:table-cell>
          <table:covered-table-cell table:number-columns-repeated="2" table:style-name="ce9"/>
          <table:table-cell table:style-name="ce9" table:formula="of:=IF(NOT(ISBLANK(#REF!.[.H63]));RIGHT(LEFT(#REF!.[.H63];SEARCH(&quot;(&quot;;#REF!.[.H63])-1);LEN(LEFT(#REF!.[.H63];SEARCH(&quot;(&quot;;#REF!.[.H63])-1))-SEARCH(&quot; &quot;;LEFT(#REF!.[.H63];SEARCH(&quot;(&quot;;#REF!.[.H63])-1)));&quot;&quot;)" office:value-type="string" office:string-value="" calcext:value-type="error">
            <text:p>Err :501</text:p>
          </table:table-cell>
          <table:table-cell table:style-name="ce9" table:formula="of:=IF(NOT(ISBLANK(#REF!.[.I63]));RIGHT(LEFT(#REF!.[.I63];SEARCH(&quot;(&quot;;#REF!.[.I63])-1);LEN(LEFT(#REF!.[.I63];SEARCH(&quot;(&quot;;#REF!.[.I63])-1))-SEARCH(&quot; &quot;;LEFT(#REF!.[.I63];SEARCH(&quot;(&quot;;#REF!.[.I63])-1)));&quot;&quot;)" office:value-type="string" office:string-value="" calcext:value-type="error">
            <text:p>Err :501</text:p>
          </table:table-cell>
          <table:table-cell table:style-name="ce9" table:formula="of:=IF(NOT(ISBLANK(#REF!.[.J63]));RIGHT(LEFT(#REF!.[.J63];SEARCH(&quot;(&quot;;#REF!.[.J63])-1);LEN(LEFT(#REF!.[.J63];SEARCH(&quot;(&quot;;#REF!.[.J63])-1))-SEARCH(&quot; &quot;;LEFT(#REF!.[.J63];SEARCH(&quot;(&quot;;#REF!.[.J63])-1)));&quot;&quot;)" office:value-type="string" office:string-value="" calcext:value-type="error">
            <text:p>Err :501</text:p>
          </table:table-cell>
          <table:table-cell table:style-name="ce9" table:formula="of:=IF(NOT(ISBLANK(#REF!.[.K63]));RIGHT(LEFT(#REF!.[.K63];SEARCH(&quot;(&quot;;#REF!.[.K63])-1);LEN(LEFT(#REF!.[.K63];SEARCH(&quot;(&quot;;#REF!.[.K63])-1))-SEARCH(&quot; &quot;;LEFT(#REF!.[.K63];SEARCH(&quot;(&quot;;#REF!.[.K63])-1)));&quot;&quot;)" office:value-type="string" office:string-value="" calcext:value-type="error">
            <text:p>Err :501</text:p>
          </table:table-cell>
          <table:table-cell table:style-name="ce9" table:formula="of:=IF(NOT(ISBLANK(#REF!.[.L63]));RIGHT(LEFT(#REF!.[.L63];SEARCH(&quot;(&quot;;#REF!.[.L63])-1);LEN(LEFT(#REF!.[.L63];SEARCH(&quot;(&quot;;#REF!.[.L63])-1))-SEARCH(&quot; &quot;;LEFT(#REF!.[.L63];SEARCH(&quot;(&quot;;#REF!.[.L63])-1)));&quot;&quot;)" office:value-type="string" office:string-value="" calcext:value-type="error">
            <text:p>Err :501</text:p>
          </table:table-cell>
          <table:table-cell table:style-name="ce9" table:formula="of:=#REF!.[.M63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64]));RIGHT(LEFT(#REF!.[.A64];SEARCH(&quot;(&quot;;#REF!.[.A64])-1);LEN(LEFT(#REF!.[.A64];SEARCH(&quot;(&quot;;#REF!.[.A64])-1))-SEARCH(&quot; &quot;;LEFT(#REF!.[.A64];SEARCH(&quot;(&quot;;#REF!.[.A64])-1)));&quot;&quot;)" office:value-type="string" office:string-value="" calcext:value-type="error">
            <text:p>Err :501</text:p>
          </table:table-cell>
          <table:table-cell table:style-name="ce9" table:formula="of:=IF(NOT(ISBLANK(#REF!.[.B64]));RIGHT(LEFT(#REF!.[.B64];SEARCH(&quot;(&quot;;#REF!.[.B64])-1);LEN(LEFT(#REF!.[.B64];SEARCH(&quot;(&quot;;#REF!.[.B64])-1))-SEARCH(&quot; &quot;;LEFT(#REF!.[.B64];SEARCH(&quot;(&quot;;#REF!.[.B64])-1)));&quot;&quot;)" office:value-type="string" office:string-value="" calcext:value-type="error">
            <text:p>Err :501</text:p>
          </table:table-cell>
          <table:table-cell table:style-name="ce9" table:formula="of:=IF(NOT(ISBLANK(#REF!.[.C64]));RIGHT(LEFT(#REF!.[.C64];SEARCH(&quot;(&quot;;#REF!.[.C64])-1);LEN(LEFT(#REF!.[.C64];SEARCH(&quot;(&quot;;#REF!.[.C64])-1))-SEARCH(&quot; &quot;;LEFT(#REF!.[.C64];SEARCH(&quot;(&quot;;#REF!.[.C64])-1)));&quot;&quot;)" office:value-type="string" office:string-value="" calcext:value-type="error">
            <text:p>Err :501</text:p>
          </table:table-cell>
          <table:table-cell table:style-name="ce9" table:formula="of:=IF(NOT(ISBLANK(#REF!.[.D64]));RIGHT(LEFT(#REF!.[.D64];SEARCH(&quot;(&quot;;#REF!.[.D64])-1);LEN(LEFT(#REF!.[.D64];SEARCH(&quot;(&quot;;#REF!.[.D64])-1))-SEARCH(&quot; &quot;;LEFT(#REF!.[.D64];SEARCH(&quot;(&quot;;#REF!.[.D64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3" table:number-rows-spanned="1">
            <text:p>Gerer les demandes</text:p>
          </table:table-cell>
          <table:covered-table-cell table:number-columns-repeated="2" table:style-name="ce9"/>
          <table:table-cell table:style-name="ce9" table:formula="of:=IF(NOT(ISBLANK(#REF!.[.H64]));RIGHT(LEFT(#REF!.[.H64];SEARCH(&quot;(&quot;;#REF!.[.H64])-1);LEN(LEFT(#REF!.[.H64];SEARCH(&quot;(&quot;;#REF!.[.H64])-1))-SEARCH(&quot; &quot;;LEFT(#REF!.[.H64];SEARCH(&quot;(&quot;;#REF!.[.H64])-1)));&quot;&quot;)" office:value-type="string" office:string-value="" calcext:value-type="error">
            <text:p>Err :501</text:p>
          </table:table-cell>
          <table:table-cell table:style-name="ce9" table:formula="of:=IF(NOT(ISBLANK(#REF!.[.I64]));RIGHT(LEFT(#REF!.[.I64];SEARCH(&quot;(&quot;;#REF!.[.I64])-1);LEN(LEFT(#REF!.[.I64];SEARCH(&quot;(&quot;;#REF!.[.I64])-1))-SEARCH(&quot; &quot;;LEFT(#REF!.[.I64];SEARCH(&quot;(&quot;;#REF!.[.I64])-1)));&quot;&quot;)" office:value-type="string" office:string-value="" calcext:value-type="error">
            <text:p>Err :501</text:p>
          </table:table-cell>
          <table:table-cell table:style-name="ce9" table:formula="of:=IF(NOT(ISBLANK(#REF!.[.J64]));RIGHT(LEFT(#REF!.[.J64];SEARCH(&quot;(&quot;;#REF!.[.J64])-1);LEN(LEFT(#REF!.[.J64];SEARCH(&quot;(&quot;;#REF!.[.J64])-1))-SEARCH(&quot; &quot;;LEFT(#REF!.[.J64];SEARCH(&quot;(&quot;;#REF!.[.J64])-1)));&quot;&quot;)" office:value-type="string" office:string-value="" calcext:value-type="error">
            <text:p>Err :501</text:p>
          </table:table-cell>
          <table:table-cell table:style-name="ce9" table:formula="of:=IF(NOT(ISBLANK(#REF!.[.K64]));RIGHT(LEFT(#REF!.[.K64];SEARCH(&quot;(&quot;;#REF!.[.K64])-1);LEN(LEFT(#REF!.[.K64];SEARCH(&quot;(&quot;;#REF!.[.K64])-1))-SEARCH(&quot; &quot;;LEFT(#REF!.[.K64];SEARCH(&quot;(&quot;;#REF!.[.K64])-1)));&quot;&quot;)" office:value-type="string" office:string-value="" calcext:value-type="error">
            <text:p>Err :501</text:p>
          </table:table-cell>
          <table:table-cell table:style-name="ce9" table:formula="of:=IF(NOT(ISBLANK(#REF!.[.L64]));RIGHT(LEFT(#REF!.[.L64];SEARCH(&quot;(&quot;;#REF!.[.L64])-1);LEN(LEFT(#REF!.[.L64];SEARCH(&quot;(&quot;;#REF!.[.L64])-1))-SEARCH(&quot; &quot;;LEFT(#REF!.[.L64];SEARCH(&quot;(&quot;;#REF!.[.L64])-1)));&quot;&quot;)" office:value-type="string" office:string-value="" calcext:value-type="error">
            <text:p>Err :501</text:p>
          </table:table-cell>
          <table:table-cell table:style-name="ce9" table:formula="of:=#REF!.[.M64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65]));RIGHT(LEFT(#REF!.[.A65];SEARCH(&quot;(&quot;;#REF!.[.A65])-1);LEN(LEFT(#REF!.[.A65];SEARCH(&quot;(&quot;;#REF!.[.A65])-1))-SEARCH(&quot; &quot;;LEFT(#REF!.[.A65];SEARCH(&quot;(&quot;;#REF!.[.A65])-1)));&quot;&quot;)" office:value-type="string" office:string-value="" calcext:value-type="error">
            <text:p>Err :501</text:p>
          </table:table-cell>
          <table:table-cell table:style-name="ce9" table:formula="of:=IF(NOT(ISBLANK(#REF!.[.B65]));RIGHT(LEFT(#REF!.[.B65];SEARCH(&quot;(&quot;;#REF!.[.B65])-1);LEN(LEFT(#REF!.[.B65];SEARCH(&quot;(&quot;;#REF!.[.B65])-1))-SEARCH(&quot; &quot;;LEFT(#REF!.[.B65];SEARCH(&quot;(&quot;;#REF!.[.B65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3" table:number-rows-spanned="1">
            <text:p>Reporting</text:p>
          </table:table-cell>
          <table:covered-table-cell table:number-columns-repeated="2" table:style-name="ce9"/>
          <table:table-cell table:style-name="ce9" table:formula="of:=IF(NOT(ISBLANK(#REF!.[.F65]));RIGHT(LEFT(#REF!.[.F65];SEARCH(&quot;(&quot;;#REF!.[.F65])-1);LEN(LEFT(#REF!.[.F65];SEARCH(&quot;(&quot;;#REF!.[.F65])-1))-SEARCH(&quot; &quot;;LEFT(#REF!.[.F65];SEARCH(&quot;(&quot;;#REF!.[.F65])-1)));&quot;&quot;)" office:value-type="string" office:string-value="" calcext:value-type="error">
            <text:p>Err :501</text:p>
          </table:table-cell>
          <table:table-cell table:style-name="ce9" table:formula="of:=IF(NOT(ISBLANK(#REF!.[.G65]));RIGHT(LEFT(#REF!.[.G65];SEARCH(&quot;(&quot;;#REF!.[.G65])-1);LEN(LEFT(#REF!.[.G65];SEARCH(&quot;(&quot;;#REF!.[.G65])-1))-SEARCH(&quot; &quot;;LEFT(#REF!.[.G65];SEARCH(&quot;(&quot;;#REF!.[.G65])-1)));&quot;&quot;)" office:value-type="string" office:string-value="" calcext:value-type="error">
            <text:p>Err :501</text:p>
          </table:table-cell>
          <table:table-cell table:style-name="ce9" table:formula="of:=IF(NOT(ISBLANK(#REF!.[.H65]));RIGHT(LEFT(#REF!.[.H65];SEARCH(&quot;(&quot;;#REF!.[.H65])-1);LEN(LEFT(#REF!.[.H65];SEARCH(&quot;(&quot;;#REF!.[.H65])-1))-SEARCH(&quot; &quot;;LEFT(#REF!.[.H65];SEARCH(&quot;(&quot;;#REF!.[.H65])-1)));&quot;&quot;)" office:value-type="string" office:string-value="" calcext:value-type="error">
            <text:p>Err :501</text:p>
          </table:table-cell>
          <table:table-cell table:style-name="ce9" table:formula="of:=IF(NOT(ISBLANK(#REF!.[.I65]));RIGHT(LEFT(#REF!.[.I65];SEARCH(&quot;(&quot;;#REF!.[.I65])-1);LEN(LEFT(#REF!.[.I65];SEARCH(&quot;(&quot;;#REF!.[.I65])-1))-SEARCH(&quot; &quot;;LEFT(#REF!.[.I65];SEARCH(&quot;(&quot;;#REF!.[.I65])-1)));&quot;&quot;)" office:value-type="string" office:string-value="" calcext:value-type="error">
            <text:p>Err :501</text:p>
          </table:table-cell>
          <table:table-cell table:style-name="ce9" table:formula="of:=IF(NOT(ISBLANK(#REF!.[.J65]));RIGHT(LEFT(#REF!.[.J65];SEARCH(&quot;(&quot;;#REF!.[.J65])-1);LEN(LEFT(#REF!.[.J65];SEARCH(&quot;(&quot;;#REF!.[.J65])-1))-SEARCH(&quot; &quot;;LEFT(#REF!.[.J65];SEARCH(&quot;(&quot;;#REF!.[.J65])-1)));&quot;&quot;)" office:value-type="string" office:string-value="" calcext:value-type="error">
            <text:p>Err :501</text:p>
          </table:table-cell>
          <table:table-cell table:style-name="ce9" table:formula="of:=IF(NOT(ISBLANK(#REF!.[.K65]));RIGHT(LEFT(#REF!.[.K65];SEARCH(&quot;(&quot;;#REF!.[.K65])-1);LEN(LEFT(#REF!.[.K65];SEARCH(&quot;(&quot;;#REF!.[.K65])-1))-SEARCH(&quot; &quot;;LEFT(#REF!.[.K65];SEARCH(&quot;(&quot;;#REF!.[.K65])-1)));&quot;&quot;)" office:value-type="string" office:string-value="" calcext:value-type="error">
            <text:p>Err :501</text:p>
          </table:table-cell>
          <table:table-cell table:style-name="ce9" table:formula="of:=IF(NOT(ISBLANK(#REF!.[.L65]));RIGHT(LEFT(#REF!.[.L65];SEARCH(&quot;(&quot;;#REF!.[.L65])-1);LEN(LEFT(#REF!.[.L65];SEARCH(&quot;(&quot;;#REF!.[.L65])-1))-SEARCH(&quot; &quot;;LEFT(#REF!.[.L65];SEARCH(&quot;(&quot;;#REF!.[.L65])-1)));&quot;&quot;)" office:value-type="string" office:string-value="" calcext:value-type="error">
            <text:p>Err :501</text:p>
          </table:table-cell>
          <table:table-cell table:style-name="ce9" table:formula="of:=#REF!.[.M65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66]));RIGHT(LEFT(#REF!.[.A66];SEARCH(&quot;(&quot;;#REF!.[.A66])-1);LEN(LEFT(#REF!.[.A66];SEARCH(&quot;(&quot;;#REF!.[.A66])-1))-SEARCH(&quot; &quot;;LEFT(#REF!.[.A66];SEARCH(&quot;(&quot;;#REF!.[.A66])-1)));&quot;&quot;)" office:value-type="string" office:string-value="" calcext:value-type="error">
            <text:p>Err :501</text:p>
          </table:table-cell>
          <table:table-cell table:style-name="ce9" table:formula="of:=IF(NOT(ISBLANK(#REF!.[.B66]));RIGHT(LEFT(#REF!.[.B66];SEARCH(&quot;(&quot;;#REF!.[.B66])-1);LEN(LEFT(#REF!.[.B66];SEARCH(&quot;(&quot;;#REF!.[.B66])-1))-SEARCH(&quot; &quot;;LEFT(#REF!.[.B66];SEARCH(&quot;(&quot;;#REF!.[.B66])-1)));&quot;&quot;)" office:value-type="string" office:string-value="" calcext:value-type="error">
            <text:p>Err :501</text:p>
          </table:table-cell>
          <table:table-cell table:style-name="ce9" table:formula="of:=IF(NOT(ISBLANK(#REF!.[.C66]));RIGHT(LEFT(#REF!.[.C66];SEARCH(&quot;(&quot;;#REF!.[.C66])-1);LEN(LEFT(#REF!.[.C66];SEARCH(&quot;(&quot;;#REF!.[.C66])-1))-SEARCH(&quot; &quot;;LEFT(#REF!.[.C66];SEARCH(&quot;(&quot;;#REF!.[.C66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3" table:number-rows-spanned="1">
            <text:p>Donnees exportees</text:p>
          </table:table-cell>
          <table:covered-table-cell table:number-columns-repeated="2" table:style-name="ce9"/>
          <table:table-cell table:style-name="ce9" table:formula="of:=IF(NOT(ISBLANK(#REF!.[.G66]));RIGHT(LEFT(#REF!.[.G66];SEARCH(&quot;(&quot;;#REF!.[.G66])-1);LEN(LEFT(#REF!.[.G66];SEARCH(&quot;(&quot;;#REF!.[.G66])-1))-SEARCH(&quot; &quot;;LEFT(#REF!.[.G66];SEARCH(&quot;(&quot;;#REF!.[.G66])-1)));&quot;&quot;)" office:value-type="string" office:string-value="" calcext:value-type="error">
            <text:p>Err :501</text:p>
          </table:table-cell>
          <table:table-cell table:style-name="ce9" table:formula="of:=IF(NOT(ISBLANK(#REF!.[.H66]));RIGHT(LEFT(#REF!.[.H66];SEARCH(&quot;(&quot;;#REF!.[.H66])-1);LEN(LEFT(#REF!.[.H66];SEARCH(&quot;(&quot;;#REF!.[.H66])-1))-SEARCH(&quot; &quot;;LEFT(#REF!.[.H66];SEARCH(&quot;(&quot;;#REF!.[.H66])-1)));&quot;&quot;)" office:value-type="string" office:string-value="" calcext:value-type="error">
            <text:p>Err :501</text:p>
          </table:table-cell>
          <table:table-cell table:style-name="ce9" table:formula="of:=IF(NOT(ISBLANK(#REF!.[.I66]));RIGHT(LEFT(#REF!.[.I66];SEARCH(&quot;(&quot;;#REF!.[.I66])-1);LEN(LEFT(#REF!.[.I66];SEARCH(&quot;(&quot;;#REF!.[.I66])-1))-SEARCH(&quot; &quot;;LEFT(#REF!.[.I66];SEARCH(&quot;(&quot;;#REF!.[.I66])-1)));&quot;&quot;)" office:value-type="string" office:string-value="" calcext:value-type="error">
            <text:p>Err :501</text:p>
          </table:table-cell>
          <table:table-cell table:style-name="ce9" table:formula="of:=IF(NOT(ISBLANK(#REF!.[.J66]));RIGHT(LEFT(#REF!.[.J66];SEARCH(&quot;(&quot;;#REF!.[.J66])-1);LEN(LEFT(#REF!.[.J66];SEARCH(&quot;(&quot;;#REF!.[.J66])-1))-SEARCH(&quot; &quot;;LEFT(#REF!.[.J66];SEARCH(&quot;(&quot;;#REF!.[.J66])-1)));&quot;&quot;)" office:value-type="string" office:string-value="" calcext:value-type="error">
            <text:p>Err :501</text:p>
          </table:table-cell>
          <table:table-cell table:style-name="ce9" table:formula="of:=IF(NOT(ISBLANK(#REF!.[.K66]));RIGHT(LEFT(#REF!.[.K66];SEARCH(&quot;(&quot;;#REF!.[.K66])-1);LEN(LEFT(#REF!.[.K66];SEARCH(&quot;(&quot;;#REF!.[.K66])-1))-SEARCH(&quot; &quot;;LEFT(#REF!.[.K66];SEARCH(&quot;(&quot;;#REF!.[.K66])-1)));&quot;&quot;)" office:value-type="string" office:string-value="" calcext:value-type="error">
            <text:p>Err :501</text:p>
          </table:table-cell>
          <table:table-cell table:style-name="ce9" table:formula="of:=IF(NOT(ISBLANK(#REF!.[.L66]));RIGHT(LEFT(#REF!.[.L66];SEARCH(&quot;(&quot;;#REF!.[.L66])-1);LEN(LEFT(#REF!.[.L66];SEARCH(&quot;(&quot;;#REF!.[.L66])-1))-SEARCH(&quot; &quot;;LEFT(#REF!.[.L66];SEARCH(&quot;(&quot;;#REF!.[.L66])-1)));&quot;&quot;)" office:value-type="string" office:string-value="" calcext:value-type="error">
            <text:p>Err :501</text:p>
          </table:table-cell>
          <table:table-cell table:style-name="ce9" table:formula="of:=#REF!.[.M66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67]));RIGHT(LEFT(#REF!.[.A67];SEARCH(&quot;(&quot;;#REF!.[.A67])-1);LEN(LEFT(#REF!.[.A67];SEARCH(&quot;(&quot;;#REF!.[.A67])-1))-SEARCH(&quot; &quot;;LEFT(#REF!.[.A67];SEARCH(&quot;(&quot;;#REF!.[.A67])-1)));&quot;&quot;)" office:value-type="string" office:string-value="" calcext:value-type="error">
            <text:p>Err :501</text:p>
          </table:table-cell>
          <table:table-cell table:style-name="ce9" table:formula="of:=IF(NOT(ISBLANK(#REF!.[.B67]));RIGHT(LEFT(#REF!.[.B67];SEARCH(&quot;(&quot;;#REF!.[.B67])-1);LEN(LEFT(#REF!.[.B67];SEARCH(&quot;(&quot;;#REF!.[.B67])-1))-SEARCH(&quot; &quot;;LEFT(#REF!.[.B67];SEARCH(&quot;(&quot;;#REF!.[.B67])-1)));&quot;&quot;)" office:value-type="string" office:string-value="" calcext:value-type="error">
            <text:p>Err :501</text:p>
          </table:table-cell>
          <table:table-cell table:style-name="ce9" table:formula="of:=IF(NOT(ISBLANK(#REF!.[.C67]));RIGHT(LEFT(#REF!.[.C67];SEARCH(&quot;(&quot;;#REF!.[.C67])-1);LEN(LEFT(#REF!.[.C67];SEARCH(&quot;(&quot;;#REF!.[.C67])-1))-SEARCH(&quot; &quot;;LEFT(#REF!.[.C67];SEARCH(&quot;(&quot;;#REF!.[.C67])-1)));&quot;&quot;)" office:value-type="string" office:string-value="" calcext:value-type="error">
            <text:p>Err :501</text:p>
          </table:table-cell>
          <table:table-cell table:style-name="ce9" table:formula="of:=IF(NOT(ISBLANK(#REF!.[.D67]));RIGHT(LEFT(#REF!.[.D67];SEARCH(&quot;(&quot;;#REF!.[.D67])-1);LEN(LEFT(#REF!.[.D67];SEARCH(&quot;(&quot;;#REF!.[.D67])-1))-SEARCH(&quot; &quot;;LEFT(#REF!.[.D67];SEARCH(&quot;(&quot;;#REF!.[.D67])-1)));&quot;&quot;)" office:value-type="string" office:string-value="" calcext:value-type="error">
            <text:p>Err :501</text:p>
          </table:table-cell>
          <table:table-cell table:style-name="ce9" table:formula="of:=IF(NOT(ISBLANK(#REF!.e67));RIGHT(LEFT(#REF!.e67;SEARCH(&quot;(&quot;;#REF!.e67)-1);LEN(LEFT(#REF!.e67;SEARCH(&quot;(&quot;;#REF!.e67)-1))-SEARCH(&quot; &quot;;LEFT(#REF!.e67;SEARCH(&quot;(&quot;;#REF!.e67)-1)));&quot;&quot;)" office:value-type="string" office:string-value="" calcext:value-type="error">
            <text:p>Err :508</text:p>
          </table:table-cell>
          <table:table-cell table:style-name="ce9" table:formula="of:=IF(NOT(ISBLANK(#REF!.[.F67]));RIGHT(LEFT(#REF!.[.F67];SEARCH(&quot;(&quot;;#REF!.[.F67])-1);LEN(LEFT(#REF!.[.F67];SEARCH(&quot;(&quot;;#REF!.[.F67])-1))-SEARCH(&quot; &quot;;LEFT(#REF!.[.F67];SEARCH(&quot;(&quot;;#REF!.[.F67])-1)));&quot;&quot;)" office:value-type="string" office:string-value="" calcext:value-type="error">
            <text:p>Err :501</text:p>
          </table:table-cell>
          <table:table-cell table:style-name="ce9" table:formula="of:=IF(NOT(ISBLANK(#REF!.[.G67]));RIGHT(LEFT(#REF!.[.G67];SEARCH(&quot;(&quot;;#REF!.[.G67])-1);LEN(LEFT(#REF!.[.G67];SEARCH(&quot;(&quot;;#REF!.[.G67])-1))-SEARCH(&quot; &quot;;LEFT(#REF!.[.G67];SEARCH(&quot;(&quot;;#REF!.[.G67])-1)));&quot;&quot;)" office:value-type="string" office:string-value="" calcext:value-type="error">
            <text:p>Err :501</text:p>
          </table:table-cell>
          <table:table-cell table:style-name="ce9" table:formula="of:=IF(NOT(ISBLANK(#REF!.[.H67]));RIGHT(LEFT(#REF!.[.H67];SEARCH(&quot;(&quot;;#REF!.[.H67])-1);LEN(LEFT(#REF!.[.H67];SEARCH(&quot;(&quot;;#REF!.[.H67])-1))-SEARCH(&quot; &quot;;LEFT(#REF!.[.H67];SEARCH(&quot;(&quot;;#REF!.[.H67])-1)));&quot;&quot;)" office:value-type="string" office:string-value="" calcext:value-type="error">
            <text:p>Err :501</text:p>
          </table:table-cell>
          <table:table-cell table:style-name="ce9" table:formula="of:=IF(NOT(ISBLANK(#REF!.[.I67]));RIGHT(LEFT(#REF!.[.I67];SEARCH(&quot;(&quot;;#REF!.[.I67])-1);LEN(LEFT(#REF!.[.I67];SEARCH(&quot;(&quot;;#REF!.[.I67])-1))-SEARCH(&quot; &quot;;LEFT(#REF!.[.I67];SEARCH(&quot;(&quot;;#REF!.[.I67])-1)));&quot;&quot;)" office:value-type="string" office:string-value="" calcext:value-type="error">
            <text:p>Err :501</text:p>
          </table:table-cell>
          <table:table-cell table:style-name="ce9" table:formula="of:=IF(NOT(ISBLANK(#REF!.[.J67]));RIGHT(LEFT(#REF!.[.J67];SEARCH(&quot;(&quot;;#REF!.[.J67])-1);LEN(LEFT(#REF!.[.J67];SEARCH(&quot;(&quot;;#REF!.[.J67])-1))-SEARCH(&quot; &quot;;LEFT(#REF!.[.J67];SEARCH(&quot;(&quot;;#REF!.[.J67])-1)));&quot;&quot;)" office:value-type="string" office:string-value="" calcext:value-type="error">
            <text:p>Err :501</text:p>
          </table:table-cell>
          <table:table-cell table:style-name="ce9" table:formula="of:=IF(NOT(ISBLANK(#REF!.[.K67]));RIGHT(LEFT(#REF!.[.K67];SEARCH(&quot;(&quot;;#REF!.[.K67])-1);LEN(LEFT(#REF!.[.K67];SEARCH(&quot;(&quot;;#REF!.[.K67])-1))-SEARCH(&quot; &quot;;LEFT(#REF!.[.K67];SEARCH(&quot;(&quot;;#REF!.[.K67])-1)));&quot;&quot;)" office:value-type="string" office:string-value="" calcext:value-type="error">
            <text:p>Err :501</text:p>
          </table:table-cell>
          <table:table-cell table:style-name="ce9" table:formula="of:=IF(NOT(ISBLANK(#REF!.[.L67]));RIGHT(LEFT(#REF!.[.L67];SEARCH(&quot;(&quot;;#REF!.[.L67])-1);LEN(LEFT(#REF!.[.L67];SEARCH(&quot;(&quot;;#REF!.[.L67])-1))-SEARCH(&quot; &quot;;LEFT(#REF!.[.L67];SEARCH(&quot;(&quot;;#REF!.[.L67])-1)));&quot;&quot;)" office:value-type="string" office:string-value="" calcext:value-type="error">
            <text:p>Err :501</text:p>
          </table:table-cell>
          <table:table-cell table:style-name="ce9" table:formula="of:=#REF!.[.M67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68]));RIGHT(LEFT(#REF!.[.A68];SEARCH(&quot;(&quot;;#REF!.[.A68])-1);LEN(LEFT(#REF!.[.A68];SEARCH(&quot;(&quot;;#REF!.[.A68])-1))-SEARCH(&quot; &quot;;LEFT(#REF!.[.A68];SEARCH(&quot;(&quot;;#REF!.[.A68])-1)));&quot;&quot;)" office:value-type="string" office:string-value="" calcext:value-type="error">
            <text:p>Err :501</text:p>
          </table:table-cell>
          <table:table-cell table:style-name="ce9" table:formula="of:=IF(NOT(ISBLANK(#REF!.[.B68]));RIGHT(LEFT(#REF!.[.B68];SEARCH(&quot;(&quot;;#REF!.[.B68])-1);LEN(LEFT(#REF!.[.B68];SEARCH(&quot;(&quot;;#REF!.[.B68])-1))-SEARCH(&quot; &quot;;LEFT(#REF!.[.B68];SEARCH(&quot;(&quot;;#REF!.[.B68])-1)));&quot;&quot;)" office:value-type="string" office:string-value="" calcext:value-type="error">
            <text:p>Err :501</text:p>
          </table:table-cell>
          <table:table-cell table:style-name="ce9" table:formula="of:=IF(NOT(ISBLANK(#REF!.[.C68]));RIGHT(LEFT(#REF!.[.C68];SEARCH(&quot;(&quot;;#REF!.[.C68])-1);LEN(LEFT(#REF!.[.C68];SEARCH(&quot;(&quot;;#REF!.[.C68])-1))-SEARCH(&quot; &quot;;LEFT(#REF!.[.C68];SEARCH(&quot;(&quot;;#REF!.[.C68])-1)));&quot;&quot;)" office:value-type="string" office:string-value="" calcext:value-type="error">
            <text:p>Err :501</text:p>
          </table:table-cell>
          <table:table-cell table:style-name="ce9" table:formula="of:=IF(NOT(ISBLANK(#REF!.[.D68]));RIGHT(LEFT(#REF!.[.D68];SEARCH(&quot;(&quot;;#REF!.[.D68])-1);LEN(LEFT(#REF!.[.D68];SEARCH(&quot;(&quot;;#REF!.[.D68])-1))-SEARCH(&quot; &quot;;LEFT(#REF!.[.D68];SEARCH(&quot;(&quot;;#REF!.[.D68])-1)));&quot;&quot;)" office:value-type="string" office:string-value="" calcext:value-type="error">
            <text:p>Err :501</text:p>
          </table:table-cell>
          <table:table-cell table:style-name="ce9" table:formula="of:=IF(NOT(ISBLANK(#REF!.e68));RIGHT(LEFT(#REF!.e68;SEARCH(&quot;(&quot;;#REF!.e68)-1);LEN(LEFT(#REF!.e68;SEARCH(&quot;(&quot;;#REF!.e68)-1))-SEARCH(&quot; &quot;;LEFT(#REF!.e68;SEARCH(&quot;(&quot;;#REF!.e68)-1)));&quot;&quot;)" office:value-type="string" office:string-value="" calcext:value-type="error">
            <text:p>Err :508</text:p>
          </table:table-cell>
          <table:table-cell table:style-name="ce10" office:value-type="string" calcext:value-type="string" table:number-columns-spanned="4" table:number-rows-spanned="1">
            <text:p>Utilisateurs</text:p>
          </table:table-cell>
          <table:covered-table-cell table:number-columns-repeated="3" table:style-name="ce9"/>
          <table:table-cell table:style-name="ce9" table:formula="of:=IF(NOT(ISBLANK(#REF!.[.J68]));RIGHT(LEFT(#REF!.[.J68];SEARCH(&quot;(&quot;;#REF!.[.J68])-1);LEN(LEFT(#REF!.[.J68];SEARCH(&quot;(&quot;;#REF!.[.J68])-1))-SEARCH(&quot; &quot;;LEFT(#REF!.[.J68];SEARCH(&quot;(&quot;;#REF!.[.J68])-1)));&quot;&quot;)" office:value-type="string" office:string-value="" calcext:value-type="error">
            <text:p>Err :501</text:p>
          </table:table-cell>
          <table:table-cell table:style-name="ce9" table:formula="of:=IF(NOT(ISBLANK(#REF!.[.K68]));RIGHT(LEFT(#REF!.[.K68];SEARCH(&quot;(&quot;;#REF!.[.K68])-1);LEN(LEFT(#REF!.[.K68];SEARCH(&quot;(&quot;;#REF!.[.K68])-1))-SEARCH(&quot; &quot;;LEFT(#REF!.[.K68];SEARCH(&quot;(&quot;;#REF!.[.K68])-1)));&quot;&quot;)" office:value-type="string" office:string-value="" calcext:value-type="error">
            <text:p>Err :501</text:p>
          </table:table-cell>
          <table:table-cell table:style-name="ce9" table:formula="of:=IF(NOT(ISBLANK(#REF!.[.L68]));RIGHT(LEFT(#REF!.[.L68];SEARCH(&quot;(&quot;;#REF!.[.L68])-1);LEN(LEFT(#REF!.[.L68];SEARCH(&quot;(&quot;;#REF!.[.L68])-1))-SEARCH(&quot; &quot;;LEFT(#REF!.[.L68];SEARCH(&quot;(&quot;;#REF!.[.L68])-1)));&quot;&quot;)" office:value-type="string" office:string-value="" calcext:value-type="error">
            <text:p>Err :501</text:p>
          </table:table-cell>
          <table:table-cell table:style-name="ce9" table:formula="of:=#REF!.[.M68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69]));RIGHT(LEFT(#REF!.[.A69];SEARCH(&quot;(&quot;;#REF!.[.A69])-1);LEN(LEFT(#REF!.[.A69];SEARCH(&quot;(&quot;;#REF!.[.A69])-1))-SEARCH(&quot; &quot;;LEFT(#REF!.[.A69];SEARCH(&quot;(&quot;;#REF!.[.A69])-1)));&quot;&quot;)" office:value-type="string" office:string-value="" calcext:value-type="error">
            <text:p>Err :501</text:p>
          </table:table-cell>
          <table:table-cell table:style-name="ce9" table:formula="of:=IF(NOT(ISBLANK(#REF!.[.B69]));RIGHT(LEFT(#REF!.[.B69];SEARCH(&quot;(&quot;;#REF!.[.B69])-1);LEN(LEFT(#REF!.[.B69];SEARCH(&quot;(&quot;;#REF!.[.B69])-1))-SEARCH(&quot; &quot;;LEFT(#REF!.[.B69];SEARCH(&quot;(&quot;;#REF!.[.B69])-1)));&quot;&quot;)" office:value-type="string" office:string-value="" calcext:value-type="error">
            <text:p>Err :501</text:p>
          </table:table-cell>
          <table:table-cell table:style-name="ce9" table:formula="of:=IF(NOT(ISBLANK(#REF!.[.C69]));RIGHT(LEFT(#REF!.[.C69];SEARCH(&quot;(&quot;;#REF!.[.C69])-1);LEN(LEFT(#REF!.[.C69];SEARCH(&quot;(&quot;;#REF!.[.C69])-1))-SEARCH(&quot; &quot;;LEFT(#REF!.[.C69];SEARCH(&quot;(&quot;;#REF!.[.C69])-1)));&quot;&quot;)" office:value-type="string" office:string-value="" calcext:value-type="error">
            <text:p>Err :501</text:p>
          </table:table-cell>
          <table:table-cell table:style-name="ce9" table:formula="of:=IF(NOT(ISBLANK(#REF!.[.D69]));RIGHT(LEFT(#REF!.[.D69];SEARCH(&quot;(&quot;;#REF!.[.D69])-1);LEN(LEFT(#REF!.[.D69];SEARCH(&quot;(&quot;;#REF!.[.D69])-1))-SEARCH(&quot; &quot;;LEFT(#REF!.[.D69];SEARCH(&quot;(&quot;;#REF!.[.D69])-1)));&quot;&quot;)" office:value-type="string" office:string-value="" calcext:value-type="error">
            <text:p>Err :501</text:p>
          </table:table-cell>
          <table:table-cell table:style-name="ce9" table:formula="of:=IF(NOT(ISBLANK(#REF!.e69));RIGHT(LEFT(#REF!.e69;SEARCH(&quot;(&quot;;#REF!.e69)-1);LEN(LEFT(#REF!.e69;SEARCH(&quot;(&quot;;#REF!.e69)-1))-SEARCH(&quot; &quot;;LEFT(#REF!.e69;SEARCH(&quot;(&quot;;#REF!.e69)-1)));&quot;&quot;)" office:value-type="string" office:string-value="" calcext:value-type="error">
            <text:p>Err :508</text:p>
          </table:table-cell>
          <table:table-cell table:style-name="ce10" office:value-type="string" calcext:value-type="string" table:number-columns-spanned="4" table:number-rows-spanned="1">
            <text:p>Offres et demandes</text:p>
          </table:table-cell>
          <table:covered-table-cell table:number-columns-repeated="3" table:style-name="ce9"/>
          <table:table-cell table:style-name="ce9" table:formula="of:=IF(NOT(ISBLANK(#REF!.[.J69]));RIGHT(LEFT(#REF!.[.J69];SEARCH(&quot;(&quot;;#REF!.[.J69])-1);LEN(LEFT(#REF!.[.J69];SEARCH(&quot;(&quot;;#REF!.[.J69])-1))-SEARCH(&quot; &quot;;LEFT(#REF!.[.J69];SEARCH(&quot;(&quot;;#REF!.[.J69])-1)));&quot;&quot;)" office:value-type="string" office:string-value="" calcext:value-type="error">
            <text:p>Err :501</text:p>
          </table:table-cell>
          <table:table-cell table:style-name="ce9" table:formula="of:=IF(NOT(ISBLANK(#REF!.[.K69]));RIGHT(LEFT(#REF!.[.K69];SEARCH(&quot;(&quot;;#REF!.[.K69])-1);LEN(LEFT(#REF!.[.K69];SEARCH(&quot;(&quot;;#REF!.[.K69])-1))-SEARCH(&quot; &quot;;LEFT(#REF!.[.K69];SEARCH(&quot;(&quot;;#REF!.[.K69])-1)));&quot;&quot;)" office:value-type="string" office:string-value="" calcext:value-type="error">
            <text:p>Err :501</text:p>
          </table:table-cell>
          <table:table-cell table:style-name="ce9" table:formula="of:=IF(NOT(ISBLANK(#REF!.[.L69]));RIGHT(LEFT(#REF!.[.L69];SEARCH(&quot;(&quot;;#REF!.[.L69])-1);LEN(LEFT(#REF!.[.L69];SEARCH(&quot;(&quot;;#REF!.[.L69])-1))-SEARCH(&quot; &quot;;LEFT(#REF!.[.L69];SEARCH(&quot;(&quot;;#REF!.[.L69])-1)));&quot;&quot;)" office:value-type="string" office:string-value="" calcext:value-type="error">
            <text:p>Err :501</text:p>
          </table:table-cell>
          <table:table-cell table:style-name="ce9" table:formula="of:=#REF!.[.M69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70]));RIGHT(LEFT(#REF!.[.A70];SEARCH(&quot;(&quot;;#REF!.[.A70])-1);LEN(LEFT(#REF!.[.A70];SEARCH(&quot;(&quot;;#REF!.[.A70])-1))-SEARCH(&quot; &quot;;LEFT(#REF!.[.A70];SEARCH(&quot;(&quot;;#REF!.[.A70])-1)));&quot;&quot;)" office:value-type="string" office:string-value="" calcext:value-type="error">
            <text:p>Err :501</text:p>
          </table:table-cell>
          <table:table-cell table:style-name="ce9" table:formula="of:=IF(NOT(ISBLANK(#REF!.[.B70]));RIGHT(LEFT(#REF!.[.B70];SEARCH(&quot;(&quot;;#REF!.[.B70])-1);LEN(LEFT(#REF!.[.B70];SEARCH(&quot;(&quot;;#REF!.[.B70])-1))-SEARCH(&quot; &quot;;LEFT(#REF!.[.B70];SEARCH(&quot;(&quot;;#REF!.[.B70])-1)));&quot;&quot;)" office:value-type="string" office:string-value="" calcext:value-type="error">
            <text:p>Err :501</text:p>
          </table:table-cell>
          <table:table-cell table:style-name="ce9" table:formula="of:=IF(NOT(ISBLANK(#REF!.[.C70]));RIGHT(LEFT(#REF!.[.C70];SEARCH(&quot;(&quot;;#REF!.[.C70])-1);LEN(LEFT(#REF!.[.C70];SEARCH(&quot;(&quot;;#REF!.[.C70])-1))-SEARCH(&quot; &quot;;LEFT(#REF!.[.C70];SEARCH(&quot;(&quot;;#REF!.[.C70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4" table:number-rows-spanned="1">
            <text:p>Format d export</text:p>
          </table:table-cell>
          <table:covered-table-cell table:number-columns-repeated="3" table:style-name="ce9"/>
          <table:table-cell table:style-name="ce9" table:formula="of:=IF(NOT(ISBLANK(#REF!.[.H70]));RIGHT(LEFT(#REF!.[.H70];SEARCH(&quot;(&quot;;#REF!.[.H70])-1);LEN(LEFT(#REF!.[.H70];SEARCH(&quot;(&quot;;#REF!.[.H70])-1))-SEARCH(&quot; &quot;;LEFT(#REF!.[.H70];SEARCH(&quot;(&quot;;#REF!.[.H70])-1)));&quot;&quot;)" office:value-type="string" office:string-value="" calcext:value-type="error">
            <text:p>Err :501</text:p>
          </table:table-cell>
          <table:table-cell table:style-name="ce9" table:formula="of:=IF(NOT(ISBLANK(#REF!.[.I70]));RIGHT(LEFT(#REF!.[.I70];SEARCH(&quot;(&quot;;#REF!.[.I70])-1);LEN(LEFT(#REF!.[.I70];SEARCH(&quot;(&quot;;#REF!.[.I70])-1))-SEARCH(&quot; &quot;;LEFT(#REF!.[.I70];SEARCH(&quot;(&quot;;#REF!.[.I70])-1)));&quot;&quot;)" office:value-type="string" office:string-value="" calcext:value-type="error">
            <text:p>Err :501</text:p>
          </table:table-cell>
          <table:table-cell table:style-name="ce9" table:formula="of:=IF(NOT(ISBLANK(#REF!.[.J70]));RIGHT(LEFT(#REF!.[.J70];SEARCH(&quot;(&quot;;#REF!.[.J70])-1);LEN(LEFT(#REF!.[.J70];SEARCH(&quot;(&quot;;#REF!.[.J70])-1))-SEARCH(&quot; &quot;;LEFT(#REF!.[.J70];SEARCH(&quot;(&quot;;#REF!.[.J70])-1)));&quot;&quot;)" office:value-type="string" office:string-value="" calcext:value-type="error">
            <text:p>Err :501</text:p>
          </table:table-cell>
          <table:table-cell table:style-name="ce9" table:formula="of:=IF(NOT(ISBLANK(#REF!.[.K70]));RIGHT(LEFT(#REF!.[.K70];SEARCH(&quot;(&quot;;#REF!.[.K70])-1);LEN(LEFT(#REF!.[.K70];SEARCH(&quot;(&quot;;#REF!.[.K70])-1))-SEARCH(&quot; &quot;;LEFT(#REF!.[.K70];SEARCH(&quot;(&quot;;#REF!.[.K70])-1)));&quot;&quot;)" office:value-type="string" office:string-value="" calcext:value-type="error">
            <text:p>Err :501</text:p>
          </table:table-cell>
          <table:table-cell table:style-name="ce9" table:formula="of:=IF(NOT(ISBLANK(#REF!.[.L70]));RIGHT(LEFT(#REF!.[.L70];SEARCH(&quot;(&quot;;#REF!.[.L70])-1);LEN(LEFT(#REF!.[.L70];SEARCH(&quot;(&quot;;#REF!.[.L70])-1))-SEARCH(&quot; &quot;;LEFT(#REF!.[.L70];SEARCH(&quot;(&quot;;#REF!.[.L70])-1)));&quot;&quot;)" office:value-type="string" office:string-value="" calcext:value-type="error">
            <text:p>Err :501</text:p>
          </table:table-cell>
          <table:table-cell table:style-name="ce9" table:formula="of:=#REF!.[.M70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71]));RIGHT(LEFT(#REF!.[.A71];SEARCH(&quot;(&quot;;#REF!.[.A71])-1);LEN(LEFT(#REF!.[.A71];SEARCH(&quot;(&quot;;#REF!.[.A71])-1))-SEARCH(&quot; &quot;;LEFT(#REF!.[.A71];SEARCH(&quot;(&quot;;#REF!.[.A71])-1)));&quot;&quot;)" office:value-type="string" office:string-value="" calcext:value-type="error">
            <text:p>Err :501</text:p>
          </table:table-cell>
          <table:table-cell table:style-name="ce9" table:formula="of:=IF(NOT(ISBLANK(#REF!.[.B71]));RIGHT(LEFT(#REF!.[.B71];SEARCH(&quot;(&quot;;#REF!.[.B71])-1);LEN(LEFT(#REF!.[.B71];SEARCH(&quot;(&quot;;#REF!.[.B71])-1))-SEARCH(&quot; &quot;;LEFT(#REF!.[.B71];SEARCH(&quot;(&quot;;#REF!.[.B71])-1)));&quot;&quot;)" office:value-type="string" office:string-value="" calcext:value-type="error">
            <text:p>Err :501</text:p>
          </table:table-cell>
          <table:table-cell table:style-name="ce9" table:formula="of:=IF(NOT(ISBLANK(#REF!.[.C71]));RIGHT(LEFT(#REF!.[.C71];SEARCH(&quot;(&quot;;#REF!.[.C71])-1);LEN(LEFT(#REF!.[.C71];SEARCH(&quot;(&quot;;#REF!.[.C71])-1))-SEARCH(&quot; &quot;;LEFT(#REF!.[.C71];SEARCH(&quot;(&quot;;#REF!.[.C71])-1)));&quot;&quot;)" office:value-type="string" office:string-value="" calcext:value-type="error">
            <text:p>Err :501</text:p>
          </table:table-cell>
          <table:table-cell table:style-name="ce9" table:formula="of:=IF(NOT(ISBLANK(#REF!.[.D71]));RIGHT(LEFT(#REF!.[.D71];SEARCH(&quot;(&quot;;#REF!.[.D71])-1);LEN(LEFT(#REF!.[.D71];SEARCH(&quot;(&quot;;#REF!.[.D71])-1))-SEARCH(&quot; &quot;;LEFT(#REF!.[.D71];SEARCH(&quot;(&quot;;#REF!.[.D71])-1)));&quot;&quot;)" office:value-type="string" office:string-value="" calcext:value-type="error">
            <text:p>Err :501</text:p>
          </table:table-cell>
          <table:table-cell table:style-name="ce9" table:formula="of:=IF(NOT(ISBLANK(#REF!.e71));RIGHT(LEFT(#REF!.e71;SEARCH(&quot;(&quot;;#REF!.e71)-1);LEN(LEFT(#REF!.e71;SEARCH(&quot;(&quot;;#REF!.e71)-1))-SEARCH(&quot; &quot;;LEFT(#REF!.e71;SEARCH(&quot;(&quot;;#REF!.e71)-1)));&quot;&quot;)" office:value-type="string" office:string-value="" calcext:value-type="error">
            <text:p>Err :508</text:p>
          </table:table-cell>
          <table:table-cell table:style-name="ce9" table:formula="of:=IF(NOT(ISBLANK(#REF!.[.F71]));RIGHT(LEFT(#REF!.[.F71];SEARCH(&quot;(&quot;;#REF!.[.F71])-1);LEN(LEFT(#REF!.[.F71];SEARCH(&quot;(&quot;;#REF!.[.F71])-1))-SEARCH(&quot; &quot;;LEFT(#REF!.[.F71];SEARCH(&quot;(&quot;;#REF!.[.F71])-1)));&quot;&quot;)" office:value-type="string" office:string-value="" calcext:value-type="error">
            <text:p>Err :501</text:p>
          </table:table-cell>
          <table:table-cell table:style-name="ce9" table:formula="of:=IF(NOT(ISBLANK(#REF!.[.G71]));RIGHT(LEFT(#REF!.[.G71];SEARCH(&quot;(&quot;;#REF!.[.G71])-1);LEN(LEFT(#REF!.[.G71];SEARCH(&quot;(&quot;;#REF!.[.G71])-1))-SEARCH(&quot; &quot;;LEFT(#REF!.[.G71];SEARCH(&quot;(&quot;;#REF!.[.G71])-1)));&quot;&quot;)" office:value-type="string" office:string-value="" calcext:value-type="error">
            <text:p>Err :501</text:p>
          </table:table-cell>
          <table:table-cell table:style-name="ce9" table:formula="of:=IF(NOT(ISBLANK(#REF!.[.H71]));RIGHT(LEFT(#REF!.[.H71];SEARCH(&quot;(&quot;;#REF!.[.H71])-1);LEN(LEFT(#REF!.[.H71];SEARCH(&quot;(&quot;;#REF!.[.H71])-1))-SEARCH(&quot; &quot;;LEFT(#REF!.[.H71];SEARCH(&quot;(&quot;;#REF!.[.H71])-1)));&quot;&quot;)" office:value-type="string" office:string-value="" calcext:value-type="error">
            <text:p>Err :501</text:p>
          </table:table-cell>
          <table:table-cell table:style-name="ce9" table:formula="of:=IF(NOT(ISBLANK(#REF!.[.I71]));RIGHT(LEFT(#REF!.[.I71];SEARCH(&quot;(&quot;;#REF!.[.I71])-1);LEN(LEFT(#REF!.[.I71];SEARCH(&quot;(&quot;;#REF!.[.I71])-1))-SEARCH(&quot; &quot;;LEFT(#REF!.[.I71];SEARCH(&quot;(&quot;;#REF!.[.I71])-1)));&quot;&quot;)" office:value-type="string" office:string-value="" calcext:value-type="error">
            <text:p>Err :501</text:p>
          </table:table-cell>
          <table:table-cell table:style-name="ce9" table:formula="of:=IF(NOT(ISBLANK(#REF!.[.J71]));RIGHT(LEFT(#REF!.[.J71];SEARCH(&quot;(&quot;;#REF!.[.J71])-1);LEN(LEFT(#REF!.[.J71];SEARCH(&quot;(&quot;;#REF!.[.J71])-1))-SEARCH(&quot; &quot;;LEFT(#REF!.[.J71];SEARCH(&quot;(&quot;;#REF!.[.J71])-1)));&quot;&quot;)" office:value-type="string" office:string-value="" calcext:value-type="error">
            <text:p>Err :501</text:p>
          </table:table-cell>
          <table:table-cell table:style-name="ce9" table:formula="of:=IF(NOT(ISBLANK(#REF!.[.K71]));RIGHT(LEFT(#REF!.[.K71];SEARCH(&quot;(&quot;;#REF!.[.K71])-1);LEN(LEFT(#REF!.[.K71];SEARCH(&quot;(&quot;;#REF!.[.K71])-1))-SEARCH(&quot; &quot;;LEFT(#REF!.[.K71];SEARCH(&quot;(&quot;;#REF!.[.K71])-1)));&quot;&quot;)" office:value-type="string" office:string-value="" calcext:value-type="error">
            <text:p>Err :501</text:p>
          </table:table-cell>
          <table:table-cell table:style-name="ce9" table:formula="of:=IF(NOT(ISBLANK(#REF!.[.L71]));RIGHT(LEFT(#REF!.[.L71];SEARCH(&quot;(&quot;;#REF!.[.L71])-1);LEN(LEFT(#REF!.[.L71];SEARCH(&quot;(&quot;;#REF!.[.L71])-1))-SEARCH(&quot; &quot;;LEFT(#REF!.[.L71];SEARCH(&quot;(&quot;;#REF!.[.L71])-1)));&quot;&quot;)" office:value-type="string" office:string-value="" calcext:value-type="error">
            <text:p>Err :501</text:p>
          </table:table-cell>
          <table:table-cell table:style-name="ce9" table:formula="of:=#REF!.[.M71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72]));RIGHT(LEFT(#REF!.[.A72];SEARCH(&quot;(&quot;;#REF!.[.A72])-1);LEN(LEFT(#REF!.[.A72];SEARCH(&quot;(&quot;;#REF!.[.A72])-1))-SEARCH(&quot; &quot;;LEFT(#REF!.[.A72];SEARCH(&quot;(&quot;;#REF!.[.A72])-1)));&quot;&quot;)" office:value-type="string" office:string-value="" calcext:value-type="error">
            <text:p>Err :501</text:p>
          </table:table-cell>
          <table:table-cell table:style-name="ce9" table:formula="of:=IF(NOT(ISBLANK(#REF!.[.B72]));RIGHT(LEFT(#REF!.[.B72];SEARCH(&quot;(&quot;;#REF!.[.B72])-1);LEN(LEFT(#REF!.[.B72];SEARCH(&quot;(&quot;;#REF!.[.B72])-1))-SEARCH(&quot; &quot;;LEFT(#REF!.[.B72];SEARCH(&quot;(&quot;;#REF!.[.B72])-1)));&quot;&quot;)" office:value-type="string" office:string-value="" calcext:value-type="error">
            <text:p>Err :501</text:p>
          </table:table-cell>
          <table:table-cell table:style-name="ce9" table:formula="of:=IF(NOT(ISBLANK(#REF!.[.C72]));RIGHT(LEFT(#REF!.[.C72];SEARCH(&quot;(&quot;;#REF!.[.C72])-1);LEN(LEFT(#REF!.[.C72];SEARCH(&quot;(&quot;;#REF!.[.C72])-1))-SEARCH(&quot; &quot;;LEFT(#REF!.[.C72];SEARCH(&quot;(&quot;;#REF!.[.C72])-1)));&quot;&quot;)" office:value-type="string" office:string-value="" calcext:value-type="error">
            <text:p>Err :501</text:p>
          </table:table-cell>
          <table:table-cell table:style-name="ce9" table:formula="of:=IF(NOT(ISBLANK(#REF!.[.D72]));RIGHT(LEFT(#REF!.[.D72];SEARCH(&quot;(&quot;;#REF!.[.D72])-1);LEN(LEFT(#REF!.[.D72];SEARCH(&quot;(&quot;;#REF!.[.D72])-1))-SEARCH(&quot; &quot;;LEFT(#REF!.[.D72];SEARCH(&quot;(&quot;;#REF!.[.D72])-1)));&quot;&quot;)" office:value-type="string" office:string-value="" calcext:value-type="error">
            <text:p>Err :501</text:p>
          </table:table-cell>
          <table:table-cell table:style-name="ce9" table:formula="of:=IF(NOT(ISBLANK(#REF!.e72));RIGHT(LEFT(#REF!.e72;SEARCH(&quot;(&quot;;#REF!.e72)-1);LEN(LEFT(#REF!.e72;SEARCH(&quot;(&quot;;#REF!.e72)-1))-SEARCH(&quot; &quot;;LEFT(#REF!.e72;SEARCH(&quot;(&quot;;#REF!.e72)-1)));&quot;&quot;)" office:value-type="string" office:string-value="" calcext:value-type="error">
            <text:p>Err :508</text:p>
          </table:table-cell>
          <table:table-cell table:style-name="ce12" table:formula="of:=IF(NOT(ISBLANK(#REF!.[.F72]));RIGHT(LEFT(#REF!.[.F72];SEARCH(&quot;(&quot;;#REF!.[.F72])-1);LEN(LEFT(#REF!.[.F72];SEARCH(&quot;(&quot;;#REF!.[.F72])-1))-SEARCH(&quot; &quot;;LEFT(#REF!.[.F72];SEARCH(&quot;(&quot;;#REF!.[.F72])-1)));&quot;&quot;)" office:value-type="string" office:string-value="" calcext:value-type="error">
            <text:p>Err :501</text:p>
          </table:table-cell>
          <table:table-cell table:style-name="ce9" table:formula="of:=IF(NOT(ISBLANK(#REF!.[.G72]));RIGHT(LEFT(#REF!.[.G72];SEARCH(&quot;(&quot;;#REF!.[.G72])-1);LEN(LEFT(#REF!.[.G72];SEARCH(&quot;(&quot;;#REF!.[.G72])-1))-SEARCH(&quot; &quot;;LEFT(#REF!.[.G72];SEARCH(&quot;(&quot;;#REF!.[.G72])-1)));&quot;&quot;)" office:value-type="string" office:string-value="" calcext:value-type="error">
            <text:p>Err :501</text:p>
          </table:table-cell>
          <table:table-cell table:style-name="ce9" table:formula="of:=IF(NOT(ISBLANK(#REF!.[.H72]));RIGHT(LEFT(#REF!.[.H72];SEARCH(&quot;(&quot;;#REF!.[.H72])-1);LEN(LEFT(#REF!.[.H72];SEARCH(&quot;(&quot;;#REF!.[.H72])-1))-SEARCH(&quot; &quot;;LEFT(#REF!.[.H72];SEARCH(&quot;(&quot;;#REF!.[.H72])-1)));&quot;&quot;)" office:value-type="string" office:string-value="" calcext:value-type="error">
            <text:p>Err :501</text:p>
          </table:table-cell>
          <table:table-cell table:style-name="ce9" table:formula="of:=IF(NOT(ISBLANK(#REF!.[.I72]));RIGHT(LEFT(#REF!.[.I72];SEARCH(&quot;(&quot;;#REF!.[.I72])-1);LEN(LEFT(#REF!.[.I72];SEARCH(&quot;(&quot;;#REF!.[.I72])-1))-SEARCH(&quot; &quot;;LEFT(#REF!.[.I72];SEARCH(&quot;(&quot;;#REF!.[.I72])-1)));&quot;&quot;)" office:value-type="string" office:string-value="" calcext:value-type="error">
            <text:p>Err :501</text:p>
          </table:table-cell>
          <table:table-cell table:style-name="ce9" table:formula="of:=IF(NOT(ISBLANK(#REF!.[.J72]));RIGHT(LEFT(#REF!.[.J72];SEARCH(&quot;(&quot;;#REF!.[.J72])-1);LEN(LEFT(#REF!.[.J72];SEARCH(&quot;(&quot;;#REF!.[.J72])-1))-SEARCH(&quot; &quot;;LEFT(#REF!.[.J72];SEARCH(&quot;(&quot;;#REF!.[.J72])-1)));&quot;&quot;)" office:value-type="string" office:string-value="" calcext:value-type="error">
            <text:p>Err :501</text:p>
          </table:table-cell>
          <table:table-cell table:style-name="ce9" table:formula="of:=IF(NOT(ISBLANK(#REF!.[.K72]));RIGHT(LEFT(#REF!.[.K72];SEARCH(&quot;(&quot;;#REF!.[.K72])-1);LEN(LEFT(#REF!.[.K72];SEARCH(&quot;(&quot;;#REF!.[.K72])-1))-SEARCH(&quot; &quot;;LEFT(#REF!.[.K72];SEARCH(&quot;(&quot;;#REF!.[.K72])-1)));&quot;&quot;)" office:value-type="string" office:string-value="" calcext:value-type="error">
            <text:p>Err :501</text:p>
          </table:table-cell>
          <table:table-cell table:style-name="ce9" table:formula="of:=IF(NOT(ISBLANK(#REF!.[.L72]));RIGHT(LEFT(#REF!.[.L72];SEARCH(&quot;(&quot;;#REF!.[.L72])-1);LEN(LEFT(#REF!.[.L72];SEARCH(&quot;(&quot;;#REF!.[.L72])-1))-SEARCH(&quot; &quot;;LEFT(#REF!.[.L72];SEARCH(&quot;(&quot;;#REF!.[.L72])-1)));&quot;&quot;)" office:value-type="string" office:string-value="" calcext:value-type="error">
            <text:p>Err :501</text:p>
          </table:table-cell>
          <table:table-cell table:style-name="ce9" table:formula="of:=#REF!.[.M72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73]));RIGHT(LEFT(#REF!.[.A73];SEARCH(&quot;(&quot;;#REF!.[.A73])-1);LEN(LEFT(#REF!.[.A73];SEARCH(&quot;(&quot;;#REF!.[.A73])-1))-SEARCH(&quot; &quot;;LEFT(#REF!.[.A73];SEARCH(&quot;(&quot;;#REF!.[.A73])-1)));&quot;&quot;)" office:value-type="string" office:string-value="" calcext:value-type="error">
            <text:p>Err :501</text:p>
          </table:table-cell>
          <table:table-cell table:style-name="ce9" table:formula="of:=IF(NOT(ISBLANK(#REF!.[.B73]));RIGHT(LEFT(#REF!.[.B73];SEARCH(&quot;(&quot;;#REF!.[.B73])-1);LEN(LEFT(#REF!.[.B73];SEARCH(&quot;(&quot;;#REF!.[.B73])-1))-SEARCH(&quot; &quot;;LEFT(#REF!.[.B73];SEARCH(&quot;(&quot;;#REF!.[.B73])-1)));&quot;&quot;)" office:value-type="string" office:string-value="" calcext:value-type="error">
            <text:p>Err :501</text:p>
          </table:table-cell>
          <table:table-cell table:style-name="ce9" table:formula="of:=IF(NOT(ISBLANK(#REF!.[.C73]));RIGHT(LEFT(#REF!.[.C73];SEARCH(&quot;(&quot;;#REF!.[.C73])-1);LEN(LEFT(#REF!.[.C73];SEARCH(&quot;(&quot;;#REF!.[.C73])-1))-SEARCH(&quot; &quot;;LEFT(#REF!.[.C73];SEARCH(&quot;(&quot;;#REF!.[.C73])-1)));&quot;&quot;)" office:value-type="string" office:string-value="" calcext:value-type="error">
            <text:p>Err :501</text:p>
          </table:table-cell>
          <table:table-cell table:style-name="ce9" table:formula="of:=IF(NOT(ISBLANK(#REF!.[.D73]));RIGHT(LEFT(#REF!.[.D73];SEARCH(&quot;(&quot;;#REF!.[.D73])-1);LEN(LEFT(#REF!.[.D73];SEARCH(&quot;(&quot;;#REF!.[.D73])-1))-SEARCH(&quot; &quot;;LEFT(#REF!.[.D73];SEARCH(&quot;(&quot;;#REF!.[.D73])-1)));&quot;&quot;)" office:value-type="string" office:string-value="" calcext:value-type="error">
            <text:p>Err :501</text:p>
          </table:table-cell>
          <table:table-cell table:style-name="ce9" table:formula="of:=IF(NOT(ISBLANK(#REF!.e73));RIGHT(LEFT(#REF!.e73;SEARCH(&quot;(&quot;;#REF!.e73)-1);LEN(LEFT(#REF!.e73;SEARCH(&quot;(&quot;;#REF!.e73)-1))-SEARCH(&quot; &quot;;LEFT(#REF!.e73;SEARCH(&quot;(&quot;;#REF!.e73)-1)));&quot;&quot;)" office:value-type="string" office:string-value="" calcext:value-type="error">
            <text:p>Err :508</text:p>
          </table:table-cell>
          <table:table-cell table:style-name="ce9" table:formula="of:=IF(NOT(ISBLANK(#REF!.[.F73]));RIGHT(LEFT(#REF!.[.F73];SEARCH(&quot;(&quot;;#REF!.[.F73])-1);LEN(LEFT(#REF!.[.F73];SEARCH(&quot;(&quot;;#REF!.[.F73])-1))-SEARCH(&quot; &quot;;LEFT(#REF!.[.F73];SEARCH(&quot;(&quot;;#REF!.[.F73])-1)));&quot;&quot;)" office:value-type="string" office:string-value="" calcext:value-type="error">
            <text:p>Err :501</text:p>
          </table:table-cell>
          <table:table-cell table:style-name="ce9" table:formula="of:=IF(NOT(ISBLANK(#REF!.[.G73]));RIGHT(LEFT(#REF!.[.G73];SEARCH(&quot;(&quot;;#REF!.[.G73])-1);LEN(LEFT(#REF!.[.G73];SEARCH(&quot;(&quot;;#REF!.[.G73])-1))-SEARCH(&quot; &quot;;LEFT(#REF!.[.G73];SEARCH(&quot;(&quot;;#REF!.[.G73])-1)));&quot;&quot;)" office:value-type="string" office:string-value="" calcext:value-type="error">
            <text:p>Err :501</text:p>
          </table:table-cell>
          <table:table-cell table:style-name="ce9" table:formula="of:=IF(NOT(ISBLANK(#REF!.[.H73]));RIGHT(LEFT(#REF!.[.H73];SEARCH(&quot;(&quot;;#REF!.[.H73])-1);LEN(LEFT(#REF!.[.H73];SEARCH(&quot;(&quot;;#REF!.[.H73])-1))-SEARCH(&quot; &quot;;LEFT(#REF!.[.H73];SEARCH(&quot;(&quot;;#REF!.[.H73])-1)));&quot;&quot;)" office:value-type="string" office:string-value="" calcext:value-type="error">
            <text:p>Err :501</text:p>
          </table:table-cell>
          <table:table-cell table:style-name="ce9" table:formula="of:=IF(NOT(ISBLANK(#REF!.[.I73]));RIGHT(LEFT(#REF!.[.I73];SEARCH(&quot;(&quot;;#REF!.[.I73])-1);LEN(LEFT(#REF!.[.I73];SEARCH(&quot;(&quot;;#REF!.[.I73])-1))-SEARCH(&quot; &quot;;LEFT(#REF!.[.I73];SEARCH(&quot;(&quot;;#REF!.[.I73])-1)));&quot;&quot;)" office:value-type="string" office:string-value="" calcext:value-type="error">
            <text:p>Err :501</text:p>
          </table:table-cell>
          <table:table-cell table:style-name="ce9" table:formula="of:=IF(NOT(ISBLANK(#REF!.[.J73]));RIGHT(LEFT(#REF!.[.J73];SEARCH(&quot;(&quot;;#REF!.[.J73])-1);LEN(LEFT(#REF!.[.J73];SEARCH(&quot;(&quot;;#REF!.[.J73])-1))-SEARCH(&quot; &quot;;LEFT(#REF!.[.J73];SEARCH(&quot;(&quot;;#REF!.[.J73])-1)));&quot;&quot;)" office:value-type="string" office:string-value="" calcext:value-type="error">
            <text:p>Err :501</text:p>
          </table:table-cell>
          <table:table-cell table:style-name="ce9" table:formula="of:=IF(NOT(ISBLANK(#REF!.[.K73]));RIGHT(LEFT(#REF!.[.K73];SEARCH(&quot;(&quot;;#REF!.[.K73])-1);LEN(LEFT(#REF!.[.K73];SEARCH(&quot;(&quot;;#REF!.[.K73])-1))-SEARCH(&quot; &quot;;LEFT(#REF!.[.K73];SEARCH(&quot;(&quot;;#REF!.[.K73])-1)));&quot;&quot;)" office:value-type="string" office:string-value="" calcext:value-type="error">
            <text:p>Err :501</text:p>
          </table:table-cell>
          <table:table-cell table:style-name="ce9" table:formula="of:=IF(NOT(ISBLANK(#REF!.[.L73]));RIGHT(LEFT(#REF!.[.L73];SEARCH(&quot;(&quot;;#REF!.[.L73])-1);LEN(LEFT(#REF!.[.L73];SEARCH(&quot;(&quot;;#REF!.[.L73])-1))-SEARCH(&quot; &quot;;LEFT(#REF!.[.L73];SEARCH(&quot;(&quot;;#REF!.[.L73])-1)));&quot;&quot;)" office:value-type="string" office:string-value="" calcext:value-type="error">
            <text:p>Err :501</text:p>
          </table:table-cell>
          <table:table-cell table:style-name="ce9" table:formula="of:=#REF!.[.M73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74]));RIGHT(LEFT(#REF!.[.A74];SEARCH(&quot;(&quot;;#REF!.[.A74])-1);LEN(LEFT(#REF!.[.A74];SEARCH(&quot;(&quot;;#REF!.[.A74])-1))-SEARCH(&quot; &quot;;LEFT(#REF!.[.A74];SEARCH(&quot;(&quot;;#REF!.[.A74])-1)));&quot;&quot;)" office:value-type="string" office:string-value="" calcext:value-type="error">
            <text:p>Err :501</text:p>
          </table:table-cell>
          <table:table-cell table:style-name="ce9" table:formula="of:=IF(NOT(ISBLANK(#REF!.[.B74]));RIGHT(LEFT(#REF!.[.B74];SEARCH(&quot;(&quot;;#REF!.[.B74])-1);LEN(LEFT(#REF!.[.B74];SEARCH(&quot;(&quot;;#REF!.[.B74])-1))-SEARCH(&quot; &quot;;LEFT(#REF!.[.B74];SEARCH(&quot;(&quot;;#REF!.[.B74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3" table:number-rows-spanned="1">
            <text:p>Support</text:p>
          </table:table-cell>
          <table:covered-table-cell table:number-columns-repeated="2" table:style-name="ce9"/>
          <table:table-cell table:style-name="ce9" table:formula="of:=IF(NOT(ISBLANK(#REF!.[.F74]));RIGHT(LEFT(#REF!.[.F74];SEARCH(&quot;(&quot;;#REF!.[.F74])-1);LEN(LEFT(#REF!.[.F74];SEARCH(&quot;(&quot;;#REF!.[.F74])-1))-SEARCH(&quot; &quot;;LEFT(#REF!.[.F74];SEARCH(&quot;(&quot;;#REF!.[.F74])-1)));&quot;&quot;)" office:value-type="string" office:string-value="" calcext:value-type="error">
            <text:p>Err :501</text:p>
          </table:table-cell>
          <table:table-cell table:style-name="ce9" table:formula="of:=IF(NOT(ISBLANK(#REF!.[.G74]));RIGHT(LEFT(#REF!.[.G74];SEARCH(&quot;(&quot;;#REF!.[.G74])-1);LEN(LEFT(#REF!.[.G74];SEARCH(&quot;(&quot;;#REF!.[.G74])-1))-SEARCH(&quot; &quot;;LEFT(#REF!.[.G74];SEARCH(&quot;(&quot;;#REF!.[.G74])-1)));&quot;&quot;)" office:value-type="string" office:string-value="" calcext:value-type="error">
            <text:p>Err :501</text:p>
          </table:table-cell>
          <table:table-cell table:style-name="ce9" table:formula="of:=IF(NOT(ISBLANK(#REF!.[.H74]));RIGHT(LEFT(#REF!.[.H74];SEARCH(&quot;(&quot;;#REF!.[.H74])-1);LEN(LEFT(#REF!.[.H74];SEARCH(&quot;(&quot;;#REF!.[.H74])-1))-SEARCH(&quot; &quot;;LEFT(#REF!.[.H74];SEARCH(&quot;(&quot;;#REF!.[.H74])-1)));&quot;&quot;)" office:value-type="string" office:string-value="" calcext:value-type="error">
            <text:p>Err :501</text:p>
          </table:table-cell>
          <table:table-cell table:style-name="ce9" table:formula="of:=IF(NOT(ISBLANK(#REF!.[.I74]));RIGHT(LEFT(#REF!.[.I74];SEARCH(&quot;(&quot;;#REF!.[.I74])-1);LEN(LEFT(#REF!.[.I74];SEARCH(&quot;(&quot;;#REF!.[.I74])-1))-SEARCH(&quot; &quot;;LEFT(#REF!.[.I74];SEARCH(&quot;(&quot;;#REF!.[.I74])-1)));&quot;&quot;)" office:value-type="string" office:string-value="" calcext:value-type="error">
            <text:p>Err :501</text:p>
          </table:table-cell>
          <table:table-cell table:style-name="ce9" table:formula="of:=IF(NOT(ISBLANK(#REF!.[.J74]));RIGHT(LEFT(#REF!.[.J74];SEARCH(&quot;(&quot;;#REF!.[.J74])-1);LEN(LEFT(#REF!.[.J74];SEARCH(&quot;(&quot;;#REF!.[.J74])-1))-SEARCH(&quot; &quot;;LEFT(#REF!.[.J74];SEARCH(&quot;(&quot;;#REF!.[.J74])-1)));&quot;&quot;)" office:value-type="string" office:string-value="" calcext:value-type="error">
            <text:p>Err :501</text:p>
          </table:table-cell>
          <table:table-cell table:style-name="ce9" table:formula="of:=IF(NOT(ISBLANK(#REF!.[.K74]));RIGHT(LEFT(#REF!.[.K74];SEARCH(&quot;(&quot;;#REF!.[.K74])-1);LEN(LEFT(#REF!.[.K74];SEARCH(&quot;(&quot;;#REF!.[.K74])-1))-SEARCH(&quot; &quot;;LEFT(#REF!.[.K74];SEARCH(&quot;(&quot;;#REF!.[.K74])-1)));&quot;&quot;)" office:value-type="string" office:string-value="" calcext:value-type="error">
            <text:p>Err :501</text:p>
          </table:table-cell>
          <table:table-cell table:style-name="ce9" table:formula="of:=IF(NOT(ISBLANK(#REF!.[.L74]));RIGHT(LEFT(#REF!.[.L74];SEARCH(&quot;(&quot;;#REF!.[.L74])-1);LEN(LEFT(#REF!.[.L74];SEARCH(&quot;(&quot;;#REF!.[.L74])-1))-SEARCH(&quot; &quot;;LEFT(#REF!.[.L74];SEARCH(&quot;(&quot;;#REF!.[.L74])-1)));&quot;&quot;)" office:value-type="string" office:string-value="" calcext:value-type="error">
            <text:p>Err :501</text:p>
          </table:table-cell>
          <table:table-cell table:style-name="ce9" table:formula="of:=#REF!.[.M74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75]));RIGHT(LEFT(#REF!.[.A75];SEARCH(&quot;(&quot;;#REF!.[.A75])-1);LEN(LEFT(#REF!.[.A75];SEARCH(&quot;(&quot;;#REF!.[.A75])-1))-SEARCH(&quot; &quot;;LEFT(#REF!.[.A75];SEARCH(&quot;(&quot;;#REF!.[.A75])-1)));&quot;&quot;)" office:value-type="string" office:string-value="" calcext:value-type="error">
            <text:p>Err :501</text:p>
          </table:table-cell>
          <table:table-cell table:style-name="ce9" table:formula="of:=IF(NOT(ISBLANK(#REF!.[.B75]));RIGHT(LEFT(#REF!.[.B75];SEARCH(&quot;(&quot;;#REF!.[.B75])-1);LEN(LEFT(#REF!.[.B75];SEARCH(&quot;(&quot;;#REF!.[.B75])-1))-SEARCH(&quot; &quot;;LEFT(#REF!.[.B75];SEARCH(&quot;(&quot;;#REF!.[.B75])-1)));&quot;&quot;)" office:value-type="string" office:string-value="" calcext:value-type="error">
            <text:p>Err :501</text:p>
          </table:table-cell>
          <table:table-cell table:style-name="ce9" table:formula="of:=IF(NOT(ISBLANK(#REF!.[.C75]));RIGHT(LEFT(#REF!.[.C75];SEARCH(&quot;(&quot;;#REF!.[.C75])-1);LEN(LEFT(#REF!.[.C75];SEARCH(&quot;(&quot;;#REF!.[.C75])-1))-SEARCH(&quot; &quot;;LEFT(#REF!.[.C75];SEARCH(&quot;(&quot;;#REF!.[.C75])-1)));&quot;&quot;)" office:value-type="string" office:string-value="" calcext:value-type="error">
            <text:p>Err :501</text:p>
          </table:table-cell>
          <table:table-cell table:style-name="ce9" table:formula="of:=IF(NOT(ISBLANK(#REF!.[.D75]));RIGHT(LEFT(#REF!.[.D75];SEARCH(&quot;(&quot;;#REF!.[.D75])-1);LEN(LEFT(#REF!.[.D75];SEARCH(&quot;(&quot;;#REF!.[.D75])-1))-SEARCH(&quot; &quot;;LEFT(#REF!.[.D75];SEARCH(&quot;(&quot;;#REF!.[.D75])-1)));&quot;&quot;)" office:value-type="string" office:string-value="" calcext:value-type="error">
            <text:p>Err :501</text:p>
          </table:table-cell>
          <table:table-cell table:style-name="ce9" table:formula="of:=IF(NOT(ISBLANK(#REF!.e75));RIGHT(LEFT(#REF!.e75;SEARCH(&quot;(&quot;;#REF!.e75)-1);LEN(LEFT(#REF!.e75;SEARCH(&quot;(&quot;;#REF!.e75)-1))-SEARCH(&quot; &quot;;LEFT(#REF!.e75;SEARCH(&quot;(&quot;;#REF!.e75)-1)));&quot;&quot;)" office:value-type="string" office:string-value="" calcext:value-type="error">
            <text:p>Err :508</text:p>
          </table:table-cell>
          <table:table-cell table:style-name="ce9" table:formula="of:=IF(NOT(ISBLANK(#REF!.[.F75]));RIGHT(LEFT(#REF!.[.F75];SEARCH(&quot;(&quot;;#REF!.[.F75])-1);LEN(LEFT(#REF!.[.F75];SEARCH(&quot;(&quot;;#REF!.[.F75])-1))-SEARCH(&quot; &quot;;LEFT(#REF!.[.F75];SEARCH(&quot;(&quot;;#REF!.[.F75])-1)));&quot;&quot;)" office:value-type="string" office:string-value="" calcext:value-type="error">
            <text:p>Err :501</text:p>
          </table:table-cell>
          <table:table-cell table:style-name="ce9" table:formula="of:=IF(NOT(ISBLANK(#REF!.[.G75]));RIGHT(LEFT(#REF!.[.G75];SEARCH(&quot;(&quot;;#REF!.[.G75])-1);LEN(LEFT(#REF!.[.G75];SEARCH(&quot;(&quot;;#REF!.[.G75])-1))-SEARCH(&quot; &quot;;LEFT(#REF!.[.G75];SEARCH(&quot;(&quot;;#REF!.[.G75])-1)));&quot;&quot;)" office:value-type="string" office:string-value="" calcext:value-type="error">
            <text:p>Err :501</text:p>
          </table:table-cell>
          <table:table-cell table:style-name="ce9" table:formula="of:=IF(NOT(ISBLANK(#REF!.[.H75]));RIGHT(LEFT(#REF!.[.H75];SEARCH(&quot;(&quot;;#REF!.[.H75])-1);LEN(LEFT(#REF!.[.H75];SEARCH(&quot;(&quot;;#REF!.[.H75])-1))-SEARCH(&quot; &quot;;LEFT(#REF!.[.H75];SEARCH(&quot;(&quot;;#REF!.[.H75])-1)));&quot;&quot;)" office:value-type="string" office:string-value="" calcext:value-type="error">
            <text:p>Err :501</text:p>
          </table:table-cell>
          <table:table-cell table:style-name="ce9" table:formula="of:=IF(NOT(ISBLANK(#REF!.[.I75]));RIGHT(LEFT(#REF!.[.I75];SEARCH(&quot;(&quot;;#REF!.[.I75])-1);LEN(LEFT(#REF!.[.I75];SEARCH(&quot;(&quot;;#REF!.[.I75])-1))-SEARCH(&quot; &quot;;LEFT(#REF!.[.I75];SEARCH(&quot;(&quot;;#REF!.[.I75])-1)));&quot;&quot;)" office:value-type="string" office:string-value="" calcext:value-type="error">
            <text:p>Err :501</text:p>
          </table:table-cell>
          <table:table-cell table:style-name="ce9" table:formula="of:=IF(NOT(ISBLANK(#REF!.[.J75]));RIGHT(LEFT(#REF!.[.J75];SEARCH(&quot;(&quot;;#REF!.[.J75])-1);LEN(LEFT(#REF!.[.J75];SEARCH(&quot;(&quot;;#REF!.[.J75])-1))-SEARCH(&quot; &quot;;LEFT(#REF!.[.J75];SEARCH(&quot;(&quot;;#REF!.[.J75])-1)));&quot;&quot;)" office:value-type="string" office:string-value="" calcext:value-type="error">
            <text:p>Err :501</text:p>
          </table:table-cell>
          <table:table-cell table:style-name="ce9" table:formula="of:=IF(NOT(ISBLANK(#REF!.[.K75]));RIGHT(LEFT(#REF!.[.K75];SEARCH(&quot;(&quot;;#REF!.[.K75])-1);LEN(LEFT(#REF!.[.K75];SEARCH(&quot;(&quot;;#REF!.[.K75])-1))-SEARCH(&quot; &quot;;LEFT(#REF!.[.K75];SEARCH(&quot;(&quot;;#REF!.[.K75])-1)));&quot;&quot;)" office:value-type="string" office:string-value="" calcext:value-type="error">
            <text:p>Err :501</text:p>
          </table:table-cell>
          <table:table-cell table:style-name="ce9" table:formula="of:=IF(NOT(ISBLANK(#REF!.[.L75]));RIGHT(LEFT(#REF!.[.L75];SEARCH(&quot;(&quot;;#REF!.[.L75])-1);LEN(LEFT(#REF!.[.L75];SEARCH(&quot;(&quot;;#REF!.[.L75])-1))-SEARCH(&quot; &quot;;LEFT(#REF!.[.L75];SEARCH(&quot;(&quot;;#REF!.[.L75])-1)));&quot;&quot;)" office:value-type="string" office:string-value="" calcext:value-type="error">
            <text:p>Err :501</text:p>
          </table:table-cell>
          <table:table-cell table:style-name="ce9" table:formula="of:=#REF!.[.M75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76]));RIGHT(LEFT(#REF!.[.A76];SEARCH(&quot;(&quot;;#REF!.[.A76])-1);LEN(LEFT(#REF!.[.A76];SEARCH(&quot;(&quot;;#REF!.[.A76])-1))-SEARCH(&quot; &quot;;LEFT(#REF!.[.A76];SEARCH(&quot;(&quot;;#REF!.[.A76])-1)));&quot;&quot;)" office:value-type="string" office:string-value="" calcext:value-type="error">
            <text:p>Err :501</text:p>
          </table:table-cell>
          <table:table-cell table:style-name="ce9" table:formula="of:=IF(NOT(ISBLANK(#REF!.[.B76]));RIGHT(LEFT(#REF!.[.B76];SEARCH(&quot;(&quot;;#REF!.[.B76])-1);LEN(LEFT(#REF!.[.B76];SEARCH(&quot;(&quot;;#REF!.[.B76])-1))-SEARCH(&quot; &quot;;LEFT(#REF!.[.B76];SEARCH(&quot;(&quot;;#REF!.[.B76])-1)));&quot;&quot;)" office:value-type="string" office:string-value="" calcext:value-type="error">
            <text:p>Err :501</text:p>
          </table:table-cell>
          <table:table-cell table:style-name="ce9" table:formula="of:=IF(NOT(ISBLANK(#REF!.[.C76]));RIGHT(LEFT(#REF!.[.C76];SEARCH(&quot;(&quot;;#REF!.[.C76])-1);LEN(LEFT(#REF!.[.C76];SEARCH(&quot;(&quot;;#REF!.[.C76])-1))-SEARCH(&quot; &quot;;LEFT(#REF!.[.C76];SEARCH(&quot;(&quot;;#REF!.[.C76])-1)));&quot;&quot;)" office:value-type="string" office:string-value="" calcext:value-type="error">
            <text:p>Err :501</text:p>
          </table:table-cell>
          <table:table-cell table:style-name="ce9" table:formula="of:=IF(NOT(ISBLANK(#REF!.[.D76]));RIGHT(LEFT(#REF!.[.D76];SEARCH(&quot;(&quot;;#REF!.[.D76])-1);LEN(LEFT(#REF!.[.D76];SEARCH(&quot;(&quot;;#REF!.[.D76])-1))-SEARCH(&quot; &quot;;LEFT(#REF!.[.D76];SEARCH(&quot;(&quot;;#REF!.[.D76])-1)));&quot;&quot;)" office:value-type="string" office:string-value="" calcext:value-type="error">
            <text:p>Err :501</text:p>
          </table:table-cell>
          <table:table-cell table:style-name="ce9" table:formula="of:=IF(NOT(ISBLANK(#REF!.e76));RIGHT(LEFT(#REF!.e76;SEARCH(&quot;(&quot;;#REF!.e76)-1);LEN(LEFT(#REF!.e76;SEARCH(&quot;(&quot;;#REF!.e76)-1))-SEARCH(&quot; &quot;;LEFT(#REF!.e76;SEARCH(&quot;(&quot;;#REF!.e76)-1)));&quot;&quot;)" office:value-type="string" office:string-value="" calcext:value-type="error">
            <text:p>Err :508</text:p>
          </table:table-cell>
          <table:table-cell table:style-name="ce9" table:formula="of:=IF(NOT(ISBLANK(#REF!.[.F76]));RIGHT(LEFT(#REF!.[.F76];SEARCH(&quot;(&quot;;#REF!.[.F76])-1);LEN(LEFT(#REF!.[.F76];SEARCH(&quot;(&quot;;#REF!.[.F76])-1))-SEARCH(&quot; &quot;;LEFT(#REF!.[.F76];SEARCH(&quot;(&quot;;#REF!.[.F76])-1)));&quot;&quot;)" office:value-type="string" office:string-value="" calcext:value-type="error">
            <text:p>Err :501</text:p>
          </table:table-cell>
          <table:table-cell table:style-name="ce9" table:formula="of:=IF(NOT(ISBLANK(#REF!.[.G76]));RIGHT(LEFT(#REF!.[.G76];SEARCH(&quot;(&quot;;#REF!.[.G76])-1);LEN(LEFT(#REF!.[.G76];SEARCH(&quot;(&quot;;#REF!.[.G76])-1))-SEARCH(&quot; &quot;;LEFT(#REF!.[.G76];SEARCH(&quot;(&quot;;#REF!.[.G76])-1)));&quot;&quot;)" office:value-type="string" office:string-value="" calcext:value-type="error">
            <text:p>Err :501</text:p>
          </table:table-cell>
          <table:table-cell table:style-name="ce9" table:formula="of:=IF(NOT(ISBLANK(#REF!.[.H76]));RIGHT(LEFT(#REF!.[.H76];SEARCH(&quot;(&quot;;#REF!.[.H76])-1);LEN(LEFT(#REF!.[.H76];SEARCH(&quot;(&quot;;#REF!.[.H76])-1))-SEARCH(&quot; &quot;;LEFT(#REF!.[.H76];SEARCH(&quot;(&quot;;#REF!.[.H76])-1)));&quot;&quot;)" office:value-type="string" office:string-value="" calcext:value-type="error">
            <text:p>Err :501</text:p>
          </table:table-cell>
          <table:table-cell table:style-name="ce9" table:formula="of:=IF(NOT(ISBLANK(#REF!.[.I76]));RIGHT(LEFT(#REF!.[.I76];SEARCH(&quot;(&quot;;#REF!.[.I76])-1);LEN(LEFT(#REF!.[.I76];SEARCH(&quot;(&quot;;#REF!.[.I76])-1))-SEARCH(&quot; &quot;;LEFT(#REF!.[.I76];SEARCH(&quot;(&quot;;#REF!.[.I76])-1)));&quot;&quot;)" office:value-type="string" office:string-value="" calcext:value-type="error">
            <text:p>Err :501</text:p>
          </table:table-cell>
          <table:table-cell table:style-name="ce9" table:formula="of:=IF(NOT(ISBLANK(#REF!.[.J76]));RIGHT(LEFT(#REF!.[.J76];SEARCH(&quot;(&quot;;#REF!.[.J76])-1);LEN(LEFT(#REF!.[.J76];SEARCH(&quot;(&quot;;#REF!.[.J76])-1))-SEARCH(&quot; &quot;;LEFT(#REF!.[.J76];SEARCH(&quot;(&quot;;#REF!.[.J76])-1)));&quot;&quot;)" office:value-type="string" office:string-value="" calcext:value-type="error">
            <text:p>Err :501</text:p>
          </table:table-cell>
          <table:table-cell table:style-name="ce9" table:formula="of:=IF(NOT(ISBLANK(#REF!.[.K76]));RIGHT(LEFT(#REF!.[.K76];SEARCH(&quot;(&quot;;#REF!.[.K76])-1);LEN(LEFT(#REF!.[.K76];SEARCH(&quot;(&quot;;#REF!.[.K76])-1))-SEARCH(&quot; &quot;;LEFT(#REF!.[.K76];SEARCH(&quot;(&quot;;#REF!.[.K76])-1)));&quot;&quot;)" office:value-type="string" office:string-value="" calcext:value-type="error">
            <text:p>Err :501</text:p>
          </table:table-cell>
          <table:table-cell table:style-name="ce9" table:formula="of:=IF(NOT(ISBLANK(#REF!.[.L76]));RIGHT(LEFT(#REF!.[.L76];SEARCH(&quot;(&quot;;#REF!.[.L76])-1);LEN(LEFT(#REF!.[.L76];SEARCH(&quot;(&quot;;#REF!.[.L76])-1))-SEARCH(&quot; &quot;;LEFT(#REF!.[.L76];SEARCH(&quot;(&quot;;#REF!.[.L76])-1)));&quot;&quot;)" office:value-type="string" office:string-value="" calcext:value-type="error">
            <text:p>Err :501</text:p>
          </table:table-cell>
          <table:table-cell table:style-name="ce9" table:formula="of:=#REF!.[.M76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77]));RIGHT(LEFT(#REF!.[.A77];SEARCH(&quot;(&quot;;#REF!.[.A77])-1);LEN(LEFT(#REF!.[.A77];SEARCH(&quot;(&quot;;#REF!.[.A77])-1))-SEARCH(&quot; &quot;;LEFT(#REF!.[.A77];SEARCH(&quot;(&quot;;#REF!.[.A77])-1)));&quot;&quot;)" office:value-type="string" office:string-value="" calcext:value-type="error">
            <text:p>Err :501</text:p>
          </table:table-cell>
          <table:table-cell table:style-name="ce9" table:formula="of:=IF(NOT(ISBLANK(#REF!.[.B77]));RIGHT(LEFT(#REF!.[.B77];SEARCH(&quot;(&quot;;#REF!.[.B77])-1);LEN(LEFT(#REF!.[.B77];SEARCH(&quot;(&quot;;#REF!.[.B77])-1))-SEARCH(&quot; &quot;;LEFT(#REF!.[.B77];SEARCH(&quot;(&quot;;#REF!.[.B77])-1)));&quot;&quot;)" office:value-type="string" office:string-value="" calcext:value-type="error">
            <text:p>Err :501</text:p>
          </table:table-cell>
          <table:table-cell table:style-name="ce9" table:formula="of:=IF(NOT(ISBLANK(#REF!.[.C77]));RIGHT(LEFT(#REF!.[.C77];SEARCH(&quot;(&quot;;#REF!.[.C77])-1);LEN(LEFT(#REF!.[.C77];SEARCH(&quot;(&quot;;#REF!.[.C77])-1))-SEARCH(&quot; &quot;;LEFT(#REF!.[.C77];SEARCH(&quot;(&quot;;#REF!.[.C77])-1)));&quot;&quot;)" office:value-type="string" office:string-value="" calcext:value-type="error">
            <text:p>Err :501</text:p>
          </table:table-cell>
          <table:table-cell table:style-name="ce9" table:formula="of:=IF(NOT(ISBLANK(#REF!.[.D77]));RIGHT(LEFT(#REF!.[.D77];SEARCH(&quot;(&quot;;#REF!.[.D77])-1);LEN(LEFT(#REF!.[.D77];SEARCH(&quot;(&quot;;#REF!.[.D77])-1))-SEARCH(&quot; &quot;;LEFT(#REF!.[.D77];SEARCH(&quot;(&quot;;#REF!.[.D77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4" table:number-rows-spanned="1">
            <text:p>Informatique</text:p>
          </table:table-cell>
          <table:covered-table-cell table:number-columns-repeated="3" table:style-name="ce9"/>
          <table:table-cell table:style-name="ce9" table:formula="of:=IF(NOT(ISBLANK(#REF!.[.I77]));RIGHT(LEFT(#REF!.[.I77];SEARCH(&quot;(&quot;;#REF!.[.I77])-1);LEN(LEFT(#REF!.[.I77];SEARCH(&quot;(&quot;;#REF!.[.I77])-1))-SEARCH(&quot; &quot;;LEFT(#REF!.[.I77];SEARCH(&quot;(&quot;;#REF!.[.I77])-1)));&quot;&quot;)" office:value-type="string" office:string-value="" calcext:value-type="error">
            <text:p>Err :501</text:p>
          </table:table-cell>
          <table:table-cell table:style-name="ce9" table:formula="of:=IF(NOT(ISBLANK(#REF!.[.J77]));RIGHT(LEFT(#REF!.[.J77];SEARCH(&quot;(&quot;;#REF!.[.J77])-1);LEN(LEFT(#REF!.[.J77];SEARCH(&quot;(&quot;;#REF!.[.J77])-1))-SEARCH(&quot; &quot;;LEFT(#REF!.[.J77];SEARCH(&quot;(&quot;;#REF!.[.J77])-1)));&quot;&quot;)" office:value-type="string" office:string-value="" calcext:value-type="error">
            <text:p>Err :501</text:p>
          </table:table-cell>
          <table:table-cell table:style-name="ce9" table:formula="of:=IF(NOT(ISBLANK(#REF!.[.K77]));RIGHT(LEFT(#REF!.[.K77];SEARCH(&quot;(&quot;;#REF!.[.K77])-1);LEN(LEFT(#REF!.[.K77];SEARCH(&quot;(&quot;;#REF!.[.K77])-1))-SEARCH(&quot; &quot;;LEFT(#REF!.[.K77];SEARCH(&quot;(&quot;;#REF!.[.K77])-1)));&quot;&quot;)" office:value-type="string" office:string-value="" calcext:value-type="error">
            <text:p>Err :501</text:p>
          </table:table-cell>
          <table:table-cell table:style-name="ce9" table:formula="of:=IF(NOT(ISBLANK(#REF!.[.L77]));RIGHT(LEFT(#REF!.[.L77];SEARCH(&quot;(&quot;;#REF!.[.L77])-1);LEN(LEFT(#REF!.[.L77];SEARCH(&quot;(&quot;;#REF!.[.L77])-1))-SEARCH(&quot; &quot;;LEFT(#REF!.[.L77];SEARCH(&quot;(&quot;;#REF!.[.L77])-1)));&quot;&quot;)" office:value-type="string" office:string-value="" calcext:value-type="error">
            <text:p>Err :501</text:p>
          </table:table-cell>
          <table:table-cell table:style-name="ce9" table:formula="of:=#REF!.[.M77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78]));RIGHT(LEFT(#REF!.[.A78];SEARCH(&quot;(&quot;;#REF!.[.A78])-1);LEN(LEFT(#REF!.[.A78];SEARCH(&quot;(&quot;;#REF!.[.A78])-1))-SEARCH(&quot; &quot;;LEFT(#REF!.[.A78];SEARCH(&quot;(&quot;;#REF!.[.A78])-1)));&quot;&quot;)" office:value-type="string" office:string-value="" calcext:value-type="error">
            <text:p>Err :501</text:p>
          </table:table-cell>
          <table:table-cell table:style-name="ce9" table:formula="of:=IF(NOT(ISBLANK(#REF!.[.B78]));RIGHT(LEFT(#REF!.[.B78];SEARCH(&quot;(&quot;;#REF!.[.B78])-1);LEN(LEFT(#REF!.[.B78];SEARCH(&quot;(&quot;;#REF!.[.B78])-1))-SEARCH(&quot; &quot;;LEFT(#REF!.[.B78];SEARCH(&quot;(&quot;;#REF!.[.B78])-1)));&quot;&quot;)" office:value-type="string" office:string-value="" calcext:value-type="error">
            <text:p>Err :501</text:p>
          </table:table-cell>
          <table:table-cell table:style-name="ce9" table:formula="of:=IF(NOT(ISBLANK(#REF!.[.C78]));RIGHT(LEFT(#REF!.[.C78];SEARCH(&quot;(&quot;;#REF!.[.C78])-1);LEN(LEFT(#REF!.[.C78];SEARCH(&quot;(&quot;;#REF!.[.C78])-1))-SEARCH(&quot; &quot;;LEFT(#REF!.[.C78];SEARCH(&quot;(&quot;;#REF!.[.C78])-1)));&quot;&quot;)" office:value-type="string" office:string-value="" calcext:value-type="error">
            <text:p>Err :501</text:p>
          </table:table-cell>
          <table:table-cell table:style-name="ce9" table:formula="of:=IF(NOT(ISBLANK(#REF!.[.D78]));RIGHT(LEFT(#REF!.[.D78];SEARCH(&quot;(&quot;;#REF!.[.D78])-1);LEN(LEFT(#REF!.[.D78];SEARCH(&quot;(&quot;;#REF!.[.D78])-1))-SEARCH(&quot; &quot;;LEFT(#REF!.[.D78];SEARCH(&quot;(&quot;;#REF!.[.D78])-1)));&quot;&quot;)" office:value-type="string" office:string-value="" calcext:value-type="error">
            <text:p>Err :501</text:p>
          </table:table-cell>
          <table:table-cell table:style-name="ce9" table:formula="of:=IF(NOT(ISBLANK(#REF!.e78));RIGHT(LEFT(#REF!.e78;SEARCH(&quot;(&quot;;#REF!.e78)-1);LEN(LEFT(#REF!.e78;SEARCH(&quot;(&quot;;#REF!.e78)-1))-SEARCH(&quot; &quot;;LEFT(#REF!.e78;SEARCH(&quot;(&quot;;#REF!.e78)-1)));&quot;&quot;)" office:value-type="string" office:string-value="" calcext:value-type="error">
            <text:p>Err :508</text:p>
          </table:table-cell>
          <table:table-cell table:style-name="ce9" table:formula="of:=IF(NOT(ISBLANK(#REF!.[.F78]));RIGHT(LEFT(#REF!.[.F78];SEARCH(&quot;(&quot;;#REF!.[.F78])-1);LEN(LEFT(#REF!.[.F78];SEARCH(&quot;(&quot;;#REF!.[.F78])-1))-SEARCH(&quot; &quot;;LEFT(#REF!.[.F78];SEARCH(&quot;(&quot;;#REF!.[.F78])-1)));&quot;&quot;)" office:value-type="string" office:string-value="" calcext:value-type="error">
            <text:p>Err :501</text:p>
          </table:table-cell>
          <table:table-cell table:style-name="ce9" table:formula="of:=IF(NOT(ISBLANK(#REF!.[.G78]));RIGHT(LEFT(#REF!.[.G78];SEARCH(&quot;(&quot;;#REF!.[.G78])-1);LEN(LEFT(#REF!.[.G78];SEARCH(&quot;(&quot;;#REF!.[.G78])-1))-SEARCH(&quot; &quot;;LEFT(#REF!.[.G78];SEARCH(&quot;(&quot;;#REF!.[.G78])-1)));&quot;&quot;)" office:value-type="string" office:string-value="" calcext:value-type="error">
            <text:p>Err :501</text:p>
          </table:table-cell>
          <table:table-cell table:style-name="ce9" table:formula="of:=IF(NOT(ISBLANK(#REF!.[.H78]));RIGHT(LEFT(#REF!.[.H78];SEARCH(&quot;(&quot;;#REF!.[.H78])-1);LEN(LEFT(#REF!.[.H78];SEARCH(&quot;(&quot;;#REF!.[.H78])-1))-SEARCH(&quot; &quot;;LEFT(#REF!.[.H78];SEARCH(&quot;(&quot;;#REF!.[.H78])-1)));&quot;&quot;)" office:value-type="string" office:string-value="" calcext:value-type="error">
            <text:p>Err :501</text:p>
          </table:table-cell>
          <table:table-cell table:style-name="ce9" table:formula="of:=IF(NOT(ISBLANK(#REF!.[.I78]));RIGHT(LEFT(#REF!.[.I78];SEARCH(&quot;(&quot;;#REF!.[.I78])-1);LEN(LEFT(#REF!.[.I78];SEARCH(&quot;(&quot;;#REF!.[.I78])-1))-SEARCH(&quot; &quot;;LEFT(#REF!.[.I78];SEARCH(&quot;(&quot;;#REF!.[.I78])-1)));&quot;&quot;)" office:value-type="string" office:string-value="" calcext:value-type="error">
            <text:p>Err :501</text:p>
          </table:table-cell>
          <table:table-cell table:style-name="ce9" table:formula="of:=IF(NOT(ISBLANK(#REF!.[.J78]));RIGHT(LEFT(#REF!.[.J78];SEARCH(&quot;(&quot;;#REF!.[.J78])-1);LEN(LEFT(#REF!.[.J78];SEARCH(&quot;(&quot;;#REF!.[.J78])-1))-SEARCH(&quot; &quot;;LEFT(#REF!.[.J78];SEARCH(&quot;(&quot;;#REF!.[.J78])-1)));&quot;&quot;)" office:value-type="string" office:string-value="" calcext:value-type="error">
            <text:p>Err :501</text:p>
          </table:table-cell>
          <table:table-cell table:style-name="ce9" table:formula="of:=IF(NOT(ISBLANK(#REF!.[.K78]));RIGHT(LEFT(#REF!.[.K78];SEARCH(&quot;(&quot;;#REF!.[.K78])-1);LEN(LEFT(#REF!.[.K78];SEARCH(&quot;(&quot;;#REF!.[.K78])-1))-SEARCH(&quot; &quot;;LEFT(#REF!.[.K78];SEARCH(&quot;(&quot;;#REF!.[.K78])-1)));&quot;&quot;)" office:value-type="string" office:string-value="" calcext:value-type="error">
            <text:p>Err :501</text:p>
          </table:table-cell>
          <table:table-cell table:style-name="ce9" table:formula="of:=IF(NOT(ISBLANK(#REF!.[.L78]));RIGHT(LEFT(#REF!.[.L78];SEARCH(&quot;(&quot;;#REF!.[.L78])-1);LEN(LEFT(#REF!.[.L78];SEARCH(&quot;(&quot;;#REF!.[.L78])-1))-SEARCH(&quot; &quot;;LEFT(#REF!.[.L78];SEARCH(&quot;(&quot;;#REF!.[.L78])-1)));&quot;&quot;)" office:value-type="string" office:string-value="" calcext:value-type="error">
            <text:p>Err :501</text:p>
          </table:table-cell>
          <table:table-cell table:style-name="ce9" table:formula="of:=#REF!.[.M78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79]));RIGHT(LEFT(#REF!.[.A79];SEARCH(&quot;(&quot;;#REF!.[.A79])-1);LEN(LEFT(#REF!.[.A79];SEARCH(&quot;(&quot;;#REF!.[.A79])-1))-SEARCH(&quot; &quot;;LEFT(#REF!.[.A79];SEARCH(&quot;(&quot;;#REF!.[.A79])-1)));&quot;&quot;)" office:value-type="string" office:string-value="" calcext:value-type="error">
            <text:p>Err :501</text:p>
          </table:table-cell>
          <table:table-cell table:style-name="ce9" table:formula="of:=IF(NOT(ISBLANK(#REF!.[.B79]));RIGHT(LEFT(#REF!.[.B79];SEARCH(&quot;(&quot;;#REF!.[.B79])-1);LEN(LEFT(#REF!.[.B79];SEARCH(&quot;(&quot;;#REF!.[.B79])-1))-SEARCH(&quot; &quot;;LEFT(#REF!.[.B79];SEARCH(&quot;(&quot;;#REF!.[.B79])-1)));&quot;&quot;)" office:value-type="string" office:string-value="" calcext:value-type="error">
            <text:p>Err :501</text:p>
          </table:table-cell>
          <table:table-cell table:style-name="ce9" table:formula="of:=IF(NOT(ISBLANK(#REF!.[.C79]));RIGHT(LEFT(#REF!.[.C79];SEARCH(&quot;(&quot;;#REF!.[.C79])-1);LEN(LEFT(#REF!.[.C79];SEARCH(&quot;(&quot;;#REF!.[.C79])-1))-SEARCH(&quot; &quot;;LEFT(#REF!.[.C79];SEARCH(&quot;(&quot;;#REF!.[.C79])-1)));&quot;&quot;)" office:value-type="string" office:string-value="" calcext:value-type="error">
            <text:p>Err :501</text:p>
          </table:table-cell>
          <table:table-cell table:style-name="ce9" table:formula="of:=IF(NOT(ISBLANK(#REF!.[.D79]));RIGHT(LEFT(#REF!.[.D79];SEARCH(&quot;(&quot;;#REF!.[.D79])-1);LEN(LEFT(#REF!.[.D79];SEARCH(&quot;(&quot;;#REF!.[.D79])-1))-SEARCH(&quot; &quot;;LEFT(#REF!.[.D79];SEARCH(&quot;(&quot;;#REF!.[.D79])-1)));&quot;&quot;)" office:value-type="string" office:string-value="" calcext:value-type="error">
            <text:p>Err :501</text:p>
          </table:table-cell>
          <table:table-cell table:style-name="ce9" table:formula="of:=IF(NOT(ISBLANK(#REF!.e79));RIGHT(LEFT(#REF!.e79;SEARCH(&quot;(&quot;;#REF!.e79)-1);LEN(LEFT(#REF!.e79;SEARCH(&quot;(&quot;;#REF!.e79)-1))-SEARCH(&quot; &quot;;LEFT(#REF!.e79;SEARCH(&quot;(&quot;;#REF!.e79)-1)));&quot;&quot;)" office:value-type="string" office:string-value="" calcext:value-type="error">
            <text:p>Err :508</text:p>
          </table:table-cell>
          <table:table-cell table:style-name="ce9" table:formula="of:=IF(NOT(ISBLANK(#REF!.[.F79]));RIGHT(LEFT(#REF!.[.F79];SEARCH(&quot;(&quot;;#REF!.[.F79])-1);LEN(LEFT(#REF!.[.F79];SEARCH(&quot;(&quot;;#REF!.[.F79])-1))-SEARCH(&quot; &quot;;LEFT(#REF!.[.F79];SEARCH(&quot;(&quot;;#REF!.[.F79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4" table:number-rows-spanned="1">
            <text:p>Logiciel bureautique</text:p>
          </table:table-cell>
          <table:covered-table-cell table:number-columns-repeated="3" table:style-name="ce9"/>
          <table:table-cell table:style-name="ce9" table:formula="of:=IF(NOT(ISBLANK(#REF!.[.K79]));RIGHT(LEFT(#REF!.[.K79];SEARCH(&quot;(&quot;;#REF!.[.K79])-1);LEN(LEFT(#REF!.[.K79];SEARCH(&quot;(&quot;;#REF!.[.K79])-1))-SEARCH(&quot; &quot;;LEFT(#REF!.[.K79];SEARCH(&quot;(&quot;;#REF!.[.K79])-1)));&quot;&quot;)" office:value-type="string" office:string-value="" calcext:value-type="error">
            <text:p>Err :501</text:p>
          </table:table-cell>
          <table:table-cell table:style-name="ce9"/>
          <table:table-cell table:style-name="ce9" table:formula="of:=#REF!.[.M79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80]));RIGHT(LEFT(#REF!.[.A80];SEARCH(&quot;(&quot;;#REF!.[.A80])-1);LEN(LEFT(#REF!.[.A80];SEARCH(&quot;(&quot;;#REF!.[.A80])-1))-SEARCH(&quot; &quot;;LEFT(#REF!.[.A80];SEARCH(&quot;(&quot;;#REF!.[.A80])-1)));&quot;&quot;)" office:value-type="string" office:string-value="" calcext:value-type="error">
            <text:p>Err :501</text:p>
          </table:table-cell>
          <table:table-cell table:style-name="ce9" table:formula="of:=IF(NOT(ISBLANK(#REF!.[.B80]));RIGHT(LEFT(#REF!.[.B80];SEARCH(&quot;(&quot;;#REF!.[.B80])-1);LEN(LEFT(#REF!.[.B80];SEARCH(&quot;(&quot;;#REF!.[.B80])-1))-SEARCH(&quot; &quot;;LEFT(#REF!.[.B80];SEARCH(&quot;(&quot;;#REF!.[.B80])-1)));&quot;&quot;)" office:value-type="string" office:string-value="" calcext:value-type="error">
            <text:p>Err :501</text:p>
          </table:table-cell>
          <table:table-cell table:style-name="ce9" table:formula="of:=IF(NOT(ISBLANK(#REF!.[.C80]));RIGHT(LEFT(#REF!.[.C80];SEARCH(&quot;(&quot;;#REF!.[.C80])-1);LEN(LEFT(#REF!.[.C80];SEARCH(&quot;(&quot;;#REF!.[.C80])-1))-SEARCH(&quot; &quot;;LEFT(#REF!.[.C80];SEARCH(&quot;(&quot;;#REF!.[.C80])-1)));&quot;&quot;)" office:value-type="string" office:string-value="" calcext:value-type="error">
            <text:p>Err :501</text:p>
          </table:table-cell>
          <table:table-cell table:style-name="ce9" table:formula="of:=IF(NOT(ISBLANK(#REF!.[.D80]));RIGHT(LEFT(#REF!.[.D80];SEARCH(&quot;(&quot;;#REF!.[.D80])-1);LEN(LEFT(#REF!.[.D80];SEARCH(&quot;(&quot;;#REF!.[.D80])-1))-SEARCH(&quot; &quot;;LEFT(#REF!.[.D80];SEARCH(&quot;(&quot;;#REF!.[.D80])-1)));&quot;&quot;)" office:value-type="string" office:string-value="" calcext:value-type="error">
            <text:p>Err :501</text:p>
          </table:table-cell>
          <table:table-cell table:style-name="ce9" table:formula="of:=IF(NOT(ISBLANK(#REF!.e80));RIGHT(LEFT(#REF!.e80;SEARCH(&quot;(&quot;;#REF!.e80)-1);LEN(LEFT(#REF!.e80;SEARCH(&quot;(&quot;;#REF!.e80)-1))-SEARCH(&quot; &quot;;LEFT(#REF!.e80;SEARCH(&quot;(&quot;;#REF!.e80)-1)));&quot;&quot;)" office:value-type="string" office:string-value="" calcext:value-type="error">
            <text:p>Err :508</text:p>
          </table:table-cell>
          <table:table-cell table:style-name="ce9" table:formula="of:=IF(NOT(ISBLANK(#REF!.[.F80]));RIGHT(LEFT(#REF!.[.F80];SEARCH(&quot;(&quot;;#REF!.[.F80])-1);LEN(LEFT(#REF!.[.F80];SEARCH(&quot;(&quot;;#REF!.[.F80])-1))-SEARCH(&quot; &quot;;LEFT(#REF!.[.F80];SEARCH(&quot;(&quot;;#REF!.[.F80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4" table:number-rows-spanned="1">
            <text:p>Logiciel specifique</text:p>
          </table:table-cell>
          <table:covered-table-cell table:number-columns-repeated="3" table:style-name="ce9"/>
          <table:table-cell table:style-name="ce9" table:formula="of:=IF(NOT(ISBLANK(#REF!.[.K80]));RIGHT(LEFT(#REF!.[.K80];SEARCH(&quot;(&quot;;#REF!.[.K80])-1);LEN(LEFT(#REF!.[.K80];SEARCH(&quot;(&quot;;#REF!.[.K80])-1))-SEARCH(&quot; &quot;;LEFT(#REF!.[.K80];SEARCH(&quot;(&quot;;#REF!.[.K80])-1)));&quot;&quot;)" office:value-type="string" office:string-value="" calcext:value-type="error">
            <text:p>Err :501</text:p>
          </table:table-cell>
          <table:table-cell table:style-name="ce9"/>
          <table:table-cell table:style-name="ce9" table:formula="of:=#REF!.[.M80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81]));RIGHT(LEFT(#REF!.[.A81];SEARCH(&quot;(&quot;;#REF!.[.A81])-1);LEN(LEFT(#REF!.[.A81];SEARCH(&quot;(&quot;;#REF!.[.A81])-1))-SEARCH(&quot; &quot;;LEFT(#REF!.[.A81];SEARCH(&quot;(&quot;;#REF!.[.A81])-1)));&quot;&quot;)" office:value-type="string" office:string-value="" calcext:value-type="error">
            <text:p>Err :501</text:p>
          </table:table-cell>
          <table:table-cell table:style-name="ce9" table:formula="of:=IF(NOT(ISBLANK(#REF!.[.B81]));RIGHT(LEFT(#REF!.[.B81];SEARCH(&quot;(&quot;;#REF!.[.B81])-1);LEN(LEFT(#REF!.[.B81];SEARCH(&quot;(&quot;;#REF!.[.B81])-1))-SEARCH(&quot; &quot;;LEFT(#REF!.[.B81];SEARCH(&quot;(&quot;;#REF!.[.B81])-1)));&quot;&quot;)" office:value-type="string" office:string-value="" calcext:value-type="error">
            <text:p>Err :501</text:p>
          </table:table-cell>
          <table:table-cell table:style-name="ce9" table:formula="of:=IF(NOT(ISBLANK(#REF!.[.C81]));RIGHT(LEFT(#REF!.[.C81];SEARCH(&quot;(&quot;;#REF!.[.C81])-1);LEN(LEFT(#REF!.[.C81];SEARCH(&quot;(&quot;;#REF!.[.C81])-1))-SEARCH(&quot; &quot;;LEFT(#REF!.[.C81];SEARCH(&quot;(&quot;;#REF!.[.C81])-1)));&quot;&quot;)" office:value-type="string" office:string-value="" calcext:value-type="error">
            <text:p>Err :501</text:p>
          </table:table-cell>
          <table:table-cell table:style-name="ce9" table:formula="of:=IF(NOT(ISBLANK(#REF!.[.D81]));RIGHT(LEFT(#REF!.[.D81];SEARCH(&quot;(&quot;;#REF!.[.D81])-1);LEN(LEFT(#REF!.[.D81];SEARCH(&quot;(&quot;;#REF!.[.D81])-1))-SEARCH(&quot; &quot;;LEFT(#REF!.[.D81];SEARCH(&quot;(&quot;;#REF!.[.D81])-1)));&quot;&quot;)" office:value-type="string" office:string-value="" calcext:value-type="error">
            <text:p>Err :501</text:p>
          </table:table-cell>
          <table:table-cell table:style-name="ce9" table:formula="of:=IF(NOT(ISBLANK(#REF!.e81));RIGHT(LEFT(#REF!.e81;SEARCH(&quot;(&quot;;#REF!.e81)-1);LEN(LEFT(#REF!.e81;SEARCH(&quot;(&quot;;#REF!.e81)-1))-SEARCH(&quot; &quot;;LEFT(#REF!.e81;SEARCH(&quot;(&quot;;#REF!.e81)-1)));&quot;&quot;)" office:value-type="string" office:string-value="" calcext:value-type="error">
            <text:p>Err :508</text:p>
          </table:table-cell>
          <table:table-cell table:style-name="ce9" table:formula="of:=IF(NOT(ISBLANK(#REF!.[.F81]));RIGHT(LEFT(#REF!.[.F81];SEARCH(&quot;(&quot;;#REF!.[.F81])-1);LEN(LEFT(#REF!.[.F81];SEARCH(&quot;(&quot;;#REF!.[.F81])-1))-SEARCH(&quot; &quot;;LEFT(#REF!.[.F81];SEARCH(&quot;(&quot;;#REF!.[.F81])-1)));&quot;&quot;)" office:value-type="string" office:string-value="" calcext:value-type="error">
            <text:p>Err :501</text:p>
          </table:table-cell>
          <table:table-cell table:style-name="ce9" table:formula="of:=IF(NOT(ISBLANK(#REF!.[.G81]));RIGHT(LEFT(#REF!.[.G81];SEARCH(&quot;(&quot;;#REF!.[.G81])-1);LEN(LEFT(#REF!.[.G81];SEARCH(&quot;(&quot;;#REF!.[.G81])-1))-SEARCH(&quot; &quot;;LEFT(#REF!.[.G81];SEARCH(&quot;(&quot;;#REF!.[.G81])-1)));&quot;&quot;)" office:value-type="string" office:string-value="" calcext:value-type="error">
            <text:p>Err :501</text:p>
          </table:table-cell>
          <table:table-cell table:style-name="ce9" table:formula="of:=IF(NOT(ISBLANK(#REF!.[.H81]));RIGHT(LEFT(#REF!.[.H81];SEARCH(&quot;(&quot;;#REF!.[.H81])-1);LEN(LEFT(#REF!.[.H81];SEARCH(&quot;(&quot;;#REF!.[.H81])-1))-SEARCH(&quot; &quot;;LEFT(#REF!.[.H81];SEARCH(&quot;(&quot;;#REF!.[.H81])-1)));&quot;&quot;)" office:value-type="string" office:string-value="" calcext:value-type="error">
            <text:p>Err :501</text:p>
          </table:table-cell>
          <table:table-cell table:style-name="ce9" table:formula="of:=IF(NOT(ISBLANK(#REF!.[.I81]));RIGHT(LEFT(#REF!.[.I81];SEARCH(&quot;(&quot;;#REF!.[.I81])-1);LEN(LEFT(#REF!.[.I81];SEARCH(&quot;(&quot;;#REF!.[.I81])-1))-SEARCH(&quot; &quot;;LEFT(#REF!.[.I81];SEARCH(&quot;(&quot;;#REF!.[.I81])-1)));&quot;&quot;)" office:value-type="string" office:string-value="" calcext:value-type="error">
            <text:p>Err :501</text:p>
          </table:table-cell>
          <table:table-cell table:style-name="ce9" table:formula="of:=IF(NOT(ISBLANK(#REF!.[.J81]));RIGHT(LEFT(#REF!.[.J81];SEARCH(&quot;(&quot;;#REF!.[.J81])-1);LEN(LEFT(#REF!.[.J81];SEARCH(&quot;(&quot;;#REF!.[.J81])-1))-SEARCH(&quot; &quot;;LEFT(#REF!.[.J81];SEARCH(&quot;(&quot;;#REF!.[.J81])-1)));&quot;&quot;)" office:value-type="string" office:string-value="" calcext:value-type="error">
            <text:p>Err :501</text:p>
          </table:table-cell>
          <table:table-cell table:style-name="ce9" table:formula="of:=IF(NOT(ISBLANK(#REF!.[.K81]));RIGHT(LEFT(#REF!.[.K81];SEARCH(&quot;(&quot;;#REF!.[.K81])-1);LEN(LEFT(#REF!.[.K81];SEARCH(&quot;(&quot;;#REF!.[.K81])-1))-SEARCH(&quot; &quot;;LEFT(#REF!.[.K81];SEARCH(&quot;(&quot;;#REF!.[.K81])-1)));&quot;&quot;)" office:value-type="string" office:string-value="" calcext:value-type="error">
            <text:p>Err :501</text:p>
          </table:table-cell>
          <table:table-cell table:style-name="ce9"/>
          <table:table-cell table:style-name="ce9" table:formula="of:=#REF!.[.M81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82]));RIGHT(LEFT(#REF!.[.A82];SEARCH(&quot;(&quot;;#REF!.[.A82])-1);LEN(LEFT(#REF!.[.A82];SEARCH(&quot;(&quot;;#REF!.[.A82])-1))-SEARCH(&quot; &quot;;LEFT(#REF!.[.A82];SEARCH(&quot;(&quot;;#REF!.[.A82])-1)));&quot;&quot;)" office:value-type="string" office:string-value="" calcext:value-type="error">
            <text:p>Err :501</text:p>
          </table:table-cell>
          <table:table-cell table:style-name="ce9" table:formula="of:=IF(NOT(ISBLANK(#REF!.[.B82]));RIGHT(LEFT(#REF!.[.B82];SEARCH(&quot;(&quot;;#REF!.[.B82])-1);LEN(LEFT(#REF!.[.B82];SEARCH(&quot;(&quot;;#REF!.[.B82])-1))-SEARCH(&quot; &quot;;LEFT(#REF!.[.B82];SEARCH(&quot;(&quot;;#REF!.[.B82])-1)));&quot;&quot;)" office:value-type="string" office:string-value="" calcext:value-type="error">
            <text:p>Err :501</text:p>
          </table:table-cell>
          <table:table-cell table:style-name="ce9" table:formula="of:=IF(NOT(ISBLANK(#REF!.[.C82]));RIGHT(LEFT(#REF!.[.C82];SEARCH(&quot;(&quot;;#REF!.[.C82])-1);LEN(LEFT(#REF!.[.C82];SEARCH(&quot;(&quot;;#REF!.[.C82])-1))-SEARCH(&quot; &quot;;LEFT(#REF!.[.C82];SEARCH(&quot;(&quot;;#REF!.[.C82])-1)));&quot;&quot;)" office:value-type="string" office:string-value="" calcext:value-type="error">
            <text:p>Err :501</text:p>
          </table:table-cell>
          <table:table-cell table:style-name="ce9" table:formula="of:=IF(NOT(ISBLANK(#REF!.[.D82]));RIGHT(LEFT(#REF!.[.D82];SEARCH(&quot;(&quot;;#REF!.[.D82])-1);LEN(LEFT(#REF!.[.D82];SEARCH(&quot;(&quot;;#REF!.[.D82])-1))-SEARCH(&quot; &quot;;LEFT(#REF!.[.D82];SEARCH(&quot;(&quot;;#REF!.[.D82])-1)));&quot;&quot;)" office:value-type="string" office:string-value="" calcext:value-type="error">
            <text:p>Err :501</text:p>
          </table:table-cell>
          <table:table-cell table:style-name="ce9" table:formula="of:=IF(NOT(ISBLANK(#REF!.e82));RIGHT(LEFT(#REF!.e82;SEARCH(&quot;(&quot;;#REF!.e82)-1);LEN(LEFT(#REF!.e82;SEARCH(&quot;(&quot;;#REF!.e82)-1))-SEARCH(&quot; &quot;;LEFT(#REF!.e82;SEARCH(&quot;(&quot;;#REF!.e82)-1)));&quot;&quot;)" office:value-type="string" office:string-value="" calcext:value-type="error">
            <text:p>Err :508</text:p>
          </table:table-cell>
          <table:table-cell table:style-name="ce9" table:formula="of:=IF(NOT(ISBLANK(#REF!.[.F82]));RIGHT(LEFT(#REF!.[.F82];SEARCH(&quot;(&quot;;#REF!.[.F82])-1);LEN(LEFT(#REF!.[.F82];SEARCH(&quot;(&quot;;#REF!.[.F82])-1))-SEARCH(&quot; &quot;;LEFT(#REF!.[.F82];SEARCH(&quot;(&quot;;#REF!.[.F82])-1)));&quot;&quot;)" office:value-type="string" office:string-value="" calcext:value-type="error">
            <text:p>Err :501</text:p>
          </table:table-cell>
          <table:table-cell table:style-name="ce9" table:formula="of:=IF(NOT(ISBLANK(#REF!.[.G82]));RIGHT(LEFT(#REF!.[.G82];SEARCH(&quot;(&quot;;#REF!.[.G82])-1);LEN(LEFT(#REF!.[.G82];SEARCH(&quot;(&quot;;#REF!.[.G82])-1))-SEARCH(&quot; &quot;;LEFT(#REF!.[.G82];SEARCH(&quot;(&quot;;#REF!.[.G82])-1)));&quot;&quot;)" office:value-type="string" office:string-value="" calcext:value-type="error">
            <text:p>Err :501</text:p>
          </table:table-cell>
          <table:table-cell table:style-name="ce9" table:formula="of:=IF(NOT(ISBLANK(#REF!.[.H82]));RIGHT(LEFT(#REF!.[.H82];SEARCH(&quot;(&quot;;#REF!.[.H82])-1);LEN(LEFT(#REF!.[.H82];SEARCH(&quot;(&quot;;#REF!.[.H82])-1))-SEARCH(&quot; &quot;;LEFT(#REF!.[.H82];SEARCH(&quot;(&quot;;#REF!.[.H82])-1)));&quot;&quot;)" office:value-type="string" office:string-value="" calcext:value-type="error">
            <text:p>Err :501</text:p>
          </table:table-cell>
          <table:table-cell table:style-name="ce13" office:value-type="string" calcext:value-type="string" table:number-columns-spanned="2" table:number-rows-spanned="1">
            <text:p>Sans BDD</text:p>
          </table:table-cell>
          <table:covered-table-cell table:style-name="ce9"/>
          <table:table-cell table:style-name="ce9" table:formula="of:=IF(NOT(ISBLANK(#REF!.[.K82]));RIGHT(LEFT(#REF!.[.K82];SEARCH(&quot;(&quot;;#REF!.[.K82])-1);LEN(LEFT(#REF!.[.K82];SEARCH(&quot;(&quot;;#REF!.[.K82])-1))-SEARCH(&quot; &quot;;LEFT(#REF!.[.K82];SEARCH(&quot;(&quot;;#REF!.[.K82])-1)));&quot;&quot;)" office:value-type="string" office:string-value="" calcext:value-type="error">
            <text:p>Err :501</text:p>
          </table:table-cell>
          <table:table-cell table:style-name="ce9" table:formula="of:=IF(NOT(ISBLANK(#REF!.[.L82]));RIGHT(LEFT(#REF!.[.L82];SEARCH(&quot;(&quot;;#REF!.[.L82])-1);LEN(LEFT(#REF!.[.L82];SEARCH(&quot;(&quot;;#REF!.[.L82])-1))-SEARCH(&quot; &quot;;LEFT(#REF!.[.L82];SEARCH(&quot;(&quot;;#REF!.[.L82])-1)));&quot;&quot;)" office:value-type="string" office:string-value="" calcext:value-type="error">
            <text:p>Err :501</text:p>
          </table:table-cell>
          <table:table-cell table:style-name="ce9" table:formula="of:=#REF!.[.M82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style-name="ce9" table:formula="of:=IF(NOT(ISBLANK(#REF!.[.A83]));RIGHT(LEFT(#REF!.[.A83];SEARCH(&quot;(&quot;;#REF!.[.A83])-1);LEN(LEFT(#REF!.[.A83];SEARCH(&quot;(&quot;;#REF!.[.A83])-1))-SEARCH(&quot; &quot;;LEFT(#REF!.[.A83];SEARCH(&quot;(&quot;;#REF!.[.A83])-1)));&quot;&quot;)" office:value-type="string" office:string-value="" calcext:value-type="error">
            <text:p>Err :501</text:p>
          </table:table-cell>
          <table:table-cell table:style-name="ce9" table:formula="of:=IF(NOT(ISBLANK(#REF!.[.B83]));RIGHT(LEFT(#REF!.[.B83];SEARCH(&quot;(&quot;;#REF!.[.B83])-1);LEN(LEFT(#REF!.[.B83];SEARCH(&quot;(&quot;;#REF!.[.B83])-1))-SEARCH(&quot; &quot;;LEFT(#REF!.[.B83];SEARCH(&quot;(&quot;;#REF!.[.B83])-1)));&quot;&quot;)" office:value-type="string" office:string-value="" calcext:value-type="error">
            <text:p>Err :501</text:p>
          </table:table-cell>
          <table:table-cell table:style-name="ce9" table:formula="of:=IF(NOT(ISBLANK(#REF!.[.C83]));RIGHT(LEFT(#REF!.[.C83];SEARCH(&quot;(&quot;;#REF!.[.C83])-1);LEN(LEFT(#REF!.[.C83];SEARCH(&quot;(&quot;;#REF!.[.C83])-1))-SEARCH(&quot; &quot;;LEFT(#REF!.[.C83];SEARCH(&quot;(&quot;;#REF!.[.C83])-1)));&quot;&quot;)" office:value-type="string" office:string-value="" calcext:value-type="error">
            <text:p>Err :501</text:p>
          </table:table-cell>
          <table:table-cell table:style-name="ce9" table:formula="of:=IF(NOT(ISBLANK(#REF!.[.D83]));RIGHT(LEFT(#REF!.[.D83];SEARCH(&quot;(&quot;;#REF!.[.D83])-1);LEN(LEFT(#REF!.[.D83];SEARCH(&quot;(&quot;;#REF!.[.D83])-1))-SEARCH(&quot; &quot;;LEFT(#REF!.[.D83];SEARCH(&quot;(&quot;;#REF!.[.D83])-1)));&quot;&quot;)" office:value-type="string" office:string-value="" calcext:value-type="error">
            <text:p>Err :501</text:p>
          </table:table-cell>
          <table:table-cell table:style-name="ce9" table:formula="of:=IF(NOT(ISBLANK(#REF!.e83));RIGHT(LEFT(#REF!.e83;SEARCH(&quot;(&quot;;#REF!.e83)-1);LEN(LEFT(#REF!.e83;SEARCH(&quot;(&quot;;#REF!.e83)-1))-SEARCH(&quot; &quot;;LEFT(#REF!.e83;SEARCH(&quot;(&quot;;#REF!.e83)-1)));&quot;&quot;)" office:value-type="string" office:string-value="" calcext:value-type="error">
            <text:p>Err :508</text:p>
          </table:table-cell>
          <table:table-cell table:style-name="ce9" table:formula="of:=IF(NOT(ISBLANK(#REF!.[.F83]));RIGHT(LEFT(#REF!.[.F83];SEARCH(&quot;(&quot;;#REF!.[.F83])-1);LEN(LEFT(#REF!.[.F83];SEARCH(&quot;(&quot;;#REF!.[.F83])-1))-SEARCH(&quot; &quot;;LEFT(#REF!.[.F83];SEARCH(&quot;(&quot;;#REF!.[.F83])-1)));&quot;&quot;)" office:value-type="string" office:string-value="" calcext:value-type="error">
            <text:p>Err :501</text:p>
          </table:table-cell>
          <table:table-cell table:style-name="ce9" table:formula="of:=IF(NOT(ISBLANK(#REF!.[.G83]));RIGHT(LEFT(#REF!.[.G83];SEARCH(&quot;(&quot;;#REF!.[.G83])-1);LEN(LEFT(#REF!.[.G83];SEARCH(&quot;(&quot;;#REF!.[.G83])-1))-SEARCH(&quot; &quot;;LEFT(#REF!.[.G83];SEARCH(&quot;(&quot;;#REF!.[.G83])-1)));&quot;&quot;)" office:value-type="string" office:string-value="" calcext:value-type="error">
            <text:p>Err :501</text:p>
          </table:table-cell>
          <table:table-cell table:style-name="ce9" table:formula="of:=IF(NOT(ISBLANK(#REF!.[.H83]));RIGHT(LEFT(#REF!.[.H83];SEARCH(&quot;(&quot;;#REF!.[.H83])-1);LEN(LEFT(#REF!.[.H83];SEARCH(&quot;(&quot;;#REF!.[.H83])-1))-SEARCH(&quot; &quot;;LEFT(#REF!.[.H83];SEARCH(&quot;(&quot;;#REF!.[.H83])-1)));&quot;&quot;)" office:value-type="string" office:string-value="" calcext:value-type="error">
            <text:p>Err :501</text:p>
          </table:table-cell>
          <table:table-cell table:style-name="ce10" office:value-type="string" calcext:value-type="string" table:number-columns-spanned="2" table:number-rows-spanned="1">
            <text:p>Avec BDD</text:p>
          </table:table-cell>
          <table:covered-table-cell table:style-name="ce9"/>
          <table:table-cell table:style-name="ce9" table:formula="of:=IF(NOT(ISBLANK(#REF!.[.K83]));RIGHT(LEFT(#REF!.[.K83];SEARCH(&quot;(&quot;;#REF!.[.K83])-1);LEN(LEFT(#REF!.[.K83];SEARCH(&quot;(&quot;;#REF!.[.K83])-1))-SEARCH(&quot; &quot;;LEFT(#REF!.[.K83];SEARCH(&quot;(&quot;;#REF!.[.K83])-1)));&quot;&quot;)" office:value-type="string" office:string-value="" calcext:value-type="error">
            <text:p>Err :501</text:p>
          </table:table-cell>
          <table:table-cell table:style-name="ce9" table:formula="of:=IF(NOT(ISBLANK(#REF!.[.L83]));RIGHT(LEFT(#REF!.[.L83];SEARCH(&quot;(&quot;;#REF!.[.L83])-1);LEN(LEFT(#REF!.[.L83];SEARCH(&quot;(&quot;;#REF!.[.L83])-1))-SEARCH(&quot; &quot;;LEFT(#REF!.[.L83];SEARCH(&quot;(&quot;;#REF!.[.L83])-1)));&quot;&quot;)" office:value-type="string" office:string-value="" calcext:value-type="error">
            <text:p>Err :501</text:p>
          </table:table-cell>
          <table:table-cell table:style-name="ce9" table:formula="of:=#REF!.[.M83]" office:value-type="string" office:string-value="" calcext:value-type="error">
            <text:p>Err :501</text:p>
          </table:table-cell>
          <table:table-cell table:style-name="ce9" table:number-columns-repeated="1011"/>
        </table:table-row>
        <table:table-row table:style-name="ro1">
          <table:table-cell table:formula="of:=IF(NOT(ISBLANK(#REF!.[.A84]));RIGHT(LEFT(#REF!.[.A84];SEARCH(&quot;(&quot;;#REF!.[.A84])-1);LEN(LEFT(#REF!.[.A84];SEARCH(&quot;(&quot;;#REF!.[.A84])-1))-SEARCH(&quot; &quot;;LEFT(#REF!.[.A84];SEARCH(&quot;(&quot;;#REF!.[.A84])-1)));&quot;&quot;)" office:value-type="string" office:string-value="" calcext:value-type="error">
            <text:p>Err :501</text:p>
          </table:table-cell>
          <table:table-cell table:formula="of:=IF(NOT(ISBLANK(#REF!.[.B84]));RIGHT(LEFT(#REF!.[.B84];SEARCH(&quot;(&quot;;#REF!.[.B84])-1);LEN(LEFT(#REF!.[.B84];SEARCH(&quot;(&quot;;#REF!.[.B84])-1))-SEARCH(&quot; &quot;;LEFT(#REF!.[.B84];SEARCH(&quot;(&quot;;#REF!.[.B84])-1)));&quot;&quot;)" office:value-type="string" office:string-value="" calcext:value-type="error">
            <text:p>Err :501</text:p>
          </table:table-cell>
          <table:table-cell table:formula="of:=IF(NOT(ISBLANK(#REF!.[.C84]));RIGHT(LEFT(#REF!.[.C84];SEARCH(&quot;(&quot;;#REF!.[.C84])-1);LEN(LEFT(#REF!.[.C84];SEARCH(&quot;(&quot;;#REF!.[.C84])-1))-SEARCH(&quot; &quot;;LEFT(#REF!.[.C84];SEARCH(&quot;(&quot;;#REF!.[.C84])-1)));&quot;&quot;)" office:value-type="string" office:string-value="" calcext:value-type="error">
            <text:p>Err :501</text:p>
          </table:table-cell>
          <table:table-cell table:formula="of:=IF(NOT(ISBLANK(#REF!.[.D84]));RIGHT(LEFT(#REF!.[.D84];SEARCH(&quot;(&quot;;#REF!.[.D84])-1);LEN(LEFT(#REF!.[.D84];SEARCH(&quot;(&quot;;#REF!.[.D84])-1))-SEARCH(&quot; &quot;;LEFT(#REF!.[.D84];SEARCH(&quot;(&quot;;#REF!.[.D84])-1)));&quot;&quot;)" office:value-type="string" office:string-value="" calcext:value-type="error">
            <text:p>Err :501</text:p>
          </table:table-cell>
          <table:table-cell table:formula="of:=IF(NOT(ISBLANK(#REF!.e84));RIGHT(LEFT(#REF!.e84;SEARCH(&quot;(&quot;;#REF!.e84)-1);LEN(LEFT(#REF!.e84;SEARCH(&quot;(&quot;;#REF!.e84)-1))-SEARCH(&quot; &quot;;LEFT(#REF!.e84;SEARCH(&quot;(&quot;;#REF!.e84)-1)));&quot;&quot;)" office:value-type="string" office:string-value="" calcext:value-type="error">
            <text:p>Err :508</text:p>
          </table:table-cell>
          <table:table-cell table:formula="of:=IF(NOT(ISBLANK(#REF!.[.F84]));RIGHT(LEFT(#REF!.[.F84];SEARCH(&quot;(&quot;;#REF!.[.F84])-1);LEN(LEFT(#REF!.[.F84];SEARCH(&quot;(&quot;;#REF!.[.F84])-1))-SEARCH(&quot; &quot;;LEFT(#REF!.[.F84];SEARCH(&quot;(&quot;;#REF!.[.F84])-1)));&quot;&quot;)" office:value-type="string" office:string-value="" calcext:value-type="error">
            <text:p>Err :501</text:p>
          </table:table-cell>
          <table:table-cell table:formula="of:=IF(NOT(ISBLANK(#REF!.[.G84]));RIGHT(LEFT(#REF!.[.G84];SEARCH(&quot;(&quot;;#REF!.[.G84])-1);LEN(LEFT(#REF!.[.G84];SEARCH(&quot;(&quot;;#REF!.[.G84])-1))-SEARCH(&quot; &quot;;LEFT(#REF!.[.G84];SEARCH(&quot;(&quot;;#REF!.[.G84])-1)));&quot;&quot;)" office:value-type="string" office:string-value="" calcext:value-type="error">
            <text:p>Err :501</text:p>
          </table:table-cell>
          <table:table-cell table:formula="of:=IF(NOT(ISBLANK(#REF!.[.H84]));RIGHT(LEFT(#REF!.[.H84];SEARCH(&quot;(&quot;;#REF!.[.H84])-1);LEN(LEFT(#REF!.[.H84];SEARCH(&quot;(&quot;;#REF!.[.H84])-1))-SEARCH(&quot; &quot;;LEFT(#REF!.[.H84];SEARCH(&quot;(&quot;;#REF!.[.H84])-1)));&quot;&quot;)" office:value-type="string" office:string-value="" calcext:value-type="error">
            <text:p>Err :501</text:p>
          </table:table-cell>
          <table:table-cell table:formula="of:=IF(NOT(ISBLANK(#REF!.[.I84]));RIGHT(LEFT(#REF!.[.I84];SEARCH(&quot;(&quot;;#REF!.[.I84])-1);LEN(LEFT(#REF!.[.I84];SEARCH(&quot;(&quot;;#REF!.[.I84])-1))-SEARCH(&quot; &quot;;LEFT(#REF!.[.I84];SEARCH(&quot;(&quot;;#REF!.[.I84])-1)));&quot;&quot;)" office:value-type="string" office:string-value="" calcext:value-type="error">
            <text:p>Err :501</text:p>
          </table:table-cell>
          <table:table-cell table:formula="of:=IF(NOT(ISBLANK(#REF!.[.J84]));RIGHT(LEFT(#REF!.[.J84];SEARCH(&quot;(&quot;;#REF!.[.J84])-1);LEN(LEFT(#REF!.[.J84];SEARCH(&quot;(&quot;;#REF!.[.J84])-1))-SEARCH(&quot; &quot;;LEFT(#REF!.[.J84];SEARCH(&quot;(&quot;;#REF!.[.J84])-1)));&quot;&quot;)" office:value-type="string" office:string-value="" calcext:value-type="error">
            <text:p>Err :501</text:p>
          </table:table-cell>
          <table:table-cell table:formula="of:=IF(NOT(ISBLANK(#REF!.[.K84]));RIGHT(LEFT(#REF!.[.K84];SEARCH(&quot;(&quot;;#REF!.[.K84])-1);LEN(LEFT(#REF!.[.K84];SEARCH(&quot;(&quot;;#REF!.[.K84])-1))-SEARCH(&quot; &quot;;LEFT(#REF!.[.K84];SEARCH(&quot;(&quot;;#REF!.[.K84])-1)));&quot;&quot;)" office:value-type="string" office:string-value="" calcext:value-type="error">
            <text:p>Err :501</text:p>
          </table:table-cell>
          <table:table-cell table:formula="of:=IF(NOT(ISBLANK(#REF!.[.L84]));RIGHT(LEFT(#REF!.[.L84];SEARCH(&quot;(&quot;;#REF!.[.L84])-1);LEN(LEFT(#REF!.[.L84];SEARCH(&quot;(&quot;;#REF!.[.L84])-1))-SEARCH(&quot; &quot;;LEFT(#REF!.[.L84];SEARCH(&quot;(&quot;;#REF!.[.L84])-1)));&quot;&quot;)" office:value-type="string" office:string-value="" calcext:value-type="error">
            <text:p>Err :501</text:p>
          </table:table-cell>
          <table:table-cell table:number-columns-repeated="1012"/>
        </table:table-row>
        <table:table-row table:style-name="ro1">
          <table:table-cell table:formula="of:=IF(NOT(ISBLANK(#REF!.[.A85]));RIGHT(LEFT(#REF!.[.A85];SEARCH(&quot;(&quot;;#REF!.[.A85])-1);LEN(LEFT(#REF!.[.A85];SEARCH(&quot;(&quot;;#REF!.[.A85])-1))-SEARCH(&quot; &quot;;LEFT(#REF!.[.A85];SEARCH(&quot;(&quot;;#REF!.[.A85])-1)));&quot;&quot;)" office:value-type="string" office:string-value="" calcext:value-type="error">
            <text:p>Err :501</text:p>
          </table:table-cell>
          <table:table-cell table:formula="of:=IF(NOT(ISBLANK(#REF!.[.B85]));RIGHT(LEFT(#REF!.[.B85];SEARCH(&quot;(&quot;;#REF!.[.B85])-1);LEN(LEFT(#REF!.[.B85];SEARCH(&quot;(&quot;;#REF!.[.B85])-1))-SEARCH(&quot; &quot;;LEFT(#REF!.[.B85];SEARCH(&quot;(&quot;;#REF!.[.B85])-1)));&quot;&quot;)" office:value-type="string" office:string-value="" calcext:value-type="error">
            <text:p>Err :501</text:p>
          </table:table-cell>
          <table:table-cell table:formula="of:=IF(NOT(ISBLANK(#REF!.[.C85]));RIGHT(LEFT(#REF!.[.C85];SEARCH(&quot;(&quot;;#REF!.[.C85])-1);LEN(LEFT(#REF!.[.C85];SEARCH(&quot;(&quot;;#REF!.[.C85])-1))-SEARCH(&quot; &quot;;LEFT(#REF!.[.C85];SEARCH(&quot;(&quot;;#REF!.[.C85])-1)));&quot;&quot;)" office:value-type="string" office:string-value="" calcext:value-type="error">
            <text:p>Err :501</text:p>
          </table:table-cell>
          <table:table-cell table:formula="of:=IF(NOT(ISBLANK(#REF!.[.D85]));RIGHT(LEFT(#REF!.[.D85];SEARCH(&quot;(&quot;;#REF!.[.D85])-1);LEN(LEFT(#REF!.[.D85];SEARCH(&quot;(&quot;;#REF!.[.D85])-1))-SEARCH(&quot; &quot;;LEFT(#REF!.[.D85];SEARCH(&quot;(&quot;;#REF!.[.D85])-1)));&quot;&quot;)" office:value-type="string" office:string-value="" calcext:value-type="error">
            <text:p>Err :501</text:p>
          </table:table-cell>
          <table:table-cell table:formula="of:=IF(NOT(ISBLANK(#REF!.e85));RIGHT(LEFT(#REF!.e85;SEARCH(&quot;(&quot;;#REF!.e85)-1);LEN(LEFT(#REF!.e85;SEARCH(&quot;(&quot;;#REF!.e85)-1))-SEARCH(&quot; &quot;;LEFT(#REF!.e85;SEARCH(&quot;(&quot;;#REF!.e85)-1)));&quot;&quot;)" office:value-type="string" office:string-value="" calcext:value-type="error">
            <text:p>Err :508</text:p>
          </table:table-cell>
          <table:table-cell table:formula="of:=IF(NOT(ISBLANK(#REF!.[.F85]));RIGHT(LEFT(#REF!.[.F85];SEARCH(&quot;(&quot;;#REF!.[.F85])-1);LEN(LEFT(#REF!.[.F85];SEARCH(&quot;(&quot;;#REF!.[.F85])-1))-SEARCH(&quot; &quot;;LEFT(#REF!.[.F85];SEARCH(&quot;(&quot;;#REF!.[.F85])-1)));&quot;&quot;)" office:value-type="string" office:string-value="" calcext:value-type="error">
            <text:p>Err :501</text:p>
          </table:table-cell>
          <table:table-cell table:formula="of:=IF(NOT(ISBLANK(#REF!.[.G85]));RIGHT(LEFT(#REF!.[.G85];SEARCH(&quot;(&quot;;#REF!.[.G85])-1);LEN(LEFT(#REF!.[.G85];SEARCH(&quot;(&quot;;#REF!.[.G85])-1))-SEARCH(&quot; &quot;;LEFT(#REF!.[.G85];SEARCH(&quot;(&quot;;#REF!.[.G85])-1)));&quot;&quot;)" office:value-type="string" office:string-value="" calcext:value-type="error">
            <text:p>Err :501</text:p>
          </table:table-cell>
          <table:table-cell table:formula="of:=IF(NOT(ISBLANK(#REF!.[.H85]));RIGHT(LEFT(#REF!.[.H85];SEARCH(&quot;(&quot;;#REF!.[.H85])-1);LEN(LEFT(#REF!.[.H85];SEARCH(&quot;(&quot;;#REF!.[.H85])-1))-SEARCH(&quot; &quot;;LEFT(#REF!.[.H85];SEARCH(&quot;(&quot;;#REF!.[.H85])-1)));&quot;&quot;)" office:value-type="string" office:string-value="" calcext:value-type="error">
            <text:p>Err :501</text:p>
          </table:table-cell>
          <table:table-cell table:formula="of:=IF(NOT(ISBLANK(#REF!.[.I85]));RIGHT(LEFT(#REF!.[.I85];SEARCH(&quot;(&quot;;#REF!.[.I85])-1);LEN(LEFT(#REF!.[.I85];SEARCH(&quot;(&quot;;#REF!.[.I85])-1))-SEARCH(&quot; &quot;;LEFT(#REF!.[.I85];SEARCH(&quot;(&quot;;#REF!.[.I85])-1)));&quot;&quot;)" office:value-type="string" office:string-value="" calcext:value-type="error">
            <text:p>Err :501</text:p>
          </table:table-cell>
          <table:table-cell table:formula="of:=IF(NOT(ISBLANK(#REF!.[.J85]));RIGHT(LEFT(#REF!.[.J85];SEARCH(&quot;(&quot;;#REF!.[.J85])-1);LEN(LEFT(#REF!.[.J85];SEARCH(&quot;(&quot;;#REF!.[.J85])-1))-SEARCH(&quot; &quot;;LEFT(#REF!.[.J85];SEARCH(&quot;(&quot;;#REF!.[.J85])-1)));&quot;&quot;)" office:value-type="string" office:string-value="" calcext:value-type="error">
            <text:p>Err :501</text:p>
          </table:table-cell>
          <table:table-cell table:formula="of:=IF(NOT(ISBLANK(#REF!.[.K85]));RIGHT(LEFT(#REF!.[.K85];SEARCH(&quot;(&quot;;#REF!.[.K85])-1);LEN(LEFT(#REF!.[.K85];SEARCH(&quot;(&quot;;#REF!.[.K85])-1))-SEARCH(&quot; &quot;;LEFT(#REF!.[.K85];SEARCH(&quot;(&quot;;#REF!.[.K85])-1)));&quot;&quot;)" office:value-type="string" office:string-value="" calcext:value-type="error">
            <text:p>Err :501</text:p>
          </table:table-cell>
          <table:table-cell table:formula="of:=IF(NOT(ISBLANK(#REF!.[.L85]));RIGHT(LEFT(#REF!.[.L85];SEARCH(&quot;(&quot;;#REF!.[.L85])-1);LEN(LEFT(#REF!.[.L85];SEARCH(&quot;(&quot;;#REF!.[.L85])-1))-SEARCH(&quot; &quot;;LEFT(#REF!.[.L85];SEARCH(&quot;(&quot;;#REF!.[.L85])-1)));&quot;&quot;)" office:value-type="string" office:string-value="" calcext:value-type="error">
            <text:p>Err :501</text:p>
          </table:table-cell>
          <table:table-cell table:number-columns-repeated="1012"/>
        </table:table-row>
        <table:table-row table:style-name="ro1">
          <table:table-cell table:formula="of:=IF(NOT(ISBLANK(#REF!.[.A86]));RIGHT(LEFT(#REF!.[.A86];SEARCH(&quot;(&quot;;#REF!.[.A86])-1);LEN(LEFT(#REF!.[.A86];SEARCH(&quot;(&quot;;#REF!.[.A86])-1))-SEARCH(&quot; &quot;;LEFT(#REF!.[.A86];SEARCH(&quot;(&quot;;#REF!.[.A86])-1)));&quot;&quot;)" office:value-type="string" office:string-value="" calcext:value-type="error">
            <text:p>Err :501</text:p>
          </table:table-cell>
          <table:table-cell table:formula="of:=IF(NOT(ISBLANK(#REF!.[.B86]));RIGHT(LEFT(#REF!.[.B86];SEARCH(&quot;(&quot;;#REF!.[.B86])-1);LEN(LEFT(#REF!.[.B86];SEARCH(&quot;(&quot;;#REF!.[.B86])-1))-SEARCH(&quot; &quot;;LEFT(#REF!.[.B86];SEARCH(&quot;(&quot;;#REF!.[.B86])-1)));&quot;&quot;)" office:value-type="string" office:string-value="" calcext:value-type="error">
            <text:p>Err :501</text:p>
          </table:table-cell>
          <table:table-cell table:formula="of:=IF(NOT(ISBLANK(#REF!.[.C86]));RIGHT(LEFT(#REF!.[.C86];SEARCH(&quot;(&quot;;#REF!.[.C86])-1);LEN(LEFT(#REF!.[.C86];SEARCH(&quot;(&quot;;#REF!.[.C86])-1))-SEARCH(&quot; &quot;;LEFT(#REF!.[.C86];SEARCH(&quot;(&quot;;#REF!.[.C86])-1)));&quot;&quot;)" office:value-type="string" office:string-value="" calcext:value-type="error">
            <text:p>Err :501</text:p>
          </table:table-cell>
          <table:table-cell table:formula="of:=IF(NOT(ISBLANK(#REF!.[.D86]));RIGHT(LEFT(#REF!.[.D86];SEARCH(&quot;(&quot;;#REF!.[.D86])-1);LEN(LEFT(#REF!.[.D86];SEARCH(&quot;(&quot;;#REF!.[.D86])-1))-SEARCH(&quot; &quot;;LEFT(#REF!.[.D86];SEARCH(&quot;(&quot;;#REF!.[.D86])-1)));&quot;&quot;)" office:value-type="string" office:string-value="" calcext:value-type="error">
            <text:p>Err :501</text:p>
          </table:table-cell>
          <table:table-cell table:formula="of:=IF(NOT(ISBLANK(#REF!.e86));RIGHT(LEFT(#REF!.e86;SEARCH(&quot;(&quot;;#REF!.e86)-1);LEN(LEFT(#REF!.e86;SEARCH(&quot;(&quot;;#REF!.e86)-1))-SEARCH(&quot; &quot;;LEFT(#REF!.e86;SEARCH(&quot;(&quot;;#REF!.e86)-1)));&quot;&quot;)" office:value-type="string" office:string-value="" calcext:value-type="error">
            <text:p>Err :508</text:p>
          </table:table-cell>
          <table:table-cell table:formula="of:=IF(NOT(ISBLANK(#REF!.[.F86]));RIGHT(LEFT(#REF!.[.F86];SEARCH(&quot;(&quot;;#REF!.[.F86])-1);LEN(LEFT(#REF!.[.F86];SEARCH(&quot;(&quot;;#REF!.[.F86])-1))-SEARCH(&quot; &quot;;LEFT(#REF!.[.F86];SEARCH(&quot;(&quot;;#REF!.[.F86])-1)));&quot;&quot;)" office:value-type="string" office:string-value="" calcext:value-type="error">
            <text:p>Err :501</text:p>
          </table:table-cell>
          <table:table-cell table:formula="of:=IF(NOT(ISBLANK(#REF!.[.G86]));RIGHT(LEFT(#REF!.[.G86];SEARCH(&quot;(&quot;;#REF!.[.G86])-1);LEN(LEFT(#REF!.[.G86];SEARCH(&quot;(&quot;;#REF!.[.G86])-1))-SEARCH(&quot; &quot;;LEFT(#REF!.[.G86];SEARCH(&quot;(&quot;;#REF!.[.G86])-1)));&quot;&quot;)" office:value-type="string" office:string-value="" calcext:value-type="error">
            <text:p>Err :501</text:p>
          </table:table-cell>
          <table:table-cell table:formula="of:=IF(NOT(ISBLANK(#REF!.[.H86]));RIGHT(LEFT(#REF!.[.H86];SEARCH(&quot;(&quot;;#REF!.[.H86])-1);LEN(LEFT(#REF!.[.H86];SEARCH(&quot;(&quot;;#REF!.[.H86])-1))-SEARCH(&quot; &quot;;LEFT(#REF!.[.H86];SEARCH(&quot;(&quot;;#REF!.[.H86])-1)));&quot;&quot;)" office:value-type="string" office:string-value="" calcext:value-type="error">
            <text:p>Err :501</text:p>
          </table:table-cell>
          <table:table-cell table:formula="of:=IF(NOT(ISBLANK(#REF!.[.I86]));RIGHT(LEFT(#REF!.[.I86];SEARCH(&quot;(&quot;;#REF!.[.I86])-1);LEN(LEFT(#REF!.[.I86];SEARCH(&quot;(&quot;;#REF!.[.I86])-1))-SEARCH(&quot; &quot;;LEFT(#REF!.[.I86];SEARCH(&quot;(&quot;;#REF!.[.I86])-1)));&quot;&quot;)" office:value-type="string" office:string-value="" calcext:value-type="error">
            <text:p>Err :501</text:p>
          </table:table-cell>
          <table:table-cell table:formula="of:=IF(NOT(ISBLANK(#REF!.[.J86]));RIGHT(LEFT(#REF!.[.J86];SEARCH(&quot;(&quot;;#REF!.[.J86])-1);LEN(LEFT(#REF!.[.J86];SEARCH(&quot;(&quot;;#REF!.[.J86])-1))-SEARCH(&quot; &quot;;LEFT(#REF!.[.J86];SEARCH(&quot;(&quot;;#REF!.[.J86])-1)));&quot;&quot;)" office:value-type="string" office:string-value="" calcext:value-type="error">
            <text:p>Err :501</text:p>
          </table:table-cell>
          <table:table-cell table:formula="of:=IF(NOT(ISBLANK(#REF!.[.K86]));RIGHT(LEFT(#REF!.[.K86];SEARCH(&quot;(&quot;;#REF!.[.K86])-1);LEN(LEFT(#REF!.[.K86];SEARCH(&quot;(&quot;;#REF!.[.K86])-1))-SEARCH(&quot; &quot;;LEFT(#REF!.[.K86];SEARCH(&quot;(&quot;;#REF!.[.K86])-1)));&quot;&quot;)" office:value-type="string" office:string-value="" calcext:value-type="error">
            <text:p>Err :501</text:p>
          </table:table-cell>
          <table:table-cell table:formula="of:=IF(NOT(ISBLANK(#REF!.[.L86]));RIGHT(LEFT(#REF!.[.L86];SEARCH(&quot;(&quot;;#REF!.[.L86])-1);LEN(LEFT(#REF!.[.L86];SEARCH(&quot;(&quot;;#REF!.[.L86])-1))-SEARCH(&quot; &quot;;LEFT(#REF!.[.L86];SEARCH(&quot;(&quot;;#REF!.[.L86])-1)));&quot;&quot;)" office:value-type="string" office:string-value="" calcext:value-type="error">
            <text:p>Err :501</text:p>
          </table:table-cell>
          <table:table-cell table:number-columns-repeated="101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bp" table:style-name="ta1">
        <table:table-column table:style-name="co24" table:default-cell-style-name="ce11"/>
        <table:table-column table:style-name="co25" table:default-cell-style-name="ce11"/>
        <table:table-column table:style-name="co15" table:default-cell-style-name="ce11"/>
        <table:table-column table:style-name="co18" table:default-cell-style-name="ce11"/>
        <table:table-column table:style-name="co11" table:default-cell-style-name="ce11"/>
        <table:table-column table:style-name="co26" table:number-columns-repeated="2" table:default-cell-style-name="ce11"/>
        <table:table-column table:style-name="co21" table:default-cell-style-name="ce11"/>
        <table:table-column table:style-name="co3" table:default-cell-style-name="ce11"/>
        <table:table-column table:style-name="co27" table:default-cell-style-name="ce11"/>
        <table:table-column table:style-name="co5" table:default-cell-style-name="ce11"/>
        <table:table-column table:style-name="co28" table:default-cell-style-name="ce11"/>
        <table:table-column table:style-name="co23" table:default-cell-style-name="ce11"/>
        <table:table-column table:style-name="co1" table:number-columns-repeated="1011" table:default-cell-style-name="ce11"/>
        <table:table-row table:style-name="ro1">
          <table:table-cell table:style-name="ce9" table:number-columns-repeated="12"/>
          <table:table-cell table:style-name="ce9" office:value-type="string" calcext:value-type="string">
            <text:p>Description</text:p>
          </table:table-cell>
          <table:table-cell table:style-name="ce9" table:number-columns-repeated="1011"/>
        </table:table-row>
        <table:table-row table:style-name="ro1">
          <table:table-cell table:style-name="ce10" office:value-type="string" calcext:value-type="string">
            <text:p>Economie moderne locale</text:p>
          </table:table-cell>
          <table:table-cell table:style-name="ce9" table:number-columns-repeated="11"/>
          <table:table-cell table:style-name="ce9" office:value-type="string" calcext:value-type="string">
            <text:p>Une économie locale</text:p>
          </table:table-cell>
          <table:table-cell table:style-name="ce9" table:number-columns-repeated="1011"/>
        </table:table-row>
        <table:table-row table:style-name="ro1">
          <table:table-cell table:style-name="ce10"/>
          <table:table-cell table:style-name="ce9" table:number-columns-repeated="11"/>
          <table:table-cell table:style-name="ce9" office:value-type="string" calcext:value-type="string">
            <text:p>0 ou +</text:p>
          </table:table-cell>
          <table:table-cell table:style-name="ce9" table:number-columns-repeated="1011"/>
        </table:table-row>
        <table:table-row table:style-name="ro1">
          <table:table-cell table:style-name="ce9"/>
          <table:table-cell table:style-name="ce10" office:value-type="string" calcext:value-type="string">
            <text:p>Modele economique</text:p>
          </table:table-cell>
          <table:table-cell table:style-name="ce9" table:number-columns-repeated="10"/>
          <table:table-cell table:style-name="ce9" office:value-type="string" calcext:value-type="string">
            <text:p>Partie conceptuelle du projet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Public cible</text:p>
          </table:table-cell>
          <table:table-cell table:style-name="ce9" table:number-columns-repeated="1021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1 ou +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4"/>
          <table:table-cell table:style-name="ce10" office:value-type="string" calcext:value-type="string">
            <text:p>Personnes physiques</text:p>
          </table:table-cell>
          <table:table-cell table:style-name="ce9" table:number-columns-repeated="1019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0 ou +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6"/>
          <table:table-cell table:style-name="ce13" office:value-type="string" calcext:value-type="string">
            <text:p>-18 ans</text:p>
          </table:table-cell>
          <table:table-cell table:style-name="ce9" table:number-columns-repeated="1017"/>
        </table:table-row>
        <table:table-row table:style-name="ro1">
          <table:table-cell table:style-name="ce9" table:number-columns-repeated="6"/>
          <table:table-cell table:style-name="ce13" office:value-type="string" calcext:value-type="string">
            <text:p>Etudiants</text:p>
          </table:table-cell>
          <table:table-cell table:style-name="ce9" table:number-columns-repeated="1017"/>
        </table:table-row>
        <table:table-row table:style-name="ro1">
          <table:table-cell table:style-name="ce9" table:number-columns-repeated="6"/>
          <table:table-cell table:style-name="ce10" office:value-type="string" calcext:value-type="string">
            <text:p>Adultes</text:p>
          </table:table-cell>
          <table:table-cell table:style-name="ce9" table:number-columns-repeated="1017"/>
        </table:table-row>
        <table:table-row table:style-name="ro1">
          <table:table-cell table:style-name="ce9" table:number-columns-repeated="6"/>
          <table:table-cell table:style-name="ce10" office:value-type="string" calcext:value-type="string">
            <text:p>3eme age</text:p>
          </table:table-cell>
          <table:table-cell table:style-name="ce9" table:number-columns-repeated="1017"/>
        </table:table-row>
        <table:table-row table:style-name="ro1">
          <table:table-cell table:style-name="ce9" table:number-columns-repeated="4"/>
          <table:table-cell table:style-name="ce13" office:value-type="string" calcext:value-type="string">
            <text:p>Personnes morales</text:p>
          </table:table-cell>
          <table:table-cell table:style-name="ce9" table:number-columns-repeated="1019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0 ou +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6"/>
          <table:table-cell table:style-name="ce13" office:value-type="string" calcext:value-type="string">
            <text:p>Petits commerces</text:p>
          </table:table-cell>
          <table:table-cell table:style-name="ce9" table:number-columns-repeated="5"/>
          <table:table-cell table:style-name="ce9" office:value-type="string" calcext:value-type="string">
            <text:p>Commerçants qui échangent avec les citoyens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6"/>
          <table:table-cell table:style-name="ce14" office:value-type="string" calcext:value-type="string">
            <text:p>Organisation sociale</text:p>
          </table:table-cell>
          <table:table-cell table:style-name="ce9" table:number-columns-repeated="5"/>
          <table:table-cell table:style-name="ce9" office:value-type="string" calcext:value-type="string">
            <text:p>C'est le cas de BuurtPensioen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6"/>
          <table:table-cell table:style-name="ce13" office:value-type="string" calcext:value-type="string">
            <text:p>Autres entreprises</text:p>
          </table:table-cell>
          <table:table-cell table:style-name="ce9" table:number-columns-repeated="5"/>
          <table:table-cell table:style-name="ce9" office:value-type="string" calcext:value-type="string">
            <text:p>Autres entreprises qui ne vendent pas directement aux citoyens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6"/>
          <table:table-cell table:style-name="ce13" office:value-type="string" calcext:value-type="string">
            <text:p>Services publiques</text:p>
          </table:table-cell>
          <table:table-cell table:style-name="ce9" table:number-columns-repeated="5"/>
          <table:table-cell table:style-name="ce9" office:value-type="string" calcext:value-type="string">
            <text:p>Commune, …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Monnaie</text:p>
          </table:table-cell>
          <table:table-cell table:style-name="ce9" table:number-columns-repeated="9"/>
          <table:table-cell table:style-name="ce9" office:value-type="string" calcext:value-type="string">
            <text:p>Moyen d'échange utilisé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0 ou + <text:s text:c="2"/>(ex. solidar-IT)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4"/>
          <table:table-cell table:style-name="ce12" office:value-type="string" calcext:value-type="string">
            <text:p>Temps</text:p>
          </table:table-cell>
          <table:table-cell table:style-name="ce9" table:number-columns-repeated="1019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style-name="ce9" table:number-columns-repeated="6"/>
          <table:table-cell table:style-name="ce10" office:value-type="string" calcext:value-type="string">
            <text:p>Normal</text:p>
          </table:table-cell>
          <table:table-cell table:style-name="ce9" table:number-columns-repeated="5"/>
          <table:table-cell table:style-name="ce9" office:value-type="string" calcext:value-type="string">
            <text:p>le temps de travail est universel (1h = 1h)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6"/>
          <table:table-cell table:style-name="ce13" office:value-type="string" calcext:value-type="string">
            <text:p>Pondere</text:p>
          </table:table-cell>
          <table:table-cell table:style-name="ce9" table:number-columns-repeated="5"/>
          <table:table-cell table:style-name="ce9" office:value-type="string" calcext:value-type="string">
            <text:p>Le temps pour un type de travail peu valoir plus qu'un autre type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4"/>
          <table:table-cell table:style-name="ce9" office:value-type="string" calcext:value-type="string">
            <text:p>Argent</text:p>
          </table:table-cell>
          <table:table-cell table:style-name="ce9" table:number-columns-repeated="7"/>
          <table:table-cell table:style-name="ce9" office:value-type="string" calcext:value-type="string">
            <text:p>Argent « mathématique »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1 ou +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6"/>
          <table:table-cell table:style-name="ce13" office:value-type="string" calcext:value-type="string">
            <text:p>Argent officiel</text:p>
          </table:table-cell>
          <table:table-cell table:style-name="ce9" table:number-columns-repeated="5"/>
          <table:table-cell table:style-name="ce9" office:value-type="string" calcext:value-type="string">
            <text:p>Euros, dollars, <text:s/>etc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6"/>
          <table:table-cell table:style-name="ce13" office:value-type="string" calcext:value-type="string">
            <text:p>Argent virtuel</text:p>
          </table:table-cell>
          <table:table-cell table:style-name="ce9" table:number-columns-repeated="5"/>
          <table:table-cell table:style-name="ce9" office:value-type="string" calcext:value-type="string">
            <text:p>Monnaies locales et autres alternatives aux monnaies « officielles »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1 seul des 2 (plusieurs fois « argent virtuel » si plusieurs monnaies)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8"/>
          <table:table-cell table:style-name="ce13" office:value-type="string" calcext:value-type="string">
            <text:p>En circuit ferme</text:p>
          </table:table-cell>
          <table:table-cell table:style-name="ce9" table:number-columns-repeated="3"/>
          <table:table-cell table:style-name="ce9" office:value-type="string" calcext:value-type="string">
            <text:p>Argent ne pouvant être échangé contre de l'argent officiel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8"/>
          <table:table-cell table:style-name="ce13" office:value-type="string" calcext:value-type="string">
            <text:p>Echangeable en argent officiel</text:p>
          </table:table-cell>
          <table:table-cell table:style-name="ce9" table:number-columns-repeated="3"/>
          <table:table-cell table:style-name="ce9" office:value-type="string" calcext:value-type="string">
            <text:p>Argent avec équivalent en argent officiel 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2"/>
          <table:table-cell table:style-name="ce12" office:value-type="string" calcext:value-type="string">
            <text:p>Objectif</text:p>
          </table:table-cell>
          <table:table-cell table:style-name="ce9" table:number-columns-repeated="1021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1 ou +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4"/>
          <table:table-cell table:style-name="ce12" office:value-type="string" calcext:value-type="string">
            <text:p>Social</text:p>
          </table:table-cell>
          <table:table-cell table:style-name="ce9" table:number-columns-repeated="1019"/>
        </table:table-row>
        <table:table-row table:style-name="ro1">
          <table:table-cell table:style-name="ce9" table:number-columns-repeated="4"/>
          <table:table-cell table:style-name="ce13" office:value-type="string" calcext:value-type="string">
            <text:p>Economique</text:p>
          </table:table-cell>
          <table:table-cell table:style-name="ce9" table:number-columns-repeated="1019"/>
        </table:table-row>
        <table:table-row table:style-name="ro1">
          <table:table-cell table:style-name="ce9"/>
          <table:table-cell table:style-name="ce12" office:value-type="string" calcext:value-type="string">
            <text:p>Outil</text:p>
          </table:table-cell>
          <table:table-cell table:style-name="ce9" table:number-columns-repeated="10"/>
          <table:table-cell table:style-name="ce9" office:value-type="string" calcext:value-type="string">
            <text:p>L'outil « matériel » utilisé pour organiser le système économique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Core Business</text:p>
          </table:table-cell>
          <table:table-cell table:style-name="ce9" table:number-columns-repeated="9"/>
          <table:table-cell table:style-name="ce9" office:value-type="string" calcext:value-type="string">
            <text:p>Fonctionnement des échanges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3"/>
          <table:table-cell table:style-name="ce10" office:value-type="string" calcext:value-type="string">
            <text:p>Business units</text:p>
          </table:table-cell>
          <table:table-cell table:style-name="ce9" table:number-columns-repeated="8"/>
          <table:table-cell table:style-name="ce9" office:value-type="string" calcext:value-type="string">
            <text:p>Type(s) de « choses » échangées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1 ou +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5"/>
          <table:table-cell table:style-name="ce13" office:value-type="string" calcext:value-type="string">
            <text:p>Biens - objets</text:p>
          </table:table-cell>
          <table:table-cell table:style-name="ce9" table:number-columns-repeated="6"/>
          <table:table-cell table:style-name="ce9" office:value-type="string" calcext:value-type="string">
            <text:p>Objets (par ex. eBay)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Services</text:p>
          </table:table-cell>
          <table:table-cell table:style-name="ce9" table:number-columns-repeated="6"/>
          <table:table-cell table:style-name="ce9" office:value-type="string" calcext:value-type="string">
            <text:p>Services (par ex. BuurtPensioen)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Autres</text:p>
          </table:table-cell>
          <table:table-cell table:style-name="ce9" table:number-columns-repeated="6"/>
          <table:table-cell table:style-name="ce9" office:value-type="string" calcext:value-type="string">
            <text:p>Argent, …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3"/>
          <table:table-cell table:style-name="ce10" office:value-type="string" calcext:value-type="string">
            <text:p>Matching system</text:p>
          </table:table-cell>
          <table:table-cell table:style-name="ce9" table:number-columns-repeated="8"/>
          <table:table-cell table:style-name="ce9" office:value-type="string" calcext:value-type="string">
            <text:p>Fonctionnalités de matching 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1 ou +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Manuel</text:p>
          </table:table-cell>
          <table:table-cell table:style-name="ce9" table:number-columns-repeated="6"/>
          <table:table-cell table:style-name="ce9" office:value-type="string" calcext:value-type="string">
            <text:p>Une liste des offres et/ou demandes apparaît et on choisit librement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5"/>
          <table:table-cell table:style-name="ce10" office:value-type="string" calcext:value-type="string">
            <text:p>Semi-automatique</text:p>
          </table:table-cell>
          <table:table-cell table:style-name="ce9" table:number-columns-repeated="1018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style-name="ce9" table:number-columns-repeated="7"/>
          <table:table-cell table:style-name="ce10" office:value-type="string" calcext:value-type="string">
            <text:p>Criteres de preference</text:p>
          </table:table-cell>
          <table:table-cell table:style-name="ce9" table:number-columns-repeated="4"/>
          <table:table-cell table:style-name="ce9" office:value-type="string" calcext:value-type="string">
            <text:p>On spécifie des critères qui réduisent les possibilités, après on choisi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5"/>
          <table:table-cell table:style-name="ce13" office:value-type="string" calcext:value-type="string">
            <text:p>Automatique</text:p>
          </table:table-cell>
          <table:table-cell table:style-name="ce9" table:number-columns-repeated="6"/>
          <table:table-cell table:style-name="ce9" office:value-type="string" calcext:value-type="string">
            <text:p>On encode son offre/sa demande et le système fournit 1 réponse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3"/>
          <table:table-cell table:style-name="ce10" office:value-type="string" calcext:value-type="string">
            <text:p>Modele offre - demande</text:p>
          </table:table-cell>
          <table:table-cell table:style-name="ce9" table:number-columns-repeated="8"/>
          <table:table-cell table:style-name="ce9" office:value-type="string" calcext:value-type="string">
            <text:p>Input fournies par les utilisateurs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1 seule des 3 propositions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5"/>
          <table:table-cell table:style-name="ce13" office:value-type="string" calcext:value-type="string">
            <text:p>Encode les offres</text:p>
          </table:table-cell>
          <table:table-cell table:style-name="ce9" table:number-columns-repeated="1018"/>
        </table:table-row>
        <table:table-row table:style-name="ro1">
          <table:table-cell table:style-name="ce9" table:number-columns-repeated="5"/>
          <table:table-cell table:style-name="ce13" office:value-type="string" calcext:value-type="string">
            <text:p>Encode les demandes</text:p>
          </table:table-cell>
          <table:table-cell table:style-name="ce9" table:number-columns-repeated="1018"/>
        </table:table-row>
        <table:table-row table:style-name="ro1">
          <table:table-cell table:style-name="ce9" table:number-columns-repeated="5"/>
          <table:table-cell table:style-name="ce10" office:value-type="string" calcext:value-type="string">
            <text:p>Encode offres et demandes</text:p>
          </table:table-cell>
          <table:table-cell table:style-name="ce9" table:number-columns-repeated="1018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Gestion de profil – identite virtuelle</text:p>
          </table:table-cell>
          <table:table-cell table:style-name="ce9" table:number-columns-repeated="9"/>
          <table:table-cell table:style-name="ce9" office:value-type="string" calcext:value-type="string">
            <text:p>Gestion de son identité dans le système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3"/>
          <table:table-cell table:style-name="ce10" office:value-type="string" calcext:value-type="string">
            <text:p>Creation</text:p>
          </table:table-cell>
          <table:table-cell table:style-name="ce9" table:number-columns-repeated="1020"/>
        </table:table-row>
        <table:table-row table:style-name="ro1">
          <table:table-cell table:style-name="ce9" table:number-columns-repeated="3"/>
          <table:table-cell table:style-name="ce13" office:value-type="string" calcext:value-type="string">
            <text:p>Types de profils</text:p>
          </table:table-cell>
          <table:table-cell table:style-name="ce9" table:number-columns-repeated="8"/>
          <table:table-cell table:style-name="ce9" office:value-type="string" calcext:value-type="string">
            <text:p>Types de profils existants (non-membre ; membre ; confirmé ; …)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3"/>
          <table:table-cell table:style-name="ce10" office:value-type="string" calcext:value-type="string">
            <text:p>Edition</text:p>
          </table:table-cell>
          <table:table-cell table:style-name="ce9" table:number-columns-repeated="8"/>
          <table:table-cell table:style-name="ce9" office:value-type="string" calcext:value-type="string">
            <text:p>Edition des informations « classiques » (adresse, …)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Administration</text:p>
          </table:table-cell>
          <table:table-cell table:style-name="ce9" table:number-columns-repeated="9"/>
          <table:table-cell table:style-name="ce9" office:value-type="string" calcext:value-type="string">
            <text:p>Possibilités d'administration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3"/>
          <table:table-cell table:style-name="ce10" office:value-type="string" calcext:value-type="string">
            <text:p>Gestion des profils</text:p>
          </table:table-cell>
          <table:table-cell table:style-name="ce9" table:number-columns-repeated="1020"/>
        </table:table-row>
        <table:table-row table:style-name="ro1">
          <table:table-cell table:style-name="ce9" table:number-columns-repeated="4"/>
          <table:table-cell table:style-name="ce10" office:value-type="string" calcext:value-type="string">
            <text:p>Creation</text:p>
          </table:table-cell>
          <table:table-cell table:style-name="ce9" table:number-columns-repeated="1019"/>
        </table:table-row>
        <table:table-row table:style-name="ro1">
          <table:table-cell table:style-name="ce9" table:number-columns-repeated="4"/>
          <table:table-cell table:style-name="ce10" office:value-type="string" calcext:value-type="string">
            <text:p>Suppression</text:p>
          </table:table-cell>
          <table:table-cell table:style-name="ce9" table:number-columns-repeated="1019"/>
        </table:table-row>
        <table:table-row table:style-name="ro1">
          <table:table-cell table:style-name="ce9" table:number-columns-repeated="4"/>
          <table:table-cell table:style-name="ce10" office:value-type="string" calcext:value-type="string">
            <text:p>Modification type de profil</text:p>
          </table:table-cell>
          <table:table-cell table:style-name="ce9" table:number-columns-repeated="1019"/>
        </table:table-row>
        <table:table-row table:style-name="ro1">
          <table:table-cell table:style-name="ce9" table:number-columns-repeated="4"/>
          <table:table-cell table:style-name="ce12" office:value-type="string" calcext:value-type="string">
            <text:p>Edition</text:p>
          </table:table-cell>
          <table:table-cell table:style-name="ce9" table:number-columns-repeated="7"/>
          <table:table-cell table:style-name="ce9" office:value-type="string" calcext:value-type="string">
            <text:p>Edition des informations « classiques » (adresse, …)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3"/>
          <table:table-cell table:style-name="ce13" office:value-type="string" calcext:value-type="string">
            <text:p>Gestion Core Business</text:p>
          </table:table-cell>
          <table:table-cell table:style-name="ce9" table:number-columns-repeated="1020"/>
        </table:table-row>
        <table:table-row table:style-name="ro1">
          <table:table-cell table:style-name="ce9" table:number-columns-repeated="4"/>
          <table:table-cell table:style-name="ce13" office:value-type="string" calcext:value-type="string">
            <text:p>Gerer les offres</text:p>
          </table:table-cell>
          <table:table-cell table:style-name="ce9" table:number-columns-repeated="7"/>
          <table:table-cell table:style-name="ce9" office:value-type="string" calcext:value-type="string">
            <text:p>Pouvoir modifier des offres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4"/>
          <table:table-cell table:style-name="ce13" office:value-type="string" calcext:value-type="string">
            <text:p>Gerer les demandes</text:p>
          </table:table-cell>
          <table:table-cell table:style-name="ce9" table:number-columns-repeated="7"/>
          <table:table-cell table:style-name="ce9" office:value-type="string" calcext:value-type="string">
            <text:p>Pouvoir modifier des demandes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Reporting</text:p>
          </table:table-cell>
          <table:table-cell table:style-name="ce9" table:number-columns-repeated="1021"/>
        </table:table-row>
        <table:table-row table:style-name="ro1">
          <table:table-cell table:style-name="ce9" table:number-columns-repeated="3"/>
          <table:table-cell table:style-name="ce10" office:value-type="string" calcext:value-type="string">
            <text:p>Donnees exportees</text:p>
          </table:table-cell>
          <table:table-cell table:style-name="ce9" table:number-columns-repeated="8"/>
          <table:table-cell table:style-name="ce9" office:value-type="string" calcext:value-type="string">
            <text:p>Quelles données sont exportables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style-name="ce9" table:number-columns-repeated="5"/>
          <table:table-cell table:style-name="ce10" office:value-type="string" calcext:value-type="string">
            <text:p>Utilisateurs</text:p>
          </table:table-cell>
          <table:table-cell table:style-name="ce9" table:number-columns-repeated="1018"/>
        </table:table-row>
        <table:table-row table:style-name="ro1">
          <table:table-cell table:style-name="ce9" table:number-columns-repeated="5"/>
          <table:table-cell table:style-name="ce10" office:value-type="string" calcext:value-type="string">
            <text:p>Offres et demandes</text:p>
          </table:table-cell>
          <table:table-cell table:style-name="ce9" table:number-columns-repeated="1018"/>
        </table:table-row>
        <table:table-row table:style-name="ro1">
          <table:table-cell table:style-name="ce9" table:number-columns-repeated="3"/>
          <table:table-cell table:style-name="ce10" office:value-type="string" calcext:value-type="string">
            <text:p>Format d export</text:p>
          </table:table-cell>
          <table:table-cell table:style-name="ce9" table:number-columns-repeated="8"/>
          <table:table-cell table:style-name="ce9" office:value-type="string" calcext:value-type="string">
            <text:p>Formats d'export possible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Excell</text:p>
          </table:table-cell>
          <table:table-cell table:style-name="ce9" table:number-columns-repeated="1018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SPSS</text:p>
          </table:table-cell>
          <table:table-cell table:style-name="ce9" table:number-columns-repeated="1018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Support</text:p>
          </table:table-cell>
          <table:table-cell table:style-name="ce9" table:number-columns-repeated="9"/>
          <table:table-cell table:style-name="ce9" office:value-type="string" calcext:value-type="string">
            <text:p>Quelle forme prend l'outil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1 ou +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4"/>
          <table:table-cell table:style-name="ce9" office:value-type="string" calcext:value-type="string">
            <text:p>Papier</text:p>
          </table:table-cell>
          <table:table-cell table:style-name="ce9" table:number-columns-repeated="7"/>
          <table:table-cell table:style-name="ce9" office:value-type="string" calcext:value-type="string">
            <text:p>Formulaires papier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4"/>
          <table:table-cell table:style-name="ce10" office:value-type="string" calcext:value-type="string">
            <text:p>Informatique</text:p>
          </table:table-cell>
          <table:table-cell table:style-name="ce9" table:number-columns-repeated="1019"/>
        </table:table-row>
        <table:table-row table:style-name="ro1">
          <table:table-cell table:style-name="ce9" table:number-columns-repeated="12"/>
          <table:table-cell table:style-name="ce9" office:value-type="string" calcext:value-type="string">
            <text:p>1 ou +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6"/>
          <table:table-cell table:style-name="ce13" office:value-type="string" calcext:value-type="string">
            <text:p>Logiciel bureautique</text:p>
          </table:table-cell>
          <table:table-cell table:style-name="ce9" table:number-columns-repeated="5"/>
          <table:table-cell table:style-name="ce9" office:value-type="string" calcext:value-type="string">
            <text:p>Type excell, <text:s/>access, … Logiciels dont ce n'est pas le but 1er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6"/>
          <table:table-cell table:style-name="ce10" office:value-type="string" calcext:value-type="string">
            <text:p>Logiciel specifique</text:p>
          </table:table-cell>
          <table:table-cell table:style-name="ce9" table:number-columns-repeated="5"/>
          <table:table-cell table:style-name="ce9" office:value-type="string" calcext:value-type="string">
            <text:p>Logiciel développé pour ce genre d'application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style-name="ce9" table:number-columns-repeated="8"/>
          <table:table-cell table:style-name="ce13" office:value-type="string" calcext:value-type="string">
            <text:p>Sans BDD</text:p>
          </table:table-cell>
          <table:table-cell table:style-name="ce9" table:number-columns-repeated="3"/>
          <table:table-cell table:style-name="ce9" office:value-type="string" calcext:value-type="string">
            <text:p>Fonctionne sans base de données</text:p>
          </table:table-cell>
          <table:table-cell table:style-name="ce9" table:number-columns-repeated="1011"/>
        </table:table-row>
        <table:table-row table:style-name="ro1">
          <table:table-cell table:style-name="ce9" table:number-columns-repeated="8"/>
          <table:table-cell table:style-name="ce10" office:value-type="string" calcext:value-type="string">
            <text:p>Avec BDD</text:p>
          </table:table-cell>
          <table:table-cell table:style-name="ce9" table:number-columns-repeated="3"/>
          <table:table-cell table:style-name="ce9" office:value-type="string" calcext:value-type="string">
            <text:p>Avec une base de données (historique possible)</text:p>
          </table:table-cell>
          <table:table-cell table:style-name="ce9" table:number-columns-repeated="101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bp_2" table:style-name="ta1">
        <office:forms form:automatic-focus="false" form:apply-design-mode="false"/>
        <table:table-column table:style-name="co24" table:default-cell-style-name="ce17"/>
        <table:table-column table:style-name="co25" table:default-cell-style-name="ce17"/>
        <table:table-column table:style-name="co15" table:default-cell-style-name="ce17"/>
        <table:table-column table:style-name="co18" table:default-cell-style-name="ce17"/>
        <table:table-column table:style-name="co11" table:default-cell-style-name="ce17"/>
        <table:table-column table:style-name="co26" table:number-columns-repeated="2" table:default-cell-style-name="ce17"/>
        <table:table-column table:style-name="co21" table:default-cell-style-name="ce17"/>
        <table:table-column table:style-name="co3" table:default-cell-style-name="ce17"/>
        <table:table-column table:style-name="co27" table:default-cell-style-name="ce17"/>
        <table:table-column table:style-name="co5" table:default-cell-style-name="ce17"/>
        <table:table-column table:style-name="co29" table:default-cell-style-name="ce17"/>
        <table:table-column table:style-name="co23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number-columns-repeated="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1" table:number-columns-repeated="1002" table:default-cell-style-name="ce11"/>
        <table:table-row table:style-name="ro1">
          <table:table-cell table:style-name="ce15" table:number-columns-repeated="11"/>
          <table:table-cell table:style-name="ce18" office:value-type="string" calcext:value-type="string">
            <text:p>Ctrt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Question Français</text:p>
          </table:table-cell>
          <table:table-cell table:style-name="ce19" office:value-type="string" calcext:value-type="string">
            <text:p>BP</text:p>
          </table:table-cell>
          <table:table-cell table:style-name="ce19" office:value-type="string" calcext:value-type="string">
            <office:annotation draw:style-name="gr1" draw:text-style-name="P1" svg:width="2.899cm" svg:height="0.991cm" svg:x="39.955cm" svg:y="0cm" draw:caption-point-x="-0.61cm" draw:caption-point-y="0.01cm">
              <dc:creator>MB</dc:creator>
              <dc:date>2015-03-26T00:00:00</dc:date>
              <text:p text:style-name="P1"><text:span text:style-name="T1">ModeleEco = voir BP</text:span></text:p>
            </office:annotation>
            <text:p>GR8</text:p>
          </table:table-cell>
          <table:table-cell table:style-name="ce19" office:value-type="string" calcext:value-type="string">
            <text:p>Cyclos</text:p>
          </table:table-cell>
          <table:table-cell table:style-name="ce19" office:value-type="string" calcext:value-type="string">
            <text:p>Solidar-IT</text:p>
          </table:table-cell>
          <table:table-cell table:style-name="ce19" office:value-type="string" calcext:value-type="string">
            <text:p>Qoin</text:p>
          </table:table-cell>
          <table:table-cell table:style-name="ce19" office:value-type="string" calcext:value-type="string">
            <text:p>Troeven.be</text:p>
          </table:table-cell>
          <table:table-cell table:style-name="ce19" office:value-type="string" calcext:value-type="string">
            <text:p>LETSVlaanderen</text:p>
          </table:table-cell>
          <table:table-cell table:style-name="ce19" office:value-type="string" calcext:value-type="string">
            <text:p>SEL-LETS</text:p>
          </table:table-cell>
          <table:table-cell table:style-name="ce9" table:number-columns-repeated="1001"/>
        </table:table-row>
        <table:table-row table:style-name="ro1">
          <table:table-cell table:style-name="ce16" office:value-type="string" calcext:value-type="string">
            <text:p>LocalSharingEconomy</text:p>
          </table:table-cell>
          <table:table-cell table:style-name="ce15" table:number-columns-repeated="11"/>
          <table:table-cell table:style-name="ce9" office:value-type="string" calcext:value-type="string">
            <text:p>Une économie local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.O2]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/>
          <table:table-cell table:style-name="ce16" office:value-type="string" calcext:value-type="string">
            <text:p>Modele economique</text:p>
          </table:table-cell>
          <table:table-cell table:style-name="ce15" table:number-columns-repeated="9"/>
          <table:table-cell table:style-name="ce15" office:value-type="string" calcext:value-type="string">
            <text:p>M</text:p>
          </table:table-cell>
          <table:table-cell table:style-name="ce9" office:value-type="string" calcext:value-type="string">
            <text:p>Partie conceptuelle du proje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.O3]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2"/>
          <table:table-cell table:style-name="ce16" office:value-type="string" calcext:value-type="string">
            <text:p>Public cible</text:p>
          </table:table-cell>
          <table:table-cell table:style-name="ce15" table:number-columns-repeated="8"/>
          <table:table-cell table:style-name="ce15" office:value-type="string" calcext:value-type="string">
            <text:p>M ; 1+</text:p>
          </table:table-cell>
          <table:table-cell table:style-name="ce9" table:number-columns-repeated="3"/>
          <table:table-cell table:style-name="ce9" table:formula="of:=[.O4]" office:value-type="float" office:value="0" calcext:value-type="float">
            <text:p>0</text:p>
          </table:table-cell>
          <table:table-cell table:style-name="ce9" table:number-columns-repeated="3"/>
          <table:table-cell table:style-name="ce9" office:value-type="string" calcext:value-type="string">
            <text:p>?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Personnes physiques</text:p>
          </table:table-cell>
          <table:table-cell table:style-name="ce5"/>
          <table:table-cell table:style-name="ce15" table:number-columns-repeated="6"/>
          <table:table-cell table:style-name="ce15" office:value-type="string" calcext:value-type="string">
            <text:p>O ; 1+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O5]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-18 ans</text:p>
          </table:table-cell>
          <table:table-cell table:style-name="ce15"/>
          <table:table-cell table:style-name="ce5"/>
          <table:table-cell table:style-name="ce15" table:number-columns-repeated="4"/>
          <table:table-cell table:style-name="ce15" office:value-type="string" calcext:value-type="string">
            <text:p>O</text:p>
          </table:table-cell>
          <table:table-cell table:style-name="ce9" table:number-columns-repeated="3"/>
          <table:table-cell table:style-name="ce9" table:formula="of:=[.O6]" office:value-type="float" office:value="0" calcext:value-type="float">
            <text:p>0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Étudiants</text:p>
          </table:table-cell>
          <table:table-cell table:style-name="ce15"/>
          <table:table-cell table:style-name="ce5"/>
          <table:table-cell table:style-name="ce15" table:number-columns-repeated="4"/>
          <table:table-cell table:style-name="ce15" office:value-type="string" calcext:value-type="string">
            <text:p>O</text:p>
          </table:table-cell>
          <table:table-cell table:style-name="ce9" table:number-columns-repeated="3"/>
          <table:table-cell table:style-name="ce9" table:formula="of:=[.O7]" office:value-type="float" office:value="0" calcext:value-type="float">
            <text:p>0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Adultes</text:p>
          </table:table-cell>
          <table:table-cell table:style-name="ce15"/>
          <table:table-cell table:style-name="ce5"/>
          <table:table-cell table:style-name="ce15" table:number-columns-repeated="4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O8]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le3emeAge</text:p>
          </table:table-cell>
          <table:table-cell table:style-name="ce15"/>
          <table:table-cell table:style-name="ce5"/>
          <table:table-cell table:style-name="ce15" table:number-columns-repeated="4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O9]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Personnes morales</text:p>
          </table:table-cell>
          <table:table-cell table:style-name="ce5"/>
          <table:table-cell table:style-name="ce15" table:number-columns-repeated="6"/>
          <table:table-cell table:style-name="ce15" office:value-type="string" calcext:value-type="string">
            <text:p>O ; 1+</text:p>
          </table:table-cell>
          <table:table-cell table:style-name="ce9" office:value-type="string" calcext:value-type="string">
            <text:p>Objets (par ex. eBay)</text:p>
          </table:table-cell>
          <table:table-cell table:style-name="ce9" table:number-columns-repeated="2"/>
          <table:table-cell table:style-name="ce9" table:formula="of:=[.O10]" office:value-type="float" office:value="0" calcext:value-type="float">
            <text:p>0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Petits commerces</text:p>
          </table:table-cell>
          <table:table-cell table:style-name="ce15"/>
          <table:table-cell table:style-name="ce5"/>
          <table:table-cell table:style-name="ce15" table:number-columns-repeated="4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Commerçants qui échangent avec les citoyens</text:p>
          </table:table-cell>
          <table:table-cell table:style-name="ce9" table:number-columns-repeated="2"/>
          <table:table-cell table:style-name="ce9" table:formula="of:=[.O11]" office:value-type="float" office:value="0" calcext:value-type="float">
            <text:p>0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Autres entreprises</text:p>
          </table:table-cell>
          <table:table-cell table:style-name="ce15"/>
          <table:table-cell table:style-name="ce5"/>
          <table:table-cell table:style-name="ce15" table:number-columns-repeated="4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Autres entreprises qui ne vendent pas directement aux citoyens</text:p>
          </table:table-cell>
          <table:table-cell table:style-name="ce9" table:number-columns-repeated="2"/>
          <table:table-cell table:style-name="ce9" table:formula="of:=[.O12]" office:value-type="float" office:value="0" calcext:value-type="float">
            <text:p>0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Services publiques</text:p>
          </table:table-cell>
          <table:table-cell table:style-name="ce15"/>
          <table:table-cell table:style-name="ce5"/>
          <table:table-cell table:style-name="ce15" table:number-columns-repeated="4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Commune, …</text:p>
          </table:table-cell>
          <table:table-cell table:style-name="ce9" table:number-columns-repeated="2"/>
          <table:table-cell table:style-name="ce9" table:formula="of:=[.O13]" office:value-type="float" office:value="0" calcext:value-type="float">
            <text:p>0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2"/>
          <table:table-cell table:style-name="ce16" office:value-type="string" calcext:value-type="string">
            <text:p>Monnaie</text:p>
          </table:table-cell>
          <table:table-cell table:style-name="ce15" table:number-columns-repeated="8"/>
          <table:table-cell table:style-name="ce15" office:value-type="string" calcext:value-type="string">
            <text:p>O ; 1+</text:p>
          </table:table-cell>
          <table:table-cell table:style-name="ce9" office:value-type="string" calcext:value-type="string">
            <text:p>Moyen d'échange utilisé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.O14]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Temps</text:p>
          </table:table-cell>
          <table:table-cell table:style-name="ce5"/>
          <table:table-cell table:style-name="ce15" table:number-columns-repeated="6"/>
          <table:table-cell table:style-name="ce15" office:value-type="string" calcext:value-type="string">
            <text:p>O ; 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O15]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Normal</text:p>
          </table:table-cell>
          <table:table-cell table:style-name="ce15"/>
          <table:table-cell table:style-name="ce5"/>
          <table:table-cell table:style-name="ce15" table:number-columns-repeated="5"/>
          <table:table-cell table:style-name="ce9" office:value-type="string" calcext:value-type="string">
            <text:p>le temps de travail est universel (1h = 1h)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.O16]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Pondéré</text:p>
          </table:table-cell>
          <table:table-cell table:style-name="ce15"/>
          <table:table-cell table:style-name="ce5"/>
          <table:table-cell table:style-name="ce15" table:number-columns-repeated="5"/>
          <table:table-cell table:style-name="ce9" office:value-type="string" calcext:value-type="string">
            <text:p>Le temps pour un type de travail peu valoir plus qu'un autre type</text:p>
          </table:table-cell>
          <table:table-cell table:style-name="ce9" table:number-columns-repeated="2"/>
          <table:table-cell table:style-name="ce9" table:formula="of:=[.O17]" office:value-type="float" office:value="0" calcext:value-type="float">
            <text:p>0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Argent</text:p>
          </table:table-cell>
          <table:table-cell table:style-name="ce5"/>
          <table:table-cell table:style-name="ce15" table:number-columns-repeated="6"/>
          <table:table-cell table:style-name="ce15" office:value-type="string" calcext:value-type="string">
            <text:p>O ; 1</text:p>
          </table:table-cell>
          <table:table-cell table:style-name="ce9" office:value-type="string" calcext:value-type="string">
            <text:p>Argent « mathématique »</text:p>
          </table:table-cell>
          <table:table-cell table:style-name="ce9" office:value-type="string" calcext:value-type="string">
            <text:p>Quelle est la monnaie utilisée</text:p>
          </table:table-cell>
          <table:table-cell table:style-name="ce9"/>
          <table:table-cell table:style-name="ce9" table:formula="of:=[.O18]" office:value-type="float" office:value="0" calcext:value-type="float">
            <text:p>0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Argent officiel</text:p>
          </table:table-cell>
          <table:table-cell table:style-name="ce15"/>
          <table:table-cell table:style-name="ce5"/>
          <table:table-cell table:style-name="ce15" table:number-columns-repeated="5"/>
          <table:table-cell table:style-name="ce9" office:value-type="string" calcext:value-type="string">
            <text:p>Euros, dollars, <text:s/>etc</text:p>
          </table:table-cell>
          <table:table-cell table:style-name="ce9" office:value-type="string" calcext:value-type="string">
            <text:p>Une monnaie reconnue ?</text:p>
          </table:table-cell>
          <table:table-cell table:style-name="ce9"/>
          <table:table-cell table:style-name="ce9" table:formula="of:=[.O19]" office:value-type="float" office:value="0" calcext:value-type="float">
            <text:p>0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Argent virtuel</text:p>
          </table:table-cell>
          <table:table-cell table:style-name="ce15"/>
          <table:table-cell table:style-name="ce5"/>
          <table:table-cell table:style-name="ce15" table:number-columns-repeated="4"/>
          <table:table-cell table:style-name="ce15" office:value-type="string" calcext:value-type="string">
            <text:p>O ; 1</text:p>
          </table:table-cell>
          <table:table-cell table:style-name="ce9" office:value-type="string" calcext:value-type="string">
            <text:p>Monnaies locales et autres alternatives aux monnaies « officielles »</text:p>
          </table:table-cell>
          <table:table-cell table:style-name="ce9" office:value-type="string" calcext:value-type="string">
            <text:p>Une monnaie inventée pour le système</text:p>
          </table:table-cell>
          <table:table-cell table:style-name="ce9"/>
          <table:table-cell table:style-name="ce9" table:formula="of:=[.O20]" office:value-type="float" office:value="0" calcext:value-type="float">
            <text:p>0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12"/>
          <table:table-cell table:style-name="ce9" office:value-type="string" calcext:value-type="string">
            <text:p>1 seul des 2 (plusieurs fois « argent virtuel » si plusieurs monnaies)</text:p>
          </table:table-cell>
          <table:table-cell table:style-name="ce9" table:number-columns-repeated="2"/>
          <table:table-cell table:style-name="ce9" table:formula="of:=[.O21]" office:value-type="float" office:value="0" calcext:value-type="float">
            <text:p>0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5"/>
          <table:table-cell table:style-name="ce16" office:value-type="string" calcext:value-type="string">
            <text:p>En circuit ferme</text:p>
          </table:table-cell>
          <table:table-cell table:style-name="ce15" table:number-columns-repeated="2"/>
          <table:table-cell table:style-name="ce5"/>
          <table:table-cell table:style-name="ce15" table:number-columns-repeated="3"/>
          <table:table-cell table:style-name="ce9" office:value-type="string" calcext:value-type="string">
            <text:p>Argent ne pouvant être échangé contre de l'argent officiel</text:p>
          </table:table-cell>
          <table:table-cell table:style-name="ce9" table:number-columns-repeated="2"/>
          <table:table-cell table:style-name="ce9" table:formula="of:=[.O22]" office:value-type="float" office:value="0" calcext:value-type="float">
            <text:p>0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5"/>
          <table:table-cell table:style-name="ce16" office:value-type="string" calcext:value-type="string">
            <text:p>Échangeable en argent officiel</text:p>
          </table:table-cell>
          <table:table-cell table:style-name="ce15" table:number-columns-repeated="2"/>
          <table:table-cell table:style-name="ce5"/>
          <table:table-cell table:style-name="ce15" table:number-columns-repeated="3"/>
          <table:table-cell table:style-name="ce9" office:value-type="string" calcext:value-type="string">
            <text:p>Argent avec équivalent en argent officiel </text:p>
          </table:table-cell>
          <table:table-cell table:style-name="ce9" office:value-type="string" calcext:value-type="string">
            <text:p>Peut-on transformer l'argent virtuel en argent officiel ?</text:p>
          </table:table-cell>
          <table:table-cell table:style-name="ce9"/>
          <table:table-cell table:style-name="ce9" table:formula="of:=[.O23]" office:value-type="float" office:value="0" calcext:value-type="float">
            <text:p>0</text:p>
          </table:table-cell>
          <table:table-cell table:style-name="ce9" table:number-columns-repeated="3"/>
          <table:table-cell table:style-name="ce9" office:value-type="string" calcext:value-type="string">
            <text:p>?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Objectif</text:p>
          </table:table-cell>
          <table:table-cell table:style-name="ce15" table:number-columns-repeated="8"/>
          <table:table-cell table:style-name="ce15" office:value-type="string" calcext:value-type="string">
            <text:p>M ; 1+</text:p>
          </table:table-cell>
          <table:table-cell table:style-name="ce9"/>
          <table:table-cell table:style-name="ce9" office:value-type="string" calcext:value-type="string">
            <text:p>Y a-t-il un but de profit au système ?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O24]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ocial</text:p>
          </table:table-cell>
          <table:table-cell table:style-name="ce5"/>
          <table:table-cell table:style-name="ce15" table:number-columns-repeated="7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.O25]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?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Économique</text:p>
          </table:table-cell>
          <table:table-cell table:style-name="ce5"/>
          <table:table-cell table:style-name="ce15" table:number-columns-repeated="7"/>
          <table:table-cell table:style-name="ce9" table:number-columns-repeated="3"/>
          <table:table-cell table:style-name="ce9" table:formula="of:=[.O26]" office:value-type="float" office:value="0" calcext:value-type="float">
            <text:p>0</text:p>
          </table:table-cell>
          <table:table-cell table:style-name="ce9" table:number-columns-repeated="1007"/>
        </table:table-row>
        <table:table-row table:style-name="ro1">
          <table:table-cell table:style-name="ce15"/>
          <table:table-cell table:style-name="ce16" office:value-type="string" calcext:value-type="string">
            <text:p>Outil</text:p>
          </table:table-cell>
          <table:table-cell table:style-name="ce15" table:number-columns-repeated="10"/>
          <table:table-cell table:style-name="ce9" office:value-type="string" calcext:value-type="string">
            <text:p>L'outil « matériel » utilisé pour organiser le système économiqu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.O27]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2"/>
          <table:table-cell table:style-name="ce16" office:value-type="string" calcext:value-type="string">
            <text:p>Transactions</text:p>
          </table:table-cell>
          <table:table-cell table:style-name="ce15" table:number-columns-repeated="8"/>
          <table:table-cell table:style-name="ce15" office:value-type="string" calcext:value-type="string">
            <text:p>M ; +</text:p>
          </table:table-cell>
          <table:table-cell table:style-name="ce9" office:value-type="string" calcext:value-type="string">
            <text:p>Fonctionnement des échanges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Business units</text:p>
          </table:table-cell>
          <table:table-cell table:style-name="ce15" table:number-columns-repeated="7"/>
          <table:table-cell table:style-name="ce15" office:value-type="string" calcext:value-type="string">
            <text:p>M ; 1+</text:p>
          </table:table-cell>
          <table:table-cell table:style-name="ce9" office:value-type="string" calcext:value-type="string">
            <text:p>Type(s) de « choses » échangées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Biens - objets</text:p>
          </table:table-cell>
          <table:table-cell table:style-name="ce5"/>
          <table:table-cell table:style-name="ce15" table:number-columns-repeated="5"/>
          <table:table-cell table:style-name="ce15" office:value-type="string" calcext:value-type="string">
            <text:p>M</text:p>
          </table:table-cell>
          <table:table-cell table:style-name="ce9" office:value-type="string" calcext:value-type="string">
            <text:p>Objets (par ex. eBay)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Services</text:p>
          </table:table-cell>
          <table:table-cell table:style-name="ce5"/>
          <table:table-cell table:style-name="ce15" table:number-columns-repeated="5"/>
          <table:table-cell table:style-name="ce15" office:value-type="string" calcext:value-type="string">
            <text:p>M</text:p>
          </table:table-cell>
          <table:table-cell table:style-name="ce9" office:value-type="string" calcext:value-type="string">
            <text:p>Services (par ex. BuurtPensioen)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Matching system</text:p>
          </table:table-cell>
          <table:table-cell table:style-name="ce15" table:number-columns-repeated="7"/>
          <table:table-cell table:style-name="ce15" office:value-type="string" calcext:value-type="string">
            <text:p>M ; 1+</text:p>
          </table:table-cell>
          <table:table-cell table:style-name="ce9" office:value-type="string" calcext:value-type="string">
            <text:p>Fonctionnalités de matching 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Manuel</text:p>
          </table:table-cell>
          <table:table-cell table:style-name="ce15" table:number-columns-repeated="2"/>
          <table:table-cell table:style-name="ce5"/>
          <table:table-cell table:style-name="ce15" table:number-columns-repeated="3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Une liste des offres et/ou demandes apparaît et on choisit librement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Semi-automatique</text:p>
          </table:table-cell>
          <table:table-cell table:style-name="ce15" table:number-columns-repeated="2"/>
          <table:table-cell table:style-name="ce5"/>
          <table:table-cell table:style-name="ce15" table:number-columns-repeated="3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1 ou + critère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6"/>
          <table:table-cell table:style-name="ce16" office:value-type="string" calcext:value-type="string">
            <text:p>Critères de préférence</text:p>
          </table:table-cell>
          <table:table-cell table:style-name="ce5"/>
          <table:table-cell table:style-name="ce15" table:number-columns-repeated="3"/>
          <table:table-cell table:style-name="ce15" office:value-type="string" calcext:value-type="string">
            <text:p>M ; 1+</text:p>
          </table:table-cell>
          <table:table-cell table:style-name="ce9" office:value-type="string" calcext:value-type="string">
            <text:p>On spécifie des critères qui réduisent les possibilités, après on choisi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Automatique</text:p>
          </table:table-cell>
          <table:table-cell table:style-name="ce15" table:number-columns-repeated="2"/>
          <table:table-cell table:style-name="ce5"/>
          <table:table-cell table:style-name="ce15" table:number-columns-repeated="3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On encode son offre/sa demande et le système fournit 1 réponse</text:p>
          </table:table-cell>
          <table:table-cell table:style-name="ce9" table:number-columns-repeated="1010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Modèle offre - demande</text:p>
          </table:table-cell>
          <table:table-cell table:style-name="ce15" table:number-columns-repeated="7"/>
          <table:table-cell table:style-name="ce15" office:value-type="string" calcext:value-type="string">
            <text:p>M ; 1</text:p>
          </table:table-cell>
          <table:table-cell table:style-name="ce9" office:value-type="string" calcext:value-type="string">
            <text:p>Input fournis par les utilisateur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Encode les offres</text:p>
          </table:table-cell>
          <table:table-cell table:style-name="ce5"/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Encode les demandes</text:p>
          </table:table-cell>
          <table:table-cell table:style-name="ce5"/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EncodeLes2</text:p>
          </table:table-cell>
          <table:table-cell table:style-name="ce5"/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2"/>
          <table:table-cell table:style-name="ce16" office:value-type="string" calcext:value-type="string">
            <text:p>Administration</text:p>
          </table:table-cell>
          <table:table-cell table:style-name="ce15" table:number-columns-repeated="8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Possibilités d'administration</text:p>
          </table:table-cell>
          <table:table-cell table:style-name="ce9" office:value-type="string" calcext:value-type="string">
            <text:p>Y a-t-il des tâches réservées aux adminstrateurs dans l'outil ?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?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Gestion des profils</text:p>
          </table:table-cell>
          <table:table-cell table:style-name="ce15" table:number-columns-repeated="7"/>
          <table:table-cell table:style-name="ce15" office:value-type="string" calcext:value-type="string">
            <text:p>O ; 1+</text:p>
          </table:table-cell>
          <table:table-cell table:style-name="ce9"/>
          <table:table-cell table:style-name="ce9" office:value-type="string" calcext:value-type="string">
            <text:p>Est-il possible de modifier les profils des utilisateurs ?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Creation</text:p>
          </table:table-cell>
          <table:table-cell table:style-name="ce15" table:number-columns-repeated="6"/>
          <table:table-cell table:style-name="ce15" office:value-type="string" calcext:value-type="string">
            <text:p>M</text:p>
          </table:table-cell>
          <table:table-cell table:style-name="ce9"/>
          <table:table-cell table:style-name="ce9" office:value-type="string" calcext:value-type="string">
            <text:p>Un administrateur peut-il créer un utilisateur ?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Suppression</text:p>
          </table:table-cell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/>
          <table:table-cell table:style-name="ce9" office:value-type="string" calcext:value-type="string">
            <text:p>Peut il supprimer un utilisateur ?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Modification type de profil</text:p>
          </table:table-cell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/>
          <table:table-cell table:style-name="ce9" office:value-type="string" calcext:value-type="string">
            <text:p>Peut-il accorder différents « grades » ? (« nouvel utilisateur », « confirmé », …)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Edition</text:p>
          </table:table-cell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Edition des informations « classiques » (adresse, …)</text:p>
          </table:table-cell>
          <table:table-cell table:style-name="ce9" office:value-type="string" calcext:value-type="string">
            <text:p>Peut-il modifier certaines informations (adresse, <text:s/>etc)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Gestion échanges</text:p>
          </table:table-cell>
          <table:table-cell table:style-name="ce15" table:number-columns-repeated="7"/>
          <table:table-cell table:style-name="ce15" office:value-type="string" calcext:value-type="string">
            <text:p>O ; 1</text:p>
          </table:table-cell>
          <table:table-cell table:style-name="ce9"/>
          <table:table-cell table:style-name="ce9" office:value-type="string" calcext:value-type="string">
            <text:p>Peut-on modifier/ajouter/supprimer des requêtes encodées ?</text:p>
          </table:table-cell>
          <table:table-cell table:style-name="ce9" table:number-columns-repeated="1009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Gerer les offres</text:p>
          </table:table-cell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Pouvoir modifier des offres</text:p>
          </table:table-cell>
          <table:table-cell table:style-name="ce9" table:number-columns-repeated="1010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Gerer les demandes</text:p>
          </table:table-cell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Pouvoir modifier des demandes</text:p>
          </table:table-cell>
          <table:table-cell table:style-name="ce9" table:number-columns-repeated="1010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Gérer2</text:p>
          </table:table-cell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 table:number-columns-repeated="1011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Utilisateurs</text:p>
          </table:table-cell>
          <table:table-cell table:style-name="ce15"/>
          <table:table-cell table:style-name="ce16"/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Types utilisateurs</text:p>
          </table:table-cell>
          <table:table-cell table:style-name="ce16"/>
          <table:table-cell table:style-name="ce15" table:number-columns-repeated="6"/>
          <table:table-cell table:style-name="ce15" office:value-type="string" calcext:value-type="string">
            <text:p>M ; 1+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PersPhysiques</text:p>
          </table:table-cell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PersMorales</text:p>
          </table:table-cell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 table:number-columns-repeated="1011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Gestion de profil – identite virtuelle</text:p>
          </table:table-cell>
          <table:table-cell table:style-name="ce15" table:number-columns-repeated="7"/>
          <table:table-cell table:style-name="ce15" office:value-type="string" calcext:value-type="string">
            <text:p>M ; 1+</text:p>
          </table:table-cell>
          <table:table-cell table:style-name="ce9" office:value-type="string" calcext:value-type="string">
            <text:p>Gestion de son identité dans le système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Creation</text:p>
          </table:table-cell>
          <table:table-cell table:style-name="ce15" table:number-columns-repeated="6"/>
          <table:table-cell table:style-name="ce15" office:value-type="string" calcext:value-type="string">
            <text:p>M</text:p>
          </table:table-cell>
          <table:table-cell table:style-name="ce9" office:value-type="string" calcext:value-type="string">
            <text:p>Données minimales = voir reporting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Types de profils</text:p>
          </table:table-cell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Types de profils existants (non-membre ; membre ; confirmé ; …)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Edition</text:p>
          </table:table-cell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Edition des informations « classiques » (adresse, …)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SystèmeRating</text:p>
          </table:table-cell>
          <table:table-cell table:style-name="ce16"/>
          <table:table-cell table:style-name="ce15" table:number-columns-repeated="7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Personnes / échanges / autres ? </text:p>
          </table:table-cell>
          <table:table-cell table:style-name="ce9" office:value-type="string" calcext:value-type="string">
            <text:p>Peut-on donner une quote sur certaines entités ?</text:p>
          </table:table-cell>
          <table:table-cell table:style-name="ce9" table:number-columns-repeated="1009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Personnes</text:p>
          </table:table-cell>
          <table:table-cell table:style-name="ce15" table:number-columns-repeated="7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Etoiles , cercles d'amis, ….</text:p>
          </table:table-cell>
          <table:table-cell table:style-name="ce9" table:number-columns-repeated="1010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Echanges</text:p>
          </table:table-cell>
          <table:table-cell table:style-name="ce15" table:number-columns-repeated="7"/>
          <table:table-cell table:style-name="ce15" office:value-type="string" calcext:value-type="string">
            <text:p>O</text:p>
          </table:table-cell>
          <table:table-cell table:style-name="ce9" table:number-columns-repeated="1011"/>
        </table:table-row>
        <table:table-row table:style-name="ro1">
          <table:table-cell table:style-name="ce15" table:number-columns-repeated="2"/>
          <table:table-cell table:style-name="ce16" office:value-type="string" calcext:value-type="string">
            <text:p>Reporting</text:p>
          </table:table-cell>
          <table:table-cell table:style-name="ce15" table:number-columns-repeated="8"/>
          <table:table-cell table:style-name="ce15" office:value-type="string" calcext:value-type="string">
            <text:p>O ; +</text:p>
          </table:table-cell>
          <table:table-cell table:style-name="ce9"/>
          <table:table-cell table:style-name="ce9" office:value-type="string" calcext:value-type="string">
            <text:p>Est-il possible d'extraire des données de l'outil ?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?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Donnees exportees</text:p>
          </table:table-cell>
          <table:table-cell table:style-name="ce15" table:number-columns-repeated="7"/>
          <table:table-cell table:style-name="ce15" office:value-type="string" calcext:value-type="string">
            <text:p>M</text:p>
          </table:table-cell>
          <table:table-cell table:style-name="ce9" office:value-type="string" calcext:value-type="string">
            <text:p>Quelles données sont exportables</text:p>
          </table:table-cell>
          <table:table-cell table:style-name="ce9" office:value-type="string" calcext:value-type="string">
            <text:p>Quel type de données ?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NiveauxDesDonnees</text:p>
          </table:table-cell>
          <table:table-cell table:style-name="ce15" table:number-columns-repeated="6"/>
          <table:table-cell table:style-name="ce15" office:value-type="string" calcext:value-type="string">
            <text:p>M ; 1+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5"/>
          <table:table-cell table:style-name="ce15" office:value-type="string" calcext:value-type="string">
            <text:p>General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5"/>
          <table:table-cell table:style-name="ce15" office:value-type="string" calcext:value-type="string">
            <text:p>Branche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5"/>
          <table:table-cell table:style-name="ce15" office:value-type="string" calcext:value-type="string">
            <text:p>Utilisateur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Utilisateurs</text:p>
          </table:table-cell>
          <table:table-cell table:style-name="ce5"/>
          <table:table-cell table:style-name="ce15" table:number-columns-repeated="5"/>
          <table:table-cell table:style-name="ce15" office:value-type="string" calcext:value-type="string">
            <text:p>O ; 1+</text:p>
          </table:table-cell>
          <table:table-cell table:style-name="ce9"/>
          <table:table-cell table:style-name="ce9" office:value-type="string" calcext:value-type="string">
            <text:p>A propos des utilisateurs de l'outi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TimestampInscription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Moment (JJ/MM/AAAA : HH:MM) d'inscriptio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DateNaissance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Adresse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EtatCivil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Sexe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Revenu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Formation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NbEnfants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Etnicite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Offres et demandes</text:p>
          </table:table-cell>
          <table:table-cell table:style-name="ce5"/>
          <table:table-cell table:style-name="ce15" table:number-columns-repeated="5"/>
          <table:table-cell table:style-name="ce15" office:value-type="string" calcext:value-type="string">
            <text:p>O ; 1+</text:p>
          </table:table-cell>
          <table:table-cell table:style-name="ce9"/>
          <table:table-cell table:style-name="ce9" office:value-type="string" calcext:value-type="string">
            <text:p>A propos des requêtes encodé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TimestampIntroduction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Moment (JJ/MM/AAAA : HH:MM) d'enregistrement de l'offre/demand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TimestampReponse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Moment (JJ/MM/AAAA : HH:MM) de la completion de l'offre/demand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6"/>
          <table:table-cell table:style-name="ce5" office:value-type="string" calcext:value-type="string">
            <text:p>DuréeDeLaTache ? (cfr Liesbeth)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1011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Format d export</text:p>
          </table:table-cell>
          <table:table-cell table:style-name="ce15" table:number-columns-repeated="7"/>
          <table:table-cell table:style-name="ce15" office:value-type="string" calcext:value-type="string">
            <text:p>M ; 1+</text:p>
          </table:table-cell>
          <table:table-cell table:style-name="ce9" office:value-type="string" calcext:value-type="string">
            <text:p>Formats d'export possible</text:p>
          </table:table-cell>
          <table:table-cell table:style-name="ce9" office:value-type="string" calcext:value-type="string">
            <text:p>Quel format est possible pour l'export de données ?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Excell</text:p>
          </table:table-cell>
          <table:table-cell table:style-name="ce5"/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08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SPSS</text:p>
          </table:table-cell>
          <table:table-cell table:style-name="ce5"/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1011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Texte</text:p>
          </table:table-cell>
          <table:table-cell table:style-name="ce5"/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2"/>
          <table:table-cell table:style-name="ce16" office:value-type="string" calcext:value-type="string">
            <text:p>Support</text:p>
          </table:table-cell>
          <table:table-cell table:style-name="ce15" table:number-columns-repeated="8"/>
          <table:table-cell table:style-name="ce15" office:value-type="string" calcext:value-type="string">
            <text:p>M ; 1+</text:p>
          </table:table-cell>
          <table:table-cell table:style-name="ce9" office:value-type="string" calcext:value-type="string">
            <text:p>Quelle forme prend l'outil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Papier</text:p>
          </table:table-cell>
          <table:table-cell table:style-name="ce5"/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Formulaires papier, classeurs, <text:s/>etc</text:p>
          </table:table-cell>
          <table:table-cell table:style-name="ce9" table:number-columns-repeated="6"/>
          <table:table-cell table:style-name="ce9" office:value-type="string" calcext:value-type="string">
            <text:p>?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3"/>
          <table:table-cell table:style-name="ce16" office:value-type="string" calcext:value-type="string">
            <text:p>Informatique</text:p>
          </table:table-cell>
          <table:table-cell table:style-name="ce5"/>
          <table:table-cell table:style-name="ce15" table:number-columns-repeated="6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1 ou +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Logiciel bureautique</text:p>
          </table:table-cell>
          <table:table-cell table:style-name="ce15"/>
          <table:table-cell table:style-name="ce5"/>
          <table:table-cell table:style-name="ce15" table:number-columns-repeated="4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Type excell, <text:s/>access, … Logiciels dont ce n'est pas le but 1er</text:p>
          </table:table-cell>
          <table:table-cell table:style-name="ce9" table:number-columns-repeated="1010"/>
        </table:table-row>
        <table:table-row table:style-name="ro1">
          <table:table-cell table:style-name="ce15" table:number-columns-repeated="4"/>
          <table:table-cell table:style-name="ce16" office:value-type="string" calcext:value-type="string">
            <text:p>Logiciel specifique</text:p>
          </table:table-cell>
          <table:table-cell table:style-name="ce15"/>
          <table:table-cell table:style-name="ce5"/>
          <table:table-cell table:style-name="ce15" table:number-columns-repeated="4"/>
          <table:table-cell table:style-name="ce15" office:value-type="string" calcext:value-type="string">
            <text:p>O ; 1</text:p>
          </table:table-cell>
          <table:table-cell table:style-name="ce9" office:value-type="string" calcext:value-type="string">
            <text:p>Logiciel développé pour ce genre d'application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003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InterfaceAcces</text:p>
          </table:table-cell>
          <table:table-cell table:style-name="ce15"/>
          <table:table-cell table:style-name="ce5"/>
          <table:table-cell table:style-name="ce15" table:number-columns-repeated="4"/>
          <table:table-cell table:style-name="ce15" office:value-type="string" calcext:value-type="string">
            <text:p>M ; 1+</text:p>
          </table:table-cell>
          <table:table-cell table:style-name="ce9" table:number-columns-repeated="1011"/>
        </table:table-row>
        <table:table-row table:style-name="ro1">
          <table:table-cell table:style-name="ce15" table:number-columns-repeated="5"/>
          <table:table-cell table:style-name="ce15" office:value-type="string" calcext:value-type="string">
            <text:p>AppWeb</text:p>
          </table:table-cell>
          <table:table-cell table:style-name="ce15" table:number-columns-repeated="2"/>
          <table:table-cell table:style-name="ce5"/>
          <table:table-cell table:style-name="ce15" table:number-columns-repeated="2"/>
          <table:table-cell table:style-name="ce15" office:value-type="string" calcext:value-type="string">
            <text:p>O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07"/>
        </table:table-row>
        <table:table-row table:style-name="ro1">
          <table:table-cell table:style-name="ce15" table:number-columns-repeated="5"/>
          <table:table-cell table:style-name="ce15" office:value-type="string" calcext:value-type="string">
            <text:p>AppMobile</text:p>
          </table:table-cell>
          <table:table-cell table:style-name="ce15" table:number-columns-repeated="2"/>
          <table:table-cell table:style-name="ce5"/>
          <table:table-cell table:style-name="ce15" table:number-columns-repeated="2"/>
          <table:table-cell table:style-name="ce15" office:value-type="string" calcext:value-type="string">
            <text:p>O</text:p>
          </table:table-cell>
          <table:table-cell table:style-name="ce9" table:number-columns-repeated="1011"/>
        </table:table-row>
        <table:table-row table:style-name="ro1">
          <table:table-cell table:style-name="ce15" table:number-columns-repeated="5"/>
          <table:table-cell table:style-name="ce15" office:value-type="string" calcext:value-type="string">
            <text:p>SMS <text:s/>/ Téléphone</text:p>
          </table:table-cell>
          <table:table-cell table:style-name="ce15" table:number-columns-repeated="2"/>
          <table:table-cell table:style-name="ce5"/>
          <table:table-cell table:style-name="ce15" table:number-columns-repeated="2"/>
          <table:table-cell table:style-name="ce15" office:value-type="string" calcext:value-type="string">
            <text:p>O</text:p>
          </table:table-cell>
          <table:table-cell table:style-name="ce9" table:number-columns-repeated="1011"/>
        </table:table-row>
        <table:table-row table:style-name="ro1">
          <table:table-cell table:style-name="ce15" table:number-columns-repeated="5"/>
          <table:table-cell table:style-name="ce15" office:value-type="string" calcext:value-type="string">
            <text:p>Near Field Communication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table:number-columns-repeated="1011"/>
        </table:table-row>
        <table:table-row table:style-name="ro1">
          <table:table-cell table:style-name="ce15" table:number-columns-repeated="5"/>
          <table:table-cell table:style-name="ce15" office:value-type="string" calcext:value-type="string">
            <text:p>ContactHumain</text:p>
          </table:table-cell>
          <table:table-cell table:style-name="ce15" table:number-columns-repeated="5"/>
          <table:table-cell table:style-name="ce15" office:value-type="string" calcext:value-type="string">
            <text:p>O</text:p>
          </table:table-cell>
          <table:table-cell table:style-name="ce9" office:value-type="string" calcext:value-type="string">
            <text:p>Rencontres entre l'utilisateur et l'administrateur pour encoder des infos</text:p>
          </table:table-cell>
          <table:table-cell table:style-name="ce9" table:number-columns-repeated="1010"/>
        </table:table-row>
        <table:table-row table:style-name="ro1" table:number-rows-repeated="104847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34:02.673274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20:25:37.347028803</meta:creation-date>
    <dc:date>2015-03-26T16:11:44.795085494</dc:date>
    <meta:editing-duration>PT9H9M43S</meta:editing-duration>
    <meta:editing-cycles>52</meta:editing-cycles>
    <meta:generator>LibreOffice/4.2.7.2$Linux_X86_64 LibreOffice_project/420m0$Build-2</meta:generator>
    <dc:creator>Maxime Biset</dc:creator>
    <meta:document-statistic meta:table-count="5" meta:cell-count="1696" meta:object-count="0"/>
  </office:meta>
</office:document-meta>
</file>